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77122">
            <text:p>8.77122</text:p>
          </table:table-cell>
          <table:table-cell table:style-name="ce1" table:formula="of:=ROUND([.B2];1)" office:value-type="float" office:value="8.8">
            <text:p>8.8</text:p>
          </table:table-cell>
          <table:table-cell table:style-name="ce2" office:value-type="string">
            <text:p><text:s/>8.3333</text:p>
          </table:table-cell>
          <table:table-cell table:content-validation-name="val1" table:formula="of:=ROUND([.D2];1)" office:value-type="float" office:value="8.3">
            <text:p>8.3</text:p>
          </table:table-cell>
          <table:table-cell table:formula="of:=ROUND(ABS([.C2]-[.E2]);1)" office:value-type="float" office:value="0.5">
            <text:p>0.5</text:p>
          </table:table-cell>
          <table:table-cell table:formula="of:=ROUND([.F2]/9*100;1)" office:value-type="float" office:value="5.6">
            <text:p>5.6</text:p>
          </table:table-cell>
          <table:table-cell table:formula="of:=ABS([.C2]/[.E2])" office:value-type="float" office:value="1.06024096385542">
            <text:p>1.0602409639</text:p>
          </table:table-cell>
          <table:table-cell table:formula="of:=IF([.C2]&lt;=7)" office:value-type="boolean" office:boolean-value="false">
            <text:p>FALSE</text:p>
          </table:table-cell>
          <table:table-cell table:formula="of:=IF([.E2]&lt;=6.5)" office:value-type="boolean" office:boolean-value="false">
            <text:p>FALSE</text:p>
          </table:table-cell>
          <table:table-cell table:formula="of:=IF(AND([.I2]=[.J2];[.I2]=1))" office:value-type="boolean" office:boolean-value="false">
            <text:p>FALSE</text:p>
          </table:table-cell>
          <table:table-cell table:formula="of:=IF([.C2]&gt;=8)" office:value-type="boolean" office:boolean-value="true">
            <text:p>TRUE</text:p>
          </table:table-cell>
          <table:table-cell table:formula="of:=IF([.E2]&gt;=6)" office:value-type="boolean" office:boolean-value="true">
            <text:p>TRUE</text:p>
          </table:table-cell>
          <table:table-cell table:formula="of:=IF(AND([.L2]=[.M2];[.L2]=1))" office:value-type="boolean" office:boolean-value="true">
            <text:p>TRUE</text:p>
          </table:table-cell>
          <table:table-cell table:number-columns-repeated="2"/>
          <table:table-cell table:formula="of:=ROUND(AVERAGE([.F2:.F460]);2)" office:value-type="float" office:value="1.88">
            <text:p>1.88</text:p>
          </table:table-cell>
          <table:table-cell table:style-name="ce3" table:formula="of:=COUNTIF([.K2:.K460]; &quot;=TRUE&quot;)" office:value-type="float" office:value="106">
            <text:p>106</text:p>
          </table:table-cell>
        </table:table-row>
        <table:table-row table:style-name="ro1">
          <table:table-cell office:value-type="string">
            <text:p>new-DSC_0220.JPG</text:p>
          </table:table-cell>
          <table:table-cell office:value-type="float" office:value="7.79259">
            <text:p>7.79259</text:p>
          </table:table-cell>
          <table:table-cell table:style-name="ce1" table:formula="of:=ROUND([.B3];1)" office:value-type="float" office:value="7.8">
            <text:p>7.8</text:p>
          </table:table-cell>
          <table:table-cell table:style-name="ce2" office:value-type="string">
            <text:p><text:s/>8.1429</text:p>
          </table:table-cell>
          <table:table-cell table:content-validation-name="val1" table:formula="of:=ROUND([.D3];1)" office:value-type="float" office:value="8.1">
            <text:p>8.1</text:p>
          </table:table-cell>
          <table:table-cell table:formula="of:=ROUND(ABS([.C3]-[.E3]);1)" office:value-type="float" office:value="0.3">
            <text:p>0.3</text:p>
          </table:table-cell>
          <table:table-cell table:formula="of:=ROUND([.F3]/9*100;1)" office:value-type="float" office:value="3.3">
            <text:p>3.3</text:p>
          </table:table-cell>
          <table:table-cell table:formula="of:=ABS([.C3]/[.E3])" office:value-type="float" office:value="0.962962962962963">
            <text:p>0.962962963</text:p>
          </table:table-cell>
          <table:table-cell table:formula="of:=IF([.C3]&lt;=7)" office:value-type="boolean" office:boolean-value="false">
            <text:p>FALSE</text:p>
          </table:table-cell>
          <table:table-cell table:formula="of:=IF([.E3]&lt;=6.5)" office:value-type="boolean" office:boolean-value="false">
            <text:p>FALSE</text:p>
          </table:table-cell>
          <table:table-cell table:formula="of:=IF(AND([.I3]=[.J3];[.I3]=1))" office:value-type="boolean" office:boolean-value="false">
            <text:p>FALSE</text:p>
          </table:table-cell>
          <table:table-cell table:formula="of:=IF([.C3]&gt;=8)" office:value-type="boolean" office:boolean-value="false">
            <text:p>FALSE</text:p>
          </table:table-cell>
          <table:table-cell table:formula="of:=IF([.E3]&gt;=6)" office:value-type="boolean" office:boolean-value="true">
            <text:p>TRUE</text:p>
          </table:table-cell>
          <table:table-cell table:formula="of:=IF(AND([.L3]=[.M3];[.L3]=1))" office:value-type="boolean" office:boolean-value="false">
            <text:p>FALS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051.JPG</text:p>
          </table:table-cell>
          <table:table-cell office:value-type="float" office:value="8.73523">
            <text:p>8.73523</text:p>
          </table:table-cell>
          <table:table-cell table:style-name="ce1" table:formula="of:=ROUND([.B4];1)" office:value-type="float" office:value="8.7">
            <text:p>8.7</text:p>
          </table:table-cell>
          <table:table-cell table:style-name="ce2" office:value-type="string">
            <text:p><text:s/>8.0000</text:p>
          </table:table-cell>
          <table:table-cell table:content-validation-name="val1" table:formula="of:=ROUND([.D4];1)" office:value-type="float" office:value="8">
            <text:p>8</text:p>
          </table:table-cell>
          <table:table-cell table:formula="of:=ROUND(ABS([.C4]-[.E4]);1)" office:value-type="float" office:value="0.7">
            <text:p>0.7</text:p>
          </table:table-cell>
          <table:table-cell table:formula="of:=ROUND([.F4]/9*100;1)" office:value-type="float" office:value="7.8">
            <text:p>7.8</text:p>
          </table:table-cell>
          <table:table-cell table:formula="of:=ABS([.C4]/[.E4])" office:value-type="float" office:value="1.0875">
            <text:p>1.0875</text:p>
          </table:table-cell>
          <table:table-cell table:formula="of:=IF([.C4]&lt;=7)" office:value-type="boolean" office:boolean-value="false">
            <text:p>FALSE</text:p>
          </table:table-cell>
          <table:table-cell table:formula="of:=IF([.E4]&lt;=6.5)" office:value-type="boolean" office:boolean-value="false">
            <text:p>FALSE</text:p>
          </table:table-cell>
          <table:table-cell table:formula="of:=IF(AND([.I4]=[.J4];[.I4]=1))" office:value-type="boolean" office:boolean-value="false">
            <text:p>FALSE</text:p>
          </table:table-cell>
          <table:table-cell table:formula="of:=IF([.C4]&gt;=8)" office:value-type="boolean" office:boolean-value="true">
            <text:p>TRUE</text:p>
          </table:table-cell>
          <table:table-cell table:formula="of:=IF([.E4]&gt;=6)" office:value-type="boolean" office:boolean-value="true">
            <text:p>TRUE</text:p>
          </table:table-cell>
          <table:table-cell table:formula="of:=IF(AND([.L4]=[.M4];[.L4]=1))" office:value-type="boolean" office:boolean-value="true">
            <text:p>TRUE</text:p>
          </table:table-cell>
          <table:table-cell table:number-columns-repeated="2"/>
          <table:table-cell table:formula="of:=ROUND((COUNTIF([.F2:.F460];&quot;&gt;=3&quot;)/COUNT([.F2:.F460]))*100;2)" office:value-type="float" office:value="20.92">
            <text:p>20.92</text:p>
          </table:table-cell>
          <table:table-cell table:formula="of:=SUM([.I2:.I460];[.J2:.J460])-SUMPRODUCT([.I2:.I460];[.J2:.J460])" office:value-type="float" office:value="365">
            <text:p>365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float" office:value="8.72576">
            <text:p>8.72576</text:p>
          </table:table-cell>
          <table:table-cell table:style-name="ce1" table:formula="of:=ROUND([.B5];1)" office:value-type="float" office:value="8.7">
            <text:p>8.7</text:p>
          </table:table-cell>
          <table:table-cell table:style-name="ce2" office:value-type="string">
            <text:p><text:s/>7.8333</text:p>
          </table:table-cell>
          <table:table-cell table:content-validation-name="val1" table:formula="of:=ROUND([.D5];1)" office:value-type="float" office:value="7.8">
            <text:p>7.8</text:p>
          </table:table-cell>
          <table:table-cell table:formula="of:=ROUND(ABS([.C5]-[.E5]);1)" office:value-type="float" office:value="0.9">
            <text:p>0.9</text:p>
          </table:table-cell>
          <table:table-cell table:formula="of:=ROUND([.F5]/9*100;1)" office:value-type="float" office:value="10">
            <text:p>10</text:p>
          </table:table-cell>
          <table:table-cell table:formula="of:=ABS([.C5]/[.E5])" office:value-type="float" office:value="1.11538461538462">
            <text:p>1.1153846154</text:p>
          </table:table-cell>
          <table:table-cell table:formula="of:=IF([.C5]&lt;=7)" office:value-type="boolean" office:boolean-value="false">
            <text:p>FALSE</text:p>
          </table:table-cell>
          <table:table-cell table:formula="of:=IF([.E5]&lt;=6.5)" office:value-type="boolean" office:boolean-value="false">
            <text:p>FALSE</text:p>
          </table:table-cell>
          <table:table-cell table:formula="of:=IF(AND([.I5]=[.J5];[.I5]=1))" office:value-type="boolean" office:boolean-value="false">
            <text:p>FALSE</text:p>
          </table:table-cell>
          <table:table-cell table:formula="of:=IF([.C5]&gt;=8)" office:value-type="boolean" office:boolean-value="true">
            <text:p>TRUE</text:p>
          </table:table-cell>
          <table:table-cell table:formula="of:=IF([.E5]&gt;=6)" office:value-type="boolean" office:boolean-value="true">
            <text:p>TRUE</text:p>
          </table:table-cell>
          <table:table-cell table:formula="of:=IF(AND([.L5]=[.M5];[.L5]=1))" office:value-type="boolean" office:boolean-value="true">
            <text:p>TRU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1-DSC_0087.JPG</text:p>
          </table:table-cell>
          <table:table-cell office:value-type="float" office:value="6.29656">
            <text:p>6.29656</text:p>
          </table:table-cell>
          <table:table-cell table:style-name="ce1" table:formula="of:=ROUND([.B6];1)" office:value-type="float" office:value="6.3">
            <text:p>6.3</text:p>
          </table:table-cell>
          <table:table-cell table:style-name="ce2" office:value-type="string">
            <text:p><text:s/>7.7500</text:p>
          </table:table-cell>
          <table:table-cell table:content-validation-name="val1" table:formula="of:=ROUND([.D6];1)" office:value-type="float" office:value="7.8">
            <text:p>7.8</text:p>
          </table:table-cell>
          <table:table-cell table:formula="of:=ROUND(ABS([.C6]-[.E6]);1)" office:value-type="float" office:value="1.5">
            <text:p>1.5</text:p>
          </table:table-cell>
          <table:table-cell table:formula="of:=ROUND([.F6]/9*100;1)" office:value-type="float" office:value="16.7">
            <text:p>16.7</text:p>
          </table:table-cell>
          <table:table-cell table:formula="of:=ABS([.C6]/[.E6])" office:value-type="float" office:value="0.807692307692308">
            <text:p>0.8076923077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8)" office:value-type="boolean" office:boolean-value="false">
            <text:p>FALSE</text:p>
          </table:table-cell>
          <table:table-cell table:formula="of:=IF([.E6]&gt;=6)" office:value-type="boolean" office:boolean-value="true">
            <text:p>TRUE</text:p>
          </table:table-cell>
          <table:table-cell table:formula="of:=IF(AND([.L6]=[.M6];[.L6]=1))" office:value-type="boolean" office:boolean-value="false">
            <text:p>FALSE</text:p>
          </table:table-cell>
          <table:table-cell table:number-columns-repeated="2"/>
          <table:table-cell table:formula="of:=ROUND(CORREL([.C2:.C460];[.E2:.E460]);3)" office:value-type="float" office:value="0.008">
            <text:p>0.008</text:p>
          </table:table-cell>
          <table:table-cell table:formula="of:=ROUND([.R2]/[.R4];2)*100" office:value-type="float" office:value="29">
            <text:p>29</text:p>
          </table:table-cell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4286">
            <text:p>8.74286</text:p>
          </table:table-cell>
          <table:table-cell table:style-name="ce1" table:formula="of:=ROUND([.B7];1)" office:value-type="float" office:value="8.7">
            <text:p>8.7</text:p>
          </table:table-cell>
          <table:table-cell table:style-name="ce2" office:value-type="string">
            <text:p><text:s/>7.6000</text:p>
          </table:table-cell>
          <table:table-cell table:content-validation-name="val1" table:formula="of:=ROUND([.D7];1)" office:value-type="float" office:value="7.6">
            <text:p>7.6</text:p>
          </table:table-cell>
          <table:table-cell table:formula="of:=ROUND(ABS([.C7]-[.E7]);1)" office:value-type="float" office:value="1.1">
            <text:p>1.1</text:p>
          </table:table-cell>
          <table:table-cell table:formula="of:=ROUND([.F7]/9*100;1)" office:value-type="float" office:value="12.2">
            <text:p>12.2</text:p>
          </table:table-cell>
          <table:table-cell table:formula="of:=ABS([.C7]/[.E7])" office:value-type="float" office:value="1.14473684210526">
            <text:p>1.1447368421</text:p>
          </table:table-cell>
          <table:table-cell table:formula="of:=IF([.C7]&lt;=7)" office:value-type="boolean" office:boolean-value="false">
            <text:p>FALSE</text:p>
          </table:table-cell>
          <table:table-cell table:formula="of:=IF([.E7]&lt;=6.5)" office:value-type="boolean" office:boolean-value="false">
            <text:p>FALSE</text:p>
          </table:table-cell>
          <table:table-cell table:formula="of:=IF(AND([.I7]=[.J7];[.I7]=1))" office:value-type="boolean" office:boolean-value="false">
            <text:p>FALSE</text:p>
          </table:table-cell>
          <table:table-cell table:formula="of:=IF([.C7]&gt;=8)" office:value-type="boolean" office:boolean-value="true">
            <text:p>TRUE</text:p>
          </table:table-cell>
          <table:table-cell table:formula="of:=IF([.E7]&gt;=6)" office:value-type="boolean" office:boolean-value="true">
            <text:p>TRUE</text:p>
          </table:table-cell>
          <table:table-cell table:formula="of:=IF(AND([.L7]=[.M7];[.L7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35.JPG</text:p>
          </table:table-cell>
          <table:table-cell office:value-type="float" office:value="9">
            <text:p>9</text:p>
          </table:table-cell>
          <table:table-cell table:style-name="ce1" table:formula="of:=ROUND([.B8];1)" office:value-type="float" office:value="9">
            <text:p>9</text:p>
          </table:table-cell>
          <table:table-cell table:style-name="ce2" office:value-type="string">
            <text:p><text:s/>7.5714</text:p>
          </table:table-cell>
          <table:table-cell table:content-validation-name="val1" table:formula="of:=ROUND([.D8];1)" office:value-type="float" office:value="7.6">
            <text:p>7.6</text:p>
          </table:table-cell>
          <table:table-cell table:formula="of:=ROUND(ABS([.C8]-[.E8]);1)" office:value-type="float" office:value="1.4">
            <text:p>1.4</text:p>
          </table:table-cell>
          <table:table-cell table:formula="of:=ROUND([.F8]/9*100;1)" office:value-type="float" office:value="15.6">
            <text:p>15.6</text:p>
          </table:table-cell>
          <table:table-cell table:formula="of:=ABS([.C8]/[.E8])" office:value-type="float" office:value="1.18421052631579">
            <text:p>1.1842105263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false">
            <text:p>FALS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8)" office:value-type="boolean" office:boolean-value="true">
            <text:p>TRUE</text:p>
          </table:table-cell>
          <table:table-cell table:formula="of:=IF([.E8]&gt;=6)" office:value-type="boolean" office:boolean-value="true">
            <text:p>TRUE</text:p>
          </table:table-cell>
          <table:table-cell table:formula="of:=IF(AND([.L8]=[.M8];[.L8]=1))" office:value-type="boolean" office:boolean-value="true">
            <text:p>TRUE</text:p>
          </table:table-cell>
          <table:table-cell table:number-columns-repeated="3"/>
          <table:table-cell table:formula="of:=(COUNTIF([.J2:.J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9];1)" office:value-type="float" office:value="7.5">
            <text:p>7.5</text:p>
          </table:table-cell>
          <table:table-cell table:formula="of:=ROUND(ABS([.C9]-[.E9]);1)" office:value-type="float" office:value="1.5">
            <text:p>1.5</text:p>
          </table:table-cell>
          <table:table-cell table:formula="of:=ROUND([.F9]/9*100;1)" office:value-type="float" office:value="16.7">
            <text:p>16.7</text:p>
          </table:table-cell>
          <table:table-cell table:formula="of:=ABS([.C9]/[.E9])" office:value-type="float" office:value="1.2">
            <text:p>1.2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false">
            <text:p>FALS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8)" office:value-type="boolean" office:boolean-value="true">
            <text:p>TRUE</text:p>
          </table:table-cell>
          <table:table-cell table:formula="of:=IF([.E9]&gt;=6)" office:value-type="boolean" office:boolean-value="true">
            <text:p>TRUE</text:p>
          </table:table-cell>
          <table:table-cell table:formula="of:=IF(AND([.L9]=[.M9];[.L9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8.84524">
            <text:p>8.84524</text:p>
          </table:table-cell>
          <table:table-cell table:style-name="ce1" table:formula="of:=ROUND([.B10];1)" office:value-type="float" office:value="8.8">
            <text:p>8.8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0];1)" office:value-type="float" office:value="7.5">
            <text:p>7.5</text:p>
          </table:table-cell>
          <table:table-cell table:formula="of:=ROUND(ABS([.C10]-[.E10]);1)" office:value-type="float" office:value="1.3">
            <text:p>1.3</text:p>
          </table:table-cell>
          <table:table-cell table:formula="of:=ROUND([.F10]/9*100;1)" office:value-type="float" office:value="14.4">
            <text:p>14.4</text:p>
          </table:table-cell>
          <table:table-cell table:formula="of:=ABS([.C10]/[.E10])" office:value-type="float" office:value="1.17333333333333">
            <text:p>1.1733333333</text:p>
          </table:table-cell>
          <table:table-cell table:formula="of:=IF([.C10]&lt;=7)" office:value-type="boolean" office:boolean-value="false">
            <text:p>FALSE</text:p>
          </table:table-cell>
          <table:table-cell table:formula="of:=IF([.E10]&lt;=6.5)" office:value-type="boolean" office:boolean-value="false">
            <text:p>FALSE</text:p>
          </table:table-cell>
          <table:table-cell table:formula="of:=IF(AND([.I10]=[.J10];[.I10]=1))" office:value-type="boolean" office:boolean-value="false">
            <text:p>FALSE</text:p>
          </table:table-cell>
          <table:table-cell table:formula="of:=IF([.C10]&gt;=8)" office:value-type="boolean" office:boolean-value="true">
            <text:p>TRUE</text:p>
          </table:table-cell>
          <table:table-cell table:formula="of:=IF([.E10]&gt;=6)" office:value-type="boolean" office:boolean-value="true">
            <text:p>TRUE</text:p>
          </table:table-cell>
          <table:table-cell table:formula="of:=IF(AND([.L10]=[.M10];[.L10]=1))" office:value-type="boolean" office:boolean-value="true">
            <text:p>TRUE</text:p>
          </table:table-cell>
          <table:table-cell table:number-columns-repeated="3"/>
          <table:table-cell table:formula="of:=(COUNTIF([.I2:.I460];&quot;=TRUE&quot;))" office:value-type="float" office:value="141">
            <text:p>141</text:p>
          </table:table-cell>
        </table:table-row>
        <table:table-row table:style-name="ro1">
          <table:table-cell office:value-type="string">
            <text:p>new-DSC_0175.JPG</text:p>
          </table:table-cell>
          <table:table-cell office:value-type="float" office:value="8.75992">
            <text:p>8.75992</text:p>
          </table:table-cell>
          <table:table-cell table:style-name="ce1" table:formula="of:=ROUND([.B11];1)" office:value-type="float" office:value="8.8">
            <text:p>8.8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1];1)" office:value-type="float" office:value="7.5">
            <text:p>7.5</text:p>
          </table:table-cell>
          <table:table-cell table:formula="of:=ROUND(ABS([.C11]-[.E11]);1)" office:value-type="float" office:value="1.3">
            <text:p>1.3</text:p>
          </table:table-cell>
          <table:table-cell table:formula="of:=ROUND([.F11]/9*100;1)" office:value-type="float" office:value="14.4">
            <text:p>14.4</text:p>
          </table:table-cell>
          <table:table-cell table:formula="of:=ABS([.C11]/[.E11])" office:value-type="float" office:value="1.17333333333333">
            <text:p>1.1733333333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8)" office:value-type="boolean" office:boolean-value="true">
            <text:p>TRUE</text:p>
          </table:table-cell>
          <table:table-cell table:formula="of:=IF([.E11]&gt;=6)" office:value-type="boolean" office:boolean-value="true">
            <text:p>TRUE</text:p>
          </table:table-cell>
          <table:table-cell table:formula="of:=IF(AND([.L11]=[.M11];[.L11]=1))" office:value-type="boolean" office:boolean-value="true">
            <text:p>TRU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1-DSC_0196.JPG</text:p>
          </table:table-cell>
          <table:table-cell office:value-type="float" office:value="7.50266">
            <text:p>7.50266</text:p>
          </table:table-cell>
          <table:table-cell table:style-name="ce1" table:formula="of:=ROUND([.B12];1)" office:value-type="float" office:value="7.5">
            <text:p>7.5</text:p>
          </table:table-cell>
          <table:table-cell table:style-name="ce2" office:value-type="string">
            <text:p><text:s/>7.4286</text:p>
          </table:table-cell>
          <table:table-cell table:content-validation-name="val1" table:formula="of:=ROUND([.D12];1)" office:value-type="float" office:value="7.4">
            <text:p>7.4</text:p>
          </table:table-cell>
          <table:table-cell table:formula="of:=ROUND(ABS([.C12]-[.E12]);1)" office:value-type="float" office:value="0.1">
            <text:p>0.1</text:p>
          </table:table-cell>
          <table:table-cell table:formula="of:=ROUND([.F12]/9*100;1)" office:value-type="float" office:value="1.1">
            <text:p>1.1</text:p>
          </table:table-cell>
          <table:table-cell table:formula="of:=ABS([.C12]/[.E12])" office:value-type="float" office:value="1.01351351351351">
            <text:p>1.0135135135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8)" office:value-type="boolean" office:boolean-value="false">
            <text:p>FALSE</text:p>
          </table:table-cell>
          <table:table-cell table:formula="of:=IF([.E12]&gt;=6)" office:value-type="boolean" office:boolean-value="true">
            <text:p>TRUE</text:p>
          </table:table-cell>
          <table:table-cell table:formula="of:=IF(AND([.L12]=[.M12];[.L12]=1))" office:value-type="boolean" office:boolean-value="false">
            <text:p>FALS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1-DSC_0173.JPG</text:p>
          </table:table-cell>
          <table:table-cell office:value-type="float" office:value="5.09838">
            <text:p>5.09838</text:p>
          </table:table-cell>
          <table:table-cell table:style-name="ce1" table:formula="of:=ROUND([.B13];1)" office:value-type="float" office:value="5.1">
            <text:p>5.1</text:p>
          </table:table-cell>
          <table:table-cell table:style-name="ce2" office:value-type="string">
            <text:p><text:s/>7.4000</text:p>
          </table:table-cell>
          <table:table-cell table:content-validation-name="val1" table:formula="of:=ROUND([.D13];1)" office:value-type="float" office:value="7.4">
            <text:p>7.4</text:p>
          </table:table-cell>
          <table:table-cell table:formula="of:=ROUND(ABS([.C13]-[.E13]);1)" office:value-type="float" office:value="2.3">
            <text:p>2.3</text:p>
          </table:table-cell>
          <table:table-cell table:formula="of:=ROUND([.F13]/9*100;1)" office:value-type="float" office:value="25.6">
            <text:p>25.6</text:p>
          </table:table-cell>
          <table:table-cell table:formula="of:=ABS([.C13]/[.E13])" office:value-type="float" office:value="0.689189189189189">
            <text:p>0.6891891892</text:p>
          </table:table-cell>
          <table:table-cell table:formula="of:=IF([.C13]&lt;=7)" office:value-type="boolean" office:boolean-value="true">
            <text:p>TRUE</text:p>
          </table:table-cell>
          <table:table-cell table:formula="of:=IF([.E13]&lt;=6.5)" office:value-type="boolean" office:boolean-value="false">
            <text:p>FALS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8)" office:value-type="boolean" office:boolean-value="false">
            <text:p>FALSE</text:p>
          </table:table-cell>
          <table:table-cell table:formula="of:=IF([.E13]&gt;=6)" office:value-type="boolean" office:boolean-value="true">
            <text:p>TRU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104">
            <text:p>104</text:p>
          </table:table-cell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1794">
            <text:p>8.71794</text:p>
          </table:table-cell>
          <table:table-cell table:style-name="ce1" table:formula="of:=ROUND([.B14];1)" office:value-type="float" office:value="8.7">
            <text:p>8.7</text:p>
          </table:table-cell>
          <table:table-cell table:style-name="ce2" office:value-type="string">
            <text:p><text:s/>7.3750</text:p>
          </table:table-cell>
          <table:table-cell table:content-validation-name="val1" table:formula="of:=ROUND([.D14];1)" office:value-type="float" office:value="7.4">
            <text:p>7.4</text:p>
          </table:table-cell>
          <table:table-cell table:formula="of:=ROUND(ABS([.C14]-[.E14]);1)" office:value-type="float" office:value="1.3">
            <text:p>1.3</text:p>
          </table:table-cell>
          <table:table-cell table:formula="of:=ROUND([.F14]/9*100;1)" office:value-type="float" office:value="14.4">
            <text:p>14.4</text:p>
          </table:table-cell>
          <table:table-cell table:formula="of:=ABS([.C14]/[.E14])" office:value-type="float" office:value="1.17567567567568">
            <text:p>1.1756756757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6.5)" office:value-type="boolean" office:boolean-value="false">
            <text:p>FALS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8)" office:value-type="boolean" office:boolean-value="true">
            <text:p>TRUE</text:p>
          </table:table-cell>
          <table:table-cell table:formula="of:=IF([.E14]&gt;=6)" office:value-type="boolean" office:boolean-value="true">
            <text:p>TRUE</text:p>
          </table:table-cell>
          <table:table-cell table:formula="of:=IF(AND([.L14]=[.M14];[.L14]=1))" office:value-type="boolean" office:boolean-value="true">
            <text:p>TRU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075.JPG</text:p>
          </table:table-cell>
          <table:table-cell office:value-type="float" office:value="9">
            <text:p>9</text:p>
          </table:table-cell>
          <table:table-cell table:style-name="ce1" table:formula="of:=ROUND([.B15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7">
            <text:p>1.7</text:p>
          </table:table-cell>
          <table:table-cell table:formula="of:=ROUND([.F15]/9*100;1)" office:value-type="float" office:value="18.9">
            <text:p>18.9</text:p>
          </table:table-cell>
          <table:table-cell table:formula="of:=ABS([.C15]/[.E15])" office:value-type="float" office:value="1.23287671232877">
            <text:p>1.2328767123</text:p>
          </table:table-cell>
          <table:table-cell table:formula="of:=IF([.C15]&lt;=7)" office:value-type="boolean" office:boolean-value="false">
            <text:p>FALSE</text:p>
          </table:table-cell>
          <table:table-cell table:formula="of:=IF([.E15]&lt;=6.5)" office:value-type="boolean" office:boolean-value="false">
            <text:p>FALSE</text:p>
          </table:table-cell>
          <table:table-cell table:formula="of:=IF(AND([.I15]=[.J15];[.I15]=1))" office:value-type="boolean" office:boolean-value="false">
            <text:p>FALSE</text:p>
          </table:table-cell>
          <table:table-cell table:formula="of:=IF([.C15]&gt;=8)" office:value-type="boolean" office:boolean-value="true">
            <text:p>TRUE</text:p>
          </table:table-cell>
          <table:table-cell table:formula="of:=IF([.E15]&gt;=6)" office:value-type="boolean" office:boolean-value="true">
            <text:p>TRUE</text:p>
          </table:table-cell>
          <table:table-cell table:formula="of:=IF(AND([.L15]=[.M15];[.L15]=1))" office:value-type="boolean" office:boolean-value="true">
            <text:p>TRU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43">
            <text:p>343</text:p>
          </table:table-cell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1051">
            <text:p>8.91051</text:p>
          </table:table-cell>
          <table:table-cell table:style-name="ce1" table:formula="of:=ROUND([.B16];1)" office:value-type="float" office:value="8.9">
            <text:p>8.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6];1)" office:value-type="float" office:value="7.3">
            <text:p>7.3</text:p>
          </table:table-cell>
          <table:table-cell table:formula="of:=ROUND(ABS([.C16]-[.E16]);1)" office:value-type="float" office:value="1.6">
            <text:p>1.6</text:p>
          </table:table-cell>
          <table:table-cell table:formula="of:=ROUND([.F16]/9*100;1)" office:value-type="float" office:value="17.8">
            <text:p>17.8</text:p>
          </table:table-cell>
          <table:table-cell table:formula="of:=ABS([.C16]/[.E16])" office:value-type="float" office:value="1.21917808219178">
            <text:p>1.2191780822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false">
            <text:p>FALS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8)" office:value-type="boolean" office:boolean-value="true">
            <text:p>TRUE</text:p>
          </table:table-cell>
          <table:table-cell table:formula="of:=IF([.E16]&gt;=6)" office:value-type="boolean" office:boolean-value="true">
            <text:p>TRUE</text:p>
          </table:table-cell>
          <table:table-cell table:formula="of:=IF(AND([.L16]=[.M16];[.L16]=1))" office:value-type="boolean" office:boolean-value="true">
            <text:p>TRU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1-DSC_0229.JPG</text:p>
          </table:table-cell>
          <table:table-cell office:value-type="float" office:value="4.31884">
            <text:p>4.31884</text:p>
          </table:table-cell>
          <table:table-cell table:style-name="ce1" table:formula="of:=ROUND([.B17];1)" office:value-type="float" office:value="4.3">
            <text:p>4.3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7];1)" office:value-type="float" office:value="7.3">
            <text:p>7.3</text:p>
          </table:table-cell>
          <table:table-cell table:formula="of:=ROUND(ABS([.C17]-[.E17]);1)" office:value-type="float" office:value="3">
            <text:p>3</text:p>
          </table:table-cell>
          <table:table-cell table:formula="of:=ROUND([.F17]/9*100;1)" office:value-type="float" office:value="33.3">
            <text:p>33.3</text:p>
          </table:table-cell>
          <table:table-cell table:formula="of:=ABS([.C17]/[.E17])" office:value-type="float" office:value="0.589041095890411">
            <text:p>0.5890410959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8)" office:value-type="boolean" office:boolean-value="false">
            <text:p>FALSE</text:p>
          </table:table-cell>
          <table:table-cell table:formula="of:=IF([.E17]&gt;=6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30">
            <text:p>30</text:p>
          </table:table-cell>
        </table:table-row>
        <table:table-row table:style-name="ro1">
          <table:table-cell office:value-type="string">
            <text:p>new1-DSC_0174.JPG</text:p>
          </table:table-cell>
          <table:table-cell office:value-type="float" office:value="3.82635">
            <text:p>3.82635</text:p>
          </table:table-cell>
          <table:table-cell table:style-name="ce1" table:formula="of:=ROUND([.B18];1)" office:value-type="float" office:value="3.8">
            <text:p>3.8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8];1)" office:value-type="float" office:value="7.3">
            <text:p>7.3</text:p>
          </table:table-cell>
          <table:table-cell table:formula="of:=ROUND(ABS([.C18]-[.E18]);1)" office:value-type="float" office:value="3.5">
            <text:p>3.5</text:p>
          </table:table-cell>
          <table:table-cell table:formula="of:=ROUND([.F18]/9*100;1)" office:value-type="float" office:value="38.9">
            <text:p>38.9</text:p>
          </table:table-cell>
          <table:table-cell table:formula="of:=ABS([.C18]/[.E18])" office:value-type="float" office:value="0.520547945205479">
            <text:p>0.5205479452</text:p>
          </table:table-cell>
          <table:table-cell table:formula="of:=IF([.C18]&lt;=7)" office:value-type="boolean" office:boolean-value="true">
            <text:p>TRU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8)" office:value-type="boolean" office:boolean-value="false">
            <text:p>FALSE</text:p>
          </table:table-cell>
          <table:table-cell table:formula="of:=IF([.E18]&gt;=6)" office:value-type="boolean" office:boolean-value="true">
            <text:p>TRUE</text:p>
          </table:table-cell>
          <table:table-cell table:formula="of:=IF(AND([.L18]=[.M18];[.L18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181.JPG</text:p>
          </table:table-cell>
          <table:table-cell office:value-type="float" office:value="7.73393">
            <text:p>7.73393</text:p>
          </table:table-cell>
          <table:table-cell table:style-name="ce1" table:formula="of:=ROUND([.B19];1)" office:value-type="float" office:value="7.7">
            <text:p>7.7</text:p>
          </table:table-cell>
          <table:table-cell table:style-name="ce2" office:value-type="string">
            <text:p><text:s/>7.3000</text:p>
          </table:table-cell>
          <table:table-cell table:content-validation-name="val1" table:formula="of:=ROUND([.D19];1)" office:value-type="float" office:value="7.3">
            <text:p>7.3</text:p>
          </table:table-cell>
          <table:table-cell table:formula="of:=ROUND(ABS([.C19]-[.E19]);1)" office:value-type="float" office:value="0.4">
            <text:p>0.4</text:p>
          </table:table-cell>
          <table:table-cell table:formula="of:=ROUND([.F19]/9*100;1)" office:value-type="float" office:value="4.4">
            <text:p>4.4</text:p>
          </table:table-cell>
          <table:table-cell table:formula="of:=ABS([.C19]/[.E19])" office:value-type="float" office:value="1.05479452054795">
            <text:p>1.0547945205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false">
            <text:p>FALS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8)" office:value-type="boolean" office:boolean-value="false">
            <text:p>FALSE</text:p>
          </table:table-cell>
          <table:table-cell table:formula="of:=IF([.E19]&gt;=6)" office:value-type="boolean" office:boolean-value="true">
            <text:p>TRUE</text:p>
          </table:table-cell>
          <table:table-cell table:formula="of:=IF(AND([.L19]=[.M19];[.L19]=1))" office:value-type="boolean" office:boolean-value="false">
            <text:p>FALSE</text:p>
          </table:table-cell>
          <table:table-cell table:number-columns-repeated="3"/>
          <table:table-cell table:formula="of:=(COUNTIF([.M2:.M460];&quot;=TRUE&quot;))" office:value-type="float" office:value="261">
            <text:p>261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float" office:value="8.90147">
            <text:p>8.90147</text:p>
          </table:table-cell>
          <table:table-cell table:style-name="ce1" table:formula="of:=ROUND([.B20];1)" office:value-type="float" office:value="8.9">
            <text:p>8.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0];1)" office:value-type="float" office:value="7.3">
            <text:p>7.3</text:p>
          </table:table-cell>
          <table:table-cell table:formula="of:=ROUND(ABS([.C20]-[.E20]);1)" office:value-type="float" office:value="1.6">
            <text:p>1.6</text:p>
          </table:table-cell>
          <table:table-cell table:formula="of:=ROUND([.F20]/9*100;1)" office:value-type="float" office:value="17.8">
            <text:p>17.8</text:p>
          </table:table-cell>
          <table:table-cell table:formula="of:=ABS([.C20]/[.E20])" office:value-type="float" office:value="1.21917808219178">
            <text:p>1.2191780822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false">
            <text:p>FALS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8)" office:value-type="boolean" office:boolean-value="true">
            <text:p>TRUE</text:p>
          </table:table-cell>
          <table:table-cell table:formula="of:=IF([.E20]&gt;=6)" office:value-type="boolean" office:boolean-value="true">
            <text:p>TRUE</text:p>
          </table:table-cell>
          <table:table-cell table:formula="of:=IF(AND([.L20]=[.M20];[.L20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9371">
            <text:p>8.79371</text:p>
          </table:table-cell>
          <table:table-cell table:style-name="ce1" table:formula="of:=ROUND([.B21];1)" office:value-type="float" office:value="8.8">
            <text:p>8.8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1];1)" office:value-type="float" office:value="7.3">
            <text:p>7.3</text:p>
          </table:table-cell>
          <table:table-cell table:formula="of:=ROUND(ABS([.C21]-[.E21]);1)" office:value-type="float" office:value="1.5">
            <text:p>1.5</text:p>
          </table:table-cell>
          <table:table-cell table:formula="of:=ROUND([.F21]/9*100;1)" office:value-type="float" office:value="16.7">
            <text:p>16.7</text:p>
          </table:table-cell>
          <table:table-cell table:formula="of:=ABS([.C21]/[.E21])" office:value-type="float" office:value="1.20547945205479">
            <text:p>1.2054794521</text:p>
          </table:table-cell>
          <table:table-cell table:formula="of:=IF([.C21]&lt;=7)" office:value-type="boolean" office:boolean-value="false">
            <text:p>FALSE</text:p>
          </table:table-cell>
          <table:table-cell table:formula="of:=IF([.E21]&lt;=6.5)" office:value-type="boolean" office:boolean-value="false">
            <text:p>FALSE</text:p>
          </table:table-cell>
          <table:table-cell table:formula="of:=IF(AND([.I21]=[.J21];[.I21]=1))" office:value-type="boolean" office:boolean-value="false">
            <text:p>FALSE</text:p>
          </table:table-cell>
          <table:table-cell table:formula="of:=IF([.C21]&gt;=8)" office:value-type="boolean" office:boolean-value="true">
            <text:p>TRUE</text:p>
          </table:table-cell>
          <table:table-cell table:formula="of:=IF([.E21]&gt;=6)" office:value-type="boolean" office:boolean-value="true">
            <text:p>TRUE</text:p>
          </table:table-cell>
          <table:table-cell table:formula="of:=IF(AND([.L21]=[.M21];[.L21]=1))" office:value-type="boolean" office:boolean-value="true">
            <text:p>TRUE</text:p>
          </table:table-cell>
          <table:table-cell table:number-columns-repeated="3"/>
          <table:table-cell table:formula="of:=(COUNTIF([.L2:.L460];&quot;=TRUE&quot;))" office:value-type="float" office:value="186">
            <text:p>186</text:p>
          </table:table-cell>
        </table:table-row>
        <table:table-row table:style-name="ro1">
          <table:table-cell office:value-type="string">
            <text:p>new-DSC_0222.JPG</text:p>
          </table:table-cell>
          <table:table-cell office:value-type="float" office:value="7.61568">
            <text:p>7.61568</text:p>
          </table:table-cell>
          <table:table-cell table:style-name="ce1" table:formula="of:=ROUND([.B22];1)" office:value-type="float" office:value="7.6">
            <text:p>7.6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2];1)" office:value-type="float" office:value="7.3">
            <text:p>7.3</text:p>
          </table:table-cell>
          <table:table-cell table:formula="of:=ROUND(ABS([.C22]-[.E22]);1)" office:value-type="float" office:value="0.3">
            <text:p>0.3</text:p>
          </table:table-cell>
          <table:table-cell table:formula="of:=ROUND([.F22]/9*100;1)" office:value-type="float" office:value="3.3">
            <text:p>3.3</text:p>
          </table:table-cell>
          <table:table-cell table:formula="of:=ABS([.C22]/[.E22])" office:value-type="float" office:value="1.04109589041096">
            <text:p>1.0410958904</text:p>
          </table:table-cell>
          <table:table-cell table:formula="of:=IF([.C22]&lt;=7)" office:value-type="boolean" office:boolean-value="false">
            <text:p>FALSE</text:p>
          </table:table-cell>
          <table:table-cell table:formula="of:=IF([.E22]&lt;=6.5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8)" office:value-type="boolean" office:boolean-value="false">
            <text:p>FALSE</text:p>
          </table:table-cell>
          <table:table-cell table:formula="of:=IF([.E22]&gt;=6)" office:value-type="boolean" office:boolean-value="true">
            <text:p>TRUE</text:p>
          </table:table-cell>
          <table:table-cell table:formula="of:=IF(AND([.L22]=[.M22];[.L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56812">
            <text:p>7.56812</text:p>
          </table:table-cell>
          <table:table-cell table:style-name="ce1" table:formula="of:=ROUND([.B23];1)" office:value-type="float" office:value="7.6">
            <text:p>7.6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3];1)" office:value-type="float" office:value="7.3">
            <text:p>7.3</text:p>
          </table:table-cell>
          <table:table-cell table:formula="of:=ROUND(ABS([.C23]-[.E23]);1)" office:value-type="float" office:value="0.3">
            <text:p>0.3</text:p>
          </table:table-cell>
          <table:table-cell table:formula="of:=ROUND([.F23]/9*100;1)" office:value-type="float" office:value="3.3">
            <text:p>3.3</text:p>
          </table:table-cell>
          <table:table-cell table:formula="of:=ABS([.C23]/[.E23])" office:value-type="float" office:value="1.04109589041096">
            <text:p>1.0410958904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false">
            <text:p>FALS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8)" office:value-type="boolean" office:boolean-value="false">
            <text:p>FALSE</text:p>
          </table:table-cell>
          <table:table-cell table:formula="of:=IF([.E23]&gt;=6)" office:value-type="boolean" office:boolean-value="true">
            <text:p>TRUE</text:p>
          </table:table-cell>
          <table:table-cell table:formula="of:=IF(AND([.L23]=[.M23];[.L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7.5396">
            <text:p>7.5396</text:p>
          </table:table-cell>
          <table:table-cell table:style-name="ce1" table:formula="of:=ROUND([.B24];1)" office:value-type="float" office:value="7.5">
            <text:p>7.5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4];1)" office:value-type="float" office:value="7.3">
            <text:p>7.3</text:p>
          </table:table-cell>
          <table:table-cell table:formula="of:=ROUND(ABS([.C24]-[.E24]);1)" office:value-type="float" office:value="0.2">
            <text:p>0.2</text:p>
          </table:table-cell>
          <table:table-cell table:formula="of:=ROUND([.F24]/9*100;1)" office:value-type="float" office:value="2.2">
            <text:p>2.2</text:p>
          </table:table-cell>
          <table:table-cell table:formula="of:=ABS([.C24]/[.E24])" office:value-type="float" office:value="1.02739726027397">
            <text:p>1.0273972603</text:p>
          </table:table-cell>
          <table:table-cell table:formula="of:=IF([.C24]&lt;=7)" office:value-type="boolean" office:boolean-value="false">
            <text:p>FALSE</text:p>
          </table:table-cell>
          <table:table-cell table:formula="of:=IF([.E24]&lt;=6.5)" office:value-type="boolean" office:boolean-value="false">
            <text:p>FALS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8)" office:value-type="boolean" office:boolean-value="false">
            <text:p>FALSE</text:p>
          </table:table-cell>
          <table:table-cell table:formula="of:=IF([.E24]&gt;=6)" office:value-type="boolean" office:boolean-value="true">
            <text:p>TRU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9">
            <text:p>9</text:p>
          </table:table-cell>
          <table:table-cell table:style-name="ce1" table:formula="of:=ROUND([.B25];1)" office:value-type="float" office:value="9">
            <text:p>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5];1)" office:value-type="float" office:value="7.3">
            <text:p>7.3</text:p>
          </table:table-cell>
          <table:table-cell table:formula="of:=ROUND(ABS([.C25]-[.E25]);1)" office:value-type="float" office:value="1.7">
            <text:p>1.7</text:p>
          </table:table-cell>
          <table:table-cell table:formula="of:=ROUND([.F25]/9*100;1)" office:value-type="float" office:value="18.9">
            <text:p>18.9</text:p>
          </table:table-cell>
          <table:table-cell table:formula="of:=ABS([.C25]/[.E25])" office:value-type="float" office:value="1.23287671232877">
            <text:p>1.2328767123</text:p>
          </table:table-cell>
          <table:table-cell table:formula="of:=IF([.C25]&lt;=7)" office:value-type="boolean" office:boolean-value="false">
            <text:p>FALS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8)" office:value-type="boolean" office:boolean-value="true">
            <text:p>TRUE</text:p>
          </table:table-cell>
          <table:table-cell table:formula="of:=IF([.E25]&gt;=6)" office:value-type="boolean" office:boolean-value="true">
            <text:p>TRUE</text:p>
          </table:table-cell>
          <table:table-cell table:formula="of:=IF(AND([.L25]=[.M25];[.L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83838">
            <text:p>8.83838</text:p>
          </table:table-cell>
          <table:table-cell table:style-name="ce1" table:formula="of:=ROUND([.B26];1)" office:value-type="float" office:value="8.8">
            <text:p>8.8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6];1)" office:value-type="float" office:value="7.3">
            <text:p>7.3</text:p>
          </table:table-cell>
          <table:table-cell table:formula="of:=ROUND(ABS([.C26]-[.E26]);1)" office:value-type="float" office:value="1.5">
            <text:p>1.5</text:p>
          </table:table-cell>
          <table:table-cell table:formula="of:=ROUND([.F26]/9*100;1)" office:value-type="float" office:value="16.7">
            <text:p>16.7</text:p>
          </table:table-cell>
          <table:table-cell table:formula="of:=ABS([.C26]/[.E26])" office:value-type="float" office:value="1.20547945205479">
            <text:p>1.2054794521</text:p>
          </table:table-cell>
          <table:table-cell table:formula="of:=IF([.C26]&lt;=7)" office:value-type="boolean" office:boolean-value="false">
            <text:p>FALSE</text:p>
          </table:table-cell>
          <table:table-cell table:formula="of:=IF([.E26]&lt;=6.5)" office:value-type="boolean" office:boolean-value="false">
            <text:p>FALS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8)" office:value-type="boolean" office:boolean-value="true">
            <text:p>TRUE</text:p>
          </table:table-cell>
          <table:table-cell table:formula="of:=IF([.E26]&gt;=6)" office:value-type="boolean" office:boolean-value="true">
            <text:p>TRUE</text:p>
          </table:table-cell>
          <table:table-cell table:formula="of:=IF(AND([.L26]=[.M26];[.L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87671">
            <text:p>3.87671</text:p>
          </table:table-cell>
          <table:table-cell table:style-name="ce1" table:formula="of:=ROUND([.B27];1)" office:value-type="float" office:value="3.9">
            <text:p>3.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7];1)" office:value-type="float" office:value="7.3">
            <text:p>7.3</text:p>
          </table:table-cell>
          <table:table-cell table:formula="of:=ROUND(ABS([.C27]-[.E27]);1)" office:value-type="float" office:value="3.4">
            <text:p>3.4</text:p>
          </table:table-cell>
          <table:table-cell table:formula="of:=ROUND([.F27]/9*100;1)" office:value-type="float" office:value="37.8">
            <text:p>37.8</text:p>
          </table:table-cell>
          <table:table-cell table:formula="of:=ABS([.C27]/[.E27])" office:value-type="float" office:value="0.534246575342466">
            <text:p>0.5342465753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8)" office:value-type="boolean" office:boolean-value="false">
            <text:p>FALSE</text:p>
          </table:table-cell>
          <table:table-cell table:formula="of:=IF([.E27]&gt;=6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51264">
            <text:p>7.51264</text:p>
          </table:table-cell>
          <table:table-cell table:style-name="ce1" table:formula="of:=ROUND([.B28];1)" office:value-type="float" office:value="7.5">
            <text:p>7.5</text:p>
          </table:table-cell>
          <table:table-cell table:style-name="ce2" office:value-type="string">
            <text:p><text:s/>7.2222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0.3">
            <text:p>0.3</text:p>
          </table:table-cell>
          <table:table-cell table:formula="of:=ROUND([.F28]/9*100;1)" office:value-type="float" office:value="3.3">
            <text:p>3.3</text:p>
          </table:table-cell>
          <table:table-cell table:formula="of:=ABS([.C28]/[.E28])" office:value-type="float" office:value="1.04166666666667">
            <text:p>1.0416666667</text:p>
          </table:table-cell>
          <table:table-cell table:formula="of:=IF([.C28]&lt;=7)" office:value-type="boolean" office:boolean-value="false">
            <text:p>FALS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8)" office:value-type="boolean" office:boolean-value="false">
            <text:p>FALSE</text:p>
          </table:table-cell>
          <table:table-cell table:formula="of:=IF([.E28]&gt;=6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4.03304">
            <text:p>4.03304</text:p>
          </table:table-cell>
          <table:table-cell table:style-name="ce1" table:formula="of:=ROUND([.B29];1)" office:value-type="float" office:value="4">
            <text:p>4</text:p>
          </table:table-cell>
          <table:table-cell table:style-name="ce2" office:value-type="string">
            <text:p><text:s/>7.2143</text:p>
          </table:table-cell>
          <table:table-cell table:content-validation-name="val1" table:formula="of:=ROUND([.D29];1)" office:value-type="float" office:value="7.2">
            <text:p>7.2</text:p>
          </table:table-cell>
          <table:table-cell table:formula="of:=ROUND(ABS([.C29]-[.E29]);1)" office:value-type="float" office:value="3.2">
            <text:p>3.2</text:p>
          </table:table-cell>
          <table:table-cell table:formula="of:=ROUND([.F29]/9*100;1)" office:value-type="float" office:value="35.6">
            <text:p>35.6</text:p>
          </table:table-cell>
          <table:table-cell table:formula="of:=ABS([.C29]/[.E29])" office:value-type="float" office:value="0.555555555555556">
            <text:p>0.5555555556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false">
            <text:p>FALSE</text:p>
          </table:table-cell>
          <table:table-cell table:formula="of:=IF(AND([.I29]=[.J29];[.I29]=1))" office:value-type="boolean" office:boolean-value="false">
            <text:p>FALSE</text:p>
          </table:table-cell>
          <table:table-cell table:formula="of:=IF([.C29]&gt;=8)" office:value-type="boolean" office:boolean-value="false">
            <text:p>FALSE</text:p>
          </table:table-cell>
          <table:table-cell table:formula="of:=IF([.E29]&gt;=6)" office:value-type="boolean" office:boolean-value="true">
            <text:p>TRU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8.71156">
            <text:p>8.71156</text:p>
          </table:table-cell>
          <table:table-cell table:style-name="ce1" table:formula="of:=ROUND([.B30];1)" office:value-type="float" office:value="8.7">
            <text:p>8.7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0];1)" office:value-type="float" office:value="7.2">
            <text:p>7.2</text:p>
          </table:table-cell>
          <table:table-cell table:formula="of:=ROUND(ABS([.C30]-[.E30]);1)" office:value-type="float" office:value="1.5">
            <text:p>1.5</text:p>
          </table:table-cell>
          <table:table-cell table:formula="of:=ROUND([.F30]/9*100;1)" office:value-type="float" office:value="16.7">
            <text:p>16.7</text:p>
          </table:table-cell>
          <table:table-cell table:formula="of:=ABS([.C30]/[.E30])" office:value-type="float" office:value="1.20833333333333">
            <text:p>1.2083333333</text:p>
          </table:table-cell>
          <table:table-cell table:formula="of:=IF([.C30]&lt;=7)" office:value-type="boolean" office:boolean-value="false">
            <text:p>FALSE</text:p>
          </table:table-cell>
          <table:table-cell table:formula="of:=IF([.E30]&lt;=6.5)" office:value-type="boolean" office:boolean-value="false">
            <text:p>FALSE</text:p>
          </table:table-cell>
          <table:table-cell table:formula="of:=IF(AND([.I30]=[.J30];[.I30]=1))" office:value-type="boolean" office:boolean-value="false">
            <text:p>FALSE</text:p>
          </table:table-cell>
          <table:table-cell table:formula="of:=IF([.C30]&gt;=8)" office:value-type="boolean" office:boolean-value="true">
            <text:p>TRUE</text:p>
          </table:table-cell>
          <table:table-cell table:formula="of:=IF([.E30]&gt;=6)" office:value-type="boolean" office:boolean-value="true">
            <text:p>TRUE</text:p>
          </table:table-cell>
          <table:table-cell table:formula="of:=IF(AND([.L30]=[.M30];[.L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7.52957">
            <text:p>7.52957</text:p>
          </table:table-cell>
          <table:table-cell table:style-name="ce1" table:formula="of:=ROUND([.B31];1)" office:value-type="float" office:value="7.5">
            <text:p>7.5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1];1)" office:value-type="float" office:value="7.2">
            <text:p>7.2</text:p>
          </table:table-cell>
          <table:table-cell table:formula="of:=ROUND(ABS([.C31]-[.E31]);1)" office:value-type="float" office:value="0.3">
            <text:p>0.3</text:p>
          </table:table-cell>
          <table:table-cell table:formula="of:=ROUND([.F31]/9*100;1)" office:value-type="float" office:value="3.3">
            <text:p>3.3</text:p>
          </table:table-cell>
          <table:table-cell table:formula="of:=ABS([.C31]/[.E31])" office:value-type="float" office:value="1.04166666666667">
            <text:p>1.0416666667</text:p>
          </table:table-cell>
          <table:table-cell table:formula="of:=IF([.C31]&lt;=7)" office:value-type="boolean" office:boolean-value="false">
            <text:p>FALS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8)" office:value-type="boolean" office:boolean-value="false">
            <text:p>FALSE</text:p>
          </table:table-cell>
          <table:table-cell table:formula="of:=IF([.E31]&gt;=6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51599">
            <text:p>7.51599</text:p>
          </table:table-cell>
          <table:table-cell table:style-name="ce1" table:formula="of:=ROUND([.B32];1)" office:value-type="float" office:value="7.5">
            <text:p>7.5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2];1)" office:value-type="float" office:value="7.2">
            <text:p>7.2</text:p>
          </table:table-cell>
          <table:table-cell table:formula="of:=ROUND(ABS([.C32]-[.E32]);1)" office:value-type="float" office:value="0.3">
            <text:p>0.3</text:p>
          </table:table-cell>
          <table:table-cell table:formula="of:=ROUND([.F32]/9*100;1)" office:value-type="float" office:value="3.3">
            <text:p>3.3</text:p>
          </table:table-cell>
          <table:table-cell table:formula="of:=ABS([.C32]/[.E32])" office:value-type="float" office:value="1.04166666666667">
            <text:p>1.0416666667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false">
            <text:p>FALS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8)" office:value-type="boolean" office:boolean-value="false">
            <text:p>FALSE</text:p>
          </table:table-cell>
          <table:table-cell table:formula="of:=IF([.E32]&gt;=6)" office:value-type="boolean" office:boolean-value="true">
            <text:p>TRU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50292">
            <text:p>7.50292</text:p>
          </table:table-cell>
          <table:table-cell table:style-name="ce1" table:formula="of:=ROUND([.B33];1)" office:value-type="float" office:value="7.5">
            <text:p>7.5</text:p>
          </table:table-cell>
          <table:table-cell table:style-name="ce2" office:value-type="string">
            <text:p><text:s/>7.1818</text:p>
          </table:table-cell>
          <table:table-cell table:content-validation-name="val1" table:formula="of:=ROUND([.D33];1)" office:value-type="float" office:value="7.2">
            <text:p>7.2</text:p>
          </table:table-cell>
          <table:table-cell table:formula="of:=ROUND(ABS([.C33]-[.E33]);1)" office:value-type="float" office:value="0.3">
            <text:p>0.3</text:p>
          </table:table-cell>
          <table:table-cell table:formula="of:=ROUND([.F33]/9*100;1)" office:value-type="float" office:value="3.3">
            <text:p>3.3</text:p>
          </table:table-cell>
          <table:table-cell table:formula="of:=ABS([.C33]/[.E33])" office:value-type="float" office:value="1.04166666666667">
            <text:p>1.0416666667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8)" office:value-type="boolean" office:boolean-value="false">
            <text:p>FALSE</text:p>
          </table:table-cell>
          <table:table-cell table:formula="of:=IF([.E33]&gt;=6)" office:value-type="boolean" office:boolean-value="true">
            <text:p>TRUE</text:p>
          </table:table-cell>
          <table:table-cell table:formula="of:=IF(AND([.L33]=[.M33];[.L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9">
            <text:p>9</text:p>
          </table:table-cell>
          <table:table-cell table:style-name="ce1" table:formula="of:=ROUND([.B34];1)" office:value-type="float" office:value="9">
            <text:p>9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34];1)" office:value-type="float" office:value="7.2">
            <text:p>7.2</text:p>
          </table:table-cell>
          <table:table-cell table:formula="of:=ROUND(ABS([.C34]-[.E34]);1)" office:value-type="float" office:value="1.8">
            <text:p>1.8</text:p>
          </table:table-cell>
          <table:table-cell table:formula="of:=ROUND([.F34]/9*100;1)" office:value-type="float" office:value="20">
            <text:p>20</text:p>
          </table:table-cell>
          <table:table-cell table:formula="of:=ABS([.C34]/[.E34])" office:value-type="float" office:value="1.25">
            <text:p>1.25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8)" office:value-type="boolean" office:boolean-value="true">
            <text:p>TRUE</text:p>
          </table:table-cell>
          <table:table-cell table:formula="of:=IF([.E34]&gt;=6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8.86519">
            <text:p>8.86519</text:p>
          </table:table-cell>
          <table:table-cell table:style-name="ce1" table:formula="of:=ROUND([.B35];1)" office:value-type="float" office:value="8.9">
            <text:p>8.9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35];1)" office:value-type="float" office:value="7.2">
            <text:p>7.2</text:p>
          </table:table-cell>
          <table:table-cell table:formula="of:=ROUND(ABS([.C35]-[.E35]);1)" office:value-type="float" office:value="1.7">
            <text:p>1.7</text:p>
          </table:table-cell>
          <table:table-cell table:formula="of:=ROUND([.F35]/9*100;1)" office:value-type="float" office:value="18.9">
            <text:p>18.9</text:p>
          </table:table-cell>
          <table:table-cell table:formula="of:=ABS([.C35]/[.E35])" office:value-type="float" office:value="1.23611111111111">
            <text:p>1.2361111111</text:p>
          </table:table-cell>
          <table:table-cell table:formula="of:=IF([.C35]&lt;=7)" office:value-type="boolean" office:boolean-value="false">
            <text:p>FALSE</text:p>
          </table:table-cell>
          <table:table-cell table:formula="of:=IF([.E35]&lt;=6.5)" office:value-type="boolean" office:boolean-value="false">
            <text:p>FALSE</text:p>
          </table:table-cell>
          <table:table-cell table:formula="of:=IF(AND([.I35]=[.J35];[.I35]=1))" office:value-type="boolean" office:boolean-value="false">
            <text:p>FALSE</text:p>
          </table:table-cell>
          <table:table-cell table:formula="of:=IF([.C35]&gt;=8)" office:value-type="boolean" office:boolean-value="true">
            <text:p>TRUE</text:p>
          </table:table-cell>
          <table:table-cell table:formula="of:=IF([.E35]&gt;=6)" office:value-type="boolean" office:boolean-value="true">
            <text:p>TRUE</text:p>
          </table:table-cell>
          <table:table-cell table:formula="of:=IF(AND([.L35]=[.M35];[.L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55717">
            <text:p>7.55717</text:p>
          </table:table-cell>
          <table:table-cell table:style-name="ce1" table:formula="of:=ROUND([.B36];1)" office:value-type="float" office:value="7.6">
            <text:p>7.6</text:p>
          </table:table-cell>
          <table:table-cell table:style-name="ce2" office:value-type="string">
            <text:p><text:s/>7.1538</text:p>
          </table:table-cell>
          <table:table-cell table:content-validation-name="val1" table:formula="of:=ROUND([.D36];1)" office:value-type="float" office:value="7.2">
            <text:p>7.2</text:p>
          </table:table-cell>
          <table:table-cell table:formula="of:=ROUND(ABS([.C36]-[.E36]);1)" office:value-type="float" office:value="0.4">
            <text:p>0.4</text:p>
          </table:table-cell>
          <table:table-cell table:formula="of:=ROUND([.F36]/9*100;1)" office:value-type="float" office:value="4.4">
            <text:p>4.4</text:p>
          </table:table-cell>
          <table:table-cell table:formula="of:=ABS([.C36]/[.E36])" office:value-type="float" office:value="1.05555555555556">
            <text:p>1.0555555556</text:p>
          </table:table-cell>
          <table:table-cell table:formula="of:=IF([.C36]&lt;=7)" office:value-type="boolean" office:boolean-value="false">
            <text:p>FALSE</text:p>
          </table:table-cell>
          <table:table-cell table:formula="of:=IF([.E36]&lt;=6.5)" office:value-type="boolean" office:boolean-value="false">
            <text:p>FALSE</text:p>
          </table:table-cell>
          <table:table-cell table:formula="of:=IF(AND([.I36]=[.J36];[.I36]=1))" office:value-type="boolean" office:boolean-value="false">
            <text:p>FALSE</text:p>
          </table:table-cell>
          <table:table-cell table:formula="of:=IF([.C36]&gt;=8)" office:value-type="boolean" office:boolean-value="false">
            <text:p>FALSE</text:p>
          </table:table-cell>
          <table:table-cell table:formula="of:=IF([.E36]&gt;=6)" office:value-type="boolean" office:boolean-value="true">
            <text:p>TRUE</text:p>
          </table:table-cell>
          <table:table-cell table:formula="of:=IF(AND([.L36]=[.M36];[.L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8.73523">
            <text:p>8.73523</text:p>
          </table:table-cell>
          <table:table-cell table:style-name="ce1" table:formula="of:=ROUND([.B37];1)" office:value-type="float" office:value="8.7">
            <text:p>8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7];1)" office:value-type="float" office:value="7.1">
            <text:p>7.1</text:p>
          </table:table-cell>
          <table:table-cell table:formula="of:=ROUND(ABS([.C37]-[.E37]);1)" office:value-type="float" office:value="1.6">
            <text:p>1.6</text:p>
          </table:table-cell>
          <table:table-cell table:formula="of:=ROUND([.F37]/9*100;1)" office:value-type="float" office:value="17.8">
            <text:p>17.8</text:p>
          </table:table-cell>
          <table:table-cell table:formula="of:=ABS([.C37]/[.E37])" office:value-type="float" office:value="1.22535211267606">
            <text:p>1.2253521127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false">
            <text:p>FALS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8)" office:value-type="boolean" office:boolean-value="true">
            <text:p>TRUE</text:p>
          </table:table-cell>
          <table:table-cell table:formula="of:=IF([.E37]&gt;=6)" office:value-type="boolean" office:boolean-value="true">
            <text:p>TRUE</text:p>
          </table:table-cell>
          <table:table-cell table:formula="of:=IF(AND([.L37]=[.M37];[.L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5.37396">
            <text:p>5.37396</text:p>
          </table:table-cell>
          <table:table-cell table:style-name="ce1" table:formula="of:=ROUND([.B38];1)" office:value-type="float" office:value="5.4">
            <text:p>5.4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8];1)" office:value-type="float" office:value="7.1">
            <text:p>7.1</text:p>
          </table:table-cell>
          <table:table-cell table:formula="of:=ROUND(ABS([.C38]-[.E38]);1)" office:value-type="float" office:value="1.7">
            <text:p>1.7</text:p>
          </table:table-cell>
          <table:table-cell table:formula="of:=ROUND([.F38]/9*100;1)" office:value-type="float" office:value="18.9">
            <text:p>18.9</text:p>
          </table:table-cell>
          <table:table-cell table:formula="of:=ABS([.C38]/[.E38])" office:value-type="float" office:value="0.76056338028169">
            <text:p>0.7605633803</text:p>
          </table:table-cell>
          <table:table-cell table:formula="of:=IF([.C38]&lt;=7)" office:value-type="boolean" office:boolean-value="true">
            <text:p>TRU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8)" office:value-type="boolean" office:boolean-value="false">
            <text:p>FALSE</text:p>
          </table:table-cell>
          <table:table-cell table:formula="of:=IF([.E38]&gt;=6)" office:value-type="boolean" office:boolean-value="true">
            <text:p>TRUE</text:p>
          </table:table-cell>
          <table:table-cell table:formula="of:=IF(AND([.L38]=[.M38];[.L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9371">
            <text:p>8.79371</text:p>
          </table:table-cell>
          <table:table-cell table:style-name="ce1" table:formula="of:=ROUND([.B39];1)" office:value-type="float" office:value="8.8">
            <text:p>8.8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9];1)" office:value-type="float" office:value="7.1">
            <text:p>7.1</text:p>
          </table:table-cell>
          <table:table-cell table:formula="of:=ROUND(ABS([.C39]-[.E39]);1)" office:value-type="float" office:value="1.7">
            <text:p>1.7</text:p>
          </table:table-cell>
          <table:table-cell table:formula="of:=ROUND([.F39]/9*100;1)" office:value-type="float" office:value="18.9">
            <text:p>18.9</text:p>
          </table:table-cell>
          <table:table-cell table:formula="of:=ABS([.C39]/[.E39])" office:value-type="float" office:value="1.23943661971831">
            <text:p>1.2394366197</text:p>
          </table:table-cell>
          <table:table-cell table:formula="of:=IF([.C39]&lt;=7)" office:value-type="boolean" office:boolean-value="false">
            <text:p>FALSE</text:p>
          </table:table-cell>
          <table:table-cell table:formula="of:=IF([.E39]&lt;=6.5)" office:value-type="boolean" office:boolean-value="false">
            <text:p>FALSE</text:p>
          </table:table-cell>
          <table:table-cell table:formula="of:=IF(AND([.I39]=[.J39];[.I39]=1))" office:value-type="boolean" office:boolean-value="false">
            <text:p>FALSE</text:p>
          </table:table-cell>
          <table:table-cell table:formula="of:=IF([.C39]&gt;=8)" office:value-type="boolean" office:boolean-value="true">
            <text:p>TRUE</text:p>
          </table:table-cell>
          <table:table-cell table:formula="of:=IF([.E39]&gt;=6)" office:value-type="boolean" office:boolean-value="true">
            <text:p>TRUE</text:p>
          </table:table-cell>
          <table:table-cell table:formula="of:=IF(AND([.L39]=[.M39];[.L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6.68046">
            <text:p>6.68046</text:p>
          </table:table-cell>
          <table:table-cell table:style-name="ce1" table:formula="of:=ROUND([.B40];1)" office:value-type="float" office:value="6.7">
            <text:p>6.7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0];1)" office:value-type="float" office:value="7.1">
            <text:p>7.1</text:p>
          </table:table-cell>
          <table:table-cell table:formula="of:=ROUND(ABS([.C40]-[.E40]);1)" office:value-type="float" office:value="0.4">
            <text:p>0.4</text:p>
          </table:table-cell>
          <table:table-cell table:formula="of:=ROUND([.F40]/9*100;1)" office:value-type="float" office:value="4.4">
            <text:p>4.4</text:p>
          </table:table-cell>
          <table:table-cell table:formula="of:=ABS([.C40]/[.E40])" office:value-type="float" office:value="0.943661971830986">
            <text:p>0.9436619718</text:p>
          </table:table-cell>
          <table:table-cell table:formula="of:=IF([.C40]&lt;=7)" office:value-type="boolean" office:boolean-value="true">
            <text:p>TRUE</text:p>
          </table:table-cell>
          <table:table-cell table:formula="of:=IF([.E40]&lt;=6.5)" office:value-type="boolean" office:boolean-value="false">
            <text:p>FALSE</text:p>
          </table:table-cell>
          <table:table-cell table:formula="of:=IF(AND([.I40]=[.J40];[.I40]=1))" office:value-type="boolean" office:boolean-value="false">
            <text:p>FALSE</text:p>
          </table:table-cell>
          <table:table-cell table:formula="of:=IF([.C40]&gt;=8)" office:value-type="boolean" office:boolean-value="false">
            <text:p>FALSE</text:p>
          </table:table-cell>
          <table:table-cell table:formula="of:=IF([.E40]&gt;=6)" office:value-type="boolean" office:boolean-value="true">
            <text:p>TRU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6.28769">
            <text:p>6.28769</text:p>
          </table:table-cell>
          <table:table-cell table:style-name="ce1" table:formula="of:=ROUND([.B41];1)" office:value-type="float" office:value="6.3">
            <text:p>6.3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1];1)" office:value-type="float" office:value="7.1">
            <text:p>7.1</text:p>
          </table:table-cell>
          <table:table-cell table:formula="of:=ROUND(ABS([.C41]-[.E41]);1)" office:value-type="float" office:value="0.8">
            <text:p>0.8</text:p>
          </table:table-cell>
          <table:table-cell table:formula="of:=ROUND([.F41]/9*100;1)" office:value-type="float" office:value="8.9">
            <text:p>8.9</text:p>
          </table:table-cell>
          <table:table-cell table:formula="of:=ABS([.C41]/[.E41])" office:value-type="float" office:value="0.887323943661972">
            <text:p>0.8873239437</text:p>
          </table:table-cell>
          <table:table-cell table:formula="of:=IF([.C41]&lt;=7)" office:value-type="boolean" office:boolean-value="true">
            <text:p>TRU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8)" office:value-type="boolean" office:boolean-value="false">
            <text:p>FALSE</text:p>
          </table:table-cell>
          <table:table-cell table:formula="of:=IF([.E41]&gt;=6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5.09524">
            <text:p>5.09524</text:p>
          </table:table-cell>
          <table:table-cell table:style-name="ce1" table:formula="of:=ROUND([.B42];1)" office:value-type="float" office:value="5.1">
            <text:p>5.1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2];1)" office:value-type="float" office:value="7.1">
            <text:p>7.1</text:p>
          </table:table-cell>
          <table:table-cell table:formula="of:=ROUND(ABS([.C42]-[.E42]);1)" office:value-type="float" office:value="2">
            <text:p>2</text:p>
          </table:table-cell>
          <table:table-cell table:formula="of:=ROUND([.F42]/9*100;1)" office:value-type="float" office:value="22.2">
            <text:p>22.2</text:p>
          </table:table-cell>
          <table:table-cell table:formula="of:=ABS([.C42]/[.E42])" office:value-type="float" office:value="0.71830985915493">
            <text:p>0.7183098592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6.5)" office:value-type="boolean" office:boolean-value="false">
            <text:p>FALSE</text:p>
          </table:table-cell>
          <table:table-cell table:formula="of:=IF(AND([.I42]=[.J42];[.I42]=1))" office:value-type="boolean" office:boolean-value="false">
            <text:p>FALSE</text:p>
          </table:table-cell>
          <table:table-cell table:formula="of:=IF([.C42]&gt;=8)" office:value-type="boolean" office:boolean-value="false">
            <text:p>FALSE</text:p>
          </table:table-cell>
          <table:table-cell table:formula="of:=IF([.E42]&gt;=6)" office:value-type="boolean" office:boolean-value="true">
            <text:p>TRU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6.48293">
            <text:p>6.48293</text:p>
          </table:table-cell>
          <table:table-cell table:style-name="ce1" table:formula="of:=ROUND([.B43];1)" office:value-type="float" office:value="6.5">
            <text:p>6.5</text:p>
          </table:table-cell>
          <table:table-cell table:style-name="ce2" office:value-type="string">
            <text:p><text:s/>7.1000</text:p>
          </table:table-cell>
          <table:table-cell table:content-validation-name="val1" table:formula="of:=ROUND([.D43];1)" office:value-type="float" office:value="7.1">
            <text:p>7.1</text:p>
          </table:table-cell>
          <table:table-cell table:formula="of:=ROUND(ABS([.C43]-[.E43]);1)" office:value-type="float" office:value="0.6">
            <text:p>0.6</text:p>
          </table:table-cell>
          <table:table-cell table:formula="of:=ROUND([.F43]/9*100;1)" office:value-type="float" office:value="6.7">
            <text:p>6.7</text:p>
          </table:table-cell>
          <table:table-cell table:formula="of:=ABS([.C43]/[.E43])" office:value-type="float" office:value="0.915492957746479">
            <text:p>0.9154929577</text:p>
          </table:table-cell>
          <table:table-cell table:formula="of:=IF([.C43]&lt;=7)" office:value-type="boolean" office:boolean-value="true">
            <text:p>TRU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8)" office:value-type="boolean" office:boolean-value="false">
            <text:p>FALSE</text:p>
          </table:table-cell>
          <table:table-cell table:formula="of:=IF([.E43]&gt;=6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3.81178">
            <text:p>3.81178</text:p>
          </table:table-cell>
          <table:table-cell table:style-name="ce1" table:formula="of:=ROUND([.B44];1)" office:value-type="float" office:value="3.8">
            <text:p>3.8</text:p>
          </table:table-cell>
          <table:table-cell table:style-name="ce2" office:value-type="string">
            <text:p><text:s/>7.0833</text:p>
          </table:table-cell>
          <table:table-cell table:content-validation-name="val1" table:formula="of:=ROUND([.D44];1)" office:value-type="float" office:value="7.1">
            <text:p>7.1</text:p>
          </table:table-cell>
          <table:table-cell table:formula="of:=ROUND(ABS([.C44]-[.E44]);1)" office:value-type="float" office:value="3.3">
            <text:p>3.3</text:p>
          </table:table-cell>
          <table:table-cell table:formula="of:=ROUND([.F44]/9*100;1)" office:value-type="float" office:value="36.7">
            <text:p>36.7</text:p>
          </table:table-cell>
          <table:table-cell table:formula="of:=ABS([.C44]/[.E44])" office:value-type="float" office:value="0.535211267605634">
            <text:p>0.5352112676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false">
            <text:p>FALSE</text:p>
          </table:table-cell>
          <table:table-cell table:formula="of:=IF(AND([.I44]=[.J44];[.I44]=1))" office:value-type="boolean" office:boolean-value="false">
            <text:p>FALSE</text:p>
          </table:table-cell>
          <table:table-cell table:formula="of:=IF([.C44]&gt;=8)" office:value-type="boolean" office:boolean-value="false">
            <text:p>FALSE</text:p>
          </table:table-cell>
          <table:table-cell table:formula="of:=IF([.E44]&gt;=6)" office:value-type="boolean" office:boolean-value="true">
            <text:p>TRU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9">
            <text:p>9</text:p>
          </table:table-cell>
          <table:table-cell table:style-name="ce1" table:formula="of:=ROUND([.B45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5];1)" office:value-type="float" office:value="7">
            <text:p>7</text:p>
          </table:table-cell>
          <table:table-cell table:formula="of:=ROUND(ABS([.C45]-[.E45]);1)" office:value-type="float" office:value="2">
            <text:p>2</text:p>
          </table:table-cell>
          <table:table-cell table:formula="of:=ROUND([.F45]/9*100;1)" office:value-type="float" office:value="22.2">
            <text:p>22.2</text:p>
          </table:table-cell>
          <table:table-cell table:formula="of:=ABS([.C45]/[.E45])" office:value-type="float" office:value="1.28571428571429">
            <text:p>1.2857142857</text:p>
          </table:table-cell>
          <table:table-cell table:formula="of:=IF([.C45]&lt;=7)" office:value-type="boolean" office:boolean-value="false">
            <text:p>FALSE</text:p>
          </table:table-cell>
          <table:table-cell table:formula="of:=IF([.E45]&lt;=6.5)" office:value-type="boolean" office:boolean-value="false">
            <text:p>FALSE</text:p>
          </table:table-cell>
          <table:table-cell table:formula="of:=IF(AND([.I45]=[.J45];[.I45]=1))" office:value-type="boolean" office:boolean-value="false">
            <text:p>FALSE</text:p>
          </table:table-cell>
          <table:table-cell table:formula="of:=IF([.C45]&gt;=8)" office:value-type="boolean" office:boolean-value="true">
            <text:p>TRUE</text:p>
          </table:table-cell>
          <table:table-cell table:formula="of:=IF([.E45]&gt;=6)" office:value-type="boolean" office:boolean-value="true">
            <text:p>TRUE</text:p>
          </table:table-cell>
          <table:table-cell table:formula="of:=IF(AND([.L45]=[.M45];[.L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9">
            <text:p>9</text:p>
          </table:table-cell>
          <table:table-cell table:style-name="ce1" table:formula="of:=ROUND([.B46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6];1)" office:value-type="float" office:value="7">
            <text:p>7</text:p>
          </table:table-cell>
          <table:table-cell table:formula="of:=ROUND(ABS([.C46]-[.E46]);1)" office:value-type="float" office:value="2">
            <text:p>2</text:p>
          </table:table-cell>
          <table:table-cell table:formula="of:=ROUND([.F46]/9*100;1)" office:value-type="float" office:value="22.2">
            <text:p>22.2</text:p>
          </table:table-cell>
          <table:table-cell table:formula="of:=ABS([.C46]/[.E46])" office:value-type="float" office:value="1.28571428571429">
            <text:p>1.2857142857</text:p>
          </table:table-cell>
          <table:table-cell table:formula="of:=IF([.C46]&lt;=7)" office:value-type="boolean" office:boolean-value="false">
            <text:p>FALSE</text:p>
          </table:table-cell>
          <table:table-cell table:formula="of:=IF([.E46]&lt;=6.5)" office:value-type="boolean" office:boolean-value="false">
            <text:p>FALSE</text:p>
          </table:table-cell>
          <table:table-cell table:formula="of:=IF(AND([.I46]=[.J46];[.I46]=1))" office:value-type="boolean" office:boolean-value="false">
            <text:p>FALSE</text:p>
          </table:table-cell>
          <table:table-cell table:formula="of:=IF([.C46]&gt;=8)" office:value-type="boolean" office:boolean-value="true">
            <text:p>TRUE</text:p>
          </table:table-cell>
          <table:table-cell table:formula="of:=IF([.E46]&gt;=6)" office:value-type="boolean" office:boolean-value="true">
            <text:p>TRUE</text:p>
          </table:table-cell>
          <table:table-cell table:formula="of:=IF(AND([.L46]=[.M46];[.L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9">
            <text:p>9</text:p>
          </table:table-cell>
          <table:table-cell table:style-name="ce1" table:formula="of:=ROUND([.B47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7];1)" office:value-type="float" office:value="7">
            <text:p>7</text:p>
          </table:table-cell>
          <table:table-cell table:formula="of:=ROUND(ABS([.C47]-[.E47]);1)" office:value-type="float" office:value="2">
            <text:p>2</text:p>
          </table:table-cell>
          <table:table-cell table:formula="of:=ROUND([.F47]/9*100;1)" office:value-type="float" office:value="22.2">
            <text:p>22.2</text:p>
          </table:table-cell>
          <table:table-cell table:formula="of:=ABS([.C47]/[.E47])" office:value-type="float" office:value="1.28571428571429">
            <text:p>1.2857142857</text:p>
          </table:table-cell>
          <table:table-cell table:formula="of:=IF([.C47]&lt;=7)" office:value-type="boolean" office:boolean-value="false">
            <text:p>FALSE</text:p>
          </table:table-cell>
          <table:table-cell table:formula="of:=IF([.E47]&lt;=6.5)" office:value-type="boolean" office:boolean-value="false">
            <text:p>FALSE</text:p>
          </table:table-cell>
          <table:table-cell table:formula="of:=IF(AND([.I47]=[.J47];[.I47]=1))" office:value-type="boolean" office:boolean-value="false">
            <text:p>FALSE</text:p>
          </table:table-cell>
          <table:table-cell table:formula="of:=IF([.C47]&gt;=8)" office:value-type="boolean" office:boolean-value="true">
            <text:p>TRUE</text:p>
          </table:table-cell>
          <table:table-cell table:formula="of:=IF([.E47]&gt;=6)" office:value-type="boolean" office:boolean-value="true">
            <text:p>TRUE</text:p>
          </table:table-cell>
          <table:table-cell table:formula="of:=IF(AND([.L47]=[.M47];[.L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7122">
            <text:p>8.77122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8];1)" office:value-type="float" office:value="7">
            <text:p>7</text:p>
          </table:table-cell>
          <table:table-cell table:formula="of:=ROUND(ABS([.C48]-[.E48]);1)" office:value-type="float" office:value="1.8">
            <text:p>1.8</text:p>
          </table:table-cell>
          <table:table-cell table:formula="of:=ROUND([.F48]/9*100;1)" office:value-type="float" office:value="20">
            <text:p>20</text:p>
          </table:table-cell>
          <table:table-cell table:formula="of:=ABS([.C48]/[.E48])" office:value-type="float" office:value="1.25714285714286">
            <text:p>1.2571428571</text:p>
          </table:table-cell>
          <table:table-cell table:formula="of:=IF([.C48]&lt;=7)" office:value-type="boolean" office:boolean-value="false">
            <text:p>FALSE</text:p>
          </table:table-cell>
          <table:table-cell table:formula="of:=IF([.E48]&lt;=6.5)" office:value-type="boolean" office:boolean-value="false">
            <text:p>FALSE</text:p>
          </table:table-cell>
          <table:table-cell table:formula="of:=IF(AND([.I48]=[.J48];[.I48]=1))" office:value-type="boolean" office:boolean-value="false">
            <text:p>FALSE</text:p>
          </table:table-cell>
          <table:table-cell table:formula="of:=IF([.C48]&gt;=8)" office:value-type="boolean" office:boolean-value="true">
            <text:p>TRUE</text:p>
          </table:table-cell>
          <table:table-cell table:formula="of:=IF([.E48]&gt;=6)" office:value-type="boolean" office:boolean-value="true">
            <text:p>TRUE</text:p>
          </table:table-cell>
          <table:table-cell table:formula="of:=IF(AND([.L48]=[.M48];[.L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75992">
            <text:p>8.75992</text:p>
          </table:table-cell>
          <table:table-cell table:style-name="ce1" table:formula="of:=ROUND([.B49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9];1)" office:value-type="float" office:value="7">
            <text:p>7</text:p>
          </table:table-cell>
          <table:table-cell table:formula="of:=ROUND(ABS([.C49]-[.E49]);1)" office:value-type="float" office:value="1.8">
            <text:p>1.8</text:p>
          </table:table-cell>
          <table:table-cell table:formula="of:=ROUND([.F49]/9*100;1)" office:value-type="float" office:value="20">
            <text:p>20</text:p>
          </table:table-cell>
          <table:table-cell table:formula="of:=ABS([.C49]/[.E49])" office:value-type="float" office:value="1.25714285714286">
            <text:p>1.2571428571</text:p>
          </table:table-cell>
          <table:table-cell table:formula="of:=IF([.C49]&lt;=7)" office:value-type="boolean" office:boolean-value="false">
            <text:p>FALSE</text:p>
          </table:table-cell>
          <table:table-cell table:formula="of:=IF([.E49]&lt;=6.5)" office:value-type="boolean" office:boolean-value="false">
            <text:p>FALSE</text:p>
          </table:table-cell>
          <table:table-cell table:formula="of:=IF(AND([.I49]=[.J49];[.I49]=1))" office:value-type="boolean" office:boolean-value="false">
            <text:p>FALSE</text:p>
          </table:table-cell>
          <table:table-cell table:formula="of:=IF([.C49]&gt;=8)" office:value-type="boolean" office:boolean-value="true">
            <text:p>TRUE</text:p>
          </table:table-cell>
          <table:table-cell table:formula="of:=IF([.E49]&gt;=6)" office:value-type="boolean" office:boolean-value="true">
            <text:p>TRUE</text:p>
          </table:table-cell>
          <table:table-cell table:formula="of:=IF(AND([.L49]=[.M49];[.L4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7.67708">
            <text:p>7.67708</text:p>
          </table:table-cell>
          <table:table-cell table:style-name="ce1" table:formula="of:=ROUND([.B50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0];1)" office:value-type="float" office:value="7">
            <text:p>7</text:p>
          </table:table-cell>
          <table:table-cell table:formula="of:=ROUND(ABS([.C50]-[.E50]);1)" office:value-type="float" office:value="0.7">
            <text:p>0.7</text:p>
          </table:table-cell>
          <table:table-cell table:formula="of:=ROUND([.F50]/9*100;1)" office:value-type="float" office:value="7.8">
            <text:p>7.8</text:p>
          </table:table-cell>
          <table:table-cell table:formula="of:=ABS([.C50]/[.E50])" office:value-type="float" office:value="1.1">
            <text:p>1.1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false">
            <text:p>FALS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8)" office:value-type="boolean" office:boolean-value="false">
            <text:p>FALSE</text:p>
          </table:table-cell>
          <table:table-cell table:formula="of:=IF([.E50]&gt;=6)" office:value-type="boolean" office:boolean-value="true">
            <text:p>TRUE</text:p>
          </table:table-cell>
          <table:table-cell table:formula="of:=IF(AND([.L50]=[.M50];[.L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6392">
            <text:p>7.6392</text:p>
          </table:table-cell>
          <table:table-cell table:style-name="ce1" table:formula="of:=ROUND([.B51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1];1)" office:value-type="float" office:value="7">
            <text:p>7</text:p>
          </table:table-cell>
          <table:table-cell table:formula="of:=ROUND(ABS([.C51]-[.E51]);1)" office:value-type="float" office:value="0.6">
            <text:p>0.6</text:p>
          </table:table-cell>
          <table:table-cell table:formula="of:=ROUND([.F51]/9*100;1)" office:value-type="float" office:value="6.7">
            <text:p>6.7</text:p>
          </table:table-cell>
          <table:table-cell table:formula="of:=ABS([.C51]/[.E51])" office:value-type="float" office:value="1.08571428571429">
            <text:p>1.0857142857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false">
            <text:p>FALS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8)" office:value-type="boolean" office:boolean-value="false">
            <text:p>FALSE</text:p>
          </table:table-cell>
          <table:table-cell table:formula="of:=IF([.E51]&gt;=6)" office:value-type="boolean" office:boolean-value="true">
            <text:p>TRUE</text:p>
          </table:table-cell>
          <table:table-cell table:formula="of:=IF(AND([.L51]=[.M51];[.L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7.61568">
            <text:p>7.61568</text:p>
          </table:table-cell>
          <table:table-cell table:style-name="ce1" table:formula="of:=ROUND([.B52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2];1)" office:value-type="float" office:value="7">
            <text:p>7</text:p>
          </table:table-cell>
          <table:table-cell table:formula="of:=ROUND(ABS([.C52]-[.E52]);1)" office:value-type="float" office:value="0.6">
            <text:p>0.6</text:p>
          </table:table-cell>
          <table:table-cell table:formula="of:=ROUND([.F52]/9*100;1)" office:value-type="float" office:value="6.7">
            <text:p>6.7</text:p>
          </table:table-cell>
          <table:table-cell table:formula="of:=ABS([.C52]/[.E52])" office:value-type="float" office:value="1.08571428571429">
            <text:p>1.0857142857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false">
            <text:p>FALS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8)" office:value-type="boolean" office:boolean-value="false">
            <text:p>FALSE</text:p>
          </table:table-cell>
          <table:table-cell table:formula="of:=IF([.E52]&gt;=6)" office:value-type="boolean" office:boolean-value="true">
            <text:p>TRU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7.5953">
            <text:p>7.5953</text:p>
          </table:table-cell>
          <table:table-cell table:style-name="ce1" table:formula="of:=ROUND([.B53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6">
            <text:p>0.6</text:p>
          </table:table-cell>
          <table:table-cell table:formula="of:=ROUND([.F53]/9*100;1)" office:value-type="float" office:value="6.7">
            <text:p>6.7</text:p>
          </table:table-cell>
          <table:table-cell table:formula="of:=ABS([.C53]/[.E53])" office:value-type="float" office:value="1.08571428571429">
            <text:p>1.0857142857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8)" office:value-type="boolean" office:boolean-value="false">
            <text:p>FALSE</text:p>
          </table:table-cell>
          <table:table-cell table:formula="of:=IF([.E53]&gt;=6)" office:value-type="boolean" office:boolean-value="true">
            <text:p>TRUE</text:p>
          </table:table-cell>
          <table:table-cell table:formula="of:=IF(AND([.L53]=[.M53];[.L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52485">
            <text:p>7.52485</text:p>
          </table:table-cell>
          <table:table-cell table:style-name="ce1" table:formula="of:=ROUND([.B54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4];1)" office:value-type="float" office:value="7">
            <text:p>7</text:p>
          </table:table-cell>
          <table:table-cell table:formula="of:=ROUND(ABS([.C54]-[.E54]);1)" office:value-type="float" office:value="0.5">
            <text:p>0.5</text:p>
          </table:table-cell>
          <table:table-cell table:formula="of:=ROUND([.F54]/9*100;1)" office:value-type="float" office:value="5.6">
            <text:p>5.6</text:p>
          </table:table-cell>
          <table:table-cell table:formula="of:=ABS([.C54]/[.E54])" office:value-type="float" office:value="1.07142857142857">
            <text:p>1.0714285714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8)" office:value-type="boolean" office:boolean-value="false">
            <text:p>FALSE</text:p>
          </table:table-cell>
          <table:table-cell table:formula="of:=IF([.E54]&gt;=6)" office:value-type="boolean" office:boolean-value="true">
            <text:p>TRUE</text:p>
          </table:table-cell>
          <table:table-cell table:formula="of:=IF(AND([.L54]=[.M54];[.L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50266">
            <text:p>7.50266</text:p>
          </table:table-cell>
          <table:table-cell table:style-name="ce1" table:formula="of:=ROUND([.B55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5];1)" office:value-type="float" office:value="7">
            <text:p>7</text:p>
          </table:table-cell>
          <table:table-cell table:formula="of:=ROUND(ABS([.C55]-[.E55]);1)" office:value-type="float" office:value="0.5">
            <text:p>0.5</text:p>
          </table:table-cell>
          <table:table-cell table:formula="of:=ROUND([.F55]/9*100;1)" office:value-type="float" office:value="5.6">
            <text:p>5.6</text:p>
          </table:table-cell>
          <table:table-cell table:formula="of:=ABS([.C55]/[.E55])" office:value-type="float" office:value="1.07142857142857">
            <text:p>1.0714285714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false">
            <text:p>FALS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8)" office:value-type="boolean" office:boolean-value="false">
            <text:p>FALSE</text:p>
          </table:table-cell>
          <table:table-cell table:formula="of:=IF([.E55]&gt;=6)" office:value-type="boolean" office:boolean-value="true">
            <text:p>TRU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7.48878">
            <text:p>7.48878</text:p>
          </table:table-cell>
          <table:table-cell table:style-name="ce1" table:formula="of:=ROUND([.B56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6];1)" office:value-type="float" office:value="7">
            <text:p>7</text:p>
          </table:table-cell>
          <table:table-cell table:formula="of:=ROUND(ABS([.C56]-[.E56]);1)" office:value-type="float" office:value="0.5">
            <text:p>0.5</text:p>
          </table:table-cell>
          <table:table-cell table:formula="of:=ROUND([.F56]/9*100;1)" office:value-type="float" office:value="5.6">
            <text:p>5.6</text:p>
          </table:table-cell>
          <table:table-cell table:formula="of:=ABS([.C56]/[.E56])" office:value-type="float" office:value="1.07142857142857">
            <text:p>1.0714285714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false">
            <text:p>FALS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8)" office:value-type="boolean" office:boolean-value="false">
            <text:p>FALSE</text:p>
          </table:table-cell>
          <table:table-cell table:formula="of:=IF([.E56]&gt;=6)" office:value-type="boolean" office:boolean-value="true">
            <text:p>TRU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6.60024">
            <text:p>6.60024</text:p>
          </table:table-cell>
          <table:table-cell table:style-name="ce1" table:formula="of:=ROUND([.B57];1)" office:value-type="float" office:value="6.6">
            <text:p>6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7];1)" office:value-type="float" office:value="7">
            <text:p>7</text:p>
          </table:table-cell>
          <table:table-cell table:formula="of:=ROUND(ABS([.C57]-[.E57]);1)" office:value-type="float" office:value="0.4">
            <text:p>0.4</text:p>
          </table:table-cell>
          <table:table-cell table:formula="of:=ROUND([.F57]/9*100;1)" office:value-type="float" office:value="4.4">
            <text:p>4.4</text:p>
          </table:table-cell>
          <table:table-cell table:formula="of:=ABS([.C57]/[.E57])" office:value-type="float" office:value="0.942857142857143">
            <text:p>0.9428571429</text:p>
          </table:table-cell>
          <table:table-cell table:formula="of:=IF([.C57]&lt;=7)" office:value-type="boolean" office:boolean-value="true">
            <text:p>TRUE</text:p>
          </table:table-cell>
          <table:table-cell table:formula="of:=IF([.E57]&lt;=6.5)" office:value-type="boolean" office:boolean-value="false">
            <text:p>FALS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8)" office:value-type="boolean" office:boolean-value="false">
            <text:p>FALSE</text:p>
          </table:table-cell>
          <table:table-cell table:formula="of:=IF([.E57]&gt;=6)" office:value-type="boolean" office:boolean-value="true">
            <text:p>TRU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29499">
            <text:p>5.29499</text:p>
          </table:table-cell>
          <table:table-cell table:style-name="ce1" table:formula="of:=ROUND([.B58];1)" office:value-type="float" office:value="5.3">
            <text:p>5.3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8];1)" office:value-type="float" office:value="7">
            <text:p>7</text:p>
          </table:table-cell>
          <table:table-cell table:formula="of:=ROUND(ABS([.C58]-[.E58]);1)" office:value-type="float" office:value="1.7">
            <text:p>1.7</text:p>
          </table:table-cell>
          <table:table-cell table:formula="of:=ROUND([.F58]/9*100;1)" office:value-type="float" office:value="18.9">
            <text:p>18.9</text:p>
          </table:table-cell>
          <table:table-cell table:formula="of:=ABS([.C58]/[.E58])" office:value-type="float" office:value="0.757142857142857">
            <text:p>0.7571428571</text:p>
          </table:table-cell>
          <table:table-cell table:formula="of:=IF([.C58]&lt;=7)" office:value-type="boolean" office:boolean-value="true">
            <text:p>TRUE</text:p>
          </table:table-cell>
          <table:table-cell table:formula="of:=IF([.E58]&lt;=6.5)" office:value-type="boolean" office:boolean-value="false">
            <text:p>FALS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8)" office:value-type="boolean" office:boolean-value="false">
            <text:p>FALSE</text:p>
          </table:table-cell>
          <table:table-cell table:formula="of:=IF([.E58]&gt;=6)" office:value-type="boolean" office:boolean-value="true">
            <text:p>TRUE</text:p>
          </table:table-cell>
          <table:table-cell table:formula="of:=IF(AND([.L58]=[.M58];[.L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5.11498">
            <text:p>5.11498</text:p>
          </table:table-cell>
          <table:table-cell table:style-name="ce1" table:formula="of:=ROUND([.B59];1)" office:value-type="float" office:value="5.1">
            <text:p>5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9];1)" office:value-type="float" office:value="7">
            <text:p>7</text:p>
          </table:table-cell>
          <table:table-cell table:formula="of:=ROUND(ABS([.C59]-[.E59]);1)" office:value-type="float" office:value="1.9">
            <text:p>1.9</text:p>
          </table:table-cell>
          <table:table-cell table:formula="of:=ROUND([.F59]/9*100;1)" office:value-type="float" office:value="21.1">
            <text:p>21.1</text:p>
          </table:table-cell>
          <table:table-cell table:formula="of:=ABS([.C59]/[.E59])" office:value-type="float" office:value="0.728571428571429">
            <text:p>0.7285714286</text:p>
          </table:table-cell>
          <table:table-cell table:formula="of:=IF([.C59]&lt;=7)" office:value-type="boolean" office:boolean-value="true">
            <text:p>TRU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8)" office:value-type="boolean" office:boolean-value="false">
            <text:p>FALSE</text:p>
          </table:table-cell>
          <table:table-cell table:formula="of:=IF([.E59]&gt;=6)" office:value-type="boolean" office:boolean-value="true">
            <text:p>TRUE</text:p>
          </table:table-cell>
          <table:table-cell table:formula="of:=IF(AND([.L59]=[.M59];[.L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5.10491">
            <text:p>5.10491</text:p>
          </table:table-cell>
          <table:table-cell table:style-name="ce1" table:formula="of:=ROUND([.B60];1)" office:value-type="float" office:value="5.1">
            <text:p>5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60];1)" office:value-type="float" office:value="7">
            <text:p>7</text:p>
          </table:table-cell>
          <table:table-cell table:formula="of:=ROUND(ABS([.C60]-[.E60]);1)" office:value-type="float" office:value="1.9">
            <text:p>1.9</text:p>
          </table:table-cell>
          <table:table-cell table:formula="of:=ROUND([.F60]/9*100;1)" office:value-type="float" office:value="21.1">
            <text:p>21.1</text:p>
          </table:table-cell>
          <table:table-cell table:formula="of:=ABS([.C60]/[.E60])" office:value-type="float" office:value="0.728571428571429">
            <text:p>0.7285714286</text:p>
          </table:table-cell>
          <table:table-cell table:formula="of:=IF([.C60]&lt;=7)" office:value-type="boolean" office:boolean-value="true">
            <text:p>TRUE</text:p>
          </table:table-cell>
          <table:table-cell table:formula="of:=IF([.E60]&lt;=6.5)" office:value-type="boolean" office:boolean-value="false">
            <text:p>FALS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8)" office:value-type="boolean" office:boolean-value="false">
            <text:p>FALSE</text:p>
          </table:table-cell>
          <table:table-cell table:formula="of:=IF([.E60]&gt;=6)" office:value-type="boolean" office:boolean-value="true">
            <text:p>TRUE</text:p>
          </table:table-cell>
          <table:table-cell table:formula="of:=IF(AND([.L60]=[.M60];[.L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6.49111">
            <text:p>6.49111</text:p>
          </table:table-cell>
          <table:table-cell table:style-name="ce1" table:formula="of:=ROUND([.B61];1)" office:value-type="float" office:value="6.5">
            <text:p>6.5</text:p>
          </table:table-cell>
          <table:table-cell table:style-name="ce2" office:value-type="string">
            <text:p><text:s/>6.9333</text:p>
          </table:table-cell>
          <table:table-cell table:content-validation-name="val1" table:formula="of:=ROUND([.D61];1)" office:value-type="float" office:value="6.9">
            <text:p>6.9</text:p>
          </table:table-cell>
          <table:table-cell table:formula="of:=ROUND(ABS([.C61]-[.E61]);1)" office:value-type="float" office:value="0.4">
            <text:p>0.4</text:p>
          </table:table-cell>
          <table:table-cell table:formula="of:=ROUND([.F61]/9*100;1)" office:value-type="float" office:value="4.4">
            <text:p>4.4</text:p>
          </table:table-cell>
          <table:table-cell table:formula="of:=ABS([.C61]/[.E61])" office:value-type="float" office:value="0.942028985507246">
            <text:p>0.9420289855</text:p>
          </table:table-cell>
          <table:table-cell table:formula="of:=IF([.C61]&lt;=7)" office:value-type="boolean" office:boolean-value="true">
            <text:p>TRUE</text:p>
          </table:table-cell>
          <table:table-cell table:formula="of:=IF([.E61]&lt;=6.5)" office:value-type="boolean" office:boolean-value="false">
            <text:p>FALSE</text:p>
          </table:table-cell>
          <table:table-cell table:formula="of:=IF(AND([.I61]=[.J61];[.I61]=1))" office:value-type="boolean" office:boolean-value="false">
            <text:p>FALSE</text:p>
          </table:table-cell>
          <table:table-cell table:formula="of:=IF([.C61]&gt;=8)" office:value-type="boolean" office:boolean-value="false">
            <text:p>FALSE</text:p>
          </table:table-cell>
          <table:table-cell table:formula="of:=IF([.E61]&gt;=6)" office:value-type="boolean" office:boolean-value="true">
            <text:p>TRU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8.7449">
            <text:p>8.7449</text:p>
          </table:table-cell>
          <table:table-cell table:style-name="ce1" table:formula="of:=ROUND([.B62];1)" office:value-type="float" office:value="8.7">
            <text:p>8.7</text:p>
          </table:table-cell>
          <table:table-cell table:style-name="ce2" office:value-type="string">
            <text:p><text:s/>6.9091</text:p>
          </table:table-cell>
          <table:table-cell table:content-validation-name="val1" table:formula="of:=ROUND([.D62];1)" office:value-type="float" office:value="6.9">
            <text:p>6.9</text:p>
          </table:table-cell>
          <table:table-cell table:formula="of:=ROUND(ABS([.C62]-[.E62]);1)" office:value-type="float" office:value="1.8">
            <text:p>1.8</text:p>
          </table:table-cell>
          <table:table-cell table:formula="of:=ROUND([.F62]/9*100;1)" office:value-type="float" office:value="20">
            <text:p>20</text:p>
          </table:table-cell>
          <table:table-cell table:formula="of:=ABS([.C62]/[.E62])" office:value-type="float" office:value="1.26086956521739">
            <text:p>1.2608695652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false">
            <text:p>FALS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8)" office:value-type="boolean" office:boolean-value="true">
            <text:p>TRUE</text:p>
          </table:table-cell>
          <table:table-cell table:formula="of:=IF([.E62]&gt;=6)" office:value-type="boolean" office:boolean-value="true">
            <text:p>TRUE</text:p>
          </table:table-cell>
          <table:table-cell table:formula="of:=IF(AND([.L62]=[.M62];[.L6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376">
            <text:p>8.82376</text:p>
          </table:table-cell>
          <table:table-cell table:style-name="ce1" table:formula="of:=ROUND([.B63];1)" office:value-type="float" office:value="8.8">
            <text:p>8.8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9">
            <text:p>1.9</text:p>
          </table:table-cell>
          <table:table-cell table:formula="of:=ROUND([.F63]/9*100;1)" office:value-type="float" office:value="21.1">
            <text:p>21.1</text:p>
          </table:table-cell>
          <table:table-cell table:formula="of:=ABS([.C63]/[.E63])" office:value-type="float" office:value="1.27536231884058">
            <text:p>1.2753623188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false">
            <text:p>FALS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8)" office:value-type="boolean" office:boolean-value="true">
            <text:p>TRUE</text:p>
          </table:table-cell>
          <table:table-cell table:formula="of:=IF([.E63]&gt;=6)" office:value-type="boolean" office:boolean-value="true">
            <text:p>TRUE</text:p>
          </table:table-cell>
          <table:table-cell table:formula="of:=IF(AND([.L63]=[.M63];[.L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82093">
            <text:p>8.82093</text:p>
          </table:table-cell>
          <table:table-cell table:style-name="ce1" table:formula="of:=ROUND([.B64];1)" office:value-type="float" office:value="8.8">
            <text:p>8.8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64];1)" office:value-type="float" office:value="6.9">
            <text:p>6.9</text:p>
          </table:table-cell>
          <table:table-cell table:formula="of:=ROUND(ABS([.C64]-[.E64]);1)" office:value-type="float" office:value="1.9">
            <text:p>1.9</text:p>
          </table:table-cell>
          <table:table-cell table:formula="of:=ROUND([.F64]/9*100;1)" office:value-type="float" office:value="21.1">
            <text:p>21.1</text:p>
          </table:table-cell>
          <table:table-cell table:formula="of:=ABS([.C64]/[.E64])" office:value-type="float" office:value="1.27536231884058">
            <text:p>1.2753623188</text:p>
          </table:table-cell>
          <table:table-cell table:formula="of:=IF([.C64]&lt;=7)" office:value-type="boolean" office:boolean-value="false">
            <text:p>FALSE</text:p>
          </table:table-cell>
          <table:table-cell table:formula="of:=IF([.E64]&lt;=6.5)" office:value-type="boolean" office:boolean-value="false">
            <text:p>FALSE</text:p>
          </table:table-cell>
          <table:table-cell table:formula="of:=IF(AND([.I64]=[.J64];[.I64]=1))" office:value-type="boolean" office:boolean-value="false">
            <text:p>FALSE</text:p>
          </table:table-cell>
          <table:table-cell table:formula="of:=IF([.C64]&gt;=8)" office:value-type="boolean" office:boolean-value="true">
            <text:p>TRUE</text:p>
          </table:table-cell>
          <table:table-cell table:formula="of:=IF([.E64]&gt;=6)" office:value-type="boolean" office:boolean-value="true">
            <text:p>TRUE</text:p>
          </table:table-cell>
          <table:table-cell table:formula="of:=IF(AND([.L64]=[.M64];[.L6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2879">
            <text:p>8.72879</text:p>
          </table:table-cell>
          <table:table-cell table:style-name="ce1" table:formula="of:=ROUND([.B65];1)" office:value-type="float" office:value="8.7">
            <text:p>8.7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1.8">
            <text:p>1.8</text:p>
          </table:table-cell>
          <table:table-cell table:formula="of:=ROUND([.F65]/9*100;1)" office:value-type="float" office:value="20">
            <text:p>20</text:p>
          </table:table-cell>
          <table:table-cell table:formula="of:=ABS([.C65]/[.E65])" office:value-type="float" office:value="1.26086956521739">
            <text:p>1.2608695652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false">
            <text:p>FALS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8)" office:value-type="boolean" office:boolean-value="true">
            <text:p>TRUE</text:p>
          </table:table-cell>
          <table:table-cell table:formula="of:=IF([.E65]&gt;=6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48878">
            <text:p>7.48878</text:p>
          </table:table-cell>
          <table:table-cell table:style-name="ce1" table:formula="of:=ROUND([.B66];1)" office:value-type="float" office:value="7.5">
            <text:p>7.5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66];1)" office:value-type="float" office:value="6.9">
            <text:p>6.9</text:p>
          </table:table-cell>
          <table:table-cell table:formula="of:=ROUND(ABS([.C66]-[.E66]);1)" office:value-type="float" office:value="0.6">
            <text:p>0.6</text:p>
          </table:table-cell>
          <table:table-cell table:formula="of:=ROUND([.F66]/9*100;1)" office:value-type="float" office:value="6.7">
            <text:p>6.7</text:p>
          </table:table-cell>
          <table:table-cell table:formula="of:=ABS([.C66]/[.E66])" office:value-type="float" office:value="1.08695652173913">
            <text:p>1.0869565217</text:p>
          </table:table-cell>
          <table:table-cell table:formula="of:=IF([.C66]&lt;=7)" office:value-type="boolean" office:boolean-value="false">
            <text:p>FALS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I66]=[.J66];[.I66]=1))" office:value-type="boolean" office:boolean-value="false">
            <text:p>FALSE</text:p>
          </table:table-cell>
          <table:table-cell table:formula="of:=IF([.C66]&gt;=8)" office:value-type="boolean" office:boolean-value="false">
            <text:p>FALSE</text:p>
          </table:table-cell>
          <table:table-cell table:formula="of:=IF([.E66]&gt;=6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6812">
            <text:p>7.56812</text:p>
          </table:table-cell>
          <table:table-cell table:style-name="ce1" table:formula="of:=ROUND([.B67];1)" office:value-type="float" office:value="7.6">
            <text:p>7.6</text:p>
          </table:table-cell>
          <table:table-cell table:style-name="ce2" office:value-type="string">
            <text:p><text:s/>6.8571</text:p>
          </table:table-cell>
          <table:table-cell table:content-validation-name="val1" table:formula="of:=ROUND([.D67];1)" office:value-type="float" office:value="6.9">
            <text:p>6.9</text:p>
          </table:table-cell>
          <table:table-cell table:formula="of:=ROUND(ABS([.C67]-[.E67]);1)" office:value-type="float" office:value="0.7">
            <text:p>0.7</text:p>
          </table:table-cell>
          <table:table-cell table:formula="of:=ROUND([.F67]/9*100;1)" office:value-type="float" office:value="7.8">
            <text:p>7.8</text:p>
          </table:table-cell>
          <table:table-cell table:formula="of:=ABS([.C67]/[.E67])" office:value-type="float" office:value="1.10144927536232">
            <text:p>1.1014492754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6.5)" office:value-type="boolean" office:boolean-value="false">
            <text:p>FALS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8)" office:value-type="boolean" office:boolean-value="false">
            <text:p>FALSE</text:p>
          </table:table-cell>
          <table:table-cell table:formula="of:=IF([.E67]&gt;=6)" office:value-type="boolean" office:boolean-value="true">
            <text:p>TRU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8.82469">
            <text:p>8.82469</text:p>
          </table:table-cell>
          <table:table-cell table:style-name="ce1" table:formula="of:=ROUND([.B68];1)" office:value-type="float" office:value="8.8">
            <text:p>8.8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68];1)" office:value-type="float" office:value="6.8">
            <text:p>6.8</text:p>
          </table:table-cell>
          <table:table-cell table:formula="of:=ROUND(ABS([.C68]-[.E68]);1)" office:value-type="float" office:value="2">
            <text:p>2</text:p>
          </table:table-cell>
          <table:table-cell table:formula="of:=ROUND([.F68]/9*100;1)" office:value-type="float" office:value="22.2">
            <text:p>22.2</text:p>
          </table:table-cell>
          <table:table-cell table:formula="of:=ABS([.C68]/[.E68])" office:value-type="float" office:value="1.29411764705882">
            <text:p>1.2941176471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false">
            <text:p>FALS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8)" office:value-type="boolean" office:boolean-value="true">
            <text:p>TRUE</text:p>
          </table:table-cell>
          <table:table-cell table:formula="of:=IF([.E68]&gt;=6)" office:value-type="boolean" office:boolean-value="true">
            <text:p>TRUE</text:p>
          </table:table-cell>
          <table:table-cell table:formula="of:=IF(AND([.L68]=[.M68];[.L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1264">
            <text:p>7.51264</text:p>
          </table:table-cell>
          <table:table-cell table:style-name="ce1" table:formula="of:=ROUND([.B69];1)" office:value-type="float" office:value="7.5">
            <text:p>7.5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69];1)" office:value-type="float" office:value="6.8">
            <text:p>6.8</text:p>
          </table:table-cell>
          <table:table-cell table:formula="of:=ROUND(ABS([.C69]-[.E69]);1)" office:value-type="float" office:value="0.7">
            <text:p>0.7</text:p>
          </table:table-cell>
          <table:table-cell table:formula="of:=ROUND([.F69]/9*100;1)" office:value-type="float" office:value="7.8">
            <text:p>7.8</text:p>
          </table:table-cell>
          <table:table-cell table:formula="of:=ABS([.C69]/[.E69])" office:value-type="float" office:value="1.10294117647059">
            <text:p>1.1029411765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false">
            <text:p>FALS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8)" office:value-type="boolean" office:boolean-value="false">
            <text:p>FALSE</text:p>
          </table:table-cell>
          <table:table-cell table:formula="of:=IF([.E69]&gt;=6)" office:value-type="boolean" office:boolean-value="true">
            <text:p>TRUE</text:p>
          </table:table-cell>
          <table:table-cell table:formula="of:=IF(AND([.L69]=[.M69];[.L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6.7274">
            <text:p>6.7274</text:p>
          </table:table-cell>
          <table:table-cell table:style-name="ce1" table:formula="of:=ROUND([.B70];1)" office:value-type="float" office:value="6.7">
            <text:p>6.7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70];1)" office:value-type="float" office:value="6.8">
            <text:p>6.8</text:p>
          </table:table-cell>
          <table:table-cell table:formula="of:=ROUND(ABS([.C70]-[.E70]);1)" office:value-type="float" office:value="0.1">
            <text:p>0.1</text:p>
          </table:table-cell>
          <table:table-cell table:formula="of:=ROUND([.F70]/9*100;1)" office:value-type="float" office:value="1.1">
            <text:p>1.1</text:p>
          </table:table-cell>
          <table:table-cell table:formula="of:=ABS([.C70]/[.E70])" office:value-type="float" office:value="0.985294117647059">
            <text:p>0.9852941176</text:p>
          </table:table-cell>
          <table:table-cell table:formula="of:=IF([.C70]&lt;=7)" office:value-type="boolean" office:boolean-value="true">
            <text:p>TRUE</text:p>
          </table:table-cell>
          <table:table-cell table:formula="of:=IF([.E70]&lt;=6.5)" office:value-type="boolean" office:boolean-value="false">
            <text:p>FALS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8)" office:value-type="boolean" office:boolean-value="false">
            <text:p>FALSE</text:p>
          </table:table-cell>
          <table:table-cell table:formula="of:=IF([.E70]&gt;=6)" office:value-type="boolean" office:boolean-value="true">
            <text:p>TRU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2.58676">
            <text:p>2.58676</text:p>
          </table:table-cell>
          <table:table-cell table:style-name="ce1" table:formula="of:=ROUND([.B71];1)" office:value-type="float" office:value="2.6">
            <text:p>2.6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71];1)" office:value-type="float" office:value="6.8">
            <text:p>6.8</text:p>
          </table:table-cell>
          <table:table-cell table:formula="of:=ROUND(ABS([.C71]-[.E71]);1)" office:value-type="float" office:value="4.2">
            <text:p>4.2</text:p>
          </table:table-cell>
          <table:table-cell table:formula="of:=ROUND([.F71]/9*100;1)" office:value-type="float" office:value="46.7">
            <text:p>46.7</text:p>
          </table:table-cell>
          <table:table-cell table:formula="of:=ABS([.C71]/[.E71])" office:value-type="float" office:value="0.382352941176471">
            <text:p>0.3823529412</text:p>
          </table:table-cell>
          <table:table-cell table:formula="of:=IF([.C71]&lt;=7)" office:value-type="boolean" office:boolean-value="true">
            <text:p>TRUE</text:p>
          </table:table-cell>
          <table:table-cell table:formula="of:=IF([.E71]&lt;=6.5)" office:value-type="boolean" office:boolean-value="false">
            <text:p>FALS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8)" office:value-type="boolean" office:boolean-value="false">
            <text:p>FALSE</text:p>
          </table:table-cell>
          <table:table-cell table:formula="of:=IF([.E71]&gt;=6)" office:value-type="boolean" office:boolean-value="true">
            <text:p>TRU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7.48878">
            <text:p>7.48878</text:p>
          </table:table-cell>
          <table:table-cell table:style-name="ce1" table:formula="of:=ROUND([.B72];1)" office:value-type="float" office:value="7.5">
            <text:p>7.5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72];1)" office:value-type="float" office:value="6.8">
            <text:p>6.8</text:p>
          </table:table-cell>
          <table:table-cell table:formula="of:=ROUND(ABS([.C72]-[.E72]);1)" office:value-type="float" office:value="0.7">
            <text:p>0.7</text:p>
          </table:table-cell>
          <table:table-cell table:formula="of:=ROUND([.F72]/9*100;1)" office:value-type="float" office:value="7.8">
            <text:p>7.8</text:p>
          </table:table-cell>
          <table:table-cell table:formula="of:=ABS([.C72]/[.E72])" office:value-type="float" office:value="1.10294117647059">
            <text:p>1.1029411765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false">
            <text:p>FALS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8)" office:value-type="boolean" office:boolean-value="false">
            <text:p>FALSE</text:p>
          </table:table-cell>
          <table:table-cell table:formula="of:=IF([.E72]&gt;=6)" office:value-type="boolean" office:boolean-value="true">
            <text:p>TRU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6.51227">
            <text:p>6.51227</text:p>
          </table:table-cell>
          <table:table-cell table:style-name="ce1" table:formula="of:=ROUND([.B73];1)" office:value-type="float" office:value="6.5">
            <text:p>6.5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73];1)" office:value-type="float" office:value="6.8">
            <text:p>6.8</text:p>
          </table:table-cell>
          <table:table-cell table:formula="of:=ROUND(ABS([.C73]-[.E73]);1)" office:value-type="float" office:value="0.3">
            <text:p>0.3</text:p>
          </table:table-cell>
          <table:table-cell table:formula="of:=ROUND([.F73]/9*100;1)" office:value-type="float" office:value="3.3">
            <text:p>3.3</text:p>
          </table:table-cell>
          <table:table-cell table:formula="of:=ABS([.C73]/[.E73])" office:value-type="float" office:value="0.955882352941176">
            <text:p>0.9558823529</text:p>
          </table:table-cell>
          <table:table-cell table:formula="of:=IF([.C73]&lt;=7)" office:value-type="boolean" office:boolean-value="true">
            <text:p>TRUE</text:p>
          </table:table-cell>
          <table:table-cell table:formula="of:=IF([.E73]&lt;=6.5)" office:value-type="boolean" office:boolean-value="false">
            <text:p>FALS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8)" office:value-type="boolean" office:boolean-value="false">
            <text:p>FALSE</text:p>
          </table:table-cell>
          <table:table-cell table:formula="of:=IF([.E73]&gt;=6)" office:value-type="boolean" office:boolean-value="true">
            <text:p>TRU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8.76063">
            <text:p>8.76063</text:p>
          </table:table-cell>
          <table:table-cell table:style-name="ce1" table:formula="of:=ROUND([.B74];1)" office:value-type="float" office:value="8.8">
            <text:p>8.8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74];1)" office:value-type="float" office:value="6.8">
            <text:p>6.8</text:p>
          </table:table-cell>
          <table:table-cell table:formula="of:=ROUND(ABS([.C74]-[.E74]);1)" office:value-type="float" office:value="2">
            <text:p>2</text:p>
          </table:table-cell>
          <table:table-cell table:formula="of:=ROUND([.F74]/9*100;1)" office:value-type="float" office:value="22.2">
            <text:p>22.2</text:p>
          </table:table-cell>
          <table:table-cell table:formula="of:=ABS([.C74]/[.E74])" office:value-type="float" office:value="1.29411764705882">
            <text:p>1.2941176471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false">
            <text:p>FALS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8)" office:value-type="boolean" office:boolean-value="true">
            <text:p>TRUE</text:p>
          </table:table-cell>
          <table:table-cell table:formula="of:=IF([.E74]&gt;=6)" office:value-type="boolean" office:boolean-value="true">
            <text:p>TRUE</text:p>
          </table:table-cell>
          <table:table-cell table:formula="of:=IF(AND([.L74]=[.M74];[.L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67566">
            <text:p>7.67566</text:p>
          </table:table-cell>
          <table:table-cell table:style-name="ce1" table:formula="of:=ROUND([.B75];1)" office:value-type="float" office:value="7.7">
            <text:p>7.7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75];1)" office:value-type="float" office:value="6.8">
            <text:p>6.8</text:p>
          </table:table-cell>
          <table:table-cell table:formula="of:=ROUND(ABS([.C75]-[.E75]);1)" office:value-type="float" office:value="0.9">
            <text:p>0.9</text:p>
          </table:table-cell>
          <table:table-cell table:formula="of:=ROUND([.F75]/9*100;1)" office:value-type="float" office:value="10">
            <text:p>10</text:p>
          </table:table-cell>
          <table:table-cell table:formula="of:=ABS([.C75]/[.E75])" office:value-type="float" office:value="1.13235294117647">
            <text:p>1.1323529412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false">
            <text:p>FALS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8)" office:value-type="boolean" office:boolean-value="false">
            <text:p>FALSE</text:p>
          </table:table-cell>
          <table:table-cell table:formula="of:=IF([.E75]&gt;=6)" office:value-type="boolean" office:boolean-value="true">
            <text:p>TRUE</text:p>
          </table:table-cell>
          <table:table-cell table:formula="of:=IF(AND([.L75]=[.M75];[.L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772">
            <text:p>8.83772</text:p>
          </table:table-cell>
          <table:table-cell table:style-name="ce1" table:formula="of:=ROUND([.B76];1)" office:value-type="float" office:value="8.8">
            <text:p>8.8</text:p>
          </table:table-cell>
          <table:table-cell table:style-name="ce2" office:value-type="string">
            <text:p><text:s/>6.7778</text:p>
          </table:table-cell>
          <table:table-cell table:content-validation-name="val1" table:formula="of:=ROUND([.D76];1)" office:value-type="float" office:value="6.8">
            <text:p>6.8</text:p>
          </table:table-cell>
          <table:table-cell table:formula="of:=ROUND(ABS([.C76]-[.E76]);1)" office:value-type="float" office:value="2">
            <text:p>2</text:p>
          </table:table-cell>
          <table:table-cell table:formula="of:=ROUND([.F76]/9*100;1)" office:value-type="float" office:value="22.2">
            <text:p>22.2</text:p>
          </table:table-cell>
          <table:table-cell table:formula="of:=ABS([.C76]/[.E76])" office:value-type="float" office:value="1.29411764705882">
            <text:p>1.294117647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false">
            <text:p>FALS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8)" office:value-type="boolean" office:boolean-value="true">
            <text:p>TRUE</text:p>
          </table:table-cell>
          <table:table-cell table:formula="of:=IF([.E76]&gt;=6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9">
            <text:p>9</text:p>
          </table:table-cell>
          <table:table-cell table:style-name="ce1" table:formula="of:=ROUND([.B77];1)" office:value-type="float" office:value="9">
            <text:p>9</text:p>
          </table:table-cell>
          <table:table-cell table:style-name="ce2" office:value-type="string">
            <text:p><text:s/>6.7692</text:p>
          </table:table-cell>
          <table:table-cell table:content-validation-name="val1" table:formula="of:=ROUND([.D77];1)" office:value-type="float" office:value="6.8">
            <text:p>6.8</text:p>
          </table:table-cell>
          <table:table-cell table:formula="of:=ROUND(ABS([.C77]-[.E77]);1)" office:value-type="float" office:value="2.2">
            <text:p>2.2</text:p>
          </table:table-cell>
          <table:table-cell table:formula="of:=ROUND([.F77]/9*100;1)" office:value-type="float" office:value="24.4">
            <text:p>24.4</text:p>
          </table:table-cell>
          <table:table-cell table:formula="of:=ABS([.C77]/[.E77])" office:value-type="float" office:value="1.32352941176471">
            <text:p>1.3235294118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false">
            <text:p>FALS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8)" office:value-type="boolean" office:boolean-value="true">
            <text:p>TRUE</text:p>
          </table:table-cell>
          <table:table-cell table:formula="of:=IF([.E77]&gt;=6)" office:value-type="boolean" office:boolean-value="true">
            <text:p>TRUE</text:p>
          </table:table-cell>
          <table:table-cell table:formula="of:=IF(AND([.L77]=[.M77];[.L7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77557">
            <text:p>8.77557</text:p>
          </table:table-cell>
          <table:table-cell table:style-name="ce1" table:formula="of:=ROUND([.B78];1)" office:value-type="float" office:value="8.8">
            <text:p>8.8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78];1)" office:value-type="float" office:value="6.8">
            <text:p>6.8</text:p>
          </table:table-cell>
          <table:table-cell table:formula="of:=ROUND(ABS([.C78]-[.E78]);1)" office:value-type="float" office:value="2">
            <text:p>2</text:p>
          </table:table-cell>
          <table:table-cell table:formula="of:=ROUND([.F78]/9*100;1)" office:value-type="float" office:value="22.2">
            <text:p>22.2</text:p>
          </table:table-cell>
          <table:table-cell table:formula="of:=ABS([.C78]/[.E78])" office:value-type="float" office:value="1.29411764705882">
            <text:p>1.2941176471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false">
            <text:p>FALS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8)" office:value-type="boolean" office:boolean-value="true">
            <text:p>TRUE</text:p>
          </table:table-cell>
          <table:table-cell table:formula="of:=IF([.E78]&gt;=6)" office:value-type="boolean" office:boolean-value="true">
            <text:p>TRUE</text:p>
          </table:table-cell>
          <table:table-cell table:formula="of:=IF(AND([.L78]=[.M78];[.L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5717">
            <text:p>7.55717</text:p>
          </table:table-cell>
          <table:table-cell table:style-name="ce1" table:formula="of:=ROUND([.B79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79];1)" office:value-type="float" office:value="6.8">
            <text:p>6.8</text:p>
          </table:table-cell>
          <table:table-cell table:formula="of:=ROUND(ABS([.C79]-[.E79]);1)" office:value-type="float" office:value="0.8">
            <text:p>0.8</text:p>
          </table:table-cell>
          <table:table-cell table:formula="of:=ROUND([.F79]/9*100;1)" office:value-type="float" office:value="8.9">
            <text:p>8.9</text:p>
          </table:table-cell>
          <table:table-cell table:formula="of:=ABS([.C79]/[.E79])" office:value-type="float" office:value="1.11764705882353">
            <text:p>1.1176470588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false">
            <text:p>FALS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8)" office:value-type="boolean" office:boolean-value="false">
            <text:p>FALSE</text:p>
          </table:table-cell>
          <table:table-cell table:formula="of:=IF([.E79]&gt;=6)" office:value-type="boolean" office:boolean-value="true">
            <text:p>TRUE</text:p>
          </table:table-cell>
          <table:table-cell table:formula="of:=IF(AND([.L79]=[.M79];[.L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55717">
            <text:p>7.55717</text:p>
          </table:table-cell>
          <table:table-cell table:style-name="ce1" table:formula="of:=ROUND([.B80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80];1)" office:value-type="float" office:value="6.8">
            <text:p>6.8</text:p>
          </table:table-cell>
          <table:table-cell table:formula="of:=ROUND(ABS([.C80]-[.E80]);1)" office:value-type="float" office:value="0.8">
            <text:p>0.8</text:p>
          </table:table-cell>
          <table:table-cell table:formula="of:=ROUND([.F80]/9*100;1)" office:value-type="float" office:value="8.9">
            <text:p>8.9</text:p>
          </table:table-cell>
          <table:table-cell table:formula="of:=ABS([.C80]/[.E80])" office:value-type="float" office:value="1.11764705882353">
            <text:p>1.1176470588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false">
            <text:p>FALS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8)" office:value-type="boolean" office:boolean-value="false">
            <text:p>FALSE</text:p>
          </table:table-cell>
          <table:table-cell table:formula="of:=IF([.E80]&gt;=6)" office:value-type="boolean" office:boolean-value="true">
            <text:p>TRU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7.55461">
            <text:p>7.55461</text:p>
          </table:table-cell>
          <table:table-cell table:style-name="ce1" table:formula="of:=ROUND([.B81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81];1)" office:value-type="float" office:value="6.8">
            <text:p>6.8</text:p>
          </table:table-cell>
          <table:table-cell table:formula="of:=ROUND(ABS([.C81]-[.E81]);1)" office:value-type="float" office:value="0.8">
            <text:p>0.8</text:p>
          </table:table-cell>
          <table:table-cell table:formula="of:=ROUND([.F81]/9*100;1)" office:value-type="float" office:value="8.9">
            <text:p>8.9</text:p>
          </table:table-cell>
          <table:table-cell table:formula="of:=ABS([.C81]/[.E81])" office:value-type="float" office:value="1.11764705882353">
            <text:p>1.1176470588</text:p>
          </table:table-cell>
          <table:table-cell table:formula="of:=IF([.C81]&lt;=7)" office:value-type="boolean" office:boolean-value="false">
            <text:p>FALSE</text:p>
          </table:table-cell>
          <table:table-cell table:formula="of:=IF([.E81]&lt;=6.5)" office:value-type="boolean" office:boolean-value="false">
            <text:p>FALSE</text:p>
          </table:table-cell>
          <table:table-cell table:formula="of:=IF(AND([.I81]=[.J81];[.I81]=1))" office:value-type="boolean" office:boolean-value="false">
            <text:p>FALSE</text:p>
          </table:table-cell>
          <table:table-cell table:formula="of:=IF([.C81]&gt;=8)" office:value-type="boolean" office:boolean-value="false">
            <text:p>FALSE</text:p>
          </table:table-cell>
          <table:table-cell table:formula="of:=IF([.E81]&gt;=6)" office:value-type="boolean" office:boolean-value="true">
            <text:p>TRU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9">
            <text:p>9</text:p>
          </table:table-cell>
          <table:table-cell table:style-name="ce1" table:formula="of:=ROUND([.B82];1)" office:value-type="float" office:value="9">
            <text:p>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82];1)" office:value-type="float" office:value="6.7">
            <text:p>6.7</text:p>
          </table:table-cell>
          <table:table-cell table:formula="of:=ROUND(ABS([.C82]-[.E82]);1)" office:value-type="float" office:value="2.3">
            <text:p>2.3</text:p>
          </table:table-cell>
          <table:table-cell table:formula="of:=ROUND([.F82]/9*100;1)" office:value-type="float" office:value="25.6">
            <text:p>25.6</text:p>
          </table:table-cell>
          <table:table-cell table:formula="of:=ABS([.C82]/[.E82])" office:value-type="float" office:value="1.34328358208955">
            <text:p>1.3432835821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false">
            <text:p>FALS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8)" office:value-type="boolean" office:boolean-value="true">
            <text:p>TRUE</text:p>
          </table:table-cell>
          <table:table-cell table:formula="of:=IF([.E82]&gt;=6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8.86519">
            <text:p>8.86519</text:p>
          </table:table-cell>
          <table:table-cell table:style-name="ce1" table:formula="of:=ROUND([.B83];1)" office:value-type="float" office:value="8.9">
            <text:p>8.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83];1)" office:value-type="float" office:value="6.7">
            <text:p>6.7</text:p>
          </table:table-cell>
          <table:table-cell table:formula="of:=ROUND(ABS([.C83]-[.E83]);1)" office:value-type="float" office:value="2.2">
            <text:p>2.2</text:p>
          </table:table-cell>
          <table:table-cell table:formula="of:=ROUND([.F83]/9*100;1)" office:value-type="float" office:value="24.4">
            <text:p>24.4</text:p>
          </table:table-cell>
          <table:table-cell table:formula="of:=ABS([.C83]/[.E83])" office:value-type="float" office:value="1.32835820895522">
            <text:p>1.328358209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false">
            <text:p>FALS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8)" office:value-type="boolean" office:boolean-value="true">
            <text:p>TRUE</text:p>
          </table:table-cell>
          <table:table-cell table:formula="of:=IF([.E83]&gt;=6)" office:value-type="boolean" office:boolean-value="true">
            <text:p>TRUE</text:p>
          </table:table-cell>
          <table:table-cell table:formula="of:=IF(AND([.L83]=[.M83];[.L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8.89862">
            <text:p>8.89862</text:p>
          </table:table-cell>
          <table:table-cell table:style-name="ce1" table:formula="of:=ROUND([.B84];1)" office:value-type="float" office:value="8.9">
            <text:p>8.9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2.2">
            <text:p>2.2</text:p>
          </table:table-cell>
          <table:table-cell table:formula="of:=ROUND([.F84]/9*100;1)" office:value-type="float" office:value="24.4">
            <text:p>24.4</text:p>
          </table:table-cell>
          <table:table-cell table:formula="of:=ABS([.C84]/[.E84])" office:value-type="float" office:value="1.32835820895522">
            <text:p>1.32835820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false">
            <text:p>FALS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8)" office:value-type="boolean" office:boolean-value="true">
            <text:p>TRUE</text:p>
          </table:table-cell>
          <table:table-cell table:formula="of:=IF([.E84]&gt;=6)" office:value-type="boolean" office:boolean-value="true">
            <text:p>TRUE</text:p>
          </table:table-cell>
          <table:table-cell table:formula="of:=IF(AND([.L84]=[.M84];[.L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7.69829">
            <text:p>7.69829</text:p>
          </table:table-cell>
          <table:table-cell table:style-name="ce1" table:formula="of:=ROUND([.B85];1)" office:value-type="float" office:value="7.7">
            <text:p>7.7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5];1)" office:value-type="float" office:value="6.7">
            <text:p>6.7</text:p>
          </table:table-cell>
          <table:table-cell table:formula="of:=ROUND(ABS([.C85]-[.E85]);1)" office:value-type="float" office:value="1">
            <text:p>1</text:p>
          </table:table-cell>
          <table:table-cell table:formula="of:=ROUND([.F85]/9*100;1)" office:value-type="float" office:value="11.1">
            <text:p>11.1</text:p>
          </table:table-cell>
          <table:table-cell table:formula="of:=ABS([.C85]/[.E85])" office:value-type="float" office:value="1.14925373134328">
            <text:p>1.1492537313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false">
            <text:p>FALS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8)" office:value-type="boolean" office:boolean-value="false">
            <text:p>FALSE</text:p>
          </table:table-cell>
          <table:table-cell table:formula="of:=IF([.E85]&gt;=6)" office:value-type="boolean" office:boolean-value="true">
            <text:p>TRUE</text:p>
          </table:table-cell>
          <table:table-cell table:formula="of:=IF(AND([.L85]=[.M85];[.L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3.69548">
            <text:p>3.69548</text:p>
          </table:table-cell>
          <table:table-cell table:style-name="ce1" table:formula="of:=ROUND([.B86];1)" office:value-type="float" office:value="3.7">
            <text:p>3.7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6];1)" office:value-type="float" office:value="6.7">
            <text:p>6.7</text:p>
          </table:table-cell>
          <table:table-cell table:formula="of:=ROUND(ABS([.C86]-[.E86]);1)" office:value-type="float" office:value="3">
            <text:p>3</text:p>
          </table:table-cell>
          <table:table-cell table:formula="of:=ROUND([.F86]/9*100;1)" office:value-type="float" office:value="33.3">
            <text:p>33.3</text:p>
          </table:table-cell>
          <table:table-cell table:formula="of:=ABS([.C86]/[.E86])" office:value-type="float" office:value="0.552238805970149">
            <text:p>0.552238806</text:p>
          </table:table-cell>
          <table:table-cell table:formula="of:=IF([.C86]&lt;=7)" office:value-type="boolean" office:boolean-value="true">
            <text:p>TRUE</text:p>
          </table:table-cell>
          <table:table-cell table:formula="of:=IF([.E86]&lt;=6.5)" office:value-type="boolean" office:boolean-value="false">
            <text:p>FALS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8)" office:value-type="boolean" office:boolean-value="false">
            <text:p>FALSE</text:p>
          </table:table-cell>
          <table:table-cell table:formula="of:=IF([.E86]&gt;=6)" office:value-type="boolean" office:boolean-value="true">
            <text:p>TRU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8.84">
            <text:p>8.84</text:p>
          </table:table-cell>
          <table:table-cell table:style-name="ce1" table:formula="of:=ROUND([.B87];1)" office:value-type="float" office:value="8.8">
            <text:p>8.8</text:p>
          </table:table-cell>
          <table:table-cell table:style-name="ce2" office:value-type="string">
            <text:p><text:s/>6.7000</text:p>
          </table:table-cell>
          <table:table-cell table:content-validation-name="val1" table:formula="of:=ROUND([.D87];1)" office:value-type="float" office:value="6.7">
            <text:p>6.7</text:p>
          </table:table-cell>
          <table:table-cell table:formula="of:=ROUND(ABS([.C87]-[.E87]);1)" office:value-type="float" office:value="2.1">
            <text:p>2.1</text:p>
          </table:table-cell>
          <table:table-cell table:formula="of:=ROUND([.F87]/9*100;1)" office:value-type="float" office:value="23.3">
            <text:p>23.3</text:p>
          </table:table-cell>
          <table:table-cell table:formula="of:=ABS([.C87]/[.E87])" office:value-type="float" office:value="1.3134328358209">
            <text:p>1.3134328358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6.5)" office:value-type="boolean" office:boolean-value="false">
            <text:p>FALS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8)" office:value-type="boolean" office:boolean-value="true">
            <text:p>TRUE</text:p>
          </table:table-cell>
          <table:table-cell table:formula="of:=IF([.E87]&gt;=6)" office:value-type="boolean" office:boolean-value="true">
            <text:p>TRUE</text:p>
          </table:table-cell>
          <table:table-cell table:formula="of:=IF(AND([.L87]=[.M87];[.L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9">
            <text:p>9</text:p>
          </table:table-cell>
          <table:table-cell table:style-name="ce1" table:formula="of:=ROUND([.B88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88];1)" office:value-type="float" office:value="6.7">
            <text:p>6.7</text:p>
          </table:table-cell>
          <table:table-cell table:formula="of:=ROUND(ABS([.C88]-[.E88]);1)" office:value-type="float" office:value="2.3">
            <text:p>2.3</text:p>
          </table:table-cell>
          <table:table-cell table:formula="of:=ROUND([.F88]/9*100;1)" office:value-type="float" office:value="25.6">
            <text:p>25.6</text:p>
          </table:table-cell>
          <table:table-cell table:formula="of:=ABS([.C88]/[.E88])" office:value-type="float" office:value="1.34328358208955">
            <text:p>1.3432835821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false">
            <text:p>FALS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8)" office:value-type="boolean" office:boolean-value="true">
            <text:p>TRUE</text:p>
          </table:table-cell>
          <table:table-cell table:formula="of:=IF([.E88]&gt;=6)" office:value-type="boolean" office:boolean-value="true">
            <text:p>TRUE</text:p>
          </table:table-cell>
          <table:table-cell table:formula="of:=IF(AND([.L88]=[.M88];[.L8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9">
            <text:p>9</text:p>
          </table:table-cell>
          <table:table-cell table:style-name="ce1" table:formula="of:=ROUND([.B89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89];1)" office:value-type="float" office:value="6.7">
            <text:p>6.7</text:p>
          </table:table-cell>
          <table:table-cell table:formula="of:=ROUND(ABS([.C89]-[.E89]);1)" office:value-type="float" office:value="2.3">
            <text:p>2.3</text:p>
          </table:table-cell>
          <table:table-cell table:formula="of:=ROUND([.F89]/9*100;1)" office:value-type="float" office:value="25.6">
            <text:p>25.6</text:p>
          </table:table-cell>
          <table:table-cell table:formula="of:=ABS([.C89]/[.E89])" office:value-type="float" office:value="1.34328358208955">
            <text:p>1.3432835821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false">
            <text:p>FALS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8)" office:value-type="boolean" office:boolean-value="true">
            <text:p>TRUE</text:p>
          </table:table-cell>
          <table:table-cell table:formula="of:=IF([.E89]&gt;=6)" office:value-type="boolean" office:boolean-value="true">
            <text:p>TRUE</text:p>
          </table:table-cell>
          <table:table-cell table:formula="of:=IF(AND([.L89]=[.M89];[.L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8.90147">
            <text:p>8.90147</text:p>
          </table:table-cell>
          <table:table-cell table:style-name="ce1" table:formula="of:=ROUND([.B90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2.2">
            <text:p>2.2</text:p>
          </table:table-cell>
          <table:table-cell table:formula="of:=ROUND([.F90]/9*100;1)" office:value-type="float" office:value="24.4">
            <text:p>24.4</text:p>
          </table:table-cell>
          <table:table-cell table:formula="of:=ABS([.C90]/[.E90])" office:value-type="float" office:value="1.32835820895522">
            <text:p>1.328358209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false">
            <text:p>FALS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8)" office:value-type="boolean" office:boolean-value="true">
            <text:p>TRUE</text:p>
          </table:table-cell>
          <table:table-cell table:formula="of:=IF([.E90]&gt;=6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86519">
            <text:p>8.86519</text:p>
          </table:table-cell>
          <table:table-cell table:style-name="ce1" table:formula="of:=ROUND([.B91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1];1)" office:value-type="float" office:value="6.7">
            <text:p>6.7</text:p>
          </table:table-cell>
          <table:table-cell table:formula="of:=ROUND(ABS([.C91]-[.E91]);1)" office:value-type="float" office:value="2.2">
            <text:p>2.2</text:p>
          </table:table-cell>
          <table:table-cell table:formula="of:=ROUND([.F91]/9*100;1)" office:value-type="float" office:value="24.4">
            <text:p>24.4</text:p>
          </table:table-cell>
          <table:table-cell table:formula="of:=ABS([.C91]/[.E91])" office:value-type="float" office:value="1.32835820895522">
            <text:p>1.328358209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false">
            <text:p>FALS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8)" office:value-type="boolean" office:boolean-value="true">
            <text:p>TRUE</text:p>
          </table:table-cell>
          <table:table-cell table:formula="of:=IF([.E91]&gt;=6)" office:value-type="boolean" office:boolean-value="true">
            <text:p>TRUE</text:p>
          </table:table-cell>
          <table:table-cell table:formula="of:=IF(AND([.L91]=[.M91];[.L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85776">
            <text:p>8.85776</text:p>
          </table:table-cell>
          <table:table-cell table:style-name="ce1" table:formula="of:=ROUND([.B92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2];1)" office:value-type="float" office:value="6.7">
            <text:p>6.7</text:p>
          </table:table-cell>
          <table:table-cell table:formula="of:=ROUND(ABS([.C92]-[.E92]);1)" office:value-type="float" office:value="2.2">
            <text:p>2.2</text:p>
          </table:table-cell>
          <table:table-cell table:formula="of:=ROUND([.F92]/9*100;1)" office:value-type="float" office:value="24.4">
            <text:p>24.4</text:p>
          </table:table-cell>
          <table:table-cell table:formula="of:=ABS([.C92]/[.E92])" office:value-type="float" office:value="1.32835820895522">
            <text:p>1.328358209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false">
            <text:p>FALS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8)" office:value-type="boolean" office:boolean-value="true">
            <text:p>TRUE</text:p>
          </table:table-cell>
          <table:table-cell table:formula="of:=IF([.E92]&gt;=6)" office:value-type="boolean" office:boolean-value="true">
            <text:p>TRUE</text:p>
          </table:table-cell>
          <table:table-cell table:formula="of:=IF(AND([.L92]=[.M92];[.L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8.73146">
            <text:p>8.73146</text:p>
          </table:table-cell>
          <table:table-cell table:style-name="ce1" table:formula="of:=ROUND([.B93];1)" office:value-type="float" office:value="8.7">
            <text:p>8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3];1)" office:value-type="float" office:value="6.7">
            <text:p>6.7</text:p>
          </table:table-cell>
          <table:table-cell table:formula="of:=ROUND(ABS([.C93]-[.E93]);1)" office:value-type="float" office:value="2">
            <text:p>2</text:p>
          </table:table-cell>
          <table:table-cell table:formula="of:=ROUND([.F93]/9*100;1)" office:value-type="float" office:value="22.2">
            <text:p>22.2</text:p>
          </table:table-cell>
          <table:table-cell table:formula="of:=ABS([.C93]/[.E93])" office:value-type="float" office:value="1.29850746268657">
            <text:p>1.2985074627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false">
            <text:p>FALS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8)" office:value-type="boolean" office:boolean-value="true">
            <text:p>TRUE</text:p>
          </table:table-cell>
          <table:table-cell table:formula="of:=IF([.E93]&gt;=6)" office:value-type="boolean" office:boolean-value="true">
            <text:p>TRUE</text:p>
          </table:table-cell>
          <table:table-cell table:formula="of:=IF(AND([.L93]=[.M93];[.L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8.72576">
            <text:p>8.72576</text:p>
          </table:table-cell>
          <table:table-cell table:style-name="ce1" table:formula="of:=ROUND([.B94];1)" office:value-type="float" office:value="8.7">
            <text:p>8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4];1)" office:value-type="float" office:value="6.7">
            <text:p>6.7</text:p>
          </table:table-cell>
          <table:table-cell table:formula="of:=ROUND(ABS([.C94]-[.E94]);1)" office:value-type="float" office:value="2">
            <text:p>2</text:p>
          </table:table-cell>
          <table:table-cell table:formula="of:=ROUND([.F94]/9*100;1)" office:value-type="float" office:value="22.2">
            <text:p>22.2</text:p>
          </table:table-cell>
          <table:table-cell table:formula="of:=ABS([.C94]/[.E94])" office:value-type="float" office:value="1.29850746268657">
            <text:p>1.2985074627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8)" office:value-type="boolean" office:boolean-value="true">
            <text:p>TRUE</text:p>
          </table:table-cell>
          <table:table-cell table:formula="of:=IF([.E94]&gt;=6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6801">
            <text:p>7.6801</text:p>
          </table:table-cell>
          <table:table-cell table:style-name="ce1" table:formula="of:=ROUND([.B95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5];1)" office:value-type="float" office:value="6.7">
            <text:p>6.7</text:p>
          </table:table-cell>
          <table:table-cell table:formula="of:=ROUND(ABS([.C95]-[.E95]);1)" office:value-type="float" office:value="1">
            <text:p>1</text:p>
          </table:table-cell>
          <table:table-cell table:formula="of:=ROUND([.F95]/9*100;1)" office:value-type="float" office:value="11.1">
            <text:p>11.1</text:p>
          </table:table-cell>
          <table:table-cell table:formula="of:=ABS([.C95]/[.E95])" office:value-type="float" office:value="1.14925373134328">
            <text:p>1.1492537313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false">
            <text:p>FALS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8)" office:value-type="boolean" office:boolean-value="false">
            <text:p>FALSE</text:p>
          </table:table-cell>
          <table:table-cell table:formula="of:=IF([.E95]&gt;=6)" office:value-type="boolean" office:boolean-value="true">
            <text:p>TRU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55461">
            <text:p>7.55461</text:p>
          </table:table-cell>
          <table:table-cell table:style-name="ce1" table:formula="of:=ROUND([.B96];1)" office:value-type="float" office:value="7.6">
            <text:p>7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6];1)" office:value-type="float" office:value="6.7">
            <text:p>6.7</text:p>
          </table:table-cell>
          <table:table-cell table:formula="of:=ROUND(ABS([.C96]-[.E96]);1)" office:value-type="float" office:value="0.9">
            <text:p>0.9</text:p>
          </table:table-cell>
          <table:table-cell table:formula="of:=ROUND([.F96]/9*100;1)" office:value-type="float" office:value="10">
            <text:p>10</text:p>
          </table:table-cell>
          <table:table-cell table:formula="of:=ABS([.C96]/[.E96])" office:value-type="float" office:value="1.13432835820896">
            <text:p>1.1343283582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false">
            <text:p>FALS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8)" office:value-type="boolean" office:boolean-value="false">
            <text:p>FALSE</text:p>
          </table:table-cell>
          <table:table-cell table:formula="of:=IF([.E96]&gt;=6)" office:value-type="boolean" office:boolean-value="true">
            <text:p>TRU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7.48878">
            <text:p>7.48878</text:p>
          </table:table-cell>
          <table:table-cell table:style-name="ce1" table:formula="of:=ROUND([.B97];1)" office:value-type="float" office:value="7.5">
            <text:p>7.5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7];1)" office:value-type="float" office:value="6.7">
            <text:p>6.7</text:p>
          </table:table-cell>
          <table:table-cell table:formula="of:=ROUND(ABS([.C97]-[.E97]);1)" office:value-type="float" office:value="0.8">
            <text:p>0.8</text:p>
          </table:table-cell>
          <table:table-cell table:formula="of:=ROUND([.F97]/9*100;1)" office:value-type="float" office:value="8.9">
            <text:p>8.9</text:p>
          </table:table-cell>
          <table:table-cell table:formula="of:=ABS([.C97]/[.E97])" office:value-type="float" office:value="1.11940298507463">
            <text:p>1.1194029851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false">
            <text:p>FALS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8)" office:value-type="boolean" office:boolean-value="false">
            <text:p>FALSE</text:p>
          </table:table-cell>
          <table:table-cell table:formula="of:=IF([.E97]&gt;=6)" office:value-type="boolean" office:boolean-value="true">
            <text:p>TRU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6.35682">
            <text:p>6.35682</text:p>
          </table:table-cell>
          <table:table-cell table:style-name="ce1" table:formula="of:=ROUND([.B98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8];1)" office:value-type="float" office:value="6.7">
            <text:p>6.7</text:p>
          </table:table-cell>
          <table:table-cell table:formula="of:=ROUND(ABS([.C98]-[.E98]);1)" office:value-type="float" office:value="0.3">
            <text:p>0.3</text:p>
          </table:table-cell>
          <table:table-cell table:formula="of:=ROUND([.F98]/9*100;1)" office:value-type="float" office:value="3.3">
            <text:p>3.3</text:p>
          </table:table-cell>
          <table:table-cell table:formula="of:=ABS([.C98]/[.E98])" office:value-type="float" office:value="0.955223880597015">
            <text:p>0.9552238806</text:p>
          </table:table-cell>
          <table:table-cell table:formula="of:=IF([.C98]&lt;=7)" office:value-type="boolean" office:boolean-value="true">
            <text:p>TRUE</text:p>
          </table:table-cell>
          <table:table-cell table:formula="of:=IF([.E98]&lt;=6.5)" office:value-type="boolean" office:boolean-value="false">
            <text:p>FALS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8)" office:value-type="boolean" office:boolean-value="false">
            <text:p>FALSE</text:p>
          </table:table-cell>
          <table:table-cell table:formula="of:=IF([.E98]&gt;=6)" office:value-type="boolean" office:boolean-value="true">
            <text:p>TRUE</text:p>
          </table:table-cell>
          <table:table-cell table:formula="of:=IF(AND([.L98]=[.M98];[.L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6.35682">
            <text:p>6.35682</text:p>
          </table:table-cell>
          <table:table-cell table:style-name="ce1" table:formula="of:=ROUND([.B99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9];1)" office:value-type="float" office:value="6.7">
            <text:p>6.7</text:p>
          </table:table-cell>
          <table:table-cell table:formula="of:=ROUND(ABS([.C99]-[.E99]);1)" office:value-type="float" office:value="0.3">
            <text:p>0.3</text:p>
          </table:table-cell>
          <table:table-cell table:formula="of:=ROUND([.F99]/9*100;1)" office:value-type="float" office:value="3.3">
            <text:p>3.3</text:p>
          </table:table-cell>
          <table:table-cell table:formula="of:=ABS([.C99]/[.E99])" office:value-type="float" office:value="0.955223880597015">
            <text:p>0.9552238806</text:p>
          </table:table-cell>
          <table:table-cell table:formula="of:=IF([.C99]&lt;=7)" office:value-type="boolean" office:boolean-value="true">
            <text:p>TRUE</text:p>
          </table:table-cell>
          <table:table-cell table:formula="of:=IF([.E99]&lt;=6.5)" office:value-type="boolean" office:boolean-value="false">
            <text:p>FALS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8)" office:value-type="boolean" office:boolean-value="false">
            <text:p>FALSE</text:p>
          </table:table-cell>
          <table:table-cell table:formula="of:=IF([.E99]&gt;=6)" office:value-type="boolean" office:boolean-value="true">
            <text:p>TRU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13405">
            <text:p>5.13405</text:p>
          </table:table-cell>
          <table:table-cell table:style-name="ce1" table:formula="of:=ROUND([.B100];1)" office:value-type="float" office:value="5.1">
            <text:p>5.1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00];1)" office:value-type="float" office:value="6.7">
            <text:p>6.7</text:p>
          </table:table-cell>
          <table:table-cell table:formula="of:=ROUND(ABS([.C100]-[.E100]);1)" office:value-type="float" office:value="1.6">
            <text:p>1.6</text:p>
          </table:table-cell>
          <table:table-cell table:formula="of:=ROUND([.F100]/9*100;1)" office:value-type="float" office:value="17.8">
            <text:p>17.8</text:p>
          </table:table-cell>
          <table:table-cell table:formula="of:=ABS([.C100]/[.E100])" office:value-type="float" office:value="0.761194029850746">
            <text:p>0.7611940299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8)" office:value-type="boolean" office:boolean-value="false">
            <text:p>FALSE</text:p>
          </table:table-cell>
          <table:table-cell table:formula="of:=IF([.E100]&gt;=6)" office:value-type="boolean" office:boolean-value="true">
            <text:p>TRUE</text:p>
          </table:table-cell>
          <table:table-cell table:formula="of:=IF(AND([.L100]=[.M100];[.L1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84">
            <text:p>8.84</text:p>
          </table:table-cell>
          <table:table-cell table:style-name="ce1" table:formula="of:=ROUND([.B101];1)" office:value-type="float" office:value="8.8">
            <text:p>8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1];1)" office:value-type="float" office:value="6.6">
            <text:p>6.6</text:p>
          </table:table-cell>
          <table:table-cell table:formula="of:=ROUND(ABS([.C101]-[.E101]);1)" office:value-type="float" office:value="2.2">
            <text:p>2.2</text:p>
          </table:table-cell>
          <table:table-cell table:formula="of:=ROUND([.F101]/9*100;1)" office:value-type="float" office:value="24.4">
            <text:p>24.4</text:p>
          </table:table-cell>
          <table:table-cell table:formula="of:=ABS([.C101]/[.E101])" office:value-type="float" office:value="1.33333333333333">
            <text:p>1.3333333333</text:p>
          </table:table-cell>
          <table:table-cell table:formula="of:=IF([.C101]&lt;=7)" office:value-type="boolean" office:boolean-value="false">
            <text:p>FALSE</text:p>
          </table:table-cell>
          <table:table-cell table:formula="of:=IF([.E101]&lt;=6.5)" office:value-type="boolean" office:boolean-value="false">
            <text:p>FALSE</text:p>
          </table:table-cell>
          <table:table-cell table:formula="of:=IF(AND([.I101]=[.J101];[.I101]=1))" office:value-type="boolean" office:boolean-value="false">
            <text:p>FALSE</text:p>
          </table:table-cell>
          <table:table-cell table:formula="of:=IF([.C101]&gt;=8)" office:value-type="boolean" office:boolean-value="true">
            <text:p>TRUE</text:p>
          </table:table-cell>
          <table:table-cell table:formula="of:=IF([.E101]&gt;=6)" office:value-type="boolean" office:boolean-value="true">
            <text:p>TRUE</text:p>
          </table:table-cell>
          <table:table-cell table:formula="of:=IF(AND([.L101]=[.M101];[.L1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3838">
            <text:p>8.83838</text:p>
          </table:table-cell>
          <table:table-cell table:style-name="ce1" table:formula="of:=ROUND([.B102];1)" office:value-type="float" office:value="8.8">
            <text:p>8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2];1)" office:value-type="float" office:value="6.6">
            <text:p>6.6</text:p>
          </table:table-cell>
          <table:table-cell table:formula="of:=ROUND(ABS([.C102]-[.E102]);1)" office:value-type="float" office:value="2.2">
            <text:p>2.2</text:p>
          </table:table-cell>
          <table:table-cell table:formula="of:=ROUND([.F102]/9*100;1)" office:value-type="float" office:value="24.4">
            <text:p>24.4</text:p>
          </table:table-cell>
          <table:table-cell table:formula="of:=ABS([.C102]/[.E102])" office:value-type="float" office:value="1.33333333333333">
            <text:p>1.3333333333</text:p>
          </table:table-cell>
          <table:table-cell table:formula="of:=IF([.C102]&lt;=7)" office:value-type="boolean" office:boolean-value="false">
            <text:p>FALSE</text:p>
          </table:table-cell>
          <table:table-cell table:formula="of:=IF([.E102]&lt;=6.5)" office:value-type="boolean" office:boolean-value="false">
            <text:p>FALSE</text:p>
          </table:table-cell>
          <table:table-cell table:formula="of:=IF(AND([.I102]=[.J102];[.I102]=1))" office:value-type="boolean" office:boolean-value="false">
            <text:p>FALSE</text:p>
          </table:table-cell>
          <table:table-cell table:formula="of:=IF([.C102]&gt;=8)" office:value-type="boolean" office:boolean-value="true">
            <text:p>TRUE</text:p>
          </table:table-cell>
          <table:table-cell table:formula="of:=IF([.E102]&gt;=6)" office:value-type="boolean" office:boolean-value="true">
            <text:p>TRUE</text:p>
          </table:table-cell>
          <table:table-cell table:formula="of:=IF(AND([.L102]=[.M102];[.L1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8.74955">
            <text:p>8.74955</text:p>
          </table:table-cell>
          <table:table-cell table:style-name="ce1" table:formula="of:=ROUND([.B103];1)" office:value-type="float" office:value="8.7">
            <text:p>8.7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3];1)" office:value-type="float" office:value="6.6">
            <text:p>6.6</text:p>
          </table:table-cell>
          <table:table-cell table:formula="of:=ROUND(ABS([.C103]-[.E103]);1)" office:value-type="float" office:value="2.1">
            <text:p>2.1</text:p>
          </table:table-cell>
          <table:table-cell table:formula="of:=ROUND([.F103]/9*100;1)" office:value-type="float" office:value="23.3">
            <text:p>23.3</text:p>
          </table:table-cell>
          <table:table-cell table:formula="of:=ABS([.C103]/[.E103])" office:value-type="float" office:value="1.31818181818182">
            <text:p>1.3181818182</text:p>
          </table:table-cell>
          <table:table-cell table:formula="of:=IF([.C103]&lt;=7)" office:value-type="boolean" office:boolean-value="false">
            <text:p>FALSE</text:p>
          </table:table-cell>
          <table:table-cell table:formula="of:=IF([.E103]&lt;=6.5)" office:value-type="boolean" office:boolean-value="false">
            <text:p>FALSE</text:p>
          </table:table-cell>
          <table:table-cell table:formula="of:=IF(AND([.I103]=[.J103];[.I103]=1))" office:value-type="boolean" office:boolean-value="false">
            <text:p>FALSE</text:p>
          </table:table-cell>
          <table:table-cell table:formula="of:=IF([.C103]&gt;=8)" office:value-type="boolean" office:boolean-value="true">
            <text:p>TRUE</text:p>
          </table:table-cell>
          <table:table-cell table:formula="of:=IF([.E103]&gt;=6)" office:value-type="boolean" office:boolean-value="true">
            <text:p>TRUE</text:p>
          </table:table-cell>
          <table:table-cell table:formula="of:=IF(AND([.L103]=[.M103];[.L1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71172">
            <text:p>8.71172</text:p>
          </table:table-cell>
          <table:table-cell table:style-name="ce1" table:formula="of:=ROUND([.B104];1)" office:value-type="float" office:value="8.7">
            <text:p>8.7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4];1)" office:value-type="float" office:value="6.6">
            <text:p>6.6</text:p>
          </table:table-cell>
          <table:table-cell table:formula="of:=ROUND(ABS([.C104]-[.E104]);1)" office:value-type="float" office:value="2.1">
            <text:p>2.1</text:p>
          </table:table-cell>
          <table:table-cell table:formula="of:=ROUND([.F104]/9*100;1)" office:value-type="float" office:value="23.3">
            <text:p>23.3</text:p>
          </table:table-cell>
          <table:table-cell table:formula="of:=ABS([.C104]/[.E104])" office:value-type="float" office:value="1.31818181818182">
            <text:p>1.3181818182</text:p>
          </table:table-cell>
          <table:table-cell table:formula="of:=IF([.C104]&lt;=7)" office:value-type="boolean" office:boolean-value="false">
            <text:p>FALSE</text:p>
          </table:table-cell>
          <table:table-cell table:formula="of:=IF([.E104]&lt;=6.5)" office:value-type="boolean" office:boolean-value="false">
            <text:p>FALSE</text:p>
          </table:table-cell>
          <table:table-cell table:formula="of:=IF(AND([.I104]=[.J104];[.I104]=1))" office:value-type="boolean" office:boolean-value="false">
            <text:p>FALSE</text:p>
          </table:table-cell>
          <table:table-cell table:formula="of:=IF([.C104]&gt;=8)" office:value-type="boolean" office:boolean-value="true">
            <text:p>TRUE</text:p>
          </table:table-cell>
          <table:table-cell table:formula="of:=IF([.E104]&gt;=6)" office:value-type="boolean" office:boolean-value="true">
            <text:p>TRUE</text:p>
          </table:table-cell>
          <table:table-cell table:formula="of:=IF(AND([.L104]=[.M104];[.L1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6.78085">
            <text:p>6.78085</text:p>
          </table:table-cell>
          <table:table-cell table:style-name="ce1" table:formula="of:=ROUND([.B105];1)" office:value-type="float" office:value="6.8">
            <text:p>6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2">
            <text:p>0.2</text:p>
          </table:table-cell>
          <table:table-cell table:formula="of:=ROUND([.F105]/9*100;1)" office:value-type="float" office:value="2.2">
            <text:p>2.2</text:p>
          </table:table-cell>
          <table:table-cell table:formula="of:=ABS([.C105]/[.E105])" office:value-type="float" office:value="1.03030303030303">
            <text:p>1.0303030303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I105]=[.J105];[.I105]=1))" office:value-type="boolean" office:boolean-value="false">
            <text:p>FALSE</text:p>
          </table:table-cell>
          <table:table-cell table:formula="of:=IF([.C105]&gt;=8)" office:value-type="boolean" office:boolean-value="false">
            <text:p>FALSE</text:p>
          </table:table-cell>
          <table:table-cell table:formula="of:=IF([.E105]&gt;=6)" office:value-type="boolean" office:boolean-value="true">
            <text:p>TRUE</text:p>
          </table:table-cell>
          <table:table-cell table:formula="of:=IF(AND([.L105]=[.M105];[.L1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6.55012">
            <text:p>6.55012</text:p>
          </table:table-cell>
          <table:table-cell table:style-name="ce1" table:formula="of:=ROUND([.B106];1)" office:value-type="float" office:value="6.6">
            <text:p>6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6];1)" office:value-type="float" office:value="6.6">
            <text:p>6.6</text:p>
          </table:table-cell>
          <table:table-cell table:formula="of:=ROUND(ABS([.C106]-[.E106]);1)" office:value-type="float" office:value="0">
            <text:p>0</text:p>
          </table:table-cell>
          <table:table-cell table:formula="of:=ROUND([.F106]/9*100;1)" office:value-type="float" office:value="0">
            <text:p>0</text:p>
          </table:table-cell>
          <table:table-cell table:formula="of:=ABS([.C106]/[.E106])" office:value-type="float" office:value="1">
            <text:p>1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6.5)" office:value-type="boolean" office:boolean-value="false">
            <text:p>FALSE</text:p>
          </table:table-cell>
          <table:table-cell table:formula="of:=IF(AND([.I106]=[.J106];[.I106]=1))" office:value-type="boolean" office:boolean-value="false">
            <text:p>FALSE</text:p>
          </table:table-cell>
          <table:table-cell table:formula="of:=IF([.C106]&gt;=8)" office:value-type="boolean" office:boolean-value="false">
            <text:p>FALSE</text:p>
          </table:table-cell>
          <table:table-cell table:formula="of:=IF([.E106]&gt;=6)" office:value-type="boolean" office:boolean-value="true">
            <text:p>TRU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9">
            <text:p>9</text:p>
          </table:table-cell>
          <table:table-cell table:style-name="ce1" table:formula="of:=ROUND([.B107];1)" office:value-type="float" office:value="9">
            <text:p>9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7];1)" office:value-type="float" office:value="6.6">
            <text:p>6.6</text:p>
          </table:table-cell>
          <table:table-cell table:formula="of:=ROUND(ABS([.C107]-[.E107]);1)" office:value-type="float" office:value="2.4">
            <text:p>2.4</text:p>
          </table:table-cell>
          <table:table-cell table:formula="of:=ROUND([.F107]/9*100;1)" office:value-type="float" office:value="26.7">
            <text:p>26.7</text:p>
          </table:table-cell>
          <table:table-cell table:formula="of:=ABS([.C107]/[.E107])" office:value-type="float" office:value="1.36363636363636">
            <text:p>1.3636363636</text:p>
          </table:table-cell>
          <table:table-cell table:formula="of:=IF([.C107]&lt;=7)" office:value-type="boolean" office:boolean-value="false">
            <text:p>FALSE</text:p>
          </table:table-cell>
          <table:table-cell table:formula="of:=IF([.E107]&lt;=6.5)" office:value-type="boolean" office:boolean-value="false">
            <text:p>FALSE</text:p>
          </table:table-cell>
          <table:table-cell table:formula="of:=IF(AND([.I107]=[.J107];[.I107]=1))" office:value-type="boolean" office:boolean-value="false">
            <text:p>FALSE</text:p>
          </table:table-cell>
          <table:table-cell table:formula="of:=IF([.C107]&gt;=8)" office:value-type="boolean" office:boolean-value="true">
            <text:p>TRUE</text:p>
          </table:table-cell>
          <table:table-cell table:formula="of:=IF([.E107]&gt;=6)" office:value-type="boolean" office:boolean-value="true">
            <text:p>TRUE</text:p>
          </table:table-cell>
          <table:table-cell table:formula="of:=IF(AND([.L107]=[.M107];[.L10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7774">
            <text:p>8.7774</text:p>
          </table:table-cell>
          <table:table-cell table:style-name="ce1" table:formula="of:=ROUND([.B108];1)" office:value-type="float" office:value="8.8">
            <text:p>8.8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2.2">
            <text:p>2.2</text:p>
          </table:table-cell>
          <table:table-cell table:formula="of:=ROUND([.F108]/9*100;1)" office:value-type="float" office:value="24.4">
            <text:p>24.4</text:p>
          </table:table-cell>
          <table:table-cell table:formula="of:=ABS([.C108]/[.E108])" office:value-type="float" office:value="1.33333333333333">
            <text:p>1.3333333333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8)" office:value-type="boolean" office:boolean-value="true">
            <text:p>TRUE</text:p>
          </table:table-cell>
          <table:table-cell table:formula="of:=IF([.E108]&gt;=6)" office:value-type="boolean" office:boolean-value="true">
            <text:p>TRUE</text:p>
          </table:table-cell>
          <table:table-cell table:formula="of:=IF(AND([.L108]=[.M108];[.L1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7.51264">
            <text:p>7.51264</text:p>
          </table:table-cell>
          <table:table-cell table:style-name="ce1" table:formula="of:=ROUND([.B109];1)" office:value-type="float" office:value="7.5">
            <text:p>7.5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9];1)" office:value-type="float" office:value="6.6">
            <text:p>6.6</text:p>
          </table:table-cell>
          <table:table-cell table:formula="of:=ROUND(ABS([.C109]-[.E109]);1)" office:value-type="float" office:value="0.9">
            <text:p>0.9</text:p>
          </table:table-cell>
          <table:table-cell table:formula="of:=ROUND([.F109]/9*100;1)" office:value-type="float" office:value="10">
            <text:p>10</text:p>
          </table:table-cell>
          <table:table-cell table:formula="of:=ABS([.C109]/[.E109])" office:value-type="float" office:value="1.13636363636364">
            <text:p>1.1363636364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false">
            <text:p>FALS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8)" office:value-type="boolean" office:boolean-value="false">
            <text:p>FALSE</text:p>
          </table:table-cell>
          <table:table-cell table:formula="of:=IF([.E109]&gt;=6)" office:value-type="boolean" office:boolean-value="true">
            <text:p>TRU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9">
            <text:p>9</text:p>
          </table:table-cell>
          <table:table-cell table:style-name="ce1" table:formula="of:=ROUND([.B110];1)" office:value-type="float" office:value="9">
            <text:p>9</text:p>
          </table:table-cell>
          <table:table-cell table:style-name="ce2" office:value-type="string">
            <text:p><text:s/>6.6154</text:p>
          </table:table-cell>
          <table:table-cell table:content-validation-name="val1" table:formula="of:=ROUND([.D110];1)" office:value-type="float" office:value="6.6">
            <text:p>6.6</text:p>
          </table:table-cell>
          <table:table-cell table:formula="of:=ROUND(ABS([.C110]-[.E110]);1)" office:value-type="float" office:value="2.4">
            <text:p>2.4</text:p>
          </table:table-cell>
          <table:table-cell table:formula="of:=ROUND([.F110]/9*100;1)" office:value-type="float" office:value="26.7">
            <text:p>26.7</text:p>
          </table:table-cell>
          <table:table-cell table:formula="of:=ABS([.C110]/[.E110])" office:value-type="float" office:value="1.36363636363636">
            <text:p>1.3636363636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false">
            <text:p>FALS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8)" office:value-type="boolean" office:boolean-value="true">
            <text:p>TRUE</text:p>
          </table:table-cell>
          <table:table-cell table:formula="of:=IF([.E110]&gt;=6)" office:value-type="boolean" office:boolean-value="true">
            <text:p>TRUE</text:p>
          </table:table-cell>
          <table:table-cell table:formula="of:=IF(AND([.L110]=[.M110];[.L11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8.8">
            <text:p>8.8</text:p>
          </table:table-cell>
          <table:table-cell table:style-name="ce1" table:formula="of:=ROUND([.B111];1)" office:value-type="float" office:value="8.8">
            <text:p>8.8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1];1)" office:value-type="float" office:value="6.6">
            <text:p>6.6</text:p>
          </table:table-cell>
          <table:table-cell table:formula="of:=ROUND(ABS([.C111]-[.E111]);1)" office:value-type="float" office:value="2.2">
            <text:p>2.2</text:p>
          </table:table-cell>
          <table:table-cell table:formula="of:=ROUND([.F111]/9*100;1)" office:value-type="float" office:value="24.4">
            <text:p>24.4</text:p>
          </table:table-cell>
          <table:table-cell table:formula="of:=ABS([.C111]/[.E111])" office:value-type="float" office:value="1.33333333333333">
            <text:p>1.3333333333</text:p>
          </table:table-cell>
          <table:table-cell table:formula="of:=IF([.C111]&lt;=7)" office:value-type="boolean" office:boolean-value="false">
            <text:p>FALSE</text:p>
          </table:table-cell>
          <table:table-cell table:formula="of:=IF([.E111]&lt;=6.5)" office:value-type="boolean" office:boolean-value="false">
            <text:p>FALSE</text:p>
          </table:table-cell>
          <table:table-cell table:formula="of:=IF(AND([.I111]=[.J111];[.I111]=1))" office:value-type="boolean" office:boolean-value="false">
            <text:p>FALSE</text:p>
          </table:table-cell>
          <table:table-cell table:formula="of:=IF([.C111]&gt;=8)" office:value-type="boolean" office:boolean-value="true">
            <text:p>TRUE</text:p>
          </table:table-cell>
          <table:table-cell table:formula="of:=IF([.E111]&gt;=6)" office:value-type="boolean" office:boolean-value="true">
            <text:p>TRUE</text:p>
          </table:table-cell>
          <table:table-cell table:formula="of:=IF(AND([.L111]=[.M111];[.L1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6.63499">
            <text:p>6.63499</text:p>
          </table:table-cell>
          <table:table-cell table:style-name="ce1" table:formula="of:=ROUND([.B112];1)" office:value-type="float" office:value="6.6">
            <text:p>6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2];1)" office:value-type="float" office:value="6.6">
            <text:p>6.6</text:p>
          </table:table-cell>
          <table:table-cell table:formula="of:=ROUND(ABS([.C112]-[.E112]);1)" office:value-type="float" office:value="0">
            <text:p>0</text:p>
          </table:table-cell>
          <table:table-cell table:formula="of:=ROUND([.F112]/9*100;1)" office:value-type="float" office:value="0">
            <text:p>0</text:p>
          </table:table-cell>
          <table:table-cell table:formula="of:=ABS([.C112]/[.E112])" office:value-type="float" office:value="1">
            <text:p>1</text:p>
          </table:table-cell>
          <table:table-cell table:formula="of:=IF([.C112]&lt;=7)" office:value-type="boolean" office:boolean-value="true">
            <text:p>TRUE</text:p>
          </table:table-cell>
          <table:table-cell table:formula="of:=IF([.E112]&lt;=6.5)" office:value-type="boolean" office:boolean-value="false">
            <text:p>FALS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8)" office:value-type="boolean" office:boolean-value="false">
            <text:p>FALSE</text:p>
          </table:table-cell>
          <table:table-cell table:formula="of:=IF([.E112]&gt;=6)" office:value-type="boolean" office:boolean-value="true">
            <text:p>TRUE</text:p>
          </table:table-cell>
          <table:table-cell table:formula="of:=IF(AND([.L112]=[.M112];[.L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6.60024">
            <text:p>6.60024</text:p>
          </table:table-cell>
          <table:table-cell table:style-name="ce1" table:formula="of:=ROUND([.B113];1)" office:value-type="float" office:value="6.6">
            <text:p>6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3];1)" office:value-type="float" office:value="6.6">
            <text:p>6.6</text:p>
          </table:table-cell>
          <table:table-cell table:formula="of:=ROUND(ABS([.C113]-[.E113]);1)" office:value-type="float" office:value="0">
            <text:p>0</text:p>
          </table:table-cell>
          <table:table-cell table:formula="of:=ROUND([.F113]/9*100;1)" office:value-type="float" office:value="0">
            <text:p>0</text:p>
          </table:table-cell>
          <table:table-cell table:formula="of:=ABS([.C113]/[.E113])" office:value-type="float" office:value="1">
            <text:p>1</text:p>
          </table:table-cell>
          <table:table-cell table:formula="of:=IF([.C113]&lt;=7)" office:value-type="boolean" office:boolean-value="true">
            <text:p>TRUE</text:p>
          </table:table-cell>
          <table:table-cell table:formula="of:=IF([.E113]&lt;=6.5)" office:value-type="boolean" office:boolean-value="false">
            <text:p>FALSE</text:p>
          </table:table-cell>
          <table:table-cell table:formula="of:=IF(AND([.I113]=[.J113];[.I113]=1))" office:value-type="boolean" office:boolean-value="false">
            <text:p>FALSE</text:p>
          </table:table-cell>
          <table:table-cell table:formula="of:=IF([.C113]&gt;=8)" office:value-type="boolean" office:boolean-value="false">
            <text:p>FALSE</text:p>
          </table:table-cell>
          <table:table-cell table:formula="of:=IF([.E113]&gt;=6)" office:value-type="boolean" office:boolean-value="true">
            <text:p>TRU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6.44387">
            <text:p>6.44387</text:p>
          </table:table-cell>
          <table:table-cell table:style-name="ce1" table:formula="of:=ROUND([.B114];1)" office:value-type="float" office:value="6.4">
            <text:p>6.4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4];1)" office:value-type="float" office:value="6.6">
            <text:p>6.6</text:p>
          </table:table-cell>
          <table:table-cell table:formula="of:=ROUND(ABS([.C114]-[.E114]);1)" office:value-type="float" office:value="0.2">
            <text:p>0.2</text:p>
          </table:table-cell>
          <table:table-cell table:formula="of:=ROUND([.F114]/9*100;1)" office:value-type="float" office:value="2.2">
            <text:p>2.2</text:p>
          </table:table-cell>
          <table:table-cell table:formula="of:=ABS([.C114]/[.E114])" office:value-type="float" office:value="0.96969696969697">
            <text:p>0.9696969697</text:p>
          </table:table-cell>
          <table:table-cell table:formula="of:=IF([.C114]&lt;=7)" office:value-type="boolean" office:boolean-value="true">
            <text:p>TRU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8)" office:value-type="boolean" office:boolean-value="false">
            <text:p>FALSE</text:p>
          </table:table-cell>
          <table:table-cell table:formula="of:=IF([.E114]&gt;=6)" office:value-type="boolean" office:boolean-value="true">
            <text:p>TRUE</text:p>
          </table:table-cell>
          <table:table-cell table:formula="of:=IF(AND([.L114]=[.M114];[.L1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2.60529">
            <text:p>2.60529</text:p>
          </table:table-cell>
          <table:table-cell table:style-name="ce1" table:formula="of:=ROUND([.B115];1)" office:value-type="float" office:value="2.6">
            <text:p>2.6</text:p>
          </table:table-cell>
          <table:table-cell table:style-name="ce2" office:value-type="string">
            <text:p><text:s/>6.5833</text:p>
          </table:table-cell>
          <table:table-cell table:content-validation-name="val1" table:formula="of:=ROUND([.D115];1)" office:value-type="float" office:value="6.6">
            <text:p>6.6</text:p>
          </table:table-cell>
          <table:table-cell table:formula="of:=ROUND(ABS([.C115]-[.E115]);1)" office:value-type="float" office:value="4">
            <text:p>4</text:p>
          </table:table-cell>
          <table:table-cell table:formula="of:=ROUND([.F115]/9*100;1)" office:value-type="float" office:value="44.4">
            <text:p>44.4</text:p>
          </table:table-cell>
          <table:table-cell table:formula="of:=ABS([.C115]/[.E115])" office:value-type="float" office:value="0.393939393939394">
            <text:p>0.3939393939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false">
            <text:p>FALSE</text:p>
          </table:table-cell>
          <table:table-cell table:formula="of:=IF(AND([.I115]=[.J115];[.I115]=1))" office:value-type="boolean" office:boolean-value="false">
            <text:p>FALSE</text:p>
          </table:table-cell>
          <table:table-cell table:formula="of:=IF([.C115]&gt;=8)" office:value-type="boolean" office:boolean-value="false">
            <text:p>FALSE</text:p>
          </table:table-cell>
          <table:table-cell table:formula="of:=IF([.E115]&gt;=6)" office:value-type="boolean" office:boolean-value="true">
            <text:p>TRUE</text:p>
          </table:table-cell>
          <table:table-cell table:formula="of:=IF(AND([.L115]=[.M115];[.L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67566">
            <text:p>7.67566</text:p>
          </table:table-cell>
          <table:table-cell table:style-name="ce1" table:formula="of:=ROUND([.B116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6];1)" office:value-type="float" office:value="6.6">
            <text:p>6.6</text:p>
          </table:table-cell>
          <table:table-cell table:formula="of:=ROUND(ABS([.C116]-[.E116]);1)" office:value-type="float" office:value="1.1">
            <text:p>1.1</text:p>
          </table:table-cell>
          <table:table-cell table:formula="of:=ROUND([.F116]/9*100;1)" office:value-type="float" office:value="12.2">
            <text:p>12.2</text:p>
          </table:table-cell>
          <table:table-cell table:formula="of:=ABS([.C116]/[.E116])" office:value-type="float" office:value="1.16666666666667">
            <text:p>1.1666666667</text:p>
          </table:table-cell>
          <table:table-cell table:formula="of:=IF([.C116]&lt;=7)" office:value-type="boolean" office:boolean-value="false">
            <text:p>FALSE</text:p>
          </table:table-cell>
          <table:table-cell table:formula="of:=IF([.E116]&lt;=6.5)" office:value-type="boolean" office:boolean-value="false">
            <text:p>FALSE</text:p>
          </table:table-cell>
          <table:table-cell table:formula="of:=IF(AND([.I116]=[.J116];[.I116]=1))" office:value-type="boolean" office:boolean-value="false">
            <text:p>FALSE</text:p>
          </table:table-cell>
          <table:table-cell table:formula="of:=IF([.C116]&gt;=8)" office:value-type="boolean" office:boolean-value="false">
            <text:p>FALSE</text:p>
          </table:table-cell>
          <table:table-cell table:formula="of:=IF([.E116]&gt;=6)" office:value-type="boolean" office:boolean-value="true">
            <text:p>TRUE</text:p>
          </table:table-cell>
          <table:table-cell table:formula="of:=IF(AND([.L116]=[.M116];[.L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7.62983">
            <text:p>7.62983</text:p>
          </table:table-cell>
          <table:table-cell table:style-name="ce1" table:formula="of:=ROUND([.B117];1)" office:value-type="float" office:value="7.6">
            <text:p>7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7];1)" office:value-type="float" office:value="6.6">
            <text:p>6.6</text:p>
          </table:table-cell>
          <table:table-cell table:formula="of:=ROUND(ABS([.C117]-[.E117]);1)" office:value-type="float" office:value="1">
            <text:p>1</text:p>
          </table:table-cell>
          <table:table-cell table:formula="of:=ROUND([.F117]/9*100;1)" office:value-type="float" office:value="11.1">
            <text:p>11.1</text:p>
          </table:table-cell>
          <table:table-cell table:formula="of:=ABS([.C117]/[.E117])" office:value-type="float" office:value="1.15151515151515">
            <text:p>1.1515151515</text:p>
          </table:table-cell>
          <table:table-cell table:formula="of:=IF([.C117]&lt;=7)" office:value-type="boolean" office:boolean-value="false">
            <text:p>FALS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8)" office:value-type="boolean" office:boolean-value="false">
            <text:p>FALSE</text:p>
          </table:table-cell>
          <table:table-cell table:formula="of:=IF([.E117]&gt;=6)" office:value-type="boolean" office:boolean-value="true">
            <text:p>TRUE</text:p>
          </table:table-cell>
          <table:table-cell table:formula="of:=IF(AND([.L117]=[.M117];[.L1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7.54162">
            <text:p>7.54162</text:p>
          </table:table-cell>
          <table:table-cell table:style-name="ce1" table:formula="of:=ROUND([.B118];1)" office:value-type="float" office:value="7.5">
            <text:p>7.5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8];1)" office:value-type="float" office:value="6.6">
            <text:p>6.6</text:p>
          </table:table-cell>
          <table:table-cell table:formula="of:=ROUND(ABS([.C118]-[.E118]);1)" office:value-type="float" office:value="0.9">
            <text:p>0.9</text:p>
          </table:table-cell>
          <table:table-cell table:formula="of:=ROUND([.F118]/9*100;1)" office:value-type="float" office:value="10">
            <text:p>10</text:p>
          </table:table-cell>
          <table:table-cell table:formula="of:=ABS([.C118]/[.E118])" office:value-type="float" office:value="1.13636363636364">
            <text:p>1.1363636364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8)" office:value-type="boolean" office:boolean-value="false">
            <text:p>FALSE</text:p>
          </table:table-cell>
          <table:table-cell table:formula="of:=IF([.E118]&gt;=6)" office:value-type="boolean" office:boolean-value="true">
            <text:p>TRUE</text:p>
          </table:table-cell>
          <table:table-cell table:formula="of:=IF(AND([.L118]=[.M118];[.L1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52485">
            <text:p>7.52485</text:p>
          </table:table-cell>
          <table:table-cell table:style-name="ce1" table:formula="of:=ROUND([.B119];1)" office:value-type="float" office:value="7.5">
            <text:p>7.5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9];1)" office:value-type="float" office:value="6.6">
            <text:p>6.6</text:p>
          </table:table-cell>
          <table:table-cell table:formula="of:=ROUND(ABS([.C119]-[.E119]);1)" office:value-type="float" office:value="0.9">
            <text:p>0.9</text:p>
          </table:table-cell>
          <table:table-cell table:formula="of:=ROUND([.F119]/9*100;1)" office:value-type="float" office:value="10">
            <text:p>10</text:p>
          </table:table-cell>
          <table:table-cell table:formula="of:=ABS([.C119]/[.E119])" office:value-type="float" office:value="1.13636363636364">
            <text:p>1.1363636364</text:p>
          </table:table-cell>
          <table:table-cell table:formula="of:=IF([.C119]&lt;=7)" office:value-type="boolean" office:boolean-value="false">
            <text:p>FALSE</text:p>
          </table:table-cell>
          <table:table-cell table:formula="of:=IF([.E119]&lt;=6.5)" office:value-type="boolean" office:boolean-value="false">
            <text:p>FALSE</text:p>
          </table:table-cell>
          <table:table-cell table:formula="of:=IF(AND([.I119]=[.J119];[.I119]=1))" office:value-type="boolean" office:boolean-value="false">
            <text:p>FALSE</text:p>
          </table:table-cell>
          <table:table-cell table:formula="of:=IF([.C119]&gt;=8)" office:value-type="boolean" office:boolean-value="false">
            <text:p>FALSE</text:p>
          </table:table-cell>
          <table:table-cell table:formula="of:=IF([.E119]&gt;=6)" office:value-type="boolean" office:boolean-value="true">
            <text:p>TRU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6.63343">
            <text:p>6.63343</text:p>
          </table:table-cell>
          <table:table-cell table:style-name="ce1" table:formula="of:=ROUND([.B120];1)" office:value-type="float" office:value="6.6">
            <text:p>6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0];1)" office:value-type="float" office:value="6.6">
            <text:p>6.6</text:p>
          </table:table-cell>
          <table:table-cell table:formula="of:=ROUND(ABS([.C120]-[.E120]);1)" office:value-type="float" office:value="0">
            <text:p>0</text:p>
          </table:table-cell>
          <table:table-cell table:formula="of:=ROUND([.F120]/9*100;1)" office:value-type="float" office:value="0">
            <text:p>0</text:p>
          </table:table-cell>
          <table:table-cell table:formula="of:=ABS([.C120]/[.E120])" office:value-type="float" office:value="1">
            <text:p>1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false">
            <text:p>FALSE</text:p>
          </table:table-cell>
          <table:table-cell table:formula="of:=IF(AND([.I120]=[.J120];[.I120]=1))" office:value-type="boolean" office:boolean-value="false">
            <text:p>FALSE</text:p>
          </table:table-cell>
          <table:table-cell table:formula="of:=IF([.C120]&gt;=8)" office:value-type="boolean" office:boolean-value="false">
            <text:p>FALSE</text:p>
          </table:table-cell>
          <table:table-cell table:formula="of:=IF([.E120]&gt;=6)" office:value-type="boolean" office:boolean-value="true">
            <text:p>TRU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428">
            <text:p>6.428</text:p>
          </table:table-cell>
          <table:table-cell table:style-name="ce1" table:formula="of:=ROUND([.B121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1];1)" office:value-type="float" office:value="6.6">
            <text:p>6.6</text:p>
          </table:table-cell>
          <table:table-cell table:formula="of:=ROUND(ABS([.C121]-[.E121]);1)" office:value-type="float" office:value="0.2">
            <text:p>0.2</text:p>
          </table:table-cell>
          <table:table-cell table:formula="of:=ROUND([.F121]/9*100;1)" office:value-type="float" office:value="2.2">
            <text:p>2.2</text:p>
          </table:table-cell>
          <table:table-cell table:formula="of:=ABS([.C121]/[.E121])" office:value-type="float" office:value="0.96969696969697">
            <text:p>0.9696969697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8)" office:value-type="boolean" office:boolean-value="false">
            <text:p>FALSE</text:p>
          </table:table-cell>
          <table:table-cell table:formula="of:=IF([.E121]&gt;=6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6.40918">
            <text:p>6.40918</text:p>
          </table:table-cell>
          <table:table-cell table:style-name="ce1" table:formula="of:=ROUND([.B122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2];1)" office:value-type="float" office:value="6.6">
            <text:p>6.6</text:p>
          </table:table-cell>
          <table:table-cell table:formula="of:=ROUND(ABS([.C122]-[.E122]);1)" office:value-type="float" office:value="0.2">
            <text:p>0.2</text:p>
          </table:table-cell>
          <table:table-cell table:formula="of:=ROUND([.F122]/9*100;1)" office:value-type="float" office:value="2.2">
            <text:p>2.2</text:p>
          </table:table-cell>
          <table:table-cell table:formula="of:=ABS([.C122]/[.E122])" office:value-type="float" office:value="0.96969696969697">
            <text:p>0.9696969697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6.5)" office:value-type="boolean" office:boolean-value="false">
            <text:p>FALSE</text:p>
          </table:table-cell>
          <table:table-cell table:formula="of:=IF(AND([.I122]=[.J122];[.I122]=1))" office:value-type="boolean" office:boolean-value="false">
            <text:p>FALSE</text:p>
          </table:table-cell>
          <table:table-cell table:formula="of:=IF([.C122]&gt;=8)" office:value-type="boolean" office:boolean-value="false">
            <text:p>FALSE</text:p>
          </table:table-cell>
          <table:table-cell table:formula="of:=IF([.E122]&gt;=6)" office:value-type="boolean" office:boolean-value="true">
            <text:p>TRU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19877">
            <text:p>5.19877</text:p>
          </table:table-cell>
          <table:table-cell table:style-name="ce1" table:formula="of:=ROUND([.B123];1)" office:value-type="float" office:value="5.2">
            <text:p>5.2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3];1)" office:value-type="float" office:value="6.6">
            <text:p>6.6</text:p>
          </table:table-cell>
          <table:table-cell table:formula="of:=ROUND(ABS([.C123]-[.E123]);1)" office:value-type="float" office:value="1.4">
            <text:p>1.4</text:p>
          </table:table-cell>
          <table:table-cell table:formula="of:=ROUND([.F123]/9*100;1)" office:value-type="float" office:value="15.6">
            <text:p>15.6</text:p>
          </table:table-cell>
          <table:table-cell table:formula="of:=ABS([.C123]/[.E123])" office:value-type="float" office:value="0.787878787878788">
            <text:p>0.7878787879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6.5)" office:value-type="boolean" office:boolean-value="false">
            <text:p>FALSE</text:p>
          </table:table-cell>
          <table:table-cell table:formula="of:=IF(AND([.I123]=[.J123];[.I123]=1))" office:value-type="boolean" office:boolean-value="false">
            <text:p>FALSE</text:p>
          </table:table-cell>
          <table:table-cell table:formula="of:=IF([.C123]&gt;=8)" office:value-type="boolean" office:boolean-value="false">
            <text:p>FALSE</text:p>
          </table:table-cell>
          <table:table-cell table:formula="of:=IF([.E123]&gt;=6)" office:value-type="boolean" office:boolean-value="true">
            <text:p>TRU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9">
            <text:p>9</text:p>
          </table:table-cell>
          <table:table-cell table:style-name="ce1" table:formula="of:=ROUND([.B124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4];1)" office:value-type="float" office:value="6.6">
            <text:p>6.6</text:p>
          </table:table-cell>
          <table:table-cell table:formula="of:=ROUND(ABS([.C124]-[.E124]);1)" office:value-type="float" office:value="2.4">
            <text:p>2.4</text:p>
          </table:table-cell>
          <table:table-cell table:formula="of:=ROUND([.F124]/9*100;1)" office:value-type="float" office:value="26.7">
            <text:p>26.7</text:p>
          </table:table-cell>
          <table:table-cell table:formula="of:=ABS([.C124]/[.E124])" office:value-type="float" office:value="1.36363636363636">
            <text:p>1.3636363636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false">
            <text:p>FALS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8)" office:value-type="boolean" office:boolean-value="true">
            <text:p>TRUE</text:p>
          </table:table-cell>
          <table:table-cell table:formula="of:=IF([.E124]&gt;=6)" office:value-type="boolean" office:boolean-value="true">
            <text:p>TRUE</text:p>
          </table:table-cell>
          <table:table-cell table:formula="of:=IF(AND([.L124]=[.M124];[.L1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95346">
            <text:p>8.95346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5];1)" office:value-type="float" office:value="6.6">
            <text:p>6.6</text:p>
          </table:table-cell>
          <table:table-cell table:formula="of:=ROUND(ABS([.C125]-[.E125]);1)" office:value-type="float" office:value="2.4">
            <text:p>2.4</text:p>
          </table:table-cell>
          <table:table-cell table:formula="of:=ROUND([.F125]/9*100;1)" office:value-type="float" office:value="26.7">
            <text:p>26.7</text:p>
          </table:table-cell>
          <table:table-cell table:formula="of:=ABS([.C125]/[.E125])" office:value-type="float" office:value="1.36363636363636">
            <text:p>1.3636363636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8)" office:value-type="boolean" office:boolean-value="true">
            <text:p>TRUE</text:p>
          </table:table-cell>
          <table:table-cell table:formula="of:=IF([.E125]&gt;=6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8.8623">
            <text:p>8.8623</text:p>
          </table:table-cell>
          <table:table-cell table:style-name="ce1" table:formula="of:=ROUND([.B126];1)" office:value-type="float" office:value="8.9">
            <text:p>8.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6];1)" office:value-type="float" office:value="6.6">
            <text:p>6.6</text:p>
          </table:table-cell>
          <table:table-cell table:formula="of:=ROUND(ABS([.C126]-[.E126]);1)" office:value-type="float" office:value="2.3">
            <text:p>2.3</text:p>
          </table:table-cell>
          <table:table-cell table:formula="of:=ROUND([.F126]/9*100;1)" office:value-type="float" office:value="25.6">
            <text:p>25.6</text:p>
          </table:table-cell>
          <table:table-cell table:formula="of:=ABS([.C126]/[.E126])" office:value-type="float" office:value="1.34848484848485">
            <text:p>1.3484848485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8)" office:value-type="boolean" office:boolean-value="true">
            <text:p>TRUE</text:p>
          </table:table-cell>
          <table:table-cell table:formula="of:=IF([.E126]&gt;=6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1569">
            <text:p>8.81569</text:p>
          </table:table-cell>
          <table:table-cell table:style-name="ce1" table:formula="of:=ROUND([.B127];1)" office:value-type="float" office:value="8.8">
            <text:p>8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7];1)" office:value-type="float" office:value="6.6">
            <text:p>6.6</text:p>
          </table:table-cell>
          <table:table-cell table:formula="of:=ROUND(ABS([.C127]-[.E127]);1)" office:value-type="float" office:value="2.2">
            <text:p>2.2</text:p>
          </table:table-cell>
          <table:table-cell table:formula="of:=ROUND([.F127]/9*100;1)" office:value-type="float" office:value="24.4">
            <text:p>24.4</text:p>
          </table:table-cell>
          <table:table-cell table:formula="of:=ABS([.C127]/[.E127])" office:value-type="float" office:value="1.33333333333333">
            <text:p>1.3333333333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false">
            <text:p>FALS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8)" office:value-type="boolean" office:boolean-value="true">
            <text:p>TRUE</text:p>
          </table:table-cell>
          <table:table-cell table:formula="of:=IF([.E127]&gt;=6)" office:value-type="boolean" office:boolean-value="true">
            <text:p>TRUE</text:p>
          </table:table-cell>
          <table:table-cell table:formula="of:=IF(AND([.L127]=[.M127];[.L1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8.79371">
            <text:p>8.79371</text:p>
          </table:table-cell>
          <table:table-cell table:style-name="ce1" table:formula="of:=ROUND([.B128];1)" office:value-type="float" office:value="8.8">
            <text:p>8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8];1)" office:value-type="float" office:value="6.6">
            <text:p>6.6</text:p>
          </table:table-cell>
          <table:table-cell table:formula="of:=ROUND(ABS([.C128]-[.E128]);1)" office:value-type="float" office:value="2.2">
            <text:p>2.2</text:p>
          </table:table-cell>
          <table:table-cell table:formula="of:=ROUND([.F128]/9*100;1)" office:value-type="float" office:value="24.4">
            <text:p>24.4</text:p>
          </table:table-cell>
          <table:table-cell table:formula="of:=ABS([.C128]/[.E128])" office:value-type="float" office:value="1.33333333333333">
            <text:p>1.3333333333</text:p>
          </table:table-cell>
          <table:table-cell table:formula="of:=IF([.C128]&lt;=7)" office:value-type="boolean" office:boolean-value="false">
            <text:p>FALSE</text:p>
          </table:table-cell>
          <table:table-cell table:formula="of:=IF([.E128]&lt;=6.5)" office:value-type="boolean" office:boolean-value="false">
            <text:p>FALSE</text:p>
          </table:table-cell>
          <table:table-cell table:formula="of:=IF(AND([.I128]=[.J128];[.I128]=1))" office:value-type="boolean" office:boolean-value="false">
            <text:p>FALSE</text:p>
          </table:table-cell>
          <table:table-cell table:formula="of:=IF([.C128]&gt;=8)" office:value-type="boolean" office:boolean-value="true">
            <text:p>TRUE</text:p>
          </table:table-cell>
          <table:table-cell table:formula="of:=IF([.E128]&gt;=6)" office:value-type="boolean" office:boolean-value="true">
            <text:p>TRUE</text:p>
          </table:table-cell>
          <table:table-cell table:formula="of:=IF(AND([.L128]=[.M128];[.L1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8.71794">
            <text:p>8.71794</text:p>
          </table:table-cell>
          <table:table-cell table:style-name="ce1" table:formula="of:=ROUND([.B129];1)" office:value-type="float" office:value="8.7">
            <text:p>8.7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2.1">
            <text:p>2.1</text:p>
          </table:table-cell>
          <table:table-cell table:formula="of:=ROUND([.F129]/9*100;1)" office:value-type="float" office:value="23.3">
            <text:p>23.3</text:p>
          </table:table-cell>
          <table:table-cell table:formula="of:=ABS([.C129]/[.E129])" office:value-type="float" office:value="1.31818181818182">
            <text:p>1.3181818182</text:p>
          </table:table-cell>
          <table:table-cell table:formula="of:=IF([.C129]&lt;=7)" office:value-type="boolean" office:boolean-value="false">
            <text:p>FALSE</text:p>
          </table:table-cell>
          <table:table-cell table:formula="of:=IF([.E129]&lt;=6.5)" office:value-type="boolean" office:boolean-value="false">
            <text:p>FALSE</text:p>
          </table:table-cell>
          <table:table-cell table:formula="of:=IF(AND([.I129]=[.J129];[.I129]=1))" office:value-type="boolean" office:boolean-value="false">
            <text:p>FALSE</text:p>
          </table:table-cell>
          <table:table-cell table:formula="of:=IF([.C129]&gt;=8)" office:value-type="boolean" office:boolean-value="true">
            <text:p>TRUE</text:p>
          </table:table-cell>
          <table:table-cell table:formula="of:=IF([.E129]&gt;=6)" office:value-type="boolean" office:boolean-value="true">
            <text:p>TRUE</text:p>
          </table:table-cell>
          <table:table-cell table:formula="of:=IF(AND([.L129]=[.M129];[.L1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38474">
            <text:p>6.38474</text:p>
          </table:table-cell>
          <table:table-cell table:style-name="ce1" table:formula="of:=ROUND([.B130];1)" office:value-type="float" office:value="6.4">
            <text:p>6.4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30];1)" office:value-type="float" office:value="6.6">
            <text:p>6.6</text:p>
          </table:table-cell>
          <table:table-cell table:formula="of:=ROUND(ABS([.C130]-[.E130]);1)" office:value-type="float" office:value="0.2">
            <text:p>0.2</text:p>
          </table:table-cell>
          <table:table-cell table:formula="of:=ROUND([.F130]/9*100;1)" office:value-type="float" office:value="2.2">
            <text:p>2.2</text:p>
          </table:table-cell>
          <table:table-cell table:formula="of:=ABS([.C130]/[.E130])" office:value-type="float" office:value="0.96969696969697">
            <text:p>0.9696969697</text:p>
          </table:table-cell>
          <table:table-cell table:formula="of:=IF([.C130]&lt;=7)" office:value-type="boolean" office:boolean-value="true">
            <text:p>TRUE</text:p>
          </table:table-cell>
          <table:table-cell table:formula="of:=IF([.E130]&lt;=6.5)" office:value-type="boolean" office:boolean-value="false">
            <text:p>FALS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8)" office:value-type="boolean" office:boolean-value="false">
            <text:p>FALSE</text:p>
          </table:table-cell>
          <table:table-cell table:formula="of:=IF([.E130]&gt;=6)" office:value-type="boolean" office:boolean-value="true">
            <text:p>TRU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79129">
            <text:p>8.79129</text:p>
          </table:table-cell>
          <table:table-cell table:style-name="ce1" table:formula="of:=ROUND([.B131];1)" office:value-type="float" office:value="8.8">
            <text:p>8.8</text:p>
          </table:table-cell>
          <table:table-cell table:style-name="ce2" office:value-type="string">
            <text:p><text:s/>6.5455</text:p>
          </table:table-cell>
          <table:table-cell table:content-validation-name="val1" table:formula="of:=ROUND([.D131];1)" office:value-type="float" office:value="6.5">
            <text:p>6.5</text:p>
          </table:table-cell>
          <table:table-cell table:formula="of:=ROUND(ABS([.C131]-[.E131]);1)" office:value-type="float" office:value="2.3">
            <text:p>2.3</text:p>
          </table:table-cell>
          <table:table-cell table:formula="of:=ROUND([.F131]/9*100;1)" office:value-type="float" office:value="25.6">
            <text:p>25.6</text:p>
          </table:table-cell>
          <table:table-cell table:formula="of:=ABS([.C131]/[.E131])" office:value-type="float" office:value="1.35384615384615">
            <text:p>1.3538461538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8)" office:value-type="boolean" office:boolean-value="true">
            <text:p>TRUE</text:p>
          </table:table-cell>
          <table:table-cell table:formula="of:=IF([.E131]&gt;=6)" office:value-type="boolean" office:boolean-value="true">
            <text:p>TRUE</text:p>
          </table:table-cell>
          <table:table-cell table:formula="of:=IF(AND([.L131]=[.M131];[.L1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8.83838">
            <text:p>8.83838</text:p>
          </table:table-cell>
          <table:table-cell table:style-name="ce1" table:formula="of:=ROUND([.B132];1)" office:value-type="float" office:value="8.8">
            <text:p>8.8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2];1)" office:value-type="float" office:value="6.5">
            <text:p>6.5</text:p>
          </table:table-cell>
          <table:table-cell table:formula="of:=ROUND(ABS([.C132]-[.E132]);1)" office:value-type="float" office:value="2.3">
            <text:p>2.3</text:p>
          </table:table-cell>
          <table:table-cell table:formula="of:=ROUND([.F132]/9*100;1)" office:value-type="float" office:value="25.6">
            <text:p>25.6</text:p>
          </table:table-cell>
          <table:table-cell table:formula="of:=ABS([.C132]/[.E132])" office:value-type="float" office:value="1.35384615384615">
            <text:p>1.3538461538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8)" office:value-type="boolean" office:boolean-value="true">
            <text:p>TRUE</text:p>
          </table:table-cell>
          <table:table-cell table:formula="of:=IF([.E132]&gt;=6)" office:value-type="boolean" office:boolean-value="true">
            <text:p>TRUE</text:p>
          </table:table-cell>
          <table:table-cell table:formula="of:=IF(AND([.L132]=[.M132];[.L1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75062">
            <text:p>8.75062</text:p>
          </table:table-cell>
          <table:table-cell table:style-name="ce1" table:formula="of:=ROUND([.B133];1)" office:value-type="float" office:value="8.8">
            <text:p>8.8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2.3">
            <text:p>2.3</text:p>
          </table:table-cell>
          <table:table-cell table:formula="of:=ROUND([.F133]/9*100;1)" office:value-type="float" office:value="25.6">
            <text:p>25.6</text:p>
          </table:table-cell>
          <table:table-cell table:formula="of:=ABS([.C133]/[.E133])" office:value-type="float" office:value="1.35384615384615">
            <text:p>1.3538461538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8)" office:value-type="boolean" office:boolean-value="true">
            <text:p>TRUE</text:p>
          </table:table-cell>
          <table:table-cell table:formula="of:=IF([.E133]&gt;=6)" office:value-type="boolean" office:boolean-value="true">
            <text:p>TRUE</text:p>
          </table:table-cell>
          <table:table-cell table:formula="of:=IF(AND([.L133]=[.M133];[.L1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50111">
            <text:p>7.50111</text:p>
          </table:table-cell>
          <table:table-cell table:style-name="ce1" table:formula="of:=ROUND([.B134];1)" office:value-type="float" office:value="7.5">
            <text:p>7.5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4];1)" office:value-type="float" office:value="6.5">
            <text:p>6.5</text:p>
          </table:table-cell>
          <table:table-cell table:formula="of:=ROUND(ABS([.C134]-[.E134]);1)" office:value-type="float" office:value="1">
            <text:p>1</text:p>
          </table:table-cell>
          <table:table-cell table:formula="of:=ROUND([.F134]/9*100;1)" office:value-type="float" office:value="11.1">
            <text:p>11.1</text:p>
          </table:table-cell>
          <table:table-cell table:formula="of:=ABS([.C134]/[.E134])" office:value-type="float" office:value="1.15384615384615">
            <text:p>1.1538461538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true">
            <text:p>TRU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8)" office:value-type="boolean" office:boolean-value="false">
            <text:p>FALSE</text:p>
          </table:table-cell>
          <table:table-cell table:formula="of:=IF([.E134]&gt;=6)" office:value-type="boolean" office:boolean-value="true">
            <text:p>TRUE</text:p>
          </table:table-cell>
          <table:table-cell table:formula="of:=IF(AND([.L134]=[.M134];[.L1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8.83838">
            <text:p>8.83838</text:p>
          </table:table-cell>
          <table:table-cell table:style-name="ce1" table:formula="of:=ROUND([.B135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5];1)" office:value-type="float" office:value="6.5">
            <text:p>6.5</text:p>
          </table:table-cell>
          <table:table-cell table:formula="of:=ROUND(ABS([.C135]-[.E135]);1)" office:value-type="float" office:value="2.3">
            <text:p>2.3</text:p>
          </table:table-cell>
          <table:table-cell table:formula="of:=ROUND([.F135]/9*100;1)" office:value-type="float" office:value="25.6">
            <text:p>25.6</text:p>
          </table:table-cell>
          <table:table-cell table:formula="of:=ABS([.C135]/[.E135])" office:value-type="float" office:value="1.35384615384615">
            <text:p>1.3538461538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true">
            <text:p>TRU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8)" office:value-type="boolean" office:boolean-value="true">
            <text:p>TRUE</text:p>
          </table:table-cell>
          <table:table-cell table:formula="of:=IF([.E135]&gt;=6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8.78364">
            <text:p>8.78364</text:p>
          </table:table-cell>
          <table:table-cell table:style-name="ce1" table:formula="of:=ROUND([.B136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6];1)" office:value-type="float" office:value="6.5">
            <text:p>6.5</text:p>
          </table:table-cell>
          <table:table-cell table:formula="of:=ROUND(ABS([.C136]-[.E136]);1)" office:value-type="float" office:value="2.3">
            <text:p>2.3</text:p>
          </table:table-cell>
          <table:table-cell table:formula="of:=ROUND([.F136]/9*100;1)" office:value-type="float" office:value="25.6">
            <text:p>25.6</text:p>
          </table:table-cell>
          <table:table-cell table:formula="of:=ABS([.C136]/[.E136])" office:value-type="float" office:value="1.35384615384615">
            <text:p>1.3538461538</text:p>
          </table:table-cell>
          <table:table-cell table:formula="of:=IF([.C136]&lt;=7)" office:value-type="boolean" office:boolean-value="false">
            <text:p>FALS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false">
            <text:p>FALSE</text:p>
          </table:table-cell>
          <table:table-cell table:formula="of:=IF([.C136]&gt;=8)" office:value-type="boolean" office:boolean-value="true">
            <text:p>TRUE</text:p>
          </table:table-cell>
          <table:table-cell table:formula="of:=IF([.E136]&gt;=6)" office:value-type="boolean" office:boolean-value="true">
            <text:p>TRUE</text:p>
          </table:table-cell>
          <table:table-cell table:formula="of:=IF(AND([.L136]=[.M136];[.L1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77122">
            <text:p>8.77122</text:p>
          </table:table-cell>
          <table:table-cell table:style-name="ce1" table:formula="of:=ROUND([.B137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7];1)" office:value-type="float" office:value="6.5">
            <text:p>6.5</text:p>
          </table:table-cell>
          <table:table-cell table:formula="of:=ROUND(ABS([.C137]-[.E137]);1)" office:value-type="float" office:value="2.3">
            <text:p>2.3</text:p>
          </table:table-cell>
          <table:table-cell table:formula="of:=ROUND([.F137]/9*100;1)" office:value-type="float" office:value="25.6">
            <text:p>25.6</text:p>
          </table:table-cell>
          <table:table-cell table:formula="of:=ABS([.C137]/[.E137])" office:value-type="float" office:value="1.35384615384615">
            <text:p>1.3538461538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8)" office:value-type="boolean" office:boolean-value="true">
            <text:p>TRUE</text:p>
          </table:table-cell>
          <table:table-cell table:formula="of:=IF([.E137]&gt;=6)" office:value-type="boolean" office:boolean-value="true">
            <text:p>TRUE</text:p>
          </table:table-cell>
          <table:table-cell table:formula="of:=IF(AND([.L137]=[.M137];[.L1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67566">
            <text:p>7.67566</text:p>
          </table:table-cell>
          <table:table-cell table:style-name="ce1" table:formula="of:=ROUND([.B138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8];1)" office:value-type="float" office:value="6.5">
            <text:p>6.5</text:p>
          </table:table-cell>
          <table:table-cell table:formula="of:=ROUND(ABS([.C138]-[.E138]);1)" office:value-type="float" office:value="1.2">
            <text:p>1.2</text:p>
          </table:table-cell>
          <table:table-cell table:formula="of:=ROUND([.F138]/9*100;1)" office:value-type="float" office:value="13.3">
            <text:p>13.3</text:p>
          </table:table-cell>
          <table:table-cell table:formula="of:=ABS([.C138]/[.E138])" office:value-type="float" office:value="1.18461538461538">
            <text:p>1.1846153846</text:p>
          </table:table-cell>
          <table:table-cell table:formula="of:=IF([.C138]&lt;=7)" office:value-type="boolean" office:boolean-value="false">
            <text:p>FALS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false">
            <text:p>FALSE</text:p>
          </table:table-cell>
          <table:table-cell table:formula="of:=IF([.C138]&gt;=8)" office:value-type="boolean" office:boolean-value="false">
            <text:p>FALSE</text:p>
          </table:table-cell>
          <table:table-cell table:formula="of:=IF([.E138]&gt;=6)" office:value-type="boolean" office:boolean-value="true">
            <text:p>TRUE</text:p>
          </table:table-cell>
          <table:table-cell table:formula="of:=IF(AND([.L138]=[.M138];[.L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66339">
            <text:p>7.66339</text:p>
          </table:table-cell>
          <table:table-cell table:style-name="ce1" table:formula="of:=ROUND([.B139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9];1)" office:value-type="float" office:value="6.5">
            <text:p>6.5</text:p>
          </table:table-cell>
          <table:table-cell table:formula="of:=ROUND(ABS([.C139]-[.E139]);1)" office:value-type="float" office:value="1.2">
            <text:p>1.2</text:p>
          </table:table-cell>
          <table:table-cell table:formula="of:=ROUND([.F139]/9*100;1)" office:value-type="float" office:value="13.3">
            <text:p>13.3</text:p>
          </table:table-cell>
          <table:table-cell table:formula="of:=ABS([.C139]/[.E139])" office:value-type="float" office:value="1.18461538461538">
            <text:p>1.1846153846</text:p>
          </table:table-cell>
          <table:table-cell table:formula="of:=IF([.C139]&lt;=7)" office:value-type="boolean" office:boolean-value="false">
            <text:p>FALS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false">
            <text:p>FALSE</text:p>
          </table:table-cell>
          <table:table-cell table:formula="of:=IF([.C139]&gt;=8)" office:value-type="boolean" office:boolean-value="false">
            <text:p>FALSE</text:p>
          </table:table-cell>
          <table:table-cell table:formula="of:=IF([.E139]&gt;=6)" office:value-type="boolean" office:boolean-value="true">
            <text:p>TRUE</text:p>
          </table:table-cell>
          <table:table-cell table:formula="of:=IF(AND([.L139]=[.M139];[.L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62983">
            <text:p>7.62983</text:p>
          </table:table-cell>
          <table:table-cell table:style-name="ce1" table:formula="of:=ROUND([.B140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0];1)" office:value-type="float" office:value="6.5">
            <text:p>6.5</text:p>
          </table:table-cell>
          <table:table-cell table:formula="of:=ROUND(ABS([.C140]-[.E140]);1)" office:value-type="float" office:value="1.1">
            <text:p>1.1</text:p>
          </table:table-cell>
          <table:table-cell table:formula="of:=ROUND([.F140]/9*100;1)" office:value-type="float" office:value="12.2">
            <text:p>12.2</text:p>
          </table:table-cell>
          <table:table-cell table:formula="of:=ABS([.C140]/[.E140])" office:value-type="float" office:value="1.16923076923077">
            <text:p>1.1692307692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6.5)" office:value-type="boolean" office:boolean-value="true">
            <text:p>TRU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8)" office:value-type="boolean" office:boolean-value="false">
            <text:p>FALSE</text:p>
          </table:table-cell>
          <table:table-cell table:formula="of:=IF([.E140]&gt;=6)" office:value-type="boolean" office:boolean-value="true">
            <text:p>TRUE</text:p>
          </table:table-cell>
          <table:table-cell table:formula="of:=IF(AND([.L140]=[.M140];[.L1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57799">
            <text:p>7.57799</text:p>
          </table:table-cell>
          <table:table-cell table:style-name="ce1" table:formula="of:=ROUND([.B141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1];1)" office:value-type="float" office:value="6.5">
            <text:p>6.5</text:p>
          </table:table-cell>
          <table:table-cell table:formula="of:=ROUND(ABS([.C141]-[.E141]);1)" office:value-type="float" office:value="1.1">
            <text:p>1.1</text:p>
          </table:table-cell>
          <table:table-cell table:formula="of:=ROUND([.F141]/9*100;1)" office:value-type="float" office:value="12.2">
            <text:p>12.2</text:p>
          </table:table-cell>
          <table:table-cell table:formula="of:=ABS([.C141]/[.E141])" office:value-type="float" office:value="1.16923076923077">
            <text:p>1.1692307692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6.5)" office:value-type="boolean" office:boolean-value="true">
            <text:p>TRU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8)" office:value-type="boolean" office:boolean-value="false">
            <text:p>FALSE</text:p>
          </table:table-cell>
          <table:table-cell table:formula="of:=IF([.E141]&gt;=6)" office:value-type="boolean" office:boolean-value="true">
            <text:p>TRUE</text:p>
          </table:table-cell>
          <table:table-cell table:formula="of:=IF(AND([.L141]=[.M141];[.L1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7.56347">
            <text:p>7.56347</text:p>
          </table:table-cell>
          <table:table-cell table:style-name="ce1" table:formula="of:=ROUND([.B142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2];1)" office:value-type="float" office:value="6.5">
            <text:p>6.5</text:p>
          </table:table-cell>
          <table:table-cell table:formula="of:=ROUND(ABS([.C142]-[.E142]);1)" office:value-type="float" office:value="1.1">
            <text:p>1.1</text:p>
          </table:table-cell>
          <table:table-cell table:formula="of:=ROUND([.F142]/9*100;1)" office:value-type="float" office:value="12.2">
            <text:p>12.2</text:p>
          </table:table-cell>
          <table:table-cell table:formula="of:=ABS([.C142]/[.E142])" office:value-type="float" office:value="1.16923076923077">
            <text:p>1.1692307692</text:p>
          </table:table-cell>
          <table:table-cell table:formula="of:=IF([.C142]&lt;=7)" office:value-type="boolean" office:boolean-value="false">
            <text:p>FALSE</text:p>
          </table:table-cell>
          <table:table-cell table:formula="of:=IF([.E142]&lt;=6.5)" office:value-type="boolean" office:boolean-value="true">
            <text:p>TRU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8)" office:value-type="boolean" office:boolean-value="false">
            <text:p>FALSE</text:p>
          </table:table-cell>
          <table:table-cell table:formula="of:=IF([.E142]&gt;=6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7.5396">
            <text:p>7.5396</text:p>
          </table:table-cell>
          <table:table-cell table:style-name="ce1" table:formula="of:=ROUND([.B143];1)" office:value-type="float" office:value="7.5">
            <text:p>7.5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3];1)" office:value-type="float" office:value="6.5">
            <text:p>6.5</text:p>
          </table:table-cell>
          <table:table-cell table:formula="of:=ROUND(ABS([.C143]-[.E143]);1)" office:value-type="float" office:value="1">
            <text:p>1</text:p>
          </table:table-cell>
          <table:table-cell table:formula="of:=ROUND([.F143]/9*100;1)" office:value-type="float" office:value="11.1">
            <text:p>11.1</text:p>
          </table:table-cell>
          <table:table-cell table:formula="of:=ABS([.C143]/[.E143])" office:value-type="float" office:value="1.15384615384615">
            <text:p>1.1538461538</text:p>
          </table:table-cell>
          <table:table-cell table:formula="of:=IF([.C143]&lt;=7)" office:value-type="boolean" office:boolean-value="false">
            <text:p>FALS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false">
            <text:p>FALSE</text:p>
          </table:table-cell>
          <table:table-cell table:formula="of:=IF([.C143]&gt;=8)" office:value-type="boolean" office:boolean-value="false">
            <text:p>FALSE</text:p>
          </table:table-cell>
          <table:table-cell table:formula="of:=IF([.E143]&gt;=6)" office:value-type="boolean" office:boolean-value="true">
            <text:p>TRU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9346">
            <text:p>6.59346</text:p>
          </table:table-cell>
          <table:table-cell table:style-name="ce1" table:formula="of:=ROUND([.B144];1)" office:value-type="float" office:value="6.6">
            <text:p>6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4];1)" office:value-type="float" office:value="6.5">
            <text:p>6.5</text:p>
          </table:table-cell>
          <table:table-cell table:formula="of:=ROUND(ABS([.C144]-[.E144]);1)" office:value-type="float" office:value="0.1">
            <text:p>0.1</text:p>
          </table:table-cell>
          <table:table-cell table:formula="of:=ROUND([.F144]/9*100;1)" office:value-type="float" office:value="1.1">
            <text:p>1.1</text:p>
          </table:table-cell>
          <table:table-cell table:formula="of:=ABS([.C144]/[.E144])" office:value-type="float" office:value="1.01538461538462">
            <text:p>1.0153846154</text:p>
          </table:table-cell>
          <table:table-cell table:formula="of:=IF([.C144]&lt;=7)" office:value-type="boolean" office:boolean-value="true">
            <text:p>TRU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true">
            <text:p>TRUE</text:p>
          </table:table-cell>
          <table:table-cell table:formula="of:=IF([.C144]&gt;=8)" office:value-type="boolean" office:boolean-value="false">
            <text:p>FALSE</text:p>
          </table:table-cell>
          <table:table-cell table:formula="of:=IF([.E144]&gt;=6)" office:value-type="boolean" office:boolean-value="true">
            <text:p>TRU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24397">
            <text:p>6.24397</text:p>
          </table:table-cell>
          <table:table-cell table:style-name="ce1" table:formula="of:=ROUND([.B145];1)" office:value-type="float" office:value="6.2">
            <text:p>6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5];1)" office:value-type="float" office:value="6.5">
            <text:p>6.5</text:p>
          </table:table-cell>
          <table:table-cell table:formula="of:=ROUND(ABS([.C145]-[.E145]);1)" office:value-type="float" office:value="0.3">
            <text:p>0.3</text:p>
          </table:table-cell>
          <table:table-cell table:formula="of:=ROUND([.F145]/9*100;1)" office:value-type="float" office:value="3.3">
            <text:p>3.3</text:p>
          </table:table-cell>
          <table:table-cell table:formula="of:=ABS([.C145]/[.E145])" office:value-type="float" office:value="0.953846153846154">
            <text:p>0.9538461538</text:p>
          </table:table-cell>
          <table:table-cell table:formula="of:=IF([.C145]&lt;=7)" office:value-type="boolean" office:boolean-value="true">
            <text:p>TRUE</text:p>
          </table:table-cell>
          <table:table-cell table:formula="of:=IF([.E145]&lt;=6.5)" office:value-type="boolean" office:boolean-value="true">
            <text:p>TRUE</text:p>
          </table:table-cell>
          <table:table-cell table:formula="of:=IF(AND([.I145]=[.J145];[.I145]=1))" office:value-type="boolean" office:boolean-value="true">
            <text:p>TRUE</text:p>
          </table:table-cell>
          <table:table-cell table:formula="of:=IF([.C145]&gt;=8)" office:value-type="boolean" office:boolean-value="false">
            <text:p>FALSE</text:p>
          </table:table-cell>
          <table:table-cell table:formula="of:=IF([.E145]&gt;=6)" office:value-type="boolean" office:boolean-value="true">
            <text:p>TRUE</text:p>
          </table:table-cell>
          <table:table-cell table:formula="of:=IF(AND([.L145]=[.M145];[.L1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22614">
            <text:p>5.22614</text:p>
          </table:table-cell>
          <table:table-cell table:style-name="ce1" table:formula="of:=ROUND([.B146];1)" office:value-type="float" office:value="5.2">
            <text:p>5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6];1)" office:value-type="float" office:value="6.5">
            <text:p>6.5</text:p>
          </table:table-cell>
          <table:table-cell table:formula="of:=ROUND(ABS([.C146]-[.E146]);1)" office:value-type="float" office:value="1.3">
            <text:p>1.3</text:p>
          </table:table-cell>
          <table:table-cell table:formula="of:=ROUND([.F146]/9*100;1)" office:value-type="float" office:value="14.4">
            <text:p>14.4</text:p>
          </table:table-cell>
          <table:table-cell table:formula="of:=ABS([.C146]/[.E146])" office:value-type="float" office:value="0.8">
            <text:p>0.8</text:p>
          </table:table-cell>
          <table:table-cell table:formula="of:=IF([.C146]&lt;=7)" office:value-type="boolean" office:boolean-value="true">
            <text:p>TRU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true">
            <text:p>TRUE</text:p>
          </table:table-cell>
          <table:table-cell table:formula="of:=IF([.C146]&gt;=8)" office:value-type="boolean" office:boolean-value="false">
            <text:p>FALSE</text:p>
          </table:table-cell>
          <table:table-cell table:formula="of:=IF([.E146]&gt;=6)" office:value-type="boolean" office:boolean-value="true">
            <text:p>TRU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5.08879">
            <text:p>5.08879</text:p>
          </table:table-cell>
          <table:table-cell table:style-name="ce1" table:formula="of:=ROUND([.B147];1)" office:value-type="float" office:value="5.1">
            <text:p>5.1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7];1)" office:value-type="float" office:value="6.5">
            <text:p>6.5</text:p>
          </table:table-cell>
          <table:table-cell table:formula="of:=ROUND(ABS([.C147]-[.E147]);1)" office:value-type="float" office:value="1.4">
            <text:p>1.4</text:p>
          </table:table-cell>
          <table:table-cell table:formula="of:=ROUND([.F147]/9*100;1)" office:value-type="float" office:value="15.6">
            <text:p>15.6</text:p>
          </table:table-cell>
          <table:table-cell table:formula="of:=ABS([.C147]/[.E147])" office:value-type="float" office:value="0.784615384615385">
            <text:p>0.7846153846</text:p>
          </table:table-cell>
          <table:table-cell table:formula="of:=IF([.C147]&lt;=7)" office:value-type="boolean" office:boolean-value="true">
            <text:p>TRUE</text:p>
          </table:table-cell>
          <table:table-cell table:formula="of:=IF([.E147]&lt;=6.5)" office:value-type="boolean" office:boolean-value="true">
            <text:p>TRUE</text:p>
          </table:table-cell>
          <table:table-cell table:formula="of:=IF(AND([.I147]=[.J147];[.I147]=1))" office:value-type="boolean" office:boolean-value="true">
            <text:p>TRUE</text:p>
          </table:table-cell>
          <table:table-cell table:formula="of:=IF([.C147]&gt;=8)" office:value-type="boolean" office:boolean-value="false">
            <text:p>FALSE</text:p>
          </table:table-cell>
          <table:table-cell table:formula="of:=IF([.E147]&gt;=6)" office:value-type="boolean" office:boolean-value="true">
            <text:p>TRUE</text:p>
          </table:table-cell>
          <table:table-cell table:formula="of:=IF(AND([.L147]=[.M147];[.L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5.08314">
            <text:p>5.08314</text:p>
          </table:table-cell>
          <table:table-cell table:style-name="ce1" table:formula="of:=ROUND([.B148];1)" office:value-type="float" office:value="5.1">
            <text:p>5.1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1.4">
            <text:p>1.4</text:p>
          </table:table-cell>
          <table:table-cell table:formula="of:=ROUND([.F148]/9*100;1)" office:value-type="float" office:value="15.6">
            <text:p>15.6</text:p>
          </table:table-cell>
          <table:table-cell table:formula="of:=ABS([.C148]/[.E148])" office:value-type="float" office:value="0.784615384615385">
            <text:p>0.7846153846</text:p>
          </table:table-cell>
          <table:table-cell table:formula="of:=IF([.C148]&lt;=7)" office:value-type="boolean" office:boolean-value="true">
            <text:p>TRU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true">
            <text:p>TRUE</text:p>
          </table:table-cell>
          <table:table-cell table:formula="of:=IF([.C148]&gt;=8)" office:value-type="boolean" office:boolean-value="false">
            <text:p>FALSE</text:p>
          </table:table-cell>
          <table:table-cell table:formula="of:=IF([.E148]&gt;=6)" office:value-type="boolean" office:boolean-value="true">
            <text:p>TRUE</text:p>
          </table:table-cell>
          <table:table-cell table:formula="of:=IF(AND([.L148]=[.M148];[.L1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4.34499">
            <text:p>4.34499</text:p>
          </table:table-cell>
          <table:table-cell table:style-name="ce1" table:formula="of:=ROUND([.B149];1)" office:value-type="float" office:value="4.3">
            <text:p>4.3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9];1)" office:value-type="float" office:value="6.5">
            <text:p>6.5</text:p>
          </table:table-cell>
          <table:table-cell table:formula="of:=ROUND(ABS([.C149]-[.E149]);1)" office:value-type="float" office:value="2.2">
            <text:p>2.2</text:p>
          </table:table-cell>
          <table:table-cell table:formula="of:=ROUND([.F149]/9*100;1)" office:value-type="float" office:value="24.4">
            <text:p>24.4</text:p>
          </table:table-cell>
          <table:table-cell table:formula="of:=ABS([.C149]/[.E149])" office:value-type="float" office:value="0.661538461538462">
            <text:p>0.6615384615</text:p>
          </table:table-cell>
          <table:table-cell table:formula="of:=IF([.C149]&lt;=7)" office:value-type="boolean" office:boolean-value="true">
            <text:p>TRU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true">
            <text:p>TRUE</text:p>
          </table:table-cell>
          <table:table-cell table:formula="of:=IF([.C149]&gt;=8)" office:value-type="boolean" office:boolean-value="false">
            <text:p>FALSE</text:p>
          </table:table-cell>
          <table:table-cell table:formula="of:=IF([.E149]&gt;=6)" office:value-type="boolean" office:boolean-value="true">
            <text:p>TRU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7566">
            <text:p>7.67566</text:p>
          </table:table-cell>
          <table:table-cell table:style-name="ce1" table:formula="of:=ROUND([.B150];1)" office:value-type="float" office:value="7.7">
            <text:p>7.7</text:p>
          </table:table-cell>
          <table:table-cell table:style-name="ce2" office:value-type="string">
            <text:p><text:s/>6.4615</text:p>
          </table:table-cell>
          <table:table-cell table:content-validation-name="val1" table:formula="of:=ROUND([.D150];1)" office:value-type="float" office:value="6.5">
            <text:p>6.5</text:p>
          </table:table-cell>
          <table:table-cell table:formula="of:=ROUND(ABS([.C150]-[.E150]);1)" office:value-type="float" office:value="1.2">
            <text:p>1.2</text:p>
          </table:table-cell>
          <table:table-cell table:formula="of:=ROUND([.F150]/9*100;1)" office:value-type="float" office:value="13.3">
            <text:p>13.3</text:p>
          </table:table-cell>
          <table:table-cell table:formula="of:=ABS([.C150]/[.E150])" office:value-type="float" office:value="1.18461538461538">
            <text:p>1.1846153846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8)" office:value-type="boolean" office:boolean-value="false">
            <text:p>FALSE</text:p>
          </table:table-cell>
          <table:table-cell table:formula="of:=IF([.E150]&gt;=6)" office:value-type="boolean" office:boolean-value="true">
            <text:p>TRU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7.69783">
            <text:p>7.69783</text:p>
          </table:table-cell>
          <table:table-cell table:style-name="ce1" table:formula="of:=ROUND([.B151];1)" office:value-type="float" office:value="7.7">
            <text:p>7.7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151];1)" office:value-type="float" office:value="6.5">
            <text:p>6.5</text:p>
          </table:table-cell>
          <table:table-cell table:formula="of:=ROUND(ABS([.C151]-[.E151]);1)" office:value-type="float" office:value="1.2">
            <text:p>1.2</text:p>
          </table:table-cell>
          <table:table-cell table:formula="of:=ROUND([.F151]/9*100;1)" office:value-type="float" office:value="13.3">
            <text:p>13.3</text:p>
          </table:table-cell>
          <table:table-cell table:formula="of:=ABS([.C151]/[.E151])" office:value-type="float" office:value="1.18461538461538">
            <text:p>1.1846153846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8)" office:value-type="boolean" office:boolean-value="false">
            <text:p>FALSE</text:p>
          </table:table-cell>
          <table:table-cell table:formula="of:=IF([.E151]&gt;=6)" office:value-type="boolean" office:boolean-value="true">
            <text:p>TRUE</text:p>
          </table:table-cell>
          <table:table-cell table:formula="of:=IF(AND([.L151]=[.M151];[.L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5.64544">
            <text:p>5.64544</text:p>
          </table:table-cell>
          <table:table-cell table:style-name="ce1" table:formula="of:=ROUND([.B152];1)" office:value-type="float" office:value="5.6">
            <text:p>5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152];1)" office:value-type="float" office:value="6.5">
            <text:p>6.5</text:p>
          </table:table-cell>
          <table:table-cell table:formula="of:=ROUND(ABS([.C152]-[.E152]);1)" office:value-type="float" office:value="0.9">
            <text:p>0.9</text:p>
          </table:table-cell>
          <table:table-cell table:formula="of:=ROUND([.F152]/9*100;1)" office:value-type="float" office:value="10">
            <text:p>10</text:p>
          </table:table-cell>
          <table:table-cell table:formula="of:=ABS([.C152]/[.E152])" office:value-type="float" office:value="0.861538461538462">
            <text:p>0.8615384615</text:p>
          </table:table-cell>
          <table:table-cell table:formula="of:=IF([.C152]&lt;=7)" office:value-type="boolean" office:boolean-value="true">
            <text:p>TRU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true">
            <text:p>TRUE</text:p>
          </table:table-cell>
          <table:table-cell table:formula="of:=IF([.C152]&gt;=8)" office:value-type="boolean" office:boolean-value="false">
            <text:p>FALSE</text:p>
          </table:table-cell>
          <table:table-cell table:formula="of:=IF([.E152]&gt;=6)" office:value-type="boolean" office:boolean-value="true">
            <text:p>TRU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6.60247">
            <text:p>6.60247</text:p>
          </table:table-cell>
          <table:table-cell table:style-name="ce1" table:formula="of:=ROUND([.B153];1)" office:value-type="float" office:value="6.6">
            <text:p>6.6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3];1)" office:value-type="float" office:value="6.4">
            <text:p>6.4</text:p>
          </table:table-cell>
          <table:table-cell table:formula="of:=ROUND(ABS([.C153]-[.E153]);1)" office:value-type="float" office:value="0.2">
            <text:p>0.2</text:p>
          </table:table-cell>
          <table:table-cell table:formula="of:=ROUND([.F153]/9*100;1)" office:value-type="float" office:value="2.2">
            <text:p>2.2</text:p>
          </table:table-cell>
          <table:table-cell table:formula="of:=ABS([.C153]/[.E153])" office:value-type="float" office:value="1.03125">
            <text:p>1.03125</text:p>
          </table:table-cell>
          <table:table-cell table:formula="of:=IF([.C153]&lt;=7)" office:value-type="boolean" office:boolean-value="true">
            <text:p>TRU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true">
            <text:p>TRUE</text:p>
          </table:table-cell>
          <table:table-cell table:formula="of:=IF([.C153]&gt;=8)" office:value-type="boolean" office:boolean-value="false">
            <text:p>FALSE</text:p>
          </table:table-cell>
          <table:table-cell table:formula="of:=IF([.E153]&gt;=6)" office:value-type="boolean" office:boolean-value="true">
            <text:p>TRU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5.36684">
            <text:p>5.36684</text:p>
          </table:table-cell>
          <table:table-cell table:style-name="ce1" table:formula="of:=ROUND([.B154];1)" office:value-type="float" office:value="5.4">
            <text:p>5.4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4];1)" office:value-type="float" office:value="6.4">
            <text:p>6.4</text:p>
          </table:table-cell>
          <table:table-cell table:formula="of:=ROUND(ABS([.C154]-[.E154]);1)" office:value-type="float" office:value="1">
            <text:p>1</text:p>
          </table:table-cell>
          <table:table-cell table:formula="of:=ROUND([.F154]/9*100;1)" office:value-type="float" office:value="11.1">
            <text:p>11.1</text:p>
          </table:table-cell>
          <table:table-cell table:formula="of:=ABS([.C154]/[.E154])" office:value-type="float" office:value="0.84375">
            <text:p>0.84375</text:p>
          </table:table-cell>
          <table:table-cell table:formula="of:=IF([.C154]&lt;=7)" office:value-type="boolean" office:boolean-value="true">
            <text:p>TRUE</text:p>
          </table:table-cell>
          <table:table-cell table:formula="of:=IF([.E154]&lt;=6.5)" office:value-type="boolean" office:boolean-value="true">
            <text:p>TRUE</text:p>
          </table:table-cell>
          <table:table-cell table:formula="of:=IF(AND([.I154]=[.J154];[.I154]=1))" office:value-type="boolean" office:boolean-value="true">
            <text:p>TRUE</text:p>
          </table:table-cell>
          <table:table-cell table:formula="of:=IF([.C154]&gt;=8)" office:value-type="boolean" office:boolean-value="false">
            <text:p>FALSE</text:p>
          </table:table-cell>
          <table:table-cell table:formula="of:=IF([.E154]&gt;=6)" office:value-type="boolean" office:boolean-value="true">
            <text:p>TRUE</text:p>
          </table:table-cell>
          <table:table-cell table:formula="of:=IF(AND([.L154]=[.M154];[.L1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5.19877">
            <text:p>5.19877</text:p>
          </table:table-cell>
          <table:table-cell table:style-name="ce1" table:formula="of:=ROUND([.B155];1)" office:value-type="float" office:value="5.2">
            <text:p>5.2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5];1)" office:value-type="float" office:value="6.4">
            <text:p>6.4</text:p>
          </table:table-cell>
          <table:table-cell table:formula="of:=ROUND(ABS([.C155]-[.E155]);1)" office:value-type="float" office:value="1.2">
            <text:p>1.2</text:p>
          </table:table-cell>
          <table:table-cell table:formula="of:=ROUND([.F155]/9*100;1)" office:value-type="float" office:value="13.3">
            <text:p>13.3</text:p>
          </table:table-cell>
          <table:table-cell table:formula="of:=ABS([.C155]/[.E155])" office:value-type="float" office:value="0.8125">
            <text:p>0.8125</text:p>
          </table:table-cell>
          <table:table-cell table:formula="of:=IF([.C155]&lt;=7)" office:value-type="boolean" office:boolean-value="true">
            <text:p>TRUE</text:p>
          </table:table-cell>
          <table:table-cell table:formula="of:=IF([.E155]&lt;=6.5)" office:value-type="boolean" office:boolean-value="true">
            <text:p>TRUE</text:p>
          </table:table-cell>
          <table:table-cell table:formula="of:=IF(AND([.I155]=[.J155];[.I155]=1))" office:value-type="boolean" office:boolean-value="true">
            <text:p>TRUE</text:p>
          </table:table-cell>
          <table:table-cell table:formula="of:=IF([.C155]&gt;=8)" office:value-type="boolean" office:boolean-value="false">
            <text:p>FALSE</text:p>
          </table:table-cell>
          <table:table-cell table:formula="of:=IF([.E155]&gt;=6)" office:value-type="boolean" office:boolean-value="true">
            <text:p>TRUE</text:p>
          </table:table-cell>
          <table:table-cell table:formula="of:=IF(AND([.L155]=[.M155];[.L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4.87592">
            <text:p>4.87592</text:p>
          </table:table-cell>
          <table:table-cell table:style-name="ce1" table:formula="of:=ROUND([.B156];1)" office:value-type="float" office:value="4.9">
            <text:p>4.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6];1)" office:value-type="float" office:value="6.4">
            <text:p>6.4</text:p>
          </table:table-cell>
          <table:table-cell table:formula="of:=ROUND(ABS([.C156]-[.E156]);1)" office:value-type="float" office:value="1.5">
            <text:p>1.5</text:p>
          </table:table-cell>
          <table:table-cell table:formula="of:=ROUND([.F156]/9*100;1)" office:value-type="float" office:value="16.7">
            <text:p>16.7</text:p>
          </table:table-cell>
          <table:table-cell table:formula="of:=ABS([.C156]/[.E156])" office:value-type="float" office:value="0.765625">
            <text:p>0.765625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6.5)" office:value-type="boolean" office:boolean-value="true">
            <text:p>TRUE</text:p>
          </table:table-cell>
          <table:table-cell table:formula="of:=IF(AND([.I156]=[.J156];[.I156]=1))" office:value-type="boolean" office:boolean-value="true">
            <text:p>TRUE</text:p>
          </table:table-cell>
          <table:table-cell table:formula="of:=IF([.C156]&gt;=8)" office:value-type="boolean" office:boolean-value="false">
            <text:p>FALSE</text:p>
          </table:table-cell>
          <table:table-cell table:formula="of:=IF([.E156]&gt;=6)" office:value-type="boolean" office:boolean-value="true">
            <text:p>TRUE</text:p>
          </table:table-cell>
          <table:table-cell table:formula="of:=IF(AND([.L156]=[.M156];[.L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8.90147">
            <text:p>8.90147</text:p>
          </table:table-cell>
          <table:table-cell table:style-name="ce1" table:formula="of:=ROUND([.B157];1)" office:value-type="float" office:value="8.9">
            <text:p>8.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7];1)" office:value-type="float" office:value="6.4">
            <text:p>6.4</text:p>
          </table:table-cell>
          <table:table-cell table:formula="of:=ROUND(ABS([.C157]-[.E157]);1)" office:value-type="float" office:value="2.5">
            <text:p>2.5</text:p>
          </table:table-cell>
          <table:table-cell table:formula="of:=ROUND([.F157]/9*100;1)" office:value-type="float" office:value="27.8">
            <text:p>27.8</text:p>
          </table:table-cell>
          <table:table-cell table:formula="of:=ABS([.C157]/[.E157])" office:value-type="float" office:value="1.390625">
            <text:p>1.390625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true">
            <text:p>TRU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8)" office:value-type="boolean" office:boolean-value="true">
            <text:p>TRUE</text:p>
          </table:table-cell>
          <table:table-cell table:formula="of:=IF([.E157]&gt;=6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8.83838">
            <text:p>8.83838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8];1)" office:value-type="float" office:value="6.4">
            <text:p>6.4</text:p>
          </table:table-cell>
          <table:table-cell table:formula="of:=ROUND(ABS([.C158]-[.E158]);1)" office:value-type="float" office:value="2.4">
            <text:p>2.4</text:p>
          </table:table-cell>
          <table:table-cell table:formula="of:=ROUND([.F158]/9*100;1)" office:value-type="float" office:value="26.7">
            <text:p>26.7</text:p>
          </table:table-cell>
          <table:table-cell table:formula="of:=ABS([.C158]/[.E158])" office:value-type="float" office:value="1.375">
            <text:p>1.375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8)" office:value-type="boolean" office:boolean-value="true">
            <text:p>TRUE</text:p>
          </table:table-cell>
          <table:table-cell table:formula="of:=IF([.E158]&gt;=6)" office:value-type="boolean" office:boolean-value="true">
            <text:p>TRUE</text:p>
          </table:table-cell>
          <table:table-cell table:formula="of:=IF(AND([.L158]=[.M158];[.L1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80055">
            <text:p>8.80055</text:p>
          </table:table-cell>
          <table:table-cell table:style-name="ce1" table:formula="of:=ROUND([.B159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9];1)" office:value-type="float" office:value="6.4">
            <text:p>6.4</text:p>
          </table:table-cell>
          <table:table-cell table:formula="of:=ROUND(ABS([.C159]-[.E159]);1)" office:value-type="float" office:value="2.4">
            <text:p>2.4</text:p>
          </table:table-cell>
          <table:table-cell table:formula="of:=ROUND([.F159]/9*100;1)" office:value-type="float" office:value="26.7">
            <text:p>26.7</text:p>
          </table:table-cell>
          <table:table-cell table:formula="of:=ABS([.C159]/[.E159])" office:value-type="float" office:value="1.375">
            <text:p>1.375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8)" office:value-type="boolean" office:boolean-value="true">
            <text:p>TRUE</text:p>
          </table:table-cell>
          <table:table-cell table:formula="of:=IF([.E159]&gt;=6)" office:value-type="boolean" office:boolean-value="true">
            <text:p>TRUE</text:p>
          </table:table-cell>
          <table:table-cell table:formula="of:=IF(AND([.L159]=[.M159];[.L1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5062">
            <text:p>8.75062</text:p>
          </table:table-cell>
          <table:table-cell table:style-name="ce1" table:formula="of:=ROUND([.B160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0];1)" office:value-type="float" office:value="6.4">
            <text:p>6.4</text:p>
          </table:table-cell>
          <table:table-cell table:formula="of:=ROUND(ABS([.C160]-[.E160]);1)" office:value-type="float" office:value="2.4">
            <text:p>2.4</text:p>
          </table:table-cell>
          <table:table-cell table:formula="of:=ROUND([.F160]/9*100;1)" office:value-type="float" office:value="26.7">
            <text:p>26.7</text:p>
          </table:table-cell>
          <table:table-cell table:formula="of:=ABS([.C160]/[.E160])" office:value-type="float" office:value="1.375">
            <text:p>1.375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8)" office:value-type="boolean" office:boolean-value="true">
            <text:p>TRUE</text:p>
          </table:table-cell>
          <table:table-cell table:formula="of:=IF([.E160]&gt;=6)" office:value-type="boolean" office:boolean-value="true">
            <text:p>TRUE</text:p>
          </table:table-cell>
          <table:table-cell table:formula="of:=IF(AND([.L160]=[.M160];[.L1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71794">
            <text:p>8.71794</text:p>
          </table:table-cell>
          <table:table-cell table:style-name="ce1" table:formula="of:=ROUND([.B161];1)" office:value-type="float" office:value="8.7">
            <text:p>8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1];1)" office:value-type="float" office:value="6.4">
            <text:p>6.4</text:p>
          </table:table-cell>
          <table:table-cell table:formula="of:=ROUND(ABS([.C161]-[.E161]);1)" office:value-type="float" office:value="2.3">
            <text:p>2.3</text:p>
          </table:table-cell>
          <table:table-cell table:formula="of:=ROUND([.F161]/9*100;1)" office:value-type="float" office:value="25.6">
            <text:p>25.6</text:p>
          </table:table-cell>
          <table:table-cell table:formula="of:=ABS([.C161]/[.E161])" office:value-type="float" office:value="1.359375">
            <text:p>1.359375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8)" office:value-type="boolean" office:boolean-value="true">
            <text:p>TRUE</text:p>
          </table:table-cell>
          <table:table-cell table:formula="of:=IF([.E161]&gt;=6)" office:value-type="boolean" office:boolean-value="true">
            <text:p>TRUE</text:p>
          </table:table-cell>
          <table:table-cell table:formula="of:=IF(AND([.L161]=[.M161];[.L1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6.65115">
            <text:p>6.65115</text:p>
          </table:table-cell>
          <table:table-cell table:style-name="ce1" table:formula="of:=ROUND([.B162];1)" office:value-type="float" office:value="6.7">
            <text:p>6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2];1)" office:value-type="float" office:value="6.4">
            <text:p>6.4</text:p>
          </table:table-cell>
          <table:table-cell table:formula="of:=ROUND(ABS([.C162]-[.E162]);1)" office:value-type="float" office:value="0.3">
            <text:p>0.3</text:p>
          </table:table-cell>
          <table:table-cell table:formula="of:=ROUND([.F162]/9*100;1)" office:value-type="float" office:value="3.3">
            <text:p>3.3</text:p>
          </table:table-cell>
          <table:table-cell table:formula="of:=ABS([.C162]/[.E162])" office:value-type="float" office:value="1.046875">
            <text:p>1.046875</text:p>
          </table:table-cell>
          <table:table-cell table:formula="of:=IF([.C162]&lt;=7)" office:value-type="boolean" office:boolean-value="true">
            <text:p>TRUE</text:p>
          </table:table-cell>
          <table:table-cell table:formula="of:=IF([.E162]&lt;=6.5)" office:value-type="boolean" office:boolean-value="true">
            <text:p>TRUE</text:p>
          </table:table-cell>
          <table:table-cell table:formula="of:=IF(AND([.I162]=[.J162];[.I162]=1))" office:value-type="boolean" office:boolean-value="true">
            <text:p>TRUE</text:p>
          </table:table-cell>
          <table:table-cell table:formula="of:=IF([.C162]&gt;=8)" office:value-type="boolean" office:boolean-value="false">
            <text:p>FALSE</text:p>
          </table:table-cell>
          <table:table-cell table:formula="of:=IF([.E162]&gt;=6)" office:value-type="boolean" office:boolean-value="true">
            <text:p>TRU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6.60247">
            <text:p>6.60247</text:p>
          </table:table-cell>
          <table:table-cell table:style-name="ce1" table:formula="of:=ROUND([.B163];1)" office:value-type="float" office:value="6.6">
            <text:p>6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3];1)" office:value-type="float" office:value="6.4">
            <text:p>6.4</text:p>
          </table:table-cell>
          <table:table-cell table:formula="of:=ROUND(ABS([.C163]-[.E163]);1)" office:value-type="float" office:value="0.2">
            <text:p>0.2</text:p>
          </table:table-cell>
          <table:table-cell table:formula="of:=ROUND([.F163]/9*100;1)" office:value-type="float" office:value="2.2">
            <text:p>2.2</text:p>
          </table:table-cell>
          <table:table-cell table:formula="of:=ABS([.C163]/[.E163])" office:value-type="float" office:value="1.03125">
            <text:p>1.03125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6.5)" office:value-type="boolean" office:boolean-value="true">
            <text:p>TRUE</text:p>
          </table:table-cell>
          <table:table-cell table:formula="of:=IF(AND([.I163]=[.J163];[.I163]=1))" office:value-type="boolean" office:boolean-value="true">
            <text:p>TRUE</text:p>
          </table:table-cell>
          <table:table-cell table:formula="of:=IF([.C163]&gt;=8)" office:value-type="boolean" office:boolean-value="false">
            <text:p>FALSE</text:p>
          </table:table-cell>
          <table:table-cell table:formula="of:=IF([.E163]&gt;=6)" office:value-type="boolean" office:boolean-value="true">
            <text:p>TRU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40591">
            <text:p>6.40591</text:p>
          </table:table-cell>
          <table:table-cell table:style-name="ce1" table:formula="of:=ROUND([.B164];1)" office:value-type="float" office:value="6.4">
            <text:p>6.4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4];1)" office:value-type="float" office:value="6.4">
            <text:p>6.4</text:p>
          </table:table-cell>
          <table:table-cell table:formula="of:=ROUND(ABS([.C164]-[.E164]);1)" office:value-type="float" office:value="0">
            <text:p>0</text:p>
          </table:table-cell>
          <table:table-cell table:formula="of:=ROUND([.F164]/9*100;1)" office:value-type="float" office:value="0">
            <text:p>0</text:p>
          </table:table-cell>
          <table:table-cell table:formula="of:=ABS([.C164]/[.E164])" office:value-type="float" office:value="1">
            <text:p>1</text:p>
          </table:table-cell>
          <table:table-cell table:formula="of:=IF([.C164]&lt;=7)" office:value-type="boolean" office:boolean-value="true">
            <text:p>TRU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true">
            <text:p>TRUE</text:p>
          </table:table-cell>
          <table:table-cell table:formula="of:=IF([.C164]&gt;=8)" office:value-type="boolean" office:boolean-value="false">
            <text:p>FALSE</text:p>
          </table:table-cell>
          <table:table-cell table:formula="of:=IF([.E164]&gt;=6)" office:value-type="boolean" office:boolean-value="true">
            <text:p>TRU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29656">
            <text:p>6.29656</text:p>
          </table:table-cell>
          <table:table-cell table:style-name="ce1" table:formula="of:=ROUND([.B165];1)" office:value-type="float" office:value="6.3">
            <text:p>6.3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5];1)" office:value-type="float" office:value="6.4">
            <text:p>6.4</text:p>
          </table:table-cell>
          <table:table-cell table:formula="of:=ROUND(ABS([.C165]-[.E165]);1)" office:value-type="float" office:value="0.1">
            <text:p>0.1</text:p>
          </table:table-cell>
          <table:table-cell table:formula="of:=ROUND([.F165]/9*100;1)" office:value-type="float" office:value="1.1">
            <text:p>1.1</text:p>
          </table:table-cell>
          <table:table-cell table:formula="of:=ABS([.C165]/[.E165])" office:value-type="float" office:value="0.984375">
            <text:p>0.984375</text:p>
          </table:table-cell>
          <table:table-cell table:formula="of:=IF([.C165]&lt;=7)" office:value-type="boolean" office:boolean-value="true">
            <text:p>TRU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true">
            <text:p>TRUE</text:p>
          </table:table-cell>
          <table:table-cell table:formula="of:=IF([.C165]&gt;=8)" office:value-type="boolean" office:boolean-value="false">
            <text:p>FALSE</text:p>
          </table:table-cell>
          <table:table-cell table:formula="of:=IF([.E165]&gt;=6)" office:value-type="boolean" office:boolean-value="true">
            <text:p>TRU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8.76">
            <text:p>8.76</text:p>
          </table:table-cell>
          <table:table-cell table:style-name="ce1" table:formula="of:=ROUND([.B166];1)" office:value-type="float" office:value="8.8">
            <text:p>8.8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166];1)" office:value-type="float" office:value="6.4">
            <text:p>6.4</text:p>
          </table:table-cell>
          <table:table-cell table:formula="of:=ROUND(ABS([.C166]-[.E166]);1)" office:value-type="float" office:value="2.4">
            <text:p>2.4</text:p>
          </table:table-cell>
          <table:table-cell table:formula="of:=ROUND([.F166]/9*100;1)" office:value-type="float" office:value="26.7">
            <text:p>26.7</text:p>
          </table:table-cell>
          <table:table-cell table:formula="of:=ABS([.C166]/[.E166])" office:value-type="float" office:value="1.375">
            <text:p>1.375</text:p>
          </table:table-cell>
          <table:table-cell table:formula="of:=IF([.C166]&lt;=7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false">
            <text:p>FALSE</text:p>
          </table:table-cell>
          <table:table-cell table:formula="of:=IF([.C166]&gt;=8)" office:value-type="boolean" office:boolean-value="true">
            <text:p>TRUE</text:p>
          </table:table-cell>
          <table:table-cell table:formula="of:=IF([.E166]&gt;=6)" office:value-type="boolean" office:boolean-value="true">
            <text:p>TRUE</text:p>
          </table:table-cell>
          <table:table-cell table:formula="of:=IF(AND([.L166]=[.M166];[.L16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7.66169">
            <text:p>7.66169</text:p>
          </table:table-cell>
          <table:table-cell table:style-name="ce1" table:formula="of:=ROUND([.B167];1)" office:value-type="float" office:value="7.7">
            <text:p>7.7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1.3">
            <text:p>1.3</text:p>
          </table:table-cell>
          <table:table-cell table:formula="of:=ROUND([.F167]/9*100;1)" office:value-type="float" office:value="14.4">
            <text:p>14.4</text:p>
          </table:table-cell>
          <table:table-cell table:formula="of:=ABS([.C167]/[.E167])" office:value-type="float" office:value="1.203125">
            <text:p>1.203125</text:p>
          </table:table-cell>
          <table:table-cell table:formula="of:=IF([.C167]&lt;=7)" office:value-type="boolean" office:boolean-value="false">
            <text:p>FALS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false">
            <text:p>FALSE</text:p>
          </table:table-cell>
          <table:table-cell table:formula="of:=IF([.C167]&gt;=8)" office:value-type="boolean" office:boolean-value="false">
            <text:p>FALSE</text:p>
          </table:table-cell>
          <table:table-cell table:formula="of:=IF([.E167]&gt;=6)" office:value-type="boolean" office:boolean-value="true">
            <text:p>TRU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9">
            <text:p>9</text:p>
          </table:table-cell>
          <table:table-cell table:style-name="ce1" table:formula="of:=ROUND([.B168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68];1)" office:value-type="float" office:value="6.4">
            <text:p>6.4</text:p>
          </table:table-cell>
          <table:table-cell table:formula="of:=ROUND(ABS([.C168]-[.E168]);1)" office:value-type="float" office:value="2.6">
            <text:p>2.6</text:p>
          </table:table-cell>
          <table:table-cell table:formula="of:=ROUND([.F168]/9*100;1)" office:value-type="float" office:value="28.9">
            <text:p>28.9</text:p>
          </table:table-cell>
          <table:table-cell table:formula="of:=ABS([.C168]/[.E168])" office:value-type="float" office:value="1.40625">
            <text:p>1.40625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8)" office:value-type="boolean" office:boolean-value="true">
            <text:p>TRUE</text:p>
          </table:table-cell>
          <table:table-cell table:formula="of:=IF([.E168]&gt;=6)" office:value-type="boolean" office:boolean-value="true">
            <text:p>TRUE</text:p>
          </table:table-cell>
          <table:table-cell table:formula="of:=IF(AND([.L168]=[.M168];[.L1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95346">
            <text:p>8.95346</text:p>
          </table:table-cell>
          <table:table-cell table:style-name="ce1" table:formula="of:=ROUND([.B169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69];1)" office:value-type="float" office:value="6.4">
            <text:p>6.4</text:p>
          </table:table-cell>
          <table:table-cell table:formula="of:=ROUND(ABS([.C169]-[.E169]);1)" office:value-type="float" office:value="2.6">
            <text:p>2.6</text:p>
          </table:table-cell>
          <table:table-cell table:formula="of:=ROUND([.F169]/9*100;1)" office:value-type="float" office:value="28.9">
            <text:p>28.9</text:p>
          </table:table-cell>
          <table:table-cell table:formula="of:=ABS([.C169]/[.E169])" office:value-type="float" office:value="1.40625">
            <text:p>1.40625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8)" office:value-type="boolean" office:boolean-value="true">
            <text:p>TRUE</text:p>
          </table:table-cell>
          <table:table-cell table:formula="of:=IF([.E169]&gt;=6)" office:value-type="boolean" office:boolean-value="true">
            <text:p>TRUE</text:p>
          </table:table-cell>
          <table:table-cell table:formula="of:=IF(AND([.L169]=[.M169];[.L1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7.48878">
            <text:p>7.48878</text:p>
          </table:table-cell>
          <table:table-cell table:style-name="ce1" table:formula="of:=ROUND([.B170];1)" office:value-type="float" office:value="7.5">
            <text:p>7.5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ABS([.C170]/[.E170])" office:value-type="float" office:value="1.171875">
            <text:p>1.171875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true">
            <text:p>TRU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8)" office:value-type="boolean" office:boolean-value="false">
            <text:p>FALSE</text:p>
          </table:table-cell>
          <table:table-cell table:formula="of:=IF([.E170]&gt;=6)" office:value-type="boolean" office:boolean-value="true">
            <text:p>TRUE</text:p>
          </table:table-cell>
          <table:table-cell table:formula="of:=IF(AND([.L170]=[.M170];[.L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6.57822">
            <text:p>6.57822</text:p>
          </table:table-cell>
          <table:table-cell table:style-name="ce1" table:formula="of:=ROUND([.B171];1)" office:value-type="float" office:value="6.6">
            <text:p>6.6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1];1)" office:value-type="float" office:value="6.4">
            <text:p>6.4</text:p>
          </table:table-cell>
          <table:table-cell table:formula="of:=ROUND(ABS([.C171]-[.E171]);1)" office:value-type="float" office:value="0.2">
            <text:p>0.2</text:p>
          </table:table-cell>
          <table:table-cell table:formula="of:=ROUND([.F171]/9*100;1)" office:value-type="float" office:value="2.2">
            <text:p>2.2</text:p>
          </table:table-cell>
          <table:table-cell table:formula="of:=ABS([.C171]/[.E171])" office:value-type="float" office:value="1.03125">
            <text:p>1.03125</text:p>
          </table:table-cell>
          <table:table-cell table:formula="of:=IF([.C171]&lt;=7)" office:value-type="boolean" office:boolean-value="true">
            <text:p>TRU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true">
            <text:p>TRUE</text:p>
          </table:table-cell>
          <table:table-cell table:formula="of:=IF([.C171]&gt;=8)" office:value-type="boolean" office:boolean-value="false">
            <text:p>FALSE</text:p>
          </table:table-cell>
          <table:table-cell table:formula="of:=IF([.E171]&gt;=6)" office:value-type="boolean" office:boolean-value="true">
            <text:p>TRU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89793">
            <text:p>3.89793</text:p>
          </table:table-cell>
          <table:table-cell table:style-name="ce1" table:formula="of:=ROUND([.B172];1)" office:value-type="float" office:value="3.9">
            <text:p>3.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5">
            <text:p>2.5</text:p>
          </table:table-cell>
          <table:table-cell table:formula="of:=ROUND([.F172]/9*100;1)" office:value-type="float" office:value="27.8">
            <text:p>27.8</text:p>
          </table:table-cell>
          <table:table-cell table:formula="of:=ABS([.C172]/[.E172])" office:value-type="float" office:value="0.609375">
            <text:p>0.609375</text:p>
          </table:table-cell>
          <table:table-cell table:formula="of:=IF([.C172]&lt;=7)" office:value-type="boolean" office:boolean-value="true">
            <text:p>TRU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true">
            <text:p>TRUE</text:p>
          </table:table-cell>
          <table:table-cell table:formula="of:=IF([.C172]&gt;=8)" office:value-type="boolean" office:boolean-value="false">
            <text:p>FALSE</text:p>
          </table:table-cell>
          <table:table-cell table:formula="of:=IF([.E172]&gt;=6)" office:value-type="boolean" office:boolean-value="true">
            <text:p>TRU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7.57799">
            <text:p>7.57799</text:p>
          </table:table-cell>
          <table:table-cell table:style-name="ce1" table:formula="of:=ROUND([.B173];1)" office:value-type="float" office:value="7.6">
            <text:p>7.6</text:p>
          </table:table-cell>
          <table:table-cell table:style-name="ce2" office:value-type="string">
            <text:p><text:s/>6.3846</text:p>
          </table:table-cell>
          <table:table-cell table:content-validation-name="val1" table:formula="of:=ROUND([.D173];1)" office:value-type="float" office:value="6.4">
            <text:p>6.4</text:p>
          </table:table-cell>
          <table:table-cell table:formula="of:=ROUND(ABS([.C173]-[.E173]);1)" office:value-type="float" office:value="1.2">
            <text:p>1.2</text:p>
          </table:table-cell>
          <table:table-cell table:formula="of:=ROUND([.F173]/9*100;1)" office:value-type="float" office:value="13.3">
            <text:p>13.3</text:p>
          </table:table-cell>
          <table:table-cell table:formula="of:=ABS([.C173]/[.E173])" office:value-type="float" office:value="1.1875">
            <text:p>1.1875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true">
            <text:p>TRU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8)" office:value-type="boolean" office:boolean-value="false">
            <text:p>FALSE</text:p>
          </table:table-cell>
          <table:table-cell table:formula="of:=IF([.E173]&gt;=6)" office:value-type="boolean" office:boolean-value="true">
            <text:p>TRUE</text:p>
          </table:table-cell>
          <table:table-cell table:formula="of:=IF(AND([.L173]=[.M173];[.L1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9">
            <text:p>9</text:p>
          </table:table-cell>
          <table:table-cell table:style-name="ce1" table:formula="of:=ROUND([.B174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4];1)" office:value-type="float" office:value="6.4">
            <text:p>6.4</text:p>
          </table:table-cell>
          <table:table-cell table:formula="of:=ROUND(ABS([.C174]-[.E174]);1)" office:value-type="float" office:value="2.6">
            <text:p>2.6</text:p>
          </table:table-cell>
          <table:table-cell table:formula="of:=ROUND([.F174]/9*100;1)" office:value-type="float" office:value="28.9">
            <text:p>28.9</text:p>
          </table:table-cell>
          <table:table-cell table:formula="of:=ABS([.C174]/[.E174])" office:value-type="float" office:value="1.40625">
            <text:p>1.40625</text:p>
          </table:table-cell>
          <table:table-cell table:formula="of:=IF([.C174]&lt;=7)" office:value-type="boolean" office:boolean-value="false">
            <text:p>FALS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false">
            <text:p>FALSE</text:p>
          </table:table-cell>
          <table:table-cell table:formula="of:=IF([.C174]&gt;=8)" office:value-type="boolean" office:boolean-value="true">
            <text:p>TRUE</text:p>
          </table:table-cell>
          <table:table-cell table:formula="of:=IF([.E174]&gt;=6)" office:value-type="boolean" office:boolean-value="true">
            <text:p>TRUE</text:p>
          </table:table-cell>
          <table:table-cell table:formula="of:=IF(AND([.L174]=[.M174];[.L1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7.57896">
            <text:p>7.57896</text:p>
          </table:table-cell>
          <table:table-cell table:style-name="ce1" table:formula="of:=ROUND([.B175];1)" office:value-type="float" office:value="7.6">
            <text:p>7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5];1)" office:value-type="float" office:value="6.4">
            <text:p>6.4</text:p>
          </table:table-cell>
          <table:table-cell table:formula="of:=ROUND(ABS([.C175]-[.E175]);1)" office:value-type="float" office:value="1.2">
            <text:p>1.2</text:p>
          </table:table-cell>
          <table:table-cell table:formula="of:=ROUND([.F175]/9*100;1)" office:value-type="float" office:value="13.3">
            <text:p>13.3</text:p>
          </table:table-cell>
          <table:table-cell table:formula="of:=ABS([.C175]/[.E175])" office:value-type="float" office:value="1.1875">
            <text:p>1.1875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8)" office:value-type="boolean" office:boolean-value="false">
            <text:p>FALSE</text:p>
          </table:table-cell>
          <table:table-cell table:formula="of:=IF([.E175]&gt;=6)" office:value-type="boolean" office:boolean-value="true">
            <text:p>TRU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3373">
            <text:p>7.53373</text:p>
          </table:table-cell>
          <table:table-cell table:style-name="ce1" table:formula="of:=ROUND([.B176];1)" office:value-type="float" office:value="7.5">
            <text:p>7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6];1)" office:value-type="float" office:value="6.4">
            <text:p>6.4</text:p>
          </table:table-cell>
          <table:table-cell table:formula="of:=ROUND(ABS([.C176]-[.E176]);1)" office:value-type="float" office:value="1.1">
            <text:p>1.1</text:p>
          </table:table-cell>
          <table:table-cell table:formula="of:=ROUND([.F176]/9*100;1)" office:value-type="float" office:value="12.2">
            <text:p>12.2</text:p>
          </table:table-cell>
          <table:table-cell table:formula="of:=ABS([.C176]/[.E176])" office:value-type="float" office:value="1.171875">
            <text:p>1.171875</text:p>
          </table:table-cell>
          <table:table-cell table:formula="of:=IF([.C176]&lt;=7)" office:value-type="boolean" office:boolean-value="false">
            <text:p>FALSE</text:p>
          </table:table-cell>
          <table:table-cell table:formula="of:=IF([.E176]&lt;=6.5)" office:value-type="boolean" office:boolean-value="true">
            <text:p>TRU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8)" office:value-type="boolean" office:boolean-value="false">
            <text:p>FALSE</text:p>
          </table:table-cell>
          <table:table-cell table:formula="of:=IF([.E176]&gt;=6)" office:value-type="boolean" office:boolean-value="true">
            <text:p>TRUE</text:p>
          </table:table-cell>
          <table:table-cell table:formula="of:=IF(AND([.L176]=[.M176];[.L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7.46543">
            <text:p>7.46543</text:p>
          </table:table-cell>
          <table:table-cell table:style-name="ce1" table:formula="of:=ROUND([.B177];1)" office:value-type="float" office:value="7.5">
            <text:p>7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7];1)" office:value-type="float" office:value="6.4">
            <text:p>6.4</text:p>
          </table:table-cell>
          <table:table-cell table:formula="of:=ROUND(ABS([.C177]-[.E177]);1)" office:value-type="float" office:value="1.1">
            <text:p>1.1</text:p>
          </table:table-cell>
          <table:table-cell table:formula="of:=ROUND([.F177]/9*100;1)" office:value-type="float" office:value="12.2">
            <text:p>12.2</text:p>
          </table:table-cell>
          <table:table-cell table:formula="of:=ABS([.C177]/[.E177])" office:value-type="float" office:value="1.171875">
            <text:p>1.171875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8)" office:value-type="boolean" office:boolean-value="false">
            <text:p>FALSE</text:p>
          </table:table-cell>
          <table:table-cell table:formula="of:=IF([.E177]&gt;=6)" office:value-type="boolean" office:boolean-value="true">
            <text:p>TRU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6.78085">
            <text:p>6.78085</text:p>
          </table:table-cell>
          <table:table-cell table:style-name="ce1" table:formula="of:=ROUND([.B178];1)" office:value-type="float" office:value="6.8">
            <text:p>6.8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8];1)" office:value-type="float" office:value="6.4">
            <text:p>6.4</text:p>
          </table:table-cell>
          <table:table-cell table:formula="of:=ROUND(ABS([.C178]-[.E178]);1)" office:value-type="float" office:value="0.4">
            <text:p>0.4</text:p>
          </table:table-cell>
          <table:table-cell table:formula="of:=ROUND([.F178]/9*100;1)" office:value-type="float" office:value="4.4">
            <text:p>4.4</text:p>
          </table:table-cell>
          <table:table-cell table:formula="of:=ABS([.C178]/[.E178])" office:value-type="float" office:value="1.0625">
            <text:p>1.0625</text:p>
          </table:table-cell>
          <table:table-cell table:formula="of:=IF([.C178]&lt;=7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true">
            <text:p>TRUE</text:p>
          </table:table-cell>
          <table:table-cell table:formula="of:=IF([.C178]&gt;=8)" office:value-type="boolean" office:boolean-value="false">
            <text:p>FALSE</text:p>
          </table:table-cell>
          <table:table-cell table:formula="of:=IF([.E178]&gt;=6)" office:value-type="boolean" office:boolean-value="true">
            <text:p>TRU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4948">
            <text:p>6.4948</text:p>
          </table:table-cell>
          <table:table-cell table:style-name="ce1" table:formula="of:=ROUND([.B179];1)" office:value-type="float" office:value="6.5">
            <text:p>6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9];1)" office:value-type="float" office:value="6.4">
            <text:p>6.4</text:p>
          </table:table-cell>
          <table:table-cell table:formula="of:=ROUND(ABS([.C179]-[.E179]);1)" office:value-type="float" office:value="0.1">
            <text:p>0.1</text:p>
          </table:table-cell>
          <table:table-cell table:formula="of:=ROUND([.F179]/9*100;1)" office:value-type="float" office:value="1.1">
            <text:p>1.1</text:p>
          </table:table-cell>
          <table:table-cell table:formula="of:=ABS([.C179]/[.E179])" office:value-type="float" office:value="1.015625">
            <text:p>1.015625</text:p>
          </table:table-cell>
          <table:table-cell table:formula="of:=IF([.C179]&lt;=7)" office:value-type="boolean" office:boolean-value="true">
            <text:p>TRU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true">
            <text:p>TRUE</text:p>
          </table:table-cell>
          <table:table-cell table:formula="of:=IF([.C179]&gt;=8)" office:value-type="boolean" office:boolean-value="false">
            <text:p>FALSE</text:p>
          </table:table-cell>
          <table:table-cell table:formula="of:=IF([.E179]&gt;=6)" office:value-type="boolean" office:boolean-value="true">
            <text:p>TRU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4.01137">
            <text:p>4.01137</text:p>
          </table:table-cell>
          <table:table-cell table:style-name="ce1" table:formula="of:=ROUND([.B180];1)" office:value-type="float" office:value="4">
            <text:p>4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80];1)" office:value-type="float" office:value="6.4">
            <text:p>6.4</text:p>
          </table:table-cell>
          <table:table-cell table:formula="of:=ROUND(ABS([.C180]-[.E180]);1)" office:value-type="float" office:value="2.4">
            <text:p>2.4</text:p>
          </table:table-cell>
          <table:table-cell table:formula="of:=ROUND([.F180]/9*100;1)" office:value-type="float" office:value="26.7">
            <text:p>26.7</text:p>
          </table:table-cell>
          <table:table-cell table:formula="of:=ABS([.C180]/[.E180])" office:value-type="float" office:value="0.625">
            <text:p>0.625</text:p>
          </table:table-cell>
          <table:table-cell table:formula="of:=IF([.C180]&lt;=7)" office:value-type="boolean" office:boolean-value="true">
            <text:p>TRUE</text:p>
          </table:table-cell>
          <table:table-cell table:formula="of:=IF([.E180]&lt;=6.5)" office:value-type="boolean" office:boolean-value="true">
            <text:p>TRUE</text:p>
          </table:table-cell>
          <table:table-cell table:formula="of:=IF(AND([.I180]=[.J180];[.I180]=1))" office:value-type="boolean" office:boolean-value="true">
            <text:p>TRUE</text:p>
          </table:table-cell>
          <table:table-cell table:formula="of:=IF([.C180]&gt;=8)" office:value-type="boolean" office:boolean-value="false">
            <text:p>FALSE</text:p>
          </table:table-cell>
          <table:table-cell table:formula="of:=IF([.E180]&gt;=6)" office:value-type="boolean" office:boolean-value="true">
            <text:p>TRUE</text:p>
          </table:table-cell>
          <table:table-cell table:formula="of:=IF(AND([.L180]=[.M180];[.L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6.69775">
            <text:p>6.69775</text:p>
          </table:table-cell>
          <table:table-cell table:style-name="ce1" table:formula="of:=ROUND([.B181];1)" office:value-type="float" office:value="6.7">
            <text:p>6.7</text:p>
          </table:table-cell>
          <table:table-cell table:style-name="ce2" office:value-type="string">
            <text:p><text:s/>6.3571</text:p>
          </table:table-cell>
          <table:table-cell table:content-validation-name="val1" table:formula="of:=ROUND([.D181];1)" office:value-type="float" office:value="6.4">
            <text:p>6.4</text:p>
          </table:table-cell>
          <table:table-cell table:formula="of:=ROUND(ABS([.C181]-[.E181]);1)" office:value-type="float" office:value="0.3">
            <text:p>0.3</text:p>
          </table:table-cell>
          <table:table-cell table:formula="of:=ROUND([.F181]/9*100;1)" office:value-type="float" office:value="3.3">
            <text:p>3.3</text:p>
          </table:table-cell>
          <table:table-cell table:formula="of:=ABS([.C181]/[.E181])" office:value-type="float" office:value="1.046875">
            <text:p>1.046875</text:p>
          </table:table-cell>
          <table:table-cell table:formula="of:=IF([.C181]&lt;=7)" office:value-type="boolean" office:boolean-value="true">
            <text:p>TRUE</text:p>
          </table:table-cell>
          <table:table-cell table:formula="of:=IF([.E181]&lt;=6.5)" office:value-type="boolean" office:boolean-value="true">
            <text:p>TRUE</text:p>
          </table:table-cell>
          <table:table-cell table:formula="of:=IF(AND([.I181]=[.J181];[.I181]=1))" office:value-type="boolean" office:boolean-value="true">
            <text:p>TRUE</text:p>
          </table:table-cell>
          <table:table-cell table:formula="of:=IF([.C181]&gt;=8)" office:value-type="boolean" office:boolean-value="false">
            <text:p>FALSE</text:p>
          </table:table-cell>
          <table:table-cell table:formula="of:=IF([.E181]&gt;=6)" office:value-type="boolean" office:boolean-value="true">
            <text:p>TRUE</text:p>
          </table:table-cell>
          <table:table-cell table:formula="of:=IF(AND([.L181]=[.M181];[.L1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8.78745">
            <text:p>8.78745</text:p>
          </table:table-cell>
          <table:table-cell table:style-name="ce1" table:formula="of:=ROUND([.B182];1)" office:value-type="float" office:value="8.8">
            <text:p>8.8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2];1)" office:value-type="float" office:value="6.3">
            <text:p>6.3</text:p>
          </table:table-cell>
          <table:table-cell table:formula="of:=ROUND(ABS([.C182]-[.E182]);1)" office:value-type="float" office:value="2.5">
            <text:p>2.5</text:p>
          </table:table-cell>
          <table:table-cell table:formula="of:=ROUND([.F182]/9*100;1)" office:value-type="float" office:value="27.8">
            <text:p>27.8</text:p>
          </table:table-cell>
          <table:table-cell table:formula="of:=ABS([.C182]/[.E182])" office:value-type="float" office:value="1.3968253968254">
            <text:p>1.3968253968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8)" office:value-type="boolean" office:boolean-value="true">
            <text:p>TRUE</text:p>
          </table:table-cell>
          <table:table-cell table:formula="of:=IF([.E182]&gt;=6)" office:value-type="boolean" office:boolean-value="true">
            <text:p>TRUE</text:p>
          </table:table-cell>
          <table:table-cell table:formula="of:=IF(AND([.L182]=[.M182];[.L1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8.75062">
            <text:p>8.75062</text:p>
          </table:table-cell>
          <table:table-cell table:style-name="ce1" table:formula="of:=ROUND([.B183];1)" office:value-type="float" office:value="8.8">
            <text:p>8.8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3];1)" office:value-type="float" office:value="6.3">
            <text:p>6.3</text:p>
          </table:table-cell>
          <table:table-cell table:formula="of:=ROUND(ABS([.C183]-[.E183]);1)" office:value-type="float" office:value="2.5">
            <text:p>2.5</text:p>
          </table:table-cell>
          <table:table-cell table:formula="of:=ROUND([.F183]/9*100;1)" office:value-type="float" office:value="27.8">
            <text:p>27.8</text:p>
          </table:table-cell>
          <table:table-cell table:formula="of:=ABS([.C183]/[.E183])" office:value-type="float" office:value="1.3968253968254">
            <text:p>1.3968253968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8)" office:value-type="boolean" office:boolean-value="true">
            <text:p>TRUE</text:p>
          </table:table-cell>
          <table:table-cell table:formula="of:=IF([.E183]&gt;=6)" office:value-type="boolean" office:boolean-value="true">
            <text:p>TRUE</text:p>
          </table:table-cell>
          <table:table-cell table:formula="of:=IF(AND([.L183]=[.M183];[.L1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55461">
            <text:p>7.55461</text:p>
          </table:table-cell>
          <table:table-cell table:style-name="ce1" table:formula="of:=ROUND([.B184];1)" office:value-type="float" office:value="7.6">
            <text:p>7.6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4];1)" office:value-type="float" office:value="6.3">
            <text:p>6.3</text:p>
          </table:table-cell>
          <table:table-cell table:formula="of:=ROUND(ABS([.C184]-[.E184]);1)" office:value-type="float" office:value="1.3">
            <text:p>1.3</text:p>
          </table:table-cell>
          <table:table-cell table:formula="of:=ROUND([.F184]/9*100;1)" office:value-type="float" office:value="14.4">
            <text:p>14.4</text:p>
          </table:table-cell>
          <table:table-cell table:formula="of:=ABS([.C184]/[.E184])" office:value-type="float" office:value="1.20634920634921">
            <text:p>1.2063492063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8)" office:value-type="boolean" office:boolean-value="false">
            <text:p>FALSE</text:p>
          </table:table-cell>
          <table:table-cell table:formula="of:=IF([.E184]&gt;=6)" office:value-type="boolean" office:boolean-value="true">
            <text:p>TRU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0292">
            <text:p>7.50292</text:p>
          </table:table-cell>
          <table:table-cell table:style-name="ce1" table:formula="of:=ROUND([.B185];1)" office:value-type="float" office:value="7.5">
            <text:p>7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1.2">
            <text:p>1.2</text:p>
          </table:table-cell>
          <table:table-cell table:formula="of:=ROUND([.F185]/9*100;1)" office:value-type="float" office:value="13.3">
            <text:p>13.3</text:p>
          </table:table-cell>
          <table:table-cell table:formula="of:=ABS([.C185]/[.E185])" office:value-type="float" office:value="1.19047619047619">
            <text:p>1.1904761905</text:p>
          </table:table-cell>
          <table:table-cell table:formula="of:=IF([.C185]&lt;=7)" office:value-type="boolean" office:boolean-value="false">
            <text:p>FALS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false">
            <text:p>FALSE</text:p>
          </table:table-cell>
          <table:table-cell table:formula="of:=IF([.C185]&gt;=8)" office:value-type="boolean" office:boolean-value="false">
            <text:p>FALSE</text:p>
          </table:table-cell>
          <table:table-cell table:formula="of:=IF([.E185]&gt;=6)" office:value-type="boolean" office:boolean-value="true">
            <text:p>TRU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0266">
            <text:p>7.50266</text:p>
          </table:table-cell>
          <table:table-cell table:style-name="ce1" table:formula="of:=ROUND([.B186];1)" office:value-type="float" office:value="7.5">
            <text:p>7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6];1)" office:value-type="float" office:value="6.3">
            <text:p>6.3</text:p>
          </table:table-cell>
          <table:table-cell table:formula="of:=ROUND(ABS([.C186]-[.E186]);1)" office:value-type="float" office:value="1.2">
            <text:p>1.2</text:p>
          </table:table-cell>
          <table:table-cell table:formula="of:=ROUND([.F186]/9*100;1)" office:value-type="float" office:value="13.3">
            <text:p>13.3</text:p>
          </table:table-cell>
          <table:table-cell table:formula="of:=ABS([.C186]/[.E186])" office:value-type="float" office:value="1.19047619047619">
            <text:p>1.1904761905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8)" office:value-type="boolean" office:boolean-value="false">
            <text:p>FALSE</text:p>
          </table:table-cell>
          <table:table-cell table:formula="of:=IF([.E186]&gt;=6)" office:value-type="boolean" office:boolean-value="true">
            <text:p>TRU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6.47955">
            <text:p>6.47955</text:p>
          </table:table-cell>
          <table:table-cell table:style-name="ce1" table:formula="of:=ROUND([.B187];1)" office:value-type="float" office:value="6.5">
            <text:p>6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7];1)" office:value-type="float" office:value="6.3">
            <text:p>6.3</text:p>
          </table:table-cell>
          <table:table-cell table:formula="of:=ROUND(ABS([.C187]-[.E187]);1)" office:value-type="float" office:value="0.2">
            <text:p>0.2</text:p>
          </table:table-cell>
          <table:table-cell table:formula="of:=ROUND([.F187]/9*100;1)" office:value-type="float" office:value="2.2">
            <text:p>2.2</text:p>
          </table:table-cell>
          <table:table-cell table:formula="of:=ABS([.C187]/[.E187])" office:value-type="float" office:value="1.03174603174603">
            <text:p>1.0317460317</text:p>
          </table:table-cell>
          <table:table-cell table:formula="of:=IF([.C187]&lt;=7)" office:value-type="boolean" office:boolean-value="true">
            <text:p>TRUE</text:p>
          </table:table-cell>
          <table:table-cell table:formula="of:=IF([.E187]&lt;=6.5)" office:value-type="boolean" office:boolean-value="true">
            <text:p>TRUE</text:p>
          </table:table-cell>
          <table:table-cell table:formula="of:=IF(AND([.I187]=[.J187];[.I187]=1))" office:value-type="boolean" office:boolean-value="true">
            <text:p>TRUE</text:p>
          </table:table-cell>
          <table:table-cell table:formula="of:=IF([.C187]&gt;=8)" office:value-type="boolean" office:boolean-value="false">
            <text:p>FALSE</text:p>
          </table:table-cell>
          <table:table-cell table:formula="of:=IF([.E187]&gt;=6)" office:value-type="boolean" office:boolean-value="true">
            <text:p>TRUE</text:p>
          </table:table-cell>
          <table:table-cell table:formula="of:=IF(AND([.L187]=[.M187];[.L1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5.23351">
            <text:p>5.23351</text:p>
          </table:table-cell>
          <table:table-cell table:style-name="ce1" table:formula="of:=ROUND([.B188];1)" office:value-type="float" office:value="5.2">
            <text:p>5.2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8];1)" office:value-type="float" office:value="6.3">
            <text:p>6.3</text:p>
          </table:table-cell>
          <table:table-cell table:formula="of:=ROUND(ABS([.C188]-[.E188]);1)" office:value-type="float" office:value="1.1">
            <text:p>1.1</text:p>
          </table:table-cell>
          <table:table-cell table:formula="of:=ROUND([.F188]/9*100;1)" office:value-type="float" office:value="12.2">
            <text:p>12.2</text:p>
          </table:table-cell>
          <table:table-cell table:formula="of:=ABS([.C188]/[.E188])" office:value-type="float" office:value="0.825396825396826">
            <text:p>0.8253968254</text:p>
          </table:table-cell>
          <table:table-cell table:formula="of:=IF([.C188]&lt;=7)" office:value-type="boolean" office:boolean-value="true">
            <text:p>TRU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true">
            <text:p>TRUE</text:p>
          </table:table-cell>
          <table:table-cell table:formula="of:=IF([.C188]&gt;=8)" office:value-type="boolean" office:boolean-value="false">
            <text:p>FALSE</text:p>
          </table:table-cell>
          <table:table-cell table:formula="of:=IF([.E188]&gt;=6)" office:value-type="boolean" office:boolean-value="true">
            <text:p>TRU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4.34499">
            <text:p>4.34499</text:p>
          </table:table-cell>
          <table:table-cell table:style-name="ce1" table:formula="of:=ROUND([.B189];1)" office:value-type="float" office:value="4.3">
            <text:p>4.3</text:p>
          </table:table-cell>
          <table:table-cell table:style-name="ce2" office:value-type="string">
            <text:p><text:s/>6.3077</text:p>
          </table:table-cell>
          <table:table-cell table:content-validation-name="val1" table:formula="of:=ROUND([.D189];1)" office:value-type="float" office:value="6.3">
            <text:p>6.3</text:p>
          </table:table-cell>
          <table:table-cell table:formula="of:=ROUND(ABS([.C189]-[.E189]);1)" office:value-type="float" office:value="2">
            <text:p>2</text:p>
          </table:table-cell>
          <table:table-cell table:formula="of:=ROUND([.F189]/9*100;1)" office:value-type="float" office:value="22.2">
            <text:p>22.2</text:p>
          </table:table-cell>
          <table:table-cell table:formula="of:=ABS([.C189]/[.E189])" office:value-type="float" office:value="0.682539682539683">
            <text:p>0.6825396825</text:p>
          </table:table-cell>
          <table:table-cell table:formula="of:=IF([.C189]&lt;=7)" office:value-type="boolean" office:boolean-value="true">
            <text:p>TRU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true">
            <text:p>TRUE</text:p>
          </table:table-cell>
          <table:table-cell table:formula="of:=IF([.C189]&gt;=8)" office:value-type="boolean" office:boolean-value="false">
            <text:p>FALSE</text:p>
          </table:table-cell>
          <table:table-cell table:formula="of:=IF([.E189]&gt;=6)" office:value-type="boolean" office:boolean-value="true">
            <text:p>TRUE</text:p>
          </table:table-cell>
          <table:table-cell table:formula="of:=IF(AND([.L189]=[.M189];[.L1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75062">
            <text:p>8.75062</text:p>
          </table:table-cell>
          <table:table-cell table:style-name="ce1" table:formula="of:=ROUND([.B190];1)" office:value-type="float" office:value="8.8">
            <text:p>8.8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190];1)" office:value-type="float" office:value="6.3">
            <text:p>6.3</text:p>
          </table:table-cell>
          <table:table-cell table:formula="of:=ROUND(ABS([.C190]-[.E190]);1)" office:value-type="float" office:value="2.5">
            <text:p>2.5</text:p>
          </table:table-cell>
          <table:table-cell table:formula="of:=ROUND([.F190]/9*100;1)" office:value-type="float" office:value="27.8">
            <text:p>27.8</text:p>
          </table:table-cell>
          <table:table-cell table:formula="of:=ABS([.C190]/[.E190])" office:value-type="float" office:value="1.3968253968254">
            <text:p>1.3968253968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6.5)" office:value-type="boolean" office:boolean-value="true">
            <text:p>TRU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8)" office:value-type="boolean" office:boolean-value="true">
            <text:p>TRUE</text:p>
          </table:table-cell>
          <table:table-cell table:formula="of:=IF([.E190]&gt;=6)" office:value-type="boolean" office:boolean-value="true">
            <text:p>TRUE</text:p>
          </table:table-cell>
          <table:table-cell table:formula="of:=IF(AND([.L190]=[.M190];[.L1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6.7211">
            <text:p>6.7211</text:p>
          </table:table-cell>
          <table:table-cell table:style-name="ce1" table:formula="of:=ROUND([.B191];1)" office:value-type="float" office:value="6.7">
            <text:p>6.7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191];1)" office:value-type="float" office:value="6.3">
            <text:p>6.3</text:p>
          </table:table-cell>
          <table:table-cell table:formula="of:=ROUND(ABS([.C191]-[.E191]);1)" office:value-type="float" office:value="0.4">
            <text:p>0.4</text:p>
          </table:table-cell>
          <table:table-cell table:formula="of:=ROUND([.F191]/9*100;1)" office:value-type="float" office:value="4.4">
            <text:p>4.4</text:p>
          </table:table-cell>
          <table:table-cell table:formula="of:=ABS([.C191]/[.E191])" office:value-type="float" office:value="1.06349206349206">
            <text:p>1.0634920635</text:p>
          </table:table-cell>
          <table:table-cell table:formula="of:=IF([.C191]&lt;=7)" office:value-type="boolean" office:boolean-value="true">
            <text:p>TRU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true">
            <text:p>TRUE</text:p>
          </table:table-cell>
          <table:table-cell table:formula="of:=IF([.C191]&gt;=8)" office:value-type="boolean" office:boolean-value="false">
            <text:p>FALSE</text:p>
          </table:table-cell>
          <table:table-cell table:formula="of:=IF([.E191]&gt;=6)" office:value-type="boolean" office:boolean-value="true">
            <text:p>TRU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8364">
            <text:p>8.78364</text:p>
          </table:table-cell>
          <table:table-cell table:style-name="ce1" table:formula="of:=ROUND([.B192];1)" office:value-type="float" office:value="8.8">
            <text:p>8.8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5">
            <text:p>2.5</text:p>
          </table:table-cell>
          <table:table-cell table:formula="of:=ROUND([.F192]/9*100;1)" office:value-type="float" office:value="27.8">
            <text:p>27.8</text:p>
          </table:table-cell>
          <table:table-cell table:formula="of:=ABS([.C192]/[.E192])" office:value-type="float" office:value="1.3968253968254">
            <text:p>1.3968253968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8)" office:value-type="boolean" office:boolean-value="true">
            <text:p>TRUE</text:p>
          </table:table-cell>
          <table:table-cell table:formula="of:=IF([.E192]&gt;=6)" office:value-type="boolean" office:boolean-value="true">
            <text:p>TRUE</text:p>
          </table:table-cell>
          <table:table-cell table:formula="of:=IF(AND([.L192]=[.M192];[.L1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9988">
            <text:p>7.59988</text:p>
          </table:table-cell>
          <table:table-cell table:style-name="ce1" table:formula="of:=ROUND([.B193];1)" office:value-type="float" office:value="7.6">
            <text:p>7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3];1)" office:value-type="float" office:value="6.3">
            <text:p>6.3</text:p>
          </table:table-cell>
          <table:table-cell table:formula="of:=ROUND(ABS([.C193]-[.E193]);1)" office:value-type="float" office:value="1.3">
            <text:p>1.3</text:p>
          </table:table-cell>
          <table:table-cell table:formula="of:=ROUND([.F193]/9*100;1)" office:value-type="float" office:value="14.4">
            <text:p>14.4</text:p>
          </table:table-cell>
          <table:table-cell table:formula="of:=ABS([.C193]/[.E193])" office:value-type="float" office:value="1.20634920634921">
            <text:p>1.2063492063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8)" office:value-type="boolean" office:boolean-value="false">
            <text:p>FALSE</text:p>
          </table:table-cell>
          <table:table-cell table:formula="of:=IF([.E193]&gt;=6)" office:value-type="boolean" office:boolean-value="true">
            <text:p>TRU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6812">
            <text:p>7.56812</text:p>
          </table:table-cell>
          <table:table-cell table:style-name="ce1" table:formula="of:=ROUND([.B194];1)" office:value-type="float" office:value="7.6">
            <text:p>7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1.3">
            <text:p>1.3</text:p>
          </table:table-cell>
          <table:table-cell table:formula="of:=ROUND([.F194]/9*100;1)" office:value-type="float" office:value="14.4">
            <text:p>14.4</text:p>
          </table:table-cell>
          <table:table-cell table:formula="of:=ABS([.C194]/[.E194])" office:value-type="float" office:value="1.20634920634921">
            <text:p>1.2063492063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8)" office:value-type="boolean" office:boolean-value="false">
            <text:p>FALSE</text:p>
          </table:table-cell>
          <table:table-cell table:formula="of:=IF([.E194]&gt;=6)" office:value-type="boolean" office:boolean-value="true">
            <text:p>TRU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29656">
            <text:p>6.29656</text:p>
          </table:table-cell>
          <table:table-cell table:style-name="ce1" table:formula="of:=ROUND([.B195];1)" office:value-type="float" office:value="6.3">
            <text:p>6.3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5];1)" office:value-type="float" office:value="6.3">
            <text:p>6.3</text:p>
          </table:table-cell>
          <table:table-cell table:formula="of:=ROUND(ABS([.C195]-[.E195]);1)" office:value-type="float" office:value="0">
            <text:p>0</text:p>
          </table:table-cell>
          <table:table-cell table:formula="of:=ROUND([.F195]/9*100;1)" office:value-type="float" office:value="0">
            <text:p>0</text:p>
          </table:table-cell>
          <table:table-cell table:formula="of:=ABS([.C195]/[.E195])" office:value-type="float" office:value="1">
            <text:p>1</text:p>
          </table:table-cell>
          <table:table-cell table:formula="of:=IF([.C195]&lt;=7)" office:value-type="boolean" office:boolean-value="true">
            <text:p>TRUE</text:p>
          </table:table-cell>
          <table:table-cell table:formula="of:=IF([.E195]&lt;=6.5)" office:value-type="boolean" office:boolean-value="true">
            <text:p>TRUE</text:p>
          </table:table-cell>
          <table:table-cell table:formula="of:=IF(AND([.I195]=[.J195];[.I195]=1))" office:value-type="boolean" office:boolean-value="true">
            <text:p>TRUE</text:p>
          </table:table-cell>
          <table:table-cell table:formula="of:=IF([.C195]&gt;=8)" office:value-type="boolean" office:boolean-value="false">
            <text:p>FALSE</text:p>
          </table:table-cell>
          <table:table-cell table:formula="of:=IF([.E195]&gt;=6)" office:value-type="boolean" office:boolean-value="true">
            <text:p>TRUE</text:p>
          </table:table-cell>
          <table:table-cell table:formula="of:=IF(AND([.L195]=[.M195];[.L1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3.57672">
            <text:p>3.57672</text:p>
          </table:table-cell>
          <table:table-cell table:style-name="ce1" table:formula="of:=ROUND([.B196];1)" office:value-type="float" office:value="3.6">
            <text:p>3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6];1)" office:value-type="float" office:value="6.3">
            <text:p>6.3</text:p>
          </table:table-cell>
          <table:table-cell table:formula="of:=ROUND(ABS([.C196]-[.E196]);1)" office:value-type="float" office:value="2.7">
            <text:p>2.7</text:p>
          </table:table-cell>
          <table:table-cell table:formula="of:=ROUND([.F196]/9*100;1)" office:value-type="float" office:value="30">
            <text:p>30</text:p>
          </table:table-cell>
          <table:table-cell table:formula="of:=ABS([.C196]/[.E196])" office:value-type="float" office:value="0.571428571428571">
            <text:p>0.5714285714</text:p>
          </table:table-cell>
          <table:table-cell table:formula="of:=IF([.C196]&lt;=7)" office:value-type="boolean" office:boolean-value="true">
            <text:p>TRUE</text:p>
          </table:table-cell>
          <table:table-cell table:formula="of:=IF([.E196]&lt;=6.5)" office:value-type="boolean" office:boolean-value="true">
            <text:p>TRUE</text:p>
          </table:table-cell>
          <table:table-cell table:formula="of:=IF(AND([.I196]=[.J196];[.I196]=1))" office:value-type="boolean" office:boolean-value="true">
            <text:p>TRUE</text:p>
          </table:table-cell>
          <table:table-cell table:formula="of:=IF([.C196]&gt;=8)" office:value-type="boolean" office:boolean-value="false">
            <text:p>FALSE</text:p>
          </table:table-cell>
          <table:table-cell table:formula="of:=IF([.E196]&gt;=6)" office:value-type="boolean" office:boolean-value="true">
            <text:p>TRU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83869">
            <text:p>8.83869</text:p>
          </table:table-cell>
          <table:table-cell table:style-name="ce1" table:formula="of:=ROUND([.B197];1)" office:value-type="float" office:value="8.8">
            <text:p>8.8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7];1)" office:value-type="float" office:value="6.3">
            <text:p>6.3</text:p>
          </table:table-cell>
          <table:table-cell table:formula="of:=ROUND(ABS([.C197]-[.E197]);1)" office:value-type="float" office:value="2.5">
            <text:p>2.5</text:p>
          </table:table-cell>
          <table:table-cell table:formula="of:=ROUND([.F197]/9*100;1)" office:value-type="float" office:value="27.8">
            <text:p>27.8</text:p>
          </table:table-cell>
          <table:table-cell table:formula="of:=ABS([.C197]/[.E197])" office:value-type="float" office:value="1.3968253968254">
            <text:p>1.3968253968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true">
            <text:p>TRU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8)" office:value-type="boolean" office:boolean-value="true">
            <text:p>TRUE</text:p>
          </table:table-cell>
          <table:table-cell table:formula="of:=IF([.E197]&gt;=6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8.72884">
            <text:p>8.72884</text:p>
          </table:table-cell>
          <table:table-cell table:style-name="ce1" table:formula="of:=ROUND([.B198];1)" office:value-type="float" office:value="8.7">
            <text:p>8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8];1)" office:value-type="float" office:value="6.3">
            <text:p>6.3</text:p>
          </table:table-cell>
          <table:table-cell table:formula="of:=ROUND(ABS([.C198]-[.E198]);1)" office:value-type="float" office:value="2.4">
            <text:p>2.4</text:p>
          </table:table-cell>
          <table:table-cell table:formula="of:=ROUND([.F198]/9*100;1)" office:value-type="float" office:value="26.7">
            <text:p>26.7</text:p>
          </table:table-cell>
          <table:table-cell table:formula="of:=ABS([.C198]/[.E198])" office:value-type="float" office:value="1.38095238095238">
            <text:p>1.380952381</text:p>
          </table:table-cell>
          <table:table-cell table:formula="of:=IF([.C198]&lt;=7)" office:value-type="boolean" office:boolean-value="false">
            <text:p>FALS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false">
            <text:p>FALSE</text:p>
          </table:table-cell>
          <table:table-cell table:formula="of:=IF([.C198]&gt;=8)" office:value-type="boolean" office:boolean-value="true">
            <text:p>TRUE</text:p>
          </table:table-cell>
          <table:table-cell table:formula="of:=IF([.E198]&gt;=6)" office:value-type="boolean" office:boolean-value="true">
            <text:p>TRUE</text:p>
          </table:table-cell>
          <table:table-cell table:formula="of:=IF(AND([.L198]=[.M198];[.L19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7.69783">
            <text:p>7.69783</text:p>
          </table:table-cell>
          <table:table-cell table:style-name="ce1" table:formula="of:=ROUND([.B199];1)" office:value-type="float" office:value="7.7">
            <text:p>7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9];1)" office:value-type="float" office:value="6.3">
            <text:p>6.3</text:p>
          </table:table-cell>
          <table:table-cell table:formula="of:=ROUND(ABS([.C199]-[.E199]);1)" office:value-type="float" office:value="1.4">
            <text:p>1.4</text:p>
          </table:table-cell>
          <table:table-cell table:formula="of:=ROUND([.F199]/9*100;1)" office:value-type="float" office:value="15.6">
            <text:p>15.6</text:p>
          </table:table-cell>
          <table:table-cell table:formula="of:=ABS([.C199]/[.E199])" office:value-type="float" office:value="1.22222222222222">
            <text:p>1.2222222222</text:p>
          </table:table-cell>
          <table:table-cell table:formula="of:=IF([.C199]&lt;=7)" office:value-type="boolean" office:boolean-value="false">
            <text:p>FALSE</text:p>
          </table:table-cell>
          <table:table-cell table:formula="of:=IF([.E199]&lt;=6.5)" office:value-type="boolean" office:boolean-value="true">
            <text:p>TRU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8)" office:value-type="boolean" office:boolean-value="false">
            <text:p>FALSE</text:p>
          </table:table-cell>
          <table:table-cell table:formula="of:=IF([.E199]&gt;=6)" office:value-type="boolean" office:boolean-value="true">
            <text:p>TRUE</text:p>
          </table:table-cell>
          <table:table-cell table:formula="of:=IF(AND([.L199]=[.M199];[.L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7.50111">
            <text:p>7.50111</text:p>
          </table:table-cell>
          <table:table-cell table:style-name="ce1" table:formula="of:=ROUND([.B200];1)" office:value-type="float" office:value="7.5">
            <text:p>7.5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200];1)" office:value-type="float" office:value="6.3">
            <text:p>6.3</text:p>
          </table:table-cell>
          <table:table-cell table:formula="of:=ROUND(ABS([.C200]-[.E200]);1)" office:value-type="float" office:value="1.2">
            <text:p>1.2</text:p>
          </table:table-cell>
          <table:table-cell table:formula="of:=ROUND([.F200]/9*100;1)" office:value-type="float" office:value="13.3">
            <text:p>13.3</text:p>
          </table:table-cell>
          <table:table-cell table:formula="of:=ABS([.C200]/[.E200])" office:value-type="float" office:value="1.19047619047619">
            <text:p>1.1904761905</text:p>
          </table:table-cell>
          <table:table-cell table:formula="of:=IF([.C200]&lt;=7)" office:value-type="boolean" office:boolean-value="false">
            <text:p>FALSE</text:p>
          </table:table-cell>
          <table:table-cell table:formula="of:=IF([.E200]&lt;=6.5)" office:value-type="boolean" office:boolean-value="true">
            <text:p>TRUE</text:p>
          </table:table-cell>
          <table:table-cell table:formula="of:=IF(AND([.I200]=[.J200];[.I200]=1))" office:value-type="boolean" office:boolean-value="false">
            <text:p>FALSE</text:p>
          </table:table-cell>
          <table:table-cell table:formula="of:=IF([.C200]&gt;=8)" office:value-type="boolean" office:boolean-value="false">
            <text:p>FALSE</text:p>
          </table:table-cell>
          <table:table-cell table:formula="of:=IF([.E200]&gt;=6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90147">
            <text:p>8.90147</text:p>
          </table:table-cell>
          <table:table-cell table:style-name="ce1" table:formula="of:=ROUND([.B201];1)" office:value-type="float" office:value="8.9">
            <text:p>8.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1];1)" office:value-type="float" office:value="6.3">
            <text:p>6.3</text:p>
          </table:table-cell>
          <table:table-cell table:formula="of:=ROUND(ABS([.C201]-[.E201]);1)" office:value-type="float" office:value="2.6">
            <text:p>2.6</text:p>
          </table:table-cell>
          <table:table-cell table:formula="of:=ROUND([.F201]/9*100;1)" office:value-type="float" office:value="28.9">
            <text:p>28.9</text:p>
          </table:table-cell>
          <table:table-cell table:formula="of:=ABS([.C201]/[.E201])" office:value-type="float" office:value="1.41269841269841">
            <text:p>1.4126984127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8)" office:value-type="boolean" office:boolean-value="true">
            <text:p>TRUE</text:p>
          </table:table-cell>
          <table:table-cell table:formula="of:=IF([.E201]&gt;=6)" office:value-type="boolean" office:boolean-value="true">
            <text:p>TRUE</text:p>
          </table:table-cell>
          <table:table-cell table:formula="of:=IF(AND([.L201]=[.M201];[.L2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8.85776">
            <text:p>8.85776</text:p>
          </table:table-cell>
          <table:table-cell table:style-name="ce1" table:formula="of:=ROUND([.B202];1)" office:value-type="float" office:value="8.9">
            <text:p>8.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2];1)" office:value-type="float" office:value="6.3">
            <text:p>6.3</text:p>
          </table:table-cell>
          <table:table-cell table:formula="of:=ROUND(ABS([.C202]-[.E202]);1)" office:value-type="float" office:value="2.6">
            <text:p>2.6</text:p>
          </table:table-cell>
          <table:table-cell table:formula="of:=ROUND([.F202]/9*100;1)" office:value-type="float" office:value="28.9">
            <text:p>28.9</text:p>
          </table:table-cell>
          <table:table-cell table:formula="of:=ABS([.C202]/[.E202])" office:value-type="float" office:value="1.41269841269841">
            <text:p>1.4126984127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6.5)" office:value-type="boolean" office:boolean-value="true">
            <text:p>TRU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8)" office:value-type="boolean" office:boolean-value="true">
            <text:p>TRUE</text:p>
          </table:table-cell>
          <table:table-cell table:formula="of:=IF([.E202]&gt;=6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8.73523">
            <text:p>8.73523</text:p>
          </table:table-cell>
          <table:table-cell table:style-name="ce1" table:formula="of:=ROUND([.B203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3];1)" office:value-type="float" office:value="6.3">
            <text:p>6.3</text:p>
          </table:table-cell>
          <table:table-cell table:formula="of:=ROUND(ABS([.C203]-[.E203]);1)" office:value-type="float" office:value="2.4">
            <text:p>2.4</text:p>
          </table:table-cell>
          <table:table-cell table:formula="of:=ROUND([.F203]/9*100;1)" office:value-type="float" office:value="26.7">
            <text:p>26.7</text:p>
          </table:table-cell>
          <table:table-cell table:formula="of:=ABS([.C203]/[.E203])" office:value-type="float" office:value="1.38095238095238">
            <text:p>1.380952381</text:p>
          </table:table-cell>
          <table:table-cell table:formula="of:=IF([.C203]&lt;=7)" office:value-type="boolean" office:boolean-value="false">
            <text:p>FALS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false">
            <text:p>FALSE</text:p>
          </table:table-cell>
          <table:table-cell table:formula="of:=IF([.C203]&gt;=8)" office:value-type="boolean" office:boolean-value="true">
            <text:p>TRUE</text:p>
          </table:table-cell>
          <table:table-cell table:formula="of:=IF([.E203]&gt;=6)" office:value-type="boolean" office:boolean-value="true">
            <text:p>TRUE</text:p>
          </table:table-cell>
          <table:table-cell table:formula="of:=IF(AND([.L203]=[.M203];[.L2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72576">
            <text:p>8.72576</text:p>
          </table:table-cell>
          <table:table-cell table:style-name="ce1" table:formula="of:=ROUND([.B204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4];1)" office:value-type="float" office:value="6.3">
            <text:p>6.3</text:p>
          </table:table-cell>
          <table:table-cell table:formula="of:=ROUND(ABS([.C204]-[.E204]);1)" office:value-type="float" office:value="2.4">
            <text:p>2.4</text:p>
          </table:table-cell>
          <table:table-cell table:formula="of:=ROUND([.F204]/9*100;1)" office:value-type="float" office:value="26.7">
            <text:p>26.7</text:p>
          </table:table-cell>
          <table:table-cell table:formula="of:=ABS([.C204]/[.E204])" office:value-type="float" office:value="1.38095238095238">
            <text:p>1.380952381</text:p>
          </table:table-cell>
          <table:table-cell table:formula="of:=IF([.C204]&lt;=7)" office:value-type="boolean" office:boolean-value="false">
            <text:p>FALS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false">
            <text:p>FALSE</text:p>
          </table:table-cell>
          <table:table-cell table:formula="of:=IF([.C204]&gt;=8)" office:value-type="boolean" office:boolean-value="true">
            <text:p>TRUE</text:p>
          </table:table-cell>
          <table:table-cell table:formula="of:=IF([.E204]&gt;=6)" office:value-type="boolean" office:boolean-value="true">
            <text:p>TRUE</text:p>
          </table:table-cell>
          <table:table-cell table:formula="of:=IF(AND([.L204]=[.M204];[.L2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8.69629">
            <text:p>8.69629</text:p>
          </table:table-cell>
          <table:table-cell table:style-name="ce1" table:formula="of:=ROUND([.B205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5];1)" office:value-type="float" office:value="6.3">
            <text:p>6.3</text:p>
          </table:table-cell>
          <table:table-cell table:formula="of:=ROUND(ABS([.C205]-[.E205]);1)" office:value-type="float" office:value="2.4">
            <text:p>2.4</text:p>
          </table:table-cell>
          <table:table-cell table:formula="of:=ROUND([.F205]/9*100;1)" office:value-type="float" office:value="26.7">
            <text:p>26.7</text:p>
          </table:table-cell>
          <table:table-cell table:formula="of:=ABS([.C205]/[.E205])" office:value-type="float" office:value="1.38095238095238">
            <text:p>1.380952381</text:p>
          </table:table-cell>
          <table:table-cell table:formula="of:=IF([.C205]&lt;=7)" office:value-type="boolean" office:boolean-value="false">
            <text:p>FALS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false">
            <text:p>FALSE</text:p>
          </table:table-cell>
          <table:table-cell table:formula="of:=IF([.C205]&gt;=8)" office:value-type="boolean" office:boolean-value="true">
            <text:p>TRUE</text:p>
          </table:table-cell>
          <table:table-cell table:formula="of:=IF([.E205]&gt;=6)" office:value-type="boolean" office:boolean-value="true">
            <text:p>TRUE</text:p>
          </table:table-cell>
          <table:table-cell table:formula="of:=IF(AND([.L205]=[.M205];[.L2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67566">
            <text:p>7.67566</text:p>
          </table:table-cell>
          <table:table-cell table:style-name="ce1" table:formula="of:=ROUND([.B206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6];1)" office:value-type="float" office:value="6.3">
            <text:p>6.3</text:p>
          </table:table-cell>
          <table:table-cell table:formula="of:=ROUND(ABS([.C206]-[.E206]);1)" office:value-type="float" office:value="1.4">
            <text:p>1.4</text:p>
          </table:table-cell>
          <table:table-cell table:formula="of:=ROUND([.F206]/9*100;1)" office:value-type="float" office:value="15.6">
            <text:p>15.6</text:p>
          </table:table-cell>
          <table:table-cell table:formula="of:=ABS([.C206]/[.E206])" office:value-type="float" office:value="1.22222222222222">
            <text:p>1.2222222222</text:p>
          </table:table-cell>
          <table:table-cell table:formula="of:=IF([.C206]&lt;=7)" office:value-type="boolean" office:boolean-value="false">
            <text:p>FALS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false">
            <text:p>FALSE</text:p>
          </table:table-cell>
          <table:table-cell table:formula="of:=IF([.C206]&gt;=8)" office:value-type="boolean" office:boolean-value="false">
            <text:p>FALSE</text:p>
          </table:table-cell>
          <table:table-cell table:formula="of:=IF([.E206]&gt;=6)" office:value-type="boolean" office:boolean-value="true">
            <text:p>TRU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51599">
            <text:p>7.51599</text:p>
          </table:table-cell>
          <table:table-cell table:style-name="ce1" table:formula="of:=ROUND([.B207];1)" office:value-type="float" office:value="7.5">
            <text:p>7.5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.2">
            <text:p>1.2</text:p>
          </table:table-cell>
          <table:table-cell table:formula="of:=ROUND([.F207]/9*100;1)" office:value-type="float" office:value="13.3">
            <text:p>13.3</text:p>
          </table:table-cell>
          <table:table-cell table:formula="of:=ABS([.C207]/[.E207])" office:value-type="float" office:value="1.19047619047619">
            <text:p>1.1904761905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8)" office:value-type="boolean" office:boolean-value="false">
            <text:p>FALSE</text:p>
          </table:table-cell>
          <table:table-cell table:formula="of:=IF([.E207]&gt;=6)" office:value-type="boolean" office:boolean-value="true">
            <text:p>TRU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7.50111">
            <text:p>7.50111</text:p>
          </table:table-cell>
          <table:table-cell table:style-name="ce1" table:formula="of:=ROUND([.B208];1)" office:value-type="float" office:value="7.5">
            <text:p>7.5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8];1)" office:value-type="float" office:value="6.3">
            <text:p>6.3</text:p>
          </table:table-cell>
          <table:table-cell table:formula="of:=ROUND(ABS([.C208]-[.E208]);1)" office:value-type="float" office:value="1.2">
            <text:p>1.2</text:p>
          </table:table-cell>
          <table:table-cell table:formula="of:=ROUND([.F208]/9*100;1)" office:value-type="float" office:value="13.3">
            <text:p>13.3</text:p>
          </table:table-cell>
          <table:table-cell table:formula="of:=ABS([.C208]/[.E208])" office:value-type="float" office:value="1.19047619047619">
            <text:p>1.1904761905</text:p>
          </table:table-cell>
          <table:table-cell table:formula="of:=IF([.C208]&lt;=7)" office:value-type="boolean" office:boolean-value="false">
            <text:p>FALSE</text:p>
          </table:table-cell>
          <table:table-cell table:formula="of:=IF([.E208]&lt;=6.5)" office:value-type="boolean" office:boolean-value="true">
            <text:p>TRU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8)" office:value-type="boolean" office:boolean-value="false">
            <text:p>FALSE</text:p>
          </table:table-cell>
          <table:table-cell table:formula="of:=IF([.E208]&gt;=6)" office:value-type="boolean" office:boolean-value="true">
            <text:p>TRUE</text:p>
          </table:table-cell>
          <table:table-cell table:formula="of:=IF(AND([.L208]=[.M208];[.L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6.78085">
            <text:p>6.78085</text:p>
          </table:table-cell>
          <table:table-cell table:style-name="ce1" table:formula="of:=ROUND([.B209];1)" office:value-type="float" office:value="6.8">
            <text:p>6.8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9];1)" office:value-type="float" office:value="6.3">
            <text:p>6.3</text:p>
          </table:table-cell>
          <table:table-cell table:formula="of:=ROUND(ABS([.C209]-[.E209]);1)" office:value-type="float" office:value="0.5">
            <text:p>0.5</text:p>
          </table:table-cell>
          <table:table-cell table:formula="of:=ROUND([.F209]/9*100;1)" office:value-type="float" office:value="5.6">
            <text:p>5.6</text:p>
          </table:table-cell>
          <table:table-cell table:formula="of:=ABS([.C209]/[.E209])" office:value-type="float" office:value="1.07936507936508">
            <text:p>1.0793650794</text:p>
          </table:table-cell>
          <table:table-cell table:formula="of:=IF([.C209]&lt;=7)" office:value-type="boolean" office:boolean-value="true">
            <text:p>TRU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true">
            <text:p>TRUE</text:p>
          </table:table-cell>
          <table:table-cell table:formula="of:=IF([.C209]&gt;=8)" office:value-type="boolean" office:boolean-value="false">
            <text:p>FALSE</text:p>
          </table:table-cell>
          <table:table-cell table:formula="of:=IF([.E209]&gt;=6)" office:value-type="boolean" office:boolean-value="true">
            <text:p>TRU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58261">
            <text:p>7.58261</text:p>
          </table:table-cell>
          <table:table-cell table:style-name="ce1" table:formula="of:=ROUND([.B210];1)" office:value-type="float" office:value="7.6">
            <text:p>7.6</text:p>
          </table:table-cell>
          <table:table-cell table:style-name="ce2" office:value-type="string">
            <text:p><text:s/>6.2143</text:p>
          </table:table-cell>
          <table:table-cell table:content-validation-name="val1" table:formula="of:=ROUND([.D210];1)" office:value-type="float" office:value="6.2">
            <text:p>6.2</text:p>
          </table:table-cell>
          <table:table-cell table:formula="of:=ROUND(ABS([.C210]-[.E210]);1)" office:value-type="float" office:value="1.4">
            <text:p>1.4</text:p>
          </table:table-cell>
          <table:table-cell table:formula="of:=ROUND([.F210]/9*100;1)" office:value-type="float" office:value="15.6">
            <text:p>15.6</text:p>
          </table:table-cell>
          <table:table-cell table:formula="of:=ABS([.C210]/[.E210])" office:value-type="float" office:value="1.2258064516129">
            <text:p>1.2258064516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8)" office:value-type="boolean" office:boolean-value="false">
            <text:p>FALSE</text:p>
          </table:table-cell>
          <table:table-cell table:formula="of:=IF([.E210]&gt;=6)" office:value-type="boolean" office:boolean-value="true">
            <text:p>TRU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8.8623">
            <text:p>8.8623</text:p>
          </table:table-cell>
          <table:table-cell table:style-name="ce1" table:formula="of:=ROUND([.B211];1)" office:value-type="float" office:value="8.9">
            <text:p>8.9</text:p>
          </table:table-cell>
          <table:table-cell table:style-name="ce2" office:value-type="string">
            <text:p><text:s/>6.2105</text:p>
          </table:table-cell>
          <table:table-cell table:content-validation-name="val1" table:formula="of:=ROUND([.D211];1)" office:value-type="float" office:value="6.2">
            <text:p>6.2</text:p>
          </table:table-cell>
          <table:table-cell table:formula="of:=ROUND(ABS([.C211]-[.E211]);1)" office:value-type="float" office:value="2.7">
            <text:p>2.7</text:p>
          </table:table-cell>
          <table:table-cell table:formula="of:=ROUND([.F211]/9*100;1)" office:value-type="float" office:value="30">
            <text:p>30</text:p>
          </table:table-cell>
          <table:table-cell table:formula="of:=ABS([.C211]/[.E211])" office:value-type="float" office:value="1.43548387096774">
            <text:p>1.435483871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true">
            <text:p>TRU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8)" office:value-type="boolean" office:boolean-value="true">
            <text:p>TRUE</text:p>
          </table:table-cell>
          <table:table-cell table:formula="of:=IF([.E211]&gt;=6)" office:value-type="boolean" office:boolean-value="true">
            <text:p>TRUE</text:p>
          </table:table-cell>
          <table:table-cell table:formula="of:=IF(AND([.L211]=[.M211];[.L2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8.83838">
            <text:p>8.83838</text:p>
          </table:table-cell>
          <table:table-cell table:style-name="ce1" table:formula="of:=ROUND([.B212];1)" office:value-type="float" office:value="8.8">
            <text:p>8.8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2];1)" office:value-type="float" office:value="6.2">
            <text:p>6.2</text:p>
          </table:table-cell>
          <table:table-cell table:formula="of:=ROUND(ABS([.C212]-[.E212]);1)" office:value-type="float" office:value="2.6">
            <text:p>2.6</text:p>
          </table:table-cell>
          <table:table-cell table:formula="of:=ROUND([.F212]/9*100;1)" office:value-type="float" office:value="28.9">
            <text:p>28.9</text:p>
          </table:table-cell>
          <table:table-cell table:formula="of:=ABS([.C212]/[.E212])" office:value-type="float" office:value="1.41935483870968">
            <text:p>1.4193548387</text:p>
          </table:table-cell>
          <table:table-cell table:formula="of:=IF([.C212]&lt;=7)" office:value-type="boolean" office:boolean-value="false">
            <text:p>FALS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false">
            <text:p>FALSE</text:p>
          </table:table-cell>
          <table:table-cell table:formula="of:=IF([.C212]&gt;=8)" office:value-type="boolean" office:boolean-value="true">
            <text:p>TRUE</text:p>
          </table:table-cell>
          <table:table-cell table:formula="of:=IF([.E212]&gt;=6)" office:value-type="boolean" office:boolean-value="true">
            <text:p>TRUE</text:p>
          </table:table-cell>
          <table:table-cell table:formula="of:=IF(AND([.L212]=[.M212];[.L2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7.61568">
            <text:p>7.61568</text:p>
          </table:table-cell>
          <table:table-cell table:style-name="ce1" table:formula="of:=ROUND([.B213];1)" office:value-type="float" office:value="7.6">
            <text:p>7.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3];1)" office:value-type="float" office:value="6.2">
            <text:p>6.2</text:p>
          </table:table-cell>
          <table:table-cell table:formula="of:=ROUND(ABS([.C213]-[.E213]);1)" office:value-type="float" office:value="1.4">
            <text:p>1.4</text:p>
          </table:table-cell>
          <table:table-cell table:formula="of:=ROUND([.F213]/9*100;1)" office:value-type="float" office:value="15.6">
            <text:p>15.6</text:p>
          </table:table-cell>
          <table:table-cell table:formula="of:=ABS([.C213]/[.E213])" office:value-type="float" office:value="1.2258064516129">
            <text:p>1.2258064516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8)" office:value-type="boolean" office:boolean-value="false">
            <text:p>FALSE</text:p>
          </table:table-cell>
          <table:table-cell table:formula="of:=IF([.E213]&gt;=6)" office:value-type="boolean" office:boolean-value="true">
            <text:p>TRU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5.61777">
            <text:p>5.61777</text:p>
          </table:table-cell>
          <table:table-cell table:style-name="ce1" table:formula="of:=ROUND([.B214];1)" office:value-type="float" office:value="5.6">
            <text:p>5.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4];1)" office:value-type="float" office:value="6.2">
            <text:p>6.2</text:p>
          </table:table-cell>
          <table:table-cell table:formula="of:=ROUND(ABS([.C214]-[.E214]);1)" office:value-type="float" office:value="0.6">
            <text:p>0.6</text:p>
          </table:table-cell>
          <table:table-cell table:formula="of:=ROUND([.F214]/9*100;1)" office:value-type="float" office:value="6.7">
            <text:p>6.7</text:p>
          </table:table-cell>
          <table:table-cell table:formula="of:=ABS([.C214]/[.E214])" office:value-type="float" office:value="0.903225806451613">
            <text:p>0.9032258065</text:p>
          </table:table-cell>
          <table:table-cell table:formula="of:=IF([.C214]&lt;=7)" office:value-type="boolean" office:boolean-value="true">
            <text:p>TRU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true">
            <text:p>TRUE</text:p>
          </table:table-cell>
          <table:table-cell table:formula="of:=IF([.C214]&gt;=8)" office:value-type="boolean" office:boolean-value="false">
            <text:p>FALSE</text:p>
          </table:table-cell>
          <table:table-cell table:formula="of:=IF([.E214]&gt;=6)" office:value-type="boolean" office:boolean-value="true">
            <text:p>TRU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3838">
            <text:p>8.83838</text:p>
          </table:table-cell>
          <table:table-cell table:style-name="ce1" table:formula="of:=ROUND([.B215];1)" office:value-type="float" office:value="8.8">
            <text:p>8.8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2.6">
            <text:p>2.6</text:p>
          </table:table-cell>
          <table:table-cell table:formula="of:=ROUND([.F215]/9*100;1)" office:value-type="float" office:value="28.9">
            <text:p>28.9</text:p>
          </table:table-cell>
          <table:table-cell table:formula="of:=ABS([.C215]/[.E215])" office:value-type="float" office:value="1.41935483870968">
            <text:p>1.4193548387</text:p>
          </table:table-cell>
          <table:table-cell table:formula="of:=IF([.C215]&lt;=7)" office:value-type="boolean" office:boolean-value="false">
            <text:p>FALS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false">
            <text:p>FALSE</text:p>
          </table:table-cell>
          <table:table-cell table:formula="of:=IF([.C215]&gt;=8)" office:value-type="boolean" office:boolean-value="true">
            <text:p>TRUE</text:p>
          </table:table-cell>
          <table:table-cell table:formula="of:=IF([.E215]&gt;=6)" office:value-type="boolean" office:boolean-value="true">
            <text:p>TRUE</text:p>
          </table:table-cell>
          <table:table-cell table:formula="of:=IF(AND([.L215]=[.M215];[.L2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7.47556">
            <text:p>7.47556</text:p>
          </table:table-cell>
          <table:table-cell table:style-name="ce1" table:formula="of:=ROUND([.B216];1)" office:value-type="float" office:value="7.5">
            <text:p>7.5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6];1)" office:value-type="float" office:value="6.2">
            <text:p>6.2</text:p>
          </table:table-cell>
          <table:table-cell table:formula="of:=ROUND(ABS([.C216]-[.E216]);1)" office:value-type="float" office:value="1.3">
            <text:p>1.3</text:p>
          </table:table-cell>
          <table:table-cell table:formula="of:=ROUND([.F216]/9*100;1)" office:value-type="float" office:value="14.4">
            <text:p>14.4</text:p>
          </table:table-cell>
          <table:table-cell table:formula="of:=ABS([.C216]/[.E216])" office:value-type="float" office:value="1.20967741935484">
            <text:p>1.2096774194</text:p>
          </table:table-cell>
          <table:table-cell table:formula="of:=IF([.C216]&lt;=7)" office:value-type="boolean" office:boolean-value="false">
            <text:p>FALSE</text:p>
          </table:table-cell>
          <table:table-cell table:formula="of:=IF([.E216]&lt;=6.5)" office:value-type="boolean" office:boolean-value="true">
            <text:p>TRU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8)" office:value-type="boolean" office:boolean-value="false">
            <text:p>FALSE</text:p>
          </table:table-cell>
          <table:table-cell table:formula="of:=IF([.E216]&gt;=6)" office:value-type="boolean" office:boolean-value="true">
            <text:p>TRUE</text:p>
          </table:table-cell>
          <table:table-cell table:formula="of:=IF(AND([.L216]=[.M216];[.L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32028">
            <text:p>6.32028</text:p>
          </table:table-cell>
          <table:table-cell table:style-name="ce1" table:formula="of:=ROUND([.B217];1)" office:value-type="float" office:value="6.3">
            <text:p>6.3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7];1)" office:value-type="float" office:value="6.2">
            <text:p>6.2</text:p>
          </table:table-cell>
          <table:table-cell table:formula="of:=ROUND(ABS([.C217]-[.E217]);1)" office:value-type="float" office:value="0.1">
            <text:p>0.1</text:p>
          </table:table-cell>
          <table:table-cell table:formula="of:=ROUND([.F217]/9*100;1)" office:value-type="float" office:value="1.1">
            <text:p>1.1</text:p>
          </table:table-cell>
          <table:table-cell table:formula="of:=ABS([.C217]/[.E217])" office:value-type="float" office:value="1.01612903225806">
            <text:p>1.0161290323</text:p>
          </table:table-cell>
          <table:table-cell table:formula="of:=IF([.C217]&lt;=7)" office:value-type="boolean" office:boolean-value="true">
            <text:p>TRUE</text:p>
          </table:table-cell>
          <table:table-cell table:formula="of:=IF([.E217]&lt;=6.5)" office:value-type="boolean" office:boolean-value="true">
            <text:p>TRUE</text:p>
          </table:table-cell>
          <table:table-cell table:formula="of:=IF(AND([.I217]=[.J217];[.I217]=1))" office:value-type="boolean" office:boolean-value="true">
            <text:p>TRUE</text:p>
          </table:table-cell>
          <table:table-cell table:formula="of:=IF([.C217]&gt;=8)" office:value-type="boolean" office:boolean-value="false">
            <text:p>FALSE</text:p>
          </table:table-cell>
          <table:table-cell table:formula="of:=IF([.E217]&gt;=6)" office:value-type="boolean" office:boolean-value="true">
            <text:p>TRUE</text:p>
          </table:table-cell>
          <table:table-cell table:formula="of:=IF(AND([.L217]=[.M217];[.L2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3.9253">
            <text:p>3.9253</text:p>
          </table:table-cell>
          <table:table-cell table:style-name="ce1" table:formula="of:=ROUND([.B218];1)" office:value-type="float" office:value="3.9">
            <text:p>3.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8];1)" office:value-type="float" office:value="6.2">
            <text:p>6.2</text:p>
          </table:table-cell>
          <table:table-cell table:formula="of:=ROUND(ABS([.C218]-[.E218]);1)" office:value-type="float" office:value="2.3">
            <text:p>2.3</text:p>
          </table:table-cell>
          <table:table-cell table:formula="of:=ROUND([.F218]/9*100;1)" office:value-type="float" office:value="25.6">
            <text:p>25.6</text:p>
          </table:table-cell>
          <table:table-cell table:formula="of:=ABS([.C218]/[.E218])" office:value-type="float" office:value="0.629032258064516">
            <text:p>0.6290322581</text:p>
          </table:table-cell>
          <table:table-cell table:formula="of:=IF([.C218]&lt;=7)" office:value-type="boolean" office:boolean-value="true">
            <text:p>TRU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true">
            <text:p>TRUE</text:p>
          </table:table-cell>
          <table:table-cell table:formula="of:=IF([.C218]&gt;=8)" office:value-type="boolean" office:boolean-value="false">
            <text:p>FALSE</text:p>
          </table:table-cell>
          <table:table-cell table:formula="of:=IF([.E218]&gt;=6)" office:value-type="boolean" office:boolean-value="true">
            <text:p>TRU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9">
            <text:p>9</text:p>
          </table:table-cell>
          <table:table-cell table:style-name="ce1" table:formula="of:=ROUND([.B219];1)" office:value-type="float" office:value="9">
            <text:p>9</text:p>
          </table:table-cell>
          <table:table-cell table:style-name="ce2" office:value-type="string">
            <text:p><text:s/>6.1538</text:p>
          </table:table-cell>
          <table:table-cell table:content-validation-name="val1" table:formula="of:=ROUND([.D219];1)" office:value-type="float" office:value="6.2">
            <text:p>6.2</text:p>
          </table:table-cell>
          <table:table-cell table:formula="of:=ROUND(ABS([.C219]-[.E219]);1)" office:value-type="float" office:value="2.8">
            <text:p>2.8</text:p>
          </table:table-cell>
          <table:table-cell table:formula="of:=ROUND([.F219]/9*100;1)" office:value-type="float" office:value="31.1">
            <text:p>31.1</text:p>
          </table:table-cell>
          <table:table-cell table:formula="of:=ABS([.C219]/[.E219])" office:value-type="float" office:value="1.45161290322581">
            <text:p>1.4516129032</text:p>
          </table:table-cell>
          <table:table-cell table:formula="of:=IF([.C219]&lt;=7)" office:value-type="boolean" office:boolean-value="false">
            <text:p>FALSE</text:p>
          </table:table-cell>
          <table:table-cell table:formula="of:=IF([.E219]&lt;=6.5)" office:value-type="boolean" office:boolean-value="true">
            <text:p>TRU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8)" office:value-type="boolean" office:boolean-value="true">
            <text:p>TRUE</text:p>
          </table:table-cell>
          <table:table-cell table:formula="of:=IF([.E219]&gt;=6)" office:value-type="boolean" office:boolean-value="true">
            <text:p>TRUE</text:p>
          </table:table-cell>
          <table:table-cell table:formula="of:=IF(AND([.L219]=[.M219];[.L2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8.90147">
            <text:p>8.90147</text:p>
          </table:table-cell>
          <table:table-cell table:style-name="ce1" table:formula="of:=ROUND([.B220];1)" office:value-type="float" office:value="8.9">
            <text:p>8.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2.8">
            <text:p>2.8</text:p>
          </table:table-cell>
          <table:table-cell table:formula="of:=ROUND([.F220]/9*100;1)" office:value-type="float" office:value="31.1">
            <text:p>31.1</text:p>
          </table:table-cell>
          <table:table-cell table:formula="of:=ABS([.C220]/[.E220])" office:value-type="float" office:value="1.45901639344262">
            <text:p>1.4590163934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8)" office:value-type="boolean" office:boolean-value="true">
            <text:p>TRUE</text:p>
          </table:table-cell>
          <table:table-cell table:formula="of:=IF([.E220]&gt;=6)" office:value-type="boolean" office:boolean-value="true">
            <text:p>TRUE</text:p>
          </table:table-cell>
          <table:table-cell table:formula="of:=IF(AND([.L220]=[.M220];[.L22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8.80055">
            <text:p>8.80055</text:p>
          </table:table-cell>
          <table:table-cell table:style-name="ce1" table:formula="of:=ROUND([.B221];1)" office:value-type="float" office:value="8.8">
            <text:p>8.8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1];1)" office:value-type="float" office:value="6.1">
            <text:p>6.1</text:p>
          </table:table-cell>
          <table:table-cell table:formula="of:=ROUND(ABS([.C221]-[.E221]);1)" office:value-type="float" office:value="2.7">
            <text:p>2.7</text:p>
          </table:table-cell>
          <table:table-cell table:formula="of:=ROUND([.F221]/9*100;1)" office:value-type="float" office:value="30">
            <text:p>30</text:p>
          </table:table-cell>
          <table:table-cell table:formula="of:=ABS([.C221]/[.E221])" office:value-type="float" office:value="1.44262295081967">
            <text:p>1.4426229508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true">
            <text:p>TRU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8)" office:value-type="boolean" office:boolean-value="true">
            <text:p>TRUE</text:p>
          </table:table-cell>
          <table:table-cell table:formula="of:=IF([.E221]&gt;=6)" office:value-type="boolean" office:boolean-value="true">
            <text:p>TRUE</text:p>
          </table:table-cell>
          <table:table-cell table:formula="of:=IF(AND([.L221]=[.M221];[.L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8.76291">
            <text:p>8.76291</text:p>
          </table:table-cell>
          <table:table-cell table:style-name="ce1" table:formula="of:=ROUND([.B222];1)" office:value-type="float" office:value="8.8">
            <text:p>8.8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2];1)" office:value-type="float" office:value="6.1">
            <text:p>6.1</text:p>
          </table:table-cell>
          <table:table-cell table:formula="of:=ROUND(ABS([.C222]-[.E222]);1)" office:value-type="float" office:value="2.7">
            <text:p>2.7</text:p>
          </table:table-cell>
          <table:table-cell table:formula="of:=ROUND([.F222]/9*100;1)" office:value-type="float" office:value="30">
            <text:p>30</text:p>
          </table:table-cell>
          <table:table-cell table:formula="of:=ABS([.C222]/[.E222])" office:value-type="float" office:value="1.44262295081967">
            <text:p>1.4426229508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8)" office:value-type="boolean" office:boolean-value="true">
            <text:p>TRUE</text:p>
          </table:table-cell>
          <table:table-cell table:formula="of:=IF([.E222]&gt;=6)" office:value-type="boolean" office:boolean-value="true">
            <text:p>TRUE</text:p>
          </table:table-cell>
          <table:table-cell table:formula="of:=IF(AND([.L222]=[.M222];[.L2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57786">
            <text:p>7.57786</text:p>
          </table:table-cell>
          <table:table-cell table:style-name="ce1" table:formula="of:=ROUND([.B223];1)" office:value-type="float" office:value="7.6">
            <text:p>7.6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3];1)" office:value-type="float" office:value="6.1">
            <text:p>6.1</text:p>
          </table:table-cell>
          <table:table-cell table:formula="of:=ROUND(ABS([.C223]-[.E223]);1)" office:value-type="float" office:value="1.5">
            <text:p>1.5</text:p>
          </table:table-cell>
          <table:table-cell table:formula="of:=ROUND([.F223]/9*100;1)" office:value-type="float" office:value="16.7">
            <text:p>16.7</text:p>
          </table:table-cell>
          <table:table-cell table:formula="of:=ABS([.C223]/[.E223])" office:value-type="float" office:value="1.24590163934426">
            <text:p>1.2459016393</text:p>
          </table:table-cell>
          <table:table-cell table:formula="of:=IF([.C223]&lt;=7)" office:value-type="boolean" office:boolean-value="false">
            <text:p>FALS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false">
            <text:p>FALSE</text:p>
          </table:table-cell>
          <table:table-cell table:formula="of:=IF([.C223]&gt;=8)" office:value-type="boolean" office:boolean-value="false">
            <text:p>FALSE</text:p>
          </table:table-cell>
          <table:table-cell table:formula="of:=IF([.E223]&gt;=6)" office:value-type="boolean" office:boolean-value="true">
            <text:p>TRU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396">
            <text:p>7.5396</text:p>
          </table:table-cell>
          <table:table-cell table:style-name="ce1" table:formula="of:=ROUND([.B224];1)" office:value-type="float" office:value="7.5">
            <text:p>7.5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4];1)" office:value-type="float" office:value="6.1">
            <text:p>6.1</text:p>
          </table:table-cell>
          <table:table-cell table:formula="of:=ROUND(ABS([.C224]-[.E224]);1)" office:value-type="float" office:value="1.4">
            <text:p>1.4</text:p>
          </table:table-cell>
          <table:table-cell table:formula="of:=ROUND([.F224]/9*100;1)" office:value-type="float" office:value="15.6">
            <text:p>15.6</text:p>
          </table:table-cell>
          <table:table-cell table:formula="of:=ABS([.C224]/[.E224])" office:value-type="float" office:value="1.22950819672131">
            <text:p>1.2295081967</text:p>
          </table:table-cell>
          <table:table-cell table:formula="of:=IF([.C224]&lt;=7)" office:value-type="boolean" office:boolean-value="false">
            <text:p>FALS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false">
            <text:p>FALSE</text:p>
          </table:table-cell>
          <table:table-cell table:formula="of:=IF([.C224]&gt;=8)" office:value-type="boolean" office:boolean-value="false">
            <text:p>FALSE</text:p>
          </table:table-cell>
          <table:table-cell table:formula="of:=IF([.E224]&gt;=6)" office:value-type="boolean" office:boolean-value="true">
            <text:p>TRU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6.49111">
            <text:p>6.49111</text:p>
          </table:table-cell>
          <table:table-cell table:style-name="ce1" table:formula="of:=ROUND([.B225];1)" office:value-type="float" office:value="6.5">
            <text:p>6.5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5];1)" office:value-type="float" office:value="6.1">
            <text:p>6.1</text:p>
          </table:table-cell>
          <table:table-cell table:formula="of:=ROUND(ABS([.C225]-[.E225]);1)" office:value-type="float" office:value="0.4">
            <text:p>0.4</text:p>
          </table:table-cell>
          <table:table-cell table:formula="of:=ROUND([.F225]/9*100;1)" office:value-type="float" office:value="4.4">
            <text:p>4.4</text:p>
          </table:table-cell>
          <table:table-cell table:formula="of:=ABS([.C225]/[.E225])" office:value-type="float" office:value="1.0655737704918">
            <text:p>1.0655737705</text:p>
          </table:table-cell>
          <table:table-cell table:formula="of:=IF([.C225]&lt;=7)" office:value-type="boolean" office:boolean-value="true">
            <text:p>TRU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true">
            <text:p>TRUE</text:p>
          </table:table-cell>
          <table:table-cell table:formula="of:=IF([.C225]&gt;=8)" office:value-type="boolean" office:boolean-value="false">
            <text:p>FALSE</text:p>
          </table:table-cell>
          <table:table-cell table:formula="of:=IF([.E225]&gt;=6)" office:value-type="boolean" office:boolean-value="true">
            <text:p>TRU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90147">
            <text:p>8.90147</text:p>
          </table:table-cell>
          <table:table-cell table:style-name="ce1" table:formula="of:=ROUND([.B226];1)" office:value-type="float" office:value="8.9">
            <text:p>8.9</text:p>
          </table:table-cell>
          <table:table-cell table:style-name="ce2" office:value-type="string">
            <text:p><text:s/>6.1250</text:p>
          </table:table-cell>
          <table:table-cell table:content-validation-name="val1" table:formula="of:=ROUND([.D226];1)" office:value-type="float" office:value="6.1">
            <text:p>6.1</text:p>
          </table:table-cell>
          <table:table-cell table:formula="of:=ROUND(ABS([.C226]-[.E226]);1)" office:value-type="float" office:value="2.8">
            <text:p>2.8</text:p>
          </table:table-cell>
          <table:table-cell table:formula="of:=ROUND([.F226]/9*100;1)" office:value-type="float" office:value="31.1">
            <text:p>31.1</text:p>
          </table:table-cell>
          <table:table-cell table:formula="of:=ABS([.C226]/[.E226])" office:value-type="float" office:value="1.45901639344262">
            <text:p>1.4590163934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8)" office:value-type="boolean" office:boolean-value="true">
            <text:p>TRUE</text:p>
          </table:table-cell>
          <table:table-cell table:formula="of:=IF([.E226]&gt;=6)" office:value-type="boolean" office:boolean-value="true">
            <text:p>TRUE</text:p>
          </table:table-cell>
          <table:table-cell table:formula="of:=IF(AND([.L226]=[.M226];[.L2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9">
            <text:p>9</text:p>
          </table:table-cell>
          <table:table-cell table:style-name="ce1" table:formula="of:=ROUND([.B227];1)" office:value-type="float" office:value="9">
            <text:p>9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7];1)" office:value-type="float" office:value="6.1">
            <text:p>6.1</text:p>
          </table:table-cell>
          <table:table-cell table:formula="of:=ROUND(ABS([.C227]-[.E227]);1)" office:value-type="float" office:value="2.9">
            <text:p>2.9</text:p>
          </table:table-cell>
          <table:table-cell table:formula="of:=ROUND([.F227]/9*100;1)" office:value-type="float" office:value="32.2">
            <text:p>32.2</text:p>
          </table:table-cell>
          <table:table-cell table:formula="of:=ABS([.C227]/[.E227])" office:value-type="float" office:value="1.47540983606557">
            <text:p>1.4754098361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6.5)" office:value-type="boolean" office:boolean-value="true">
            <text:p>TRU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8)" office:value-type="boolean" office:boolean-value="true">
            <text:p>TRUE</text:p>
          </table:table-cell>
          <table:table-cell table:formula="of:=IF([.E227]&gt;=6)" office:value-type="boolean" office:boolean-value="true">
            <text:p>TRUE</text:p>
          </table:table-cell>
          <table:table-cell table:formula="of:=IF(AND([.L227]=[.M227];[.L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7.57896">
            <text:p>7.57896</text:p>
          </table:table-cell>
          <table:table-cell table:style-name="ce1" table:formula="of:=ROUND([.B228];1)" office:value-type="float" office:value="7.6">
            <text:p>7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8];1)" office:value-type="float" office:value="6.1">
            <text:p>6.1</text:p>
          </table:table-cell>
          <table:table-cell table:formula="of:=ROUND(ABS([.C228]-[.E228]);1)" office:value-type="float" office:value="1.5">
            <text:p>1.5</text:p>
          </table:table-cell>
          <table:table-cell table:formula="of:=ROUND([.F228]/9*100;1)" office:value-type="float" office:value="16.7">
            <text:p>16.7</text:p>
          </table:table-cell>
          <table:table-cell table:formula="of:=ABS([.C228]/[.E228])" office:value-type="float" office:value="1.24590163934426">
            <text:p>1.2459016393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8)" office:value-type="boolean" office:boolean-value="false">
            <text:p>FALSE</text:p>
          </table:table-cell>
          <table:table-cell table:formula="of:=IF([.E228]&gt;=6)" office:value-type="boolean" office:boolean-value="true">
            <text:p>TRU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5.62327">
            <text:p>5.62327</text:p>
          </table:table-cell>
          <table:table-cell table:style-name="ce1" table:formula="of:=ROUND([.B229];1)" office:value-type="float" office:value="5.6">
            <text:p>5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9];1)" office:value-type="float" office:value="6.1">
            <text:p>6.1</text:p>
          </table:table-cell>
          <table:table-cell table:formula="of:=ROUND(ABS([.C229]-[.E229]);1)" office:value-type="float" office:value="0.5">
            <text:p>0.5</text:p>
          </table:table-cell>
          <table:table-cell table:formula="of:=ROUND([.F229]/9*100;1)" office:value-type="float" office:value="5.6">
            <text:p>5.6</text:p>
          </table:table-cell>
          <table:table-cell table:formula="of:=ABS([.C229]/[.E229])" office:value-type="float" office:value="0.918032786885246">
            <text:p>0.9180327869</text:p>
          </table:table-cell>
          <table:table-cell table:formula="of:=IF([.C229]&lt;=7)" office:value-type="boolean" office:boolean-value="true">
            <text:p>TRU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true">
            <text:p>TRUE</text:p>
          </table:table-cell>
          <table:table-cell table:formula="of:=IF([.C229]&gt;=8)" office:value-type="boolean" office:boolean-value="false">
            <text:p>FALSE</text:p>
          </table:table-cell>
          <table:table-cell table:formula="of:=IF([.E229]&gt;=6)" office:value-type="boolean" office:boolean-value="true">
            <text:p>TRU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8.95346">
            <text:p>8.95346</text:p>
          </table:table-cell>
          <table:table-cell table:style-name="ce1" table:formula="of:=ROUND([.B230];1)" office:value-type="float" office:value="9">
            <text:p>9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0];1)" office:value-type="float" office:value="6.1">
            <text:p>6.1</text:p>
          </table:table-cell>
          <table:table-cell table:formula="of:=ROUND(ABS([.C230]-[.E230]);1)" office:value-type="float" office:value="2.9">
            <text:p>2.9</text:p>
          </table:table-cell>
          <table:table-cell table:formula="of:=ROUND([.F230]/9*100;1)" office:value-type="float" office:value="32.2">
            <text:p>32.2</text:p>
          </table:table-cell>
          <table:table-cell table:formula="of:=ABS([.C230]/[.E230])" office:value-type="float" office:value="1.47540983606557">
            <text:p>1.4754098361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8)" office:value-type="boolean" office:boolean-value="true">
            <text:p>TRUE</text:p>
          </table:table-cell>
          <table:table-cell table:formula="of:=IF([.E230]&gt;=6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8.74654">
            <text:p>8.74654</text:p>
          </table:table-cell>
          <table:table-cell table:style-name="ce1" table:formula="of:=ROUND([.B231];1)" office:value-type="float" office:value="8.7">
            <text:p>8.7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1];1)" office:value-type="float" office:value="6.1">
            <text:p>6.1</text:p>
          </table:table-cell>
          <table:table-cell table:formula="of:=ROUND(ABS([.C231]-[.E231]);1)" office:value-type="float" office:value="2.6">
            <text:p>2.6</text:p>
          </table:table-cell>
          <table:table-cell table:formula="of:=ROUND([.F231]/9*100;1)" office:value-type="float" office:value="28.9">
            <text:p>28.9</text:p>
          </table:table-cell>
          <table:table-cell table:formula="of:=ABS([.C231]/[.E231])" office:value-type="float" office:value="1.42622950819672">
            <text:p>1.4262295082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true">
            <text:p>TRU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8)" office:value-type="boolean" office:boolean-value="true">
            <text:p>TRUE</text:p>
          </table:table-cell>
          <table:table-cell table:formula="of:=IF([.E231]&gt;=6)" office:value-type="boolean" office:boolean-value="true">
            <text:p>TRUE</text:p>
          </table:table-cell>
          <table:table-cell table:formula="of:=IF(AND([.L231]=[.M231];[.L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5.63798">
            <text:p>5.63798</text:p>
          </table:table-cell>
          <table:table-cell table:style-name="ce1" table:formula="of:=ROUND([.B232];1)" office:value-type="float" office:value="5.6">
            <text:p>5.6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2];1)" office:value-type="float" office:value="6.1">
            <text:p>6.1</text:p>
          </table:table-cell>
          <table:table-cell table:formula="of:=ROUND(ABS([.C232]-[.E232]);1)" office:value-type="float" office:value="0.5">
            <text:p>0.5</text:p>
          </table:table-cell>
          <table:table-cell table:formula="of:=ROUND([.F232]/9*100;1)" office:value-type="float" office:value="5.6">
            <text:p>5.6</text:p>
          </table:table-cell>
          <table:table-cell table:formula="of:=ABS([.C232]/[.E232])" office:value-type="float" office:value="0.918032786885246">
            <text:p>0.9180327869</text:p>
          </table:table-cell>
          <table:table-cell table:formula="of:=IF([.C232]&lt;=7)" office:value-type="boolean" office:boolean-value="true">
            <text:p>TRU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true">
            <text:p>TRUE</text:p>
          </table:table-cell>
          <table:table-cell table:formula="of:=IF([.C232]&gt;=8)" office:value-type="boolean" office:boolean-value="false">
            <text:p>FALSE</text:p>
          </table:table-cell>
          <table:table-cell table:formula="of:=IF([.E232]&gt;=6)" office:value-type="boolean" office:boolean-value="true">
            <text:p>TRU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8.70204">
            <text:p>8.70204</text:p>
          </table:table-cell>
          <table:table-cell table:style-name="ce1" table:formula="of:=ROUND([.B233];1)" office:value-type="float" office:value="8.7">
            <text:p>8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3];1)" office:value-type="float" office:value="6.1">
            <text:p>6.1</text:p>
          </table:table-cell>
          <table:table-cell table:formula="of:=ROUND(ABS([.C233]-[.E233]);1)" office:value-type="float" office:value="2.6">
            <text:p>2.6</text:p>
          </table:table-cell>
          <table:table-cell table:formula="of:=ROUND([.F233]/9*100;1)" office:value-type="float" office:value="28.9">
            <text:p>28.9</text:p>
          </table:table-cell>
          <table:table-cell table:formula="of:=ABS([.C233]/[.E233])" office:value-type="float" office:value="1.42622950819672">
            <text:p>1.4262295082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true">
            <text:p>TRU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8)" office:value-type="boolean" office:boolean-value="true">
            <text:p>TRUE</text:p>
          </table:table-cell>
          <table:table-cell table:formula="of:=IF([.E233]&gt;=6)" office:value-type="boolean" office:boolean-value="true">
            <text:p>TRUE</text:p>
          </table:table-cell>
          <table:table-cell table:formula="of:=IF(AND([.L233]=[.M233];[.L2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67566">
            <text:p>7.67566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4];1)" office:value-type="float" office:value="6.1">
            <text:p>6.1</text:p>
          </table:table-cell>
          <table:table-cell table:formula="of:=ROUND(ABS([.C234]-[.E234]);1)" office:value-type="float" office:value="1.6">
            <text:p>1.6</text:p>
          </table:table-cell>
          <table:table-cell table:formula="of:=ROUND([.F234]/9*100;1)" office:value-type="float" office:value="17.8">
            <text:p>17.8</text:p>
          </table:table-cell>
          <table:table-cell table:formula="of:=ABS([.C234]/[.E234])" office:value-type="float" office:value="1.26229508196721">
            <text:p>1.262295082</text:p>
          </table:table-cell>
          <table:table-cell table:formula="of:=IF([.C234]&lt;=6.5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8)" office:value-type="boolean" office:boolean-value="false">
            <text:p>FALSE</text:p>
          </table:table-cell>
          <table:table-cell table:formula="of:=IF([.E234]&gt;=6)" office:value-type="boolean" office:boolean-value="true">
            <text:p>TRU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2485">
            <text:p>7.52485</text:p>
          </table:table-cell>
          <table:table-cell table:style-name="ce1" table:formula="of:=ROUND([.B235];1)" office:value-type="float" office:value="7.5">
            <text:p>7.5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5];1)" office:value-type="float" office:value="6.1">
            <text:p>6.1</text:p>
          </table:table-cell>
          <table:table-cell table:formula="of:=ROUND(ABS([.C235]-[.E235]);1)" office:value-type="float" office:value="1.4">
            <text:p>1.4</text:p>
          </table:table-cell>
          <table:table-cell table:formula="of:=ROUND([.F235]/9*100;1)" office:value-type="float" office:value="15.6">
            <text:p>15.6</text:p>
          </table:table-cell>
          <table:table-cell table:formula="of:=ABS([.C235]/[.E235])" office:value-type="float" office:value="1.22950819672131">
            <text:p>1.2295081967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true">
            <text:p>TRU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8)" office:value-type="boolean" office:boolean-value="false">
            <text:p>FALSE</text:p>
          </table:table-cell>
          <table:table-cell table:formula="of:=IF([.E235]&gt;=6)" office:value-type="boolean" office:boolean-value="true">
            <text:p>TRUE</text:p>
          </table:table-cell>
          <table:table-cell table:formula="of:=IF(AND([.L235]=[.M235];[.L2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35">
            <text:p>6.35</text:p>
          </table:table-cell>
          <table:table-cell table:style-name="ce1" table:formula="of:=ROUND([.B236];1)" office:value-type="float" office:value="6.4">
            <text:p>6.4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6];1)" office:value-type="float" office:value="6.1">
            <text:p>6.1</text:p>
          </table:table-cell>
          <table:table-cell table:formula="of:=ROUND(ABS([.C236]-[.E236]);1)" office:value-type="float" office:value="0.3">
            <text:p>0.3</text:p>
          </table:table-cell>
          <table:table-cell table:formula="of:=ROUND([.F236]/9*100;1)" office:value-type="float" office:value="3.3">
            <text:p>3.3</text:p>
          </table:table-cell>
          <table:table-cell table:formula="of:=ABS([.C236]/[.E236])" office:value-type="float" office:value="1.04918032786885">
            <text:p>1.0491803279</text:p>
          </table:table-cell>
          <table:table-cell table:formula="of:=IF([.C236]&lt;=7)" office:value-type="boolean" office:boolean-value="true">
            <text:p>TRU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true">
            <text:p>TRUE</text:p>
          </table:table-cell>
          <table:table-cell table:formula="of:=IF([.C236]&gt;=8)" office:value-type="boolean" office:boolean-value="false">
            <text:p>FALSE</text:p>
          </table:table-cell>
          <table:table-cell table:formula="of:=IF([.E236]&gt;=6)" office:value-type="boolean" office:boolean-value="true">
            <text:p>TRU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8.89862">
            <text:p>8.89862</text:p>
          </table:table-cell>
          <table:table-cell table:style-name="ce1" table:formula="of:=ROUND([.B237];1)" office:value-type="float" office:value="8.9">
            <text:p>8.9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237];1)" office:value-type="float" office:value="6.1">
            <text:p>6.1</text:p>
          </table:table-cell>
          <table:table-cell table:formula="of:=ROUND(ABS([.C237]-[.E237]);1)" office:value-type="float" office:value="2.8">
            <text:p>2.8</text:p>
          </table:table-cell>
          <table:table-cell table:formula="of:=ROUND([.F237]/9*100;1)" office:value-type="float" office:value="31.1">
            <text:p>31.1</text:p>
          </table:table-cell>
          <table:table-cell table:formula="of:=ABS([.C237]/[.E237])" office:value-type="float" office:value="1.45901639344262">
            <text:p>1.4590163934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8)" office:value-type="boolean" office:boolean-value="true">
            <text:p>TRUE</text:p>
          </table:table-cell>
          <table:table-cell table:formula="of:=IF([.E237]&gt;=6)" office:value-type="boolean" office:boolean-value="true">
            <text:p>TRUE</text:p>
          </table:table-cell>
          <table:table-cell table:formula="of:=IF(AND([.L237]=[.M237];[.L2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5.51259">
            <text:p>5.51259</text:p>
          </table:table-cell>
          <table:table-cell table:style-name="ce1" table:formula="of:=ROUND([.B238];1)" office:value-type="float" office:value="5.5">
            <text:p>5.5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238];1)" office:value-type="float" office:value="6.1">
            <text:p>6.1</text:p>
          </table:table-cell>
          <table:table-cell table:formula="of:=ROUND(ABS([.C238]-[.E238]);1)" office:value-type="float" office:value="0.6">
            <text:p>0.6</text:p>
          </table:table-cell>
          <table:table-cell table:formula="of:=ROUND([.F238]/9*100;1)" office:value-type="float" office:value="6.7">
            <text:p>6.7</text:p>
          </table:table-cell>
          <table:table-cell table:formula="of:=ABS([.C238]/[.E238])" office:value-type="float" office:value="0.901639344262295">
            <text:p>0.9016393443</text:p>
          </table:table-cell>
          <table:table-cell table:formula="of:=IF([.C238]&lt;=7)" office:value-type="boolean" office:boolean-value="true">
            <text:p>TRUE</text:p>
          </table:table-cell>
          <table:table-cell table:formula="of:=IF([.E238]&lt;=6.5)" office:value-type="boolean" office:boolean-value="true">
            <text:p>TRUE</text:p>
          </table:table-cell>
          <table:table-cell table:formula="of:=IF(AND([.I238]=[.J238];[.I238]=1))" office:value-type="boolean" office:boolean-value="true">
            <text:p>TRUE</text:p>
          </table:table-cell>
          <table:table-cell table:formula="of:=IF([.C238]&gt;=8)" office:value-type="boolean" office:boolean-value="false">
            <text:p>FALSE</text:p>
          </table:table-cell>
          <table:table-cell table:formula="of:=IF([.E238]&gt;=6)" office:value-type="boolean" office:boolean-value="true">
            <text:p>TRUE</text:p>
          </table:table-cell>
          <table:table-cell table:formula="of:=IF(AND([.L238]=[.M238];[.L2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5.15587">
            <text:p>5.15587</text:p>
          </table:table-cell>
          <table:table-cell table:style-name="ce1" table:formula="of:=ROUND([.B239];1)" office:value-type="float" office:value="5.2">
            <text:p>5.2</text:p>
          </table:table-cell>
          <table:table-cell table:style-name="ce2" office:value-type="string">
            <text:p><text:s/>6.0625</text:p>
          </table:table-cell>
          <table:table-cell table:content-validation-name="val1" table:formula="of:=ROUND([.D239];1)" office:value-type="float" office:value="6.1">
            <text:p>6.1</text:p>
          </table:table-cell>
          <table:table-cell table:formula="of:=ROUND(ABS([.C239]-[.E239]);1)" office:value-type="float" office:value="0.9">
            <text:p>0.9</text:p>
          </table:table-cell>
          <table:table-cell table:formula="of:=ROUND([.F239]/9*100;1)" office:value-type="float" office:value="10">
            <text:p>10</text:p>
          </table:table-cell>
          <table:table-cell table:formula="of:=ABS([.C239]/[.E239])" office:value-type="float" office:value="0.852459016393443">
            <text:p>0.8524590164</text:p>
          </table:table-cell>
          <table:table-cell table:formula="of:=IF([.C239]&lt;=7)" office:value-type="boolean" office:boolean-value="true">
            <text:p>TRU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true">
            <text:p>TRUE</text:p>
          </table:table-cell>
          <table:table-cell table:formula="of:=IF([.C239]&gt;=8)" office:value-type="boolean" office:boolean-value="false">
            <text:p>FALSE</text:p>
          </table:table-cell>
          <table:table-cell table:formula="of:=IF([.E239]&gt;=6)" office:value-type="boolean" office:boolean-value="true">
            <text:p>TRU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0];1)" office:value-type="float" office:value="6">
            <text:p>6</text:p>
          </table:table-cell>
          <table:table-cell table:formula="of:=ROUND(ABS([.C240]-[.E240]);1)" office:value-type="float" office:value="3">
            <text:p>3</text:p>
          </table:table-cell>
          <table:table-cell table:formula="of:=ROUND([.F240]/9*100;1)" office:value-type="float" office:value="33.3">
            <text:p>33.3</text:p>
          </table:table-cell>
          <table:table-cell table:formula="of:=ABS([.C240]/[.E240])" office:value-type="float" office:value="1.5">
            <text:p>1.5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true">
            <text:p>TRU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8)" office:value-type="boolean" office:boolean-value="true">
            <text:p>TRUE</text:p>
          </table:table-cell>
          <table:table-cell table:formula="of:=IF([.E240]&gt;=6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8.90147">
            <text:p>8.90147</text:p>
          </table:table-cell>
          <table:table-cell table:style-name="ce1" table:formula="of:=ROUND([.B241];1)" office:value-type="float" office:value="8.9">
            <text:p>8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1];1)" office:value-type="float" office:value="6">
            <text:p>6</text:p>
          </table:table-cell>
          <table:table-cell table:formula="of:=ROUND(ABS([.C241]-[.E241]);1)" office:value-type="float" office:value="2.9">
            <text:p>2.9</text:p>
          </table:table-cell>
          <table:table-cell table:formula="of:=ROUND([.F241]/9*100;1)" office:value-type="float" office:value="32.2">
            <text:p>32.2</text:p>
          </table:table-cell>
          <table:table-cell table:formula="of:=ABS([.C241]/[.E241])" office:value-type="float" office:value="1.48333333333333">
            <text:p>1.4833333333</text:p>
          </table:table-cell>
          <table:table-cell table:formula="of:=IF([.C241]&lt;=7)" office:value-type="boolean" office:boolean-value="false">
            <text:p>FALSE</text:p>
          </table:table-cell>
          <table:table-cell table:formula="of:=IF([.E241]&lt;=6.5)" office:value-type="boolean" office:boolean-value="true">
            <text:p>TRU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8)" office:value-type="boolean" office:boolean-value="true">
            <text:p>TRUE</text:p>
          </table:table-cell>
          <table:table-cell table:formula="of:=IF([.E241]&gt;=6)" office:value-type="boolean" office:boolean-value="true">
            <text:p>TRUE</text:p>
          </table:table-cell>
          <table:table-cell table:formula="of:=IF(AND([.L241]=[.M241];[.L2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8.8623">
            <text:p>8.8623</text:p>
          </table:table-cell>
          <table:table-cell table:style-name="ce1" table:formula="of:=ROUND([.B242];1)" office:value-type="float" office:value="8.9">
            <text:p>8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2];1)" office:value-type="float" office:value="6">
            <text:p>6</text:p>
          </table:table-cell>
          <table:table-cell table:formula="of:=ROUND(ABS([.C242]-[.E242]);1)" office:value-type="float" office:value="2.9">
            <text:p>2.9</text:p>
          </table:table-cell>
          <table:table-cell table:formula="of:=ROUND([.F242]/9*100;1)" office:value-type="float" office:value="32.2">
            <text:p>32.2</text:p>
          </table:table-cell>
          <table:table-cell table:formula="of:=ABS([.C242]/[.E242])" office:value-type="float" office:value="1.48333333333333">
            <text:p>1.4833333333</text:p>
          </table:table-cell>
          <table:table-cell table:formula="of:=IF([.C242]&lt;=7)" office:value-type="boolean" office:boolean-value="false">
            <text:p>FALSE</text:p>
          </table:table-cell>
          <table:table-cell table:formula="of:=IF([.E242]&lt;=6.5)" office:value-type="boolean" office:boolean-value="true">
            <text:p>TRU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8)" office:value-type="boolean" office:boolean-value="true">
            <text:p>TRUE</text:p>
          </table:table-cell>
          <table:table-cell table:formula="of:=IF([.E242]&gt;=6)" office:value-type="boolean" office:boolean-value="true">
            <text:p>TRUE</text:p>
          </table:table-cell>
          <table:table-cell table:formula="of:=IF(AND([.L242]=[.M242];[.L2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8.77557">
            <text:p>8.77557</text:p>
          </table:table-cell>
          <table:table-cell table:style-name="ce1" table:formula="of:=ROUND([.B243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3];1)" office:value-type="float" office:value="6">
            <text:p>6</text:p>
          </table:table-cell>
          <table:table-cell table:formula="of:=ROUND(ABS([.C243]-[.E243]);1)" office:value-type="float" office:value="2.8">
            <text:p>2.8</text:p>
          </table:table-cell>
          <table:table-cell table:formula="of:=ROUND([.F243]/9*100;1)" office:value-type="float" office:value="31.1">
            <text:p>31.1</text:p>
          </table:table-cell>
          <table:table-cell table:formula="of:=ABS([.C243]/[.E243])" office:value-type="float" office:value="1.46666666666667">
            <text:p>1.4666666667</text:p>
          </table:table-cell>
          <table:table-cell table:formula="of:=IF([.C243]&lt;=7)" office:value-type="boolean" office:boolean-value="false">
            <text:p>FALSE</text:p>
          </table:table-cell>
          <table:table-cell table:formula="of:=IF([.E243]&lt;=6.5)" office:value-type="boolean" office:boolean-value="true">
            <text:p>TRU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8)" office:value-type="boolean" office:boolean-value="true">
            <text:p>TRUE</text:p>
          </table:table-cell>
          <table:table-cell table:formula="of:=IF([.E243]&gt;=6)" office:value-type="boolean" office:boolean-value="true">
            <text:p>TRUE</text:p>
          </table:table-cell>
          <table:table-cell table:formula="of:=IF(AND([.L243]=[.M243];[.L2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8.75062">
            <text:p>8.75062</text:p>
          </table:table-cell>
          <table:table-cell table:style-name="ce1" table:formula="of:=ROUND([.B244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4];1)" office:value-type="float" office:value="6">
            <text:p>6</text:p>
          </table:table-cell>
          <table:table-cell table:formula="of:=ROUND(ABS([.C244]-[.E244]);1)" office:value-type="float" office:value="2.8">
            <text:p>2.8</text:p>
          </table:table-cell>
          <table:table-cell table:formula="of:=ROUND([.F244]/9*100;1)" office:value-type="float" office:value="31.1">
            <text:p>31.1</text:p>
          </table:table-cell>
          <table:table-cell table:formula="of:=ABS([.C244]/[.E244])" office:value-type="float" office:value="1.46666666666667">
            <text:p>1.4666666667</text:p>
          </table:table-cell>
          <table:table-cell table:formula="of:=IF([.C244]&lt;=7)" office:value-type="boolean" office:boolean-value="false">
            <text:p>FALS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false">
            <text:p>FALSE</text:p>
          </table:table-cell>
          <table:table-cell table:formula="of:=IF([.C244]&gt;=8)" office:value-type="boolean" office:boolean-value="true">
            <text:p>TRUE</text:p>
          </table:table-cell>
          <table:table-cell table:formula="of:=IF([.E244]&gt;=6)" office:value-type="boolean" office:boolean-value="true">
            <text:p>TRUE</text:p>
          </table:table-cell>
          <table:table-cell table:formula="of:=IF(AND([.L244]=[.M244];[.L24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7146">
            <text:p>8.7146</text:p>
          </table:table-cell>
          <table:table-cell table:style-name="ce1" table:formula="of:=ROUND([.B245];1)" office:value-type="float" office:value="8.7">
            <text:p>8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5];1)" office:value-type="float" office:value="6">
            <text:p>6</text:p>
          </table:table-cell>
          <table:table-cell table:formula="of:=ROUND(ABS([.C245]-[.E245]);1)" office:value-type="float" office:value="2.7">
            <text:p>2.7</text:p>
          </table:table-cell>
          <table:table-cell table:formula="of:=ROUND([.F245]/9*100;1)" office:value-type="float" office:value="30">
            <text:p>30</text:p>
          </table:table-cell>
          <table:table-cell table:formula="of:=ABS([.C245]/[.E245])" office:value-type="float" office:value="1.45">
            <text:p>1.45</text:p>
          </table:table-cell>
          <table:table-cell table:formula="of:=IF([.C245]&lt;=7)" office:value-type="boolean" office:boolean-value="false">
            <text:p>FALS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false">
            <text:p>FALSE</text:p>
          </table:table-cell>
          <table:table-cell table:formula="of:=IF([.C245]&gt;=8)" office:value-type="boolean" office:boolean-value="true">
            <text:p>TRUE</text:p>
          </table:table-cell>
          <table:table-cell table:formula="of:=IF([.E245]&gt;=6)" office:value-type="boolean" office:boolean-value="true">
            <text:p>TRUE</text:p>
          </table:table-cell>
          <table:table-cell table:formula="of:=IF(AND([.L245]=[.M245];[.L2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7.73393">
            <text:p>7.73393</text:p>
          </table:table-cell>
          <table:table-cell table:style-name="ce1" table:formula="of:=ROUND([.B246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6];1)" office:value-type="float" office:value="6">
            <text:p>6</text:p>
          </table:table-cell>
          <table:table-cell table:formula="of:=ROUND(ABS([.C246]-[.E246]);1)" office:value-type="float" office:value="1.7">
            <text:p>1.7</text:p>
          </table:table-cell>
          <table:table-cell table:formula="of:=ROUND([.F246]/9*100;1)" office:value-type="float" office:value="18.9">
            <text:p>18.9</text:p>
          </table:table-cell>
          <table:table-cell table:formula="of:=ABS([.C246]/[.E246])" office:value-type="float" office:value="1.28333333333333">
            <text:p>1.2833333333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8)" office:value-type="boolean" office:boolean-value="false">
            <text:p>FALSE</text:p>
          </table:table-cell>
          <table:table-cell table:formula="of:=IF([.E246]&gt;=6)" office:value-type="boolean" office:boolean-value="true">
            <text:p>TRU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7.60656">
            <text:p>7.60656</text:p>
          </table:table-cell>
          <table:table-cell table:style-name="ce1" table:formula="of:=ROUND([.B247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7];1)" office:value-type="float" office:value="6">
            <text:p>6</text:p>
          </table:table-cell>
          <table:table-cell table:formula="of:=ROUND(ABS([.C247]-[.E247]);1)" office:value-type="float" office:value="1.6">
            <text:p>1.6</text:p>
          </table:table-cell>
          <table:table-cell table:formula="of:=ROUND([.F247]/9*100;1)" office:value-type="float" office:value="17.8">
            <text:p>17.8</text:p>
          </table:table-cell>
          <table:table-cell table:formula="of:=ABS([.C247]/[.E247])" office:value-type="float" office:value="1.26666666666667">
            <text:p>1.2666666667</text:p>
          </table:table-cell>
          <table:table-cell table:formula="of:=IF([.C247]&lt;=7)" office:value-type="boolean" office:boolean-value="false">
            <text:p>FALS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false">
            <text:p>FALSE</text:p>
          </table:table-cell>
          <table:table-cell table:formula="of:=IF([.C247]&gt;=8)" office:value-type="boolean" office:boolean-value="false">
            <text:p>FALSE</text:p>
          </table:table-cell>
          <table:table-cell table:formula="of:=IF([.E247]&gt;=6)" office:value-type="boolean" office:boolean-value="true">
            <text:p>TRU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7.60198">
            <text:p>7.60198</text:p>
          </table:table-cell>
          <table:table-cell table:style-name="ce1" table:formula="of:=ROUND([.B248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8];1)" office:value-type="float" office:value="6">
            <text:p>6</text:p>
          </table:table-cell>
          <table:table-cell table:formula="of:=ROUND(ABS([.C248]-[.E248]);1)" office:value-type="float" office:value="1.6">
            <text:p>1.6</text:p>
          </table:table-cell>
          <table:table-cell table:formula="of:=ROUND([.F248]/9*100;1)" office:value-type="float" office:value="17.8">
            <text:p>17.8</text:p>
          </table:table-cell>
          <table:table-cell table:formula="of:=ABS([.C248]/[.E248])" office:value-type="float" office:value="1.26666666666667">
            <text:p>1.2666666667</text:p>
          </table:table-cell>
          <table:table-cell table:formula="of:=IF([.C248]&lt;=7)" office:value-type="boolean" office:boolean-value="false">
            <text:p>FALS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false">
            <text:p>FALSE</text:p>
          </table:table-cell>
          <table:table-cell table:formula="of:=IF([.C248]&gt;=8)" office:value-type="boolean" office:boolean-value="false">
            <text:p>FALSE</text:p>
          </table:table-cell>
          <table:table-cell table:formula="of:=IF([.E248]&gt;=6)" office:value-type="boolean" office:boolean-value="true">
            <text:p>TRU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5953">
            <text:p>7.5953</text:p>
          </table:table-cell>
          <table:table-cell table:style-name="ce1" table:formula="of:=ROUND([.B249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9];1)" office:value-type="float" office:value="6">
            <text:p>6</text:p>
          </table:table-cell>
          <table:table-cell table:formula="of:=ROUND(ABS([.C249]-[.E249]);1)" office:value-type="float" office:value="1.6">
            <text:p>1.6</text:p>
          </table:table-cell>
          <table:table-cell table:formula="of:=ROUND([.F249]/9*100;1)" office:value-type="float" office:value="17.8">
            <text:p>17.8</text:p>
          </table:table-cell>
          <table:table-cell table:formula="of:=ABS([.C249]/[.E249])" office:value-type="float" office:value="1.26666666666667">
            <text:p>1.2666666667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8)" office:value-type="boolean" office:boolean-value="false">
            <text:p>FALSE</text:p>
          </table:table-cell>
          <table:table-cell table:formula="of:=IF([.E249]&gt;=6)" office:value-type="boolean" office:boolean-value="true">
            <text:p>TRU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7.55717">
            <text:p>7.55717</text:p>
          </table:table-cell>
          <table:table-cell table:style-name="ce1" table:formula="of:=ROUND([.B250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0];1)" office:value-type="float" office:value="6">
            <text:p>6</text:p>
          </table:table-cell>
          <table:table-cell table:formula="of:=ROUND(ABS([.C250]-[.E250]);1)" office:value-type="float" office:value="1.6">
            <text:p>1.6</text:p>
          </table:table-cell>
          <table:table-cell table:formula="of:=ROUND([.F250]/9*100;1)" office:value-type="float" office:value="17.8">
            <text:p>17.8</text:p>
          </table:table-cell>
          <table:table-cell table:formula="of:=ABS([.C250]/[.E250])" office:value-type="float" office:value="1.26666666666667">
            <text:p>1.2666666667</text:p>
          </table:table-cell>
          <table:table-cell table:formula="of:=IF([.C250]&lt;=7)" office:value-type="boolean" office:boolean-value="false">
            <text:p>FALS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false">
            <text:p>FALSE</text:p>
          </table:table-cell>
          <table:table-cell table:formula="of:=IF([.C250]&gt;=8)" office:value-type="boolean" office:boolean-value="false">
            <text:p>FALSE</text:p>
          </table:table-cell>
          <table:table-cell table:formula="of:=IF([.E250]&gt;=6)" office:value-type="boolean" office:boolean-value="true">
            <text:p>TRU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5461">
            <text:p>7.55461</text:p>
          </table:table-cell>
          <table:table-cell table:style-name="ce1" table:formula="of:=ROUND([.B251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1];1)" office:value-type="float" office:value="6">
            <text:p>6</text:p>
          </table:table-cell>
          <table:table-cell table:formula="of:=ROUND(ABS([.C251]-[.E251]);1)" office:value-type="float" office:value="1.6">
            <text:p>1.6</text:p>
          </table:table-cell>
          <table:table-cell table:formula="of:=ROUND([.F251]/9*100;1)" office:value-type="float" office:value="17.8">
            <text:p>17.8</text:p>
          </table:table-cell>
          <table:table-cell table:formula="of:=ABS([.C251]/[.E251])" office:value-type="float" office:value="1.26666666666667">
            <text:p>1.2666666667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8)" office:value-type="boolean" office:boolean-value="false">
            <text:p>FALSE</text:p>
          </table:table-cell>
          <table:table-cell table:formula="of:=IF([.E251]&gt;=6)" office:value-type="boolean" office:boolean-value="true">
            <text:p>TRUE</text:p>
          </table:table-cell>
          <table:table-cell table:formula="of:=IF(AND([.L251]=[.M251];[.L2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55144">
            <text:p>7.55144</text:p>
          </table:table-cell>
          <table:table-cell table:style-name="ce1" table:formula="of:=ROUND([.B252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2];1)" office:value-type="float" office:value="6">
            <text:p>6</text:p>
          </table:table-cell>
          <table:table-cell table:formula="of:=ROUND(ABS([.C252]-[.E252]);1)" office:value-type="float" office:value="1.6">
            <text:p>1.6</text:p>
          </table:table-cell>
          <table:table-cell table:formula="of:=ROUND([.F252]/9*100;1)" office:value-type="float" office:value="17.8">
            <text:p>17.8</text:p>
          </table:table-cell>
          <table:table-cell table:formula="of:=ABS([.C252]/[.E252])" office:value-type="float" office:value="1.26666666666667">
            <text:p>1.2666666667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8)" office:value-type="boolean" office:boolean-value="false">
            <text:p>FALSE</text:p>
          </table:table-cell>
          <table:table-cell table:formula="of:=IF([.E252]&gt;=6)" office:value-type="boolean" office:boolean-value="true">
            <text:p>TRU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1599">
            <text:p>7.51599</text:p>
          </table:table-cell>
          <table:table-cell table:style-name="ce1" table:formula="of:=ROUND([.B253];1)" office:value-type="float" office:value="7.5">
            <text:p>7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3];1)" office:value-type="float" office:value="6">
            <text:p>6</text:p>
          </table:table-cell>
          <table:table-cell table:formula="of:=ROUND(ABS([.C253]-[.E253]);1)" office:value-type="float" office:value="1.5">
            <text:p>1.5</text:p>
          </table:table-cell>
          <table:table-cell table:formula="of:=ROUND([.F253]/9*100;1)" office:value-type="float" office:value="16.7">
            <text:p>16.7</text:p>
          </table:table-cell>
          <table:table-cell table:formula="of:=ABS([.C253]/[.E253])" office:value-type="float" office:value="1.25">
            <text:p>1.25</text:p>
          </table:table-cell>
          <table:table-cell table:formula="of:=IF([.C253]&lt;=7)" office:value-type="boolean" office:boolean-value="false">
            <text:p>FALS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false">
            <text:p>FALSE</text:p>
          </table:table-cell>
          <table:table-cell table:formula="of:=IF([.C253]&gt;=8)" office:value-type="boolean" office:boolean-value="false">
            <text:p>FALSE</text:p>
          </table:table-cell>
          <table:table-cell table:formula="of:=IF([.E253]&gt;=6)" office:value-type="boolean" office:boolean-value="true">
            <text:p>TRUE</text:p>
          </table:table-cell>
          <table:table-cell table:formula="of:=IF(AND([.L253]=[.M253];[.L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7.51599">
            <text:p>7.51599</text:p>
          </table:table-cell>
          <table:table-cell table:style-name="ce1" table:formula="of:=ROUND([.B254];1)" office:value-type="float" office:value="7.5">
            <text:p>7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4];1)" office:value-type="float" office:value="6">
            <text:p>6</text:p>
          </table:table-cell>
          <table:table-cell table:formula="of:=ROUND(ABS([.C254]-[.E254]);1)" office:value-type="float" office:value="1.5">
            <text:p>1.5</text:p>
          </table:table-cell>
          <table:table-cell table:formula="of:=ROUND([.F254]/9*100;1)" office:value-type="float" office:value="16.7">
            <text:p>16.7</text:p>
          </table:table-cell>
          <table:table-cell table:formula="of:=ABS([.C254]/[.E254])" office:value-type="float" office:value="1.25">
            <text:p>1.25</text:p>
          </table:table-cell>
          <table:table-cell table:formula="of:=IF([.C254]&lt;=7)" office:value-type="boolean" office:boolean-value="false">
            <text:p>FALSE</text:p>
          </table:table-cell>
          <table:table-cell table:formula="of:=IF([.E254]&lt;=6.5)" office:value-type="boolean" office:boolean-value="true">
            <text:p>TRU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8)" office:value-type="boolean" office:boolean-value="false">
            <text:p>FALSE</text:p>
          </table:table-cell>
          <table:table-cell table:formula="of:=IF([.E254]&gt;=6)" office:value-type="boolean" office:boolean-value="true">
            <text:p>TRUE</text:p>
          </table:table-cell>
          <table:table-cell table:formula="of:=IF(AND([.L254]=[.M254];[.L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31933">
            <text:p>6.31933</text:p>
          </table:table-cell>
          <table:table-cell table:style-name="ce1" table:formula="of:=ROUND([.B255];1)" office:value-type="float" office:value="6.3">
            <text:p>6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5];1)" office:value-type="float" office:value="6">
            <text:p>6</text:p>
          </table:table-cell>
          <table:table-cell table:formula="of:=ROUND(ABS([.C255]-[.E255]);1)" office:value-type="float" office:value="0.3">
            <text:p>0.3</text:p>
          </table:table-cell>
          <table:table-cell table:formula="of:=ROUND([.F255]/9*100;1)" office:value-type="float" office:value="3.3">
            <text:p>3.3</text:p>
          </table:table-cell>
          <table:table-cell table:formula="of:=ABS([.C255]/[.E255])" office:value-type="float" office:value="1.05">
            <text:p>1.05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8)" office:value-type="boolean" office:boolean-value="false">
            <text:p>FALSE</text:p>
          </table:table-cell>
          <table:table-cell table:formula="of:=IF([.E255]&gt;=6)" office:value-type="boolean" office:boolean-value="true">
            <text:p>TRU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5.80837">
            <text:p>5.80837</text:p>
          </table:table-cell>
          <table:table-cell table:style-name="ce1" table:formula="of:=ROUND([.B256];1)" office:value-type="float" office:value="5.8">
            <text:p>5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6];1)" office:value-type="float" office:value="6">
            <text:p>6</text:p>
          </table:table-cell>
          <table:table-cell table:formula="of:=ROUND(ABS([.C256]-[.E256]);1)" office:value-type="float" office:value="0.2">
            <text:p>0.2</text:p>
          </table:table-cell>
          <table:table-cell table:formula="of:=ROUND([.F256]/9*100;1)" office:value-type="float" office:value="2.2">
            <text:p>2.2</text:p>
          </table:table-cell>
          <table:table-cell table:formula="of:=ABS([.C256]/[.E256])" office:value-type="float" office:value="0.966666666666667">
            <text:p>0.9666666667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8)" office:value-type="boolean" office:boolean-value="false">
            <text:p>FALSE</text:p>
          </table:table-cell>
          <table:table-cell table:formula="of:=IF([.E256]&gt;=6)" office:value-type="boolean" office:boolean-value="true">
            <text:p>TRU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5.51196">
            <text:p>5.51196</text:p>
          </table:table-cell>
          <table:table-cell table:style-name="ce1" table:formula="of:=ROUND([.B257];1)" office:value-type="float" office:value="5.5">
            <text:p>5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7];1)" office:value-type="float" office:value="6">
            <text:p>6</text:p>
          </table:table-cell>
          <table:table-cell table:formula="of:=ROUND(ABS([.C257]-[.E257]);1)" office:value-type="float" office:value="0.5">
            <text:p>0.5</text:p>
          </table:table-cell>
          <table:table-cell table:formula="of:=ROUND([.F257]/9*100;1)" office:value-type="float" office:value="5.6">
            <text:p>5.6</text:p>
          </table:table-cell>
          <table:table-cell table:formula="of:=ABS([.C257]/[.E257])" office:value-type="float" office:value="0.916666666666667">
            <text:p>0.9166666667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8)" office:value-type="boolean" office:boolean-value="false">
            <text:p>FALSE</text:p>
          </table:table-cell>
          <table:table-cell table:formula="of:=IF([.E257]&gt;=6)" office:value-type="boolean" office:boolean-value="true">
            <text:p>TRU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36465">
            <text:p>5.36465</text:p>
          </table:table-cell>
          <table:table-cell table:style-name="ce1" table:formula="of:=ROUND([.B258];1)" office:value-type="float" office:value="5.4">
            <text:p>5.4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8];1)" office:value-type="float" office:value="6">
            <text:p>6</text:p>
          </table:table-cell>
          <table:table-cell table:formula="of:=ROUND(ABS([.C258]-[.E258]);1)" office:value-type="float" office:value="0.6">
            <text:p>0.6</text:p>
          </table:table-cell>
          <table:table-cell table:formula="of:=ROUND([.F258]/9*100;1)" office:value-type="float" office:value="6.7">
            <text:p>6.7</text:p>
          </table:table-cell>
          <table:table-cell table:formula="of:=ABS([.C258]/[.E258])" office:value-type="float" office:value="0.9">
            <text:p>0.9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6.5)" office:value-type="boolean" office:boolean-value="true">
            <text:p>TRUE</text:p>
          </table:table-cell>
          <table:table-cell table:formula="of:=IF(AND([.I258]=[.J258];[.I258]=1))" office:value-type="boolean" office:boolean-value="true">
            <text:p>TRUE</text:p>
          </table:table-cell>
          <table:table-cell table:formula="of:=IF([.C258]&gt;=8)" office:value-type="boolean" office:boolean-value="false">
            <text:p>FALSE</text:p>
          </table:table-cell>
          <table:table-cell table:formula="of:=IF([.E258]&gt;=6)" office:value-type="boolean" office:boolean-value="true">
            <text:p>TRUE</text:p>
          </table:table-cell>
          <table:table-cell table:formula="of:=IF(AND([.L258]=[.M258];[.L2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5.2884">
            <text:p>5.2884</text:p>
          </table:table-cell>
          <table:table-cell table:style-name="ce1" table:formula="of:=ROUND([.B259];1)" office:value-type="float" office:value="5.3">
            <text:p>5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9];1)" office:value-type="float" office:value="6">
            <text:p>6</text:p>
          </table:table-cell>
          <table:table-cell table:formula="of:=ROUND(ABS([.C259]-[.E259]);1)" office:value-type="float" office:value="0.7">
            <text:p>0.7</text:p>
          </table:table-cell>
          <table:table-cell table:formula="of:=ROUND([.F259]/9*100;1)" office:value-type="float" office:value="7.8">
            <text:p>7.8</text:p>
          </table:table-cell>
          <table:table-cell table:formula="of:=ABS([.C259]/[.E259])" office:value-type="float" office:value="0.883333333333333">
            <text:p>0.8833333333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8)" office:value-type="boolean" office:boolean-value="false">
            <text:p>FALSE</text:p>
          </table:table-cell>
          <table:table-cell table:formula="of:=IF([.E259]&gt;=6)" office:value-type="boolean" office:boolean-value="true">
            <text:p>TRU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5.14885">
            <text:p>5.14885</text:p>
          </table:table-cell>
          <table:table-cell table:style-name="ce1" table:formula="of:=ROUND([.B260];1)" office:value-type="float" office:value="5.1">
            <text:p>5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0.9">
            <text:p>0.9</text:p>
          </table:table-cell>
          <table:table-cell table:formula="of:=ROUND([.F260]/9*100;1)" office:value-type="float" office:value="10">
            <text:p>10</text:p>
          </table:table-cell>
          <table:table-cell table:formula="of:=ABS([.C260]/[.E260])" office:value-type="float" office:value="0.85">
            <text:p>0.8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8)" office:value-type="boolean" office:boolean-value="false">
            <text:p>FALSE</text:p>
          </table:table-cell>
          <table:table-cell table:formula="of:=IF([.E260]&gt;=6)" office:value-type="boolean" office:boolean-value="true">
            <text:p>TRU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4.5326">
            <text:p>4.5326</text:p>
          </table:table-cell>
          <table:table-cell table:style-name="ce1" table:formula="of:=ROUND([.B261];1)" office:value-type="float" office:value="4.5">
            <text:p>4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1];1)" office:value-type="float" office:value="6">
            <text:p>6</text:p>
          </table:table-cell>
          <table:table-cell table:formula="of:=ROUND(ABS([.C261]-[.E261]);1)" office:value-type="float" office:value="1.5">
            <text:p>1.5</text:p>
          </table:table-cell>
          <table:table-cell table:formula="of:=ROUND([.F261]/9*100;1)" office:value-type="float" office:value="16.7">
            <text:p>16.7</text:p>
          </table:table-cell>
          <table:table-cell table:formula="of:=ABS([.C261]/[.E261])" office:value-type="float" office:value="0.75">
            <text:p>0.75</text:p>
          </table:table-cell>
          <table:table-cell table:formula="of:=IF([.C261]&lt;=7)" office:value-type="boolean" office:boolean-value="true">
            <text:p>TRUE</text:p>
          </table:table-cell>
          <table:table-cell table:formula="of:=IF([.E261]&lt;=6.5)" office:value-type="boolean" office:boolean-value="true">
            <text:p>TRUE</text:p>
          </table:table-cell>
          <table:table-cell table:formula="of:=IF(AND([.I261]=[.J261];[.I261]=1))" office:value-type="boolean" office:boolean-value="true">
            <text:p>TRUE</text:p>
          </table:table-cell>
          <table:table-cell table:formula="of:=IF([.C261]&gt;=8)" office:value-type="boolean" office:boolean-value="false">
            <text:p>FALSE</text:p>
          </table:table-cell>
          <table:table-cell table:formula="of:=IF([.E261]&gt;=6)" office:value-type="boolean" office:boolean-value="true">
            <text:p>TRUE</text:p>
          </table:table-cell>
          <table:table-cell table:formula="of:=IF(AND([.L261]=[.M261];[.L2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3.28374">
            <text:p>3.28374</text:p>
          </table:table-cell>
          <table:table-cell table:style-name="ce1" table:formula="of:=ROUND([.B262];1)" office:value-type="float" office:value="3.3">
            <text:p>3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2];1)" office:value-type="float" office:value="6">
            <text:p>6</text:p>
          </table:table-cell>
          <table:table-cell table:formula="of:=ROUND(ABS([.C262]-[.E262]);1)" office:value-type="float" office:value="2.7">
            <text:p>2.7</text:p>
          </table:table-cell>
          <table:table-cell table:formula="of:=ROUND([.F262]/9*100;1)" office:value-type="float" office:value="30">
            <text:p>30</text:p>
          </table:table-cell>
          <table:table-cell table:formula="of:=ABS([.C262]/[.E262])" office:value-type="float" office:value="0.55">
            <text:p>0.55</text:p>
          </table:table-cell>
          <table:table-cell table:formula="of:=IF([.C262]&lt;=7)" office:value-type="boolean" office:boolean-value="true">
            <text:p>TRU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true">
            <text:p>TRUE</text:p>
          </table:table-cell>
          <table:table-cell table:formula="of:=IF([.C262]&gt;=8)" office:value-type="boolean" office:boolean-value="false">
            <text:p>FALSE</text:p>
          </table:table-cell>
          <table:table-cell table:formula="of:=IF([.E262]&gt;=6)" office:value-type="boolean" office:boolean-value="true">
            <text:p>TRU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8.83838">
            <text:p>8.83838</text:p>
          </table:table-cell>
          <table:table-cell table:style-name="ce1" table:formula="of:=ROUND([.B263];1)" office:value-type="float" office:value="8.8">
            <text:p>8.8</text:p>
          </table:table-cell>
          <table:table-cell table:style-name="ce2" office:value-type="string">
            <text:p><text:s/>5.9167</text:p>
          </table:table-cell>
          <table:table-cell table:content-validation-name="val1" table:formula="of:=ROUND([.D263];1)" office:value-type="float" office:value="5.9">
            <text:p>5.9</text:p>
          </table:table-cell>
          <table:table-cell table:formula="of:=ROUND(ABS([.C263]-[.E263]);1)" office:value-type="float" office:value="2.9">
            <text:p>2.9</text:p>
          </table:table-cell>
          <table:table-cell table:formula="of:=ROUND([.F263]/9*100;1)" office:value-type="float" office:value="32.2">
            <text:p>32.2</text:p>
          </table:table-cell>
          <table:table-cell table:formula="of:=ABS([.C263]/[.E263])" office:value-type="float" office:value="1.49152542372881">
            <text:p>1.4915254237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8)" office:value-type="boolean" office:boolean-value="true">
            <text:p>TRUE</text:p>
          </table:table-cell>
          <table:table-cell table:formula="of:=IF([.E263]&gt;=6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6392">
            <text:p>7.6392</text:p>
          </table:table-cell>
          <table:table-cell table:style-name="ce1" table:formula="of:=ROUND([.B264];1)" office:value-type="float" office:value="7.6">
            <text:p>7.6</text:p>
          </table:table-cell>
          <table:table-cell table:style-name="ce2" office:value-type="string">
            <text:p><text:s/>5.9091</text:p>
          </table:table-cell>
          <table:table-cell table:content-validation-name="val1" table:formula="of:=ROUND([.D264];1)" office:value-type="float" office:value="5.9">
            <text:p>5.9</text:p>
          </table:table-cell>
          <table:table-cell table:formula="of:=ROUND(ABS([.C264]-[.E264]);1)" office:value-type="float" office:value="1.7">
            <text:p>1.7</text:p>
          </table:table-cell>
          <table:table-cell table:formula="of:=ROUND([.F264]/9*100;1)" office:value-type="float" office:value="18.9">
            <text:p>18.9</text:p>
          </table:table-cell>
          <table:table-cell table:formula="of:=ABS([.C264]/[.E264])" office:value-type="float" office:value="1.28813559322034">
            <text:p>1.2881355932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8)" office:value-type="boolean" office:boolean-value="false">
            <text:p>FALSE</text:p>
          </table:table-cell>
          <table:table-cell table:formula="of:=IF([.E264]&gt;=6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83838">
            <text:p>8.83838</text:p>
          </table:table-cell>
          <table:table-cell table:style-name="ce1" table:formula="of:=ROUND([.B265];1)" office:value-type="float" office:value="8.8">
            <text:p>8.8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5];1)" office:value-type="float" office:value="5.9">
            <text:p>5.9</text:p>
          </table:table-cell>
          <table:table-cell table:formula="of:=ROUND(ABS([.C265]-[.E265]);1)" office:value-type="float" office:value="2.9">
            <text:p>2.9</text:p>
          </table:table-cell>
          <table:table-cell table:formula="of:=ROUND([.F265]/9*100;1)" office:value-type="float" office:value="32.2">
            <text:p>32.2</text:p>
          </table:table-cell>
          <table:table-cell table:formula="of:=ABS([.C265]/[.E265])" office:value-type="float" office:value="1.49152542372881">
            <text:p>1.4915254237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true">
            <text:p>TRU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8)" office:value-type="boolean" office:boolean-value="true">
            <text:p>TRUE</text:p>
          </table:table-cell>
          <table:table-cell table:formula="of:=IF([.E265]&gt;=6)" office:value-type="boolean" office:boolean-value="false">
            <text:p>FALSE</text:p>
          </table:table-cell>
          <table:table-cell table:formula="of:=IF(AND([.L265]=[.M265];[.L2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3.9253">
            <text:p>3.9253</text:p>
          </table:table-cell>
          <table:table-cell table:style-name="ce1" table:formula="of:=ROUND([.B266];1)" office:value-type="float" office:value="3.9">
            <text:p>3.9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6];1)" office:value-type="float" office:value="5.9">
            <text:p>5.9</text:p>
          </table:table-cell>
          <table:table-cell table:formula="of:=ROUND(ABS([.C266]-[.E266]);1)" office:value-type="float" office:value="2">
            <text:p>2</text:p>
          </table:table-cell>
          <table:table-cell table:formula="of:=ROUND([.F266]/9*100;1)" office:value-type="float" office:value="22.2">
            <text:p>22.2</text:p>
          </table:table-cell>
          <table:table-cell table:formula="of:=ABS([.C266]/[.E266])" office:value-type="float" office:value="0.661016949152542">
            <text:p>0.6610169492</text:p>
          </table:table-cell>
          <table:table-cell table:formula="of:=IF([.C266]&lt;=7)" office:value-type="boolean" office:boolean-value="true">
            <text:p>TRU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true">
            <text:p>TRUE</text:p>
          </table:table-cell>
          <table:table-cell table:formula="of:=IF([.C266]&gt;=8)" office:value-type="boolean" office:boolean-value="false">
            <text:p>FALSE</text:p>
          </table:table-cell>
          <table:table-cell table:formula="of:=IF([.E266]&gt;=6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8.91051">
            <text:p>8.91051</text:p>
          </table:table-cell>
          <table:table-cell table:style-name="ce1" table:formula="of:=ROUND([.B267];1)" office:value-type="float" office:value="8.9">
            <text:p>8.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3">
            <text:p>3</text:p>
          </table:table-cell>
          <table:table-cell table:formula="of:=ROUND([.F267]/9*100;1)" office:value-type="float" office:value="33.3">
            <text:p>33.3</text:p>
          </table:table-cell>
          <table:table-cell table:formula="of:=ABS([.C267]/[.E267])" office:value-type="float" office:value="1.50847457627119">
            <text:p>1.5084745763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8)" office:value-type="boolean" office:boolean-value="true">
            <text:p>TRUE</text:p>
          </table:table-cell>
          <table:table-cell table:formula="of:=IF([.E267]&gt;=6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8623">
            <text:p>8.8623</text:p>
          </table:table-cell>
          <table:table-cell table:style-name="ce1" table:formula="of:=ROUND([.B268];1)" office:value-type="float" office:value="8.9">
            <text:p>8.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8];1)" office:value-type="float" office:value="5.9">
            <text:p>5.9</text:p>
          </table:table-cell>
          <table:table-cell table:formula="of:=ROUND(ABS([.C268]-[.E268]);1)" office:value-type="float" office:value="3">
            <text:p>3</text:p>
          </table:table-cell>
          <table:table-cell table:formula="of:=ROUND([.F268]/9*100;1)" office:value-type="float" office:value="33.3">
            <text:p>33.3</text:p>
          </table:table-cell>
          <table:table-cell table:formula="of:=ABS([.C268]/[.E268])" office:value-type="float" office:value="1.50847457627119">
            <text:p>1.5084745763</text:p>
          </table:table-cell>
          <table:table-cell table:formula="of:=IF([.C268]&lt;=7)" office:value-type="boolean" office:boolean-value="false">
            <text:p>FALSE</text:p>
          </table:table-cell>
          <table:table-cell table:formula="of:=IF([.E268]&lt;=6.5)" office:value-type="boolean" office:boolean-value="true">
            <text:p>TRU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8)" office:value-type="boolean" office:boolean-value="true">
            <text:p>TRUE</text:p>
          </table:table-cell>
          <table:table-cell table:formula="of:=IF([.E268]&gt;=6)" office:value-type="boolean" office:boolean-value="false">
            <text:p>FALSE</text:p>
          </table:table-cell>
          <table:table-cell table:formula="of:=IF(AND([.L268]=[.M268];[.L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80867">
            <text:p>8.80867</text:p>
          </table:table-cell>
          <table:table-cell table:style-name="ce1" table:formula="of:=ROUND([.B269];1)" office:value-type="float" office:value="8.8">
            <text:p>8.8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2.9">
            <text:p>2.9</text:p>
          </table:table-cell>
          <table:table-cell table:formula="of:=ROUND([.F269]/9*100;1)" office:value-type="float" office:value="32.2">
            <text:p>32.2</text:p>
          </table:table-cell>
          <table:table-cell table:formula="of:=ABS([.C269]/[.E269])" office:value-type="float" office:value="1.49152542372881">
            <text:p>1.4915254237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8)" office:value-type="boolean" office:boolean-value="true">
            <text:p>TRUE</text:p>
          </table:table-cell>
          <table:table-cell table:formula="of:=IF([.E269]&gt;=6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7.60198">
            <text:p>7.60198</text:p>
          </table:table-cell>
          <table:table-cell table:style-name="ce1" table:formula="of:=ROUND([.B270];1)" office:value-type="float" office:value="7.6">
            <text:p>7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0];1)" office:value-type="float" office:value="5.9">
            <text:p>5.9</text:p>
          </table:table-cell>
          <table:table-cell table:formula="of:=ROUND(ABS([.C270]-[.E270]);1)" office:value-type="float" office:value="1.7">
            <text:p>1.7</text:p>
          </table:table-cell>
          <table:table-cell table:formula="of:=ROUND([.F270]/9*100;1)" office:value-type="float" office:value="18.9">
            <text:p>18.9</text:p>
          </table:table-cell>
          <table:table-cell table:formula="of:=ABS([.C270]/[.E270])" office:value-type="float" office:value="1.28813559322034">
            <text:p>1.2881355932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8)" office:value-type="boolean" office:boolean-value="false">
            <text:p>FALSE</text:p>
          </table:table-cell>
          <table:table-cell table:formula="of:=IF([.E270]&gt;=6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5.63798">
            <text:p>5.63798</text:p>
          </table:table-cell>
          <table:table-cell table:style-name="ce1" table:formula="of:=ROUND([.B271];1)" office:value-type="float" office:value="5.6">
            <text:p>5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1];1)" office:value-type="float" office:value="5.9">
            <text:p>5.9</text:p>
          </table:table-cell>
          <table:table-cell table:formula="of:=ROUND(ABS([.C271]-[.E271]);1)" office:value-type="float" office:value="0.3">
            <text:p>0.3</text:p>
          </table:table-cell>
          <table:table-cell table:formula="of:=ROUND([.F271]/9*100;1)" office:value-type="float" office:value="3.3">
            <text:p>3.3</text:p>
          </table:table-cell>
          <table:table-cell table:formula="of:=ABS([.C271]/[.E271])" office:value-type="float" office:value="0.949152542372881">
            <text:p>0.9491525424</text:p>
          </table:table-cell>
          <table:table-cell table:formula="of:=IF([.C271]&lt;=7)" office:value-type="boolean" office:boolean-value="true">
            <text:p>TRUE</text:p>
          </table:table-cell>
          <table:table-cell table:formula="of:=IF([.E271]&lt;=6.5)" office:value-type="boolean" office:boolean-value="true">
            <text:p>TRUE</text:p>
          </table:table-cell>
          <table:table-cell table:formula="of:=IF(AND([.I271]=[.J271];[.I271]=1))" office:value-type="boolean" office:boolean-value="true">
            <text:p>TRUE</text:p>
          </table:table-cell>
          <table:table-cell table:formula="of:=IF([.C271]&gt;=8)" office:value-type="boolean" office:boolean-value="false">
            <text:p>FALSE</text:p>
          </table:table-cell>
          <table:table-cell table:formula="of:=IF([.E271]&gt;=6)" office:value-type="boolean" office:boolean-value="false">
            <text:p>FALSE</text:p>
          </table:table-cell>
          <table:table-cell table:formula="of:=IF(AND([.L271]=[.M271];[.L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5.01582">
            <text:p>5.01582</text:p>
          </table:table-cell>
          <table:table-cell table:style-name="ce1" table:formula="of:=ROUND([.B272];1)" office:value-type="float" office:value="5">
            <text:p>5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2];1)" office:value-type="float" office:value="5.9">
            <text:p>5.9</text:p>
          </table:table-cell>
          <table:table-cell table:formula="of:=ROUND(ABS([.C272]-[.E272]);1)" office:value-type="float" office:value="0.9">
            <text:p>0.9</text:p>
          </table:table-cell>
          <table:table-cell table:formula="of:=ROUND([.F272]/9*100;1)" office:value-type="float" office:value="10">
            <text:p>10</text:p>
          </table:table-cell>
          <table:table-cell table:formula="of:=ABS([.C272]/[.E272])" office:value-type="float" office:value="0.847457627118644">
            <text:p>0.8474576271</text:p>
          </table:table-cell>
          <table:table-cell table:formula="of:=IF([.C272]&lt;=7)" office:value-type="boolean" office:boolean-value="true">
            <text:p>TRU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true">
            <text:p>TRUE</text:p>
          </table:table-cell>
          <table:table-cell table:formula="of:=IF([.C272]&gt;=8)" office:value-type="boolean" office:boolean-value="false">
            <text:p>FALSE</text:p>
          </table:table-cell>
          <table:table-cell table:formula="of:=IF([.E272]&gt;=6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8.91051">
            <text:p>8.91051</text:p>
          </table:table-cell>
          <table:table-cell table:style-name="ce1" table:formula="of:=ROUND([.B273];1)" office:value-type="float" office:value="8.9">
            <text:p>8.9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3];1)" office:value-type="float" office:value="5.9">
            <text:p>5.9</text:p>
          </table:table-cell>
          <table:table-cell table:formula="of:=ROUND(ABS([.C273]-[.E273]);1)" office:value-type="float" office:value="3">
            <text:p>3</text:p>
          </table:table-cell>
          <table:table-cell table:formula="of:=ROUND([.F273]/9*100;1)" office:value-type="float" office:value="33.3">
            <text:p>33.3</text:p>
          </table:table-cell>
          <table:table-cell table:formula="of:=ABS([.C273]/[.E273])" office:value-type="float" office:value="1.50847457627119">
            <text:p>1.5084745763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8)" office:value-type="boolean" office:boolean-value="true">
            <text:p>TRUE</text:p>
          </table:table-cell>
          <table:table-cell table:formula="of:=IF([.E273]&gt;=7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69783">
            <text:p>7.69783</text:p>
          </table:table-cell>
          <table:table-cell table:style-name="ce1" table:formula="of:=ROUND([.B274];1)" office:value-type="float" office:value="7.7">
            <text:p>7.7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4];1)" office:value-type="float" office:value="5.9">
            <text:p>5.9</text:p>
          </table:table-cell>
          <table:table-cell table:formula="of:=ROUND(ABS([.C274]-[.E274]);1)" office:value-type="float" office:value="1.8">
            <text:p>1.8</text:p>
          </table:table-cell>
          <table:table-cell table:formula="of:=ROUND([.F274]/9*100;1)" office:value-type="float" office:value="20">
            <text:p>20</text:p>
          </table:table-cell>
          <table:table-cell table:formula="of:=ABS([.C274]/[.E274])" office:value-type="float" office:value="1.30508474576271">
            <text:p>1.3050847458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8)" office:value-type="boolean" office:boolean-value="false">
            <text:p>FALSE</text:p>
          </table:table-cell>
          <table:table-cell table:formula="of:=IF([.E274]&gt;=6)" office:value-type="boolean" office:boolean-value="false">
            <text:p>FALSE</text:p>
          </table:table-cell>
          <table:table-cell table:formula="of:=IF(AND([.L274]=[.M274];[.L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6.64259">
            <text:p>6.64259</text:p>
          </table:table-cell>
          <table:table-cell table:style-name="ce1" table:formula="of:=ROUND([.B275];1)" office:value-type="float" office:value="6.6">
            <text:p>6.6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5];1)" office:value-type="float" office:value="5.9">
            <text:p>5.9</text:p>
          </table:table-cell>
          <table:table-cell table:formula="of:=ROUND(ABS([.C275]-[.E275]);1)" office:value-type="float" office:value="0.7">
            <text:p>0.7</text:p>
          </table:table-cell>
          <table:table-cell table:formula="of:=ROUND([.F275]/9*100;1)" office:value-type="float" office:value="7.8">
            <text:p>7.8</text:p>
          </table:table-cell>
          <table:table-cell table:formula="of:=ABS([.C275]/[.E275])" office:value-type="float" office:value="1.11864406779661">
            <text:p>1.1186440678</text:p>
          </table:table-cell>
          <table:table-cell table:formula="of:=IF([.C275]&lt;=7)" office:value-type="boolean" office:boolean-value="true">
            <text:p>TRU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true">
            <text:p>TRUE</text:p>
          </table:table-cell>
          <table:table-cell table:formula="of:=IF([.C275]&gt;=8)" office:value-type="boolean" office:boolean-value="false">
            <text:p>FALSE</text:p>
          </table:table-cell>
          <table:table-cell table:formula="of:=IF([.E275]&gt;=6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3499">
            <text:p>6.63499</text:p>
          </table:table-cell>
          <table:table-cell table:style-name="ce1" table:formula="of:=ROUND([.B276];1)" office:value-type="float" office:value="6.6">
            <text:p>6.6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6];1)" office:value-type="float" office:value="5.9">
            <text:p>5.9</text:p>
          </table:table-cell>
          <table:table-cell table:formula="of:=ROUND(ABS([.C276]-[.E276]);1)" office:value-type="float" office:value="0.7">
            <text:p>0.7</text:p>
          </table:table-cell>
          <table:table-cell table:formula="of:=ROUND([.F276]/9*100;1)" office:value-type="float" office:value="7.8">
            <text:p>7.8</text:p>
          </table:table-cell>
          <table:table-cell table:formula="of:=ABS([.C276]/[.E276])" office:value-type="float" office:value="1.11864406779661">
            <text:p>1.1186440678</text:p>
          </table:table-cell>
          <table:table-cell table:formula="of:=IF([.C276]&lt;=7)" office:value-type="boolean" office:boolean-value="true">
            <text:p>TRU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true">
            <text:p>TRUE</text:p>
          </table:table-cell>
          <table:table-cell table:formula="of:=IF([.C276]&gt;=8)" office:value-type="boolean" office:boolean-value="false">
            <text:p>FALSE</text:p>
          </table:table-cell>
          <table:table-cell table:formula="of:=IF([.E276]&gt;=6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8.86519">
            <text:p>8.86519</text:p>
          </table:table-cell>
          <table:table-cell table:style-name="ce1" table:formula="of:=ROUND([.B277];1)" office:value-type="float" office:value="8.9">
            <text:p>8.9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7];1)" office:value-type="float" office:value="5.9">
            <text:p>5.9</text:p>
          </table:table-cell>
          <table:table-cell table:formula="of:=ROUND(ABS([.C277]-[.E277]);1)" office:value-type="float" office:value="3">
            <text:p>3</text:p>
          </table:table-cell>
          <table:table-cell table:formula="of:=ROUND([.F277]/9*100;1)" office:value-type="float" office:value="33.3">
            <text:p>33.3</text:p>
          </table:table-cell>
          <table:table-cell table:formula="of:=ABS([.C277]/[.E277])" office:value-type="float" office:value="1.50847457627119">
            <text:p>1.5084745763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8)" office:value-type="boolean" office:boolean-value="true">
            <text:p>TRUE</text:p>
          </table:table-cell>
          <table:table-cell table:formula="of:=IF([.E277]&gt;=6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7742">
            <text:p>8.7742</text:p>
          </table:table-cell>
          <table:table-cell table:style-name="ce1" table:formula="of:=ROUND([.B278];1)" office:value-type="float" office:value="8.8">
            <text:p>8.8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8];1)" office:value-type="float" office:value="5.9">
            <text:p>5.9</text:p>
          </table:table-cell>
          <table:table-cell table:formula="of:=ROUND(ABS([.C278]-[.E278]);1)" office:value-type="float" office:value="2.9">
            <text:p>2.9</text:p>
          </table:table-cell>
          <table:table-cell table:formula="of:=ROUND([.F278]/9*100;1)" office:value-type="float" office:value="32.2">
            <text:p>32.2</text:p>
          </table:table-cell>
          <table:table-cell table:formula="of:=ABS([.C278]/[.E278])" office:value-type="float" office:value="1.49152542372881">
            <text:p>1.4915254237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true">
            <text:p>TRU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8)" office:value-type="boolean" office:boolean-value="true">
            <text:p>TRUE</text:p>
          </table:table-cell>
          <table:table-cell table:formula="of:=IF([.E278]&gt;=6)" office:value-type="boolean" office:boolean-value="false">
            <text:p>FALSE</text:p>
          </table:table-cell>
          <table:table-cell table:formula="of:=IF(AND([.L278]=[.M278];[.L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7.55717">
            <text:p>7.55717</text:p>
          </table:table-cell>
          <table:table-cell table:style-name="ce1" table:formula="of:=ROUND([.B279];1)" office:value-type="float" office:value="7.6">
            <text:p>7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9];1)" office:value-type="float" office:value="5.9">
            <text:p>5.9</text:p>
          </table:table-cell>
          <table:table-cell table:formula="of:=ROUND(ABS([.C279]-[.E279]);1)" office:value-type="float" office:value="1.7">
            <text:p>1.7</text:p>
          </table:table-cell>
          <table:table-cell table:formula="of:=ROUND([.F279]/9*100;1)" office:value-type="float" office:value="18.9">
            <text:p>18.9</text:p>
          </table:table-cell>
          <table:table-cell table:formula="of:=ABS([.C279]/[.E279])" office:value-type="float" office:value="1.28813559322034">
            <text:p>1.2881355932</text:p>
          </table:table-cell>
          <table:table-cell table:formula="of:=IF([.C279]&lt;=7)" office:value-type="boolean" office:boolean-value="false">
            <text:p>FALS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false">
            <text:p>FALSE</text:p>
          </table:table-cell>
          <table:table-cell table:formula="of:=IF([.C279]&gt;=8)" office:value-type="boolean" office:boolean-value="false">
            <text:p>FALSE</text:p>
          </table:table-cell>
          <table:table-cell table:formula="of:=IF([.E279]&gt;=6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7.63945">
            <text:p>7.63945</text:p>
          </table:table-cell>
          <table:table-cell table:style-name="ce1" table:formula="of:=ROUND([.B280];1)" office:value-type="float" office:value="7.6">
            <text:p>7.6</text:p>
          </table:table-cell>
          <table:table-cell table:style-name="ce2" office:value-type="string">
            <text:p><text:s/>5.8462</text:p>
          </table:table-cell>
          <table:table-cell table:content-validation-name="val1" table:formula="of:=ROUND([.D280];1)" office:value-type="float" office:value="5.8">
            <text:p>5.8</text:p>
          </table:table-cell>
          <table:table-cell table:formula="of:=ROUND(ABS([.C280]-[.E280]);1)" office:value-type="float" office:value="1.8">
            <text:p>1.8</text:p>
          </table:table-cell>
          <table:table-cell table:formula="of:=ROUND([.F280]/9*100;1)" office:value-type="float" office:value="20">
            <text:p>20</text:p>
          </table:table-cell>
          <table:table-cell table:formula="of:=ABS([.C280]/[.E280])" office:value-type="float" office:value="1.31034482758621">
            <text:p>1.3103448276</text:p>
          </table:table-cell>
          <table:table-cell table:formula="of:=IF([.C280]&lt;=7)" office:value-type="boolean" office:boolean-value="false">
            <text:p>FALSE</text:p>
          </table:table-cell>
          <table:table-cell table:formula="of:=IF([.E280]&lt;=6.5)" office:value-type="boolean" office:boolean-value="true">
            <text:p>TRU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8)" office:value-type="boolean" office:boolean-value="false">
            <text:p>FALSE</text:p>
          </table:table-cell>
          <table:table-cell table:formula="of:=IF([.E280]&gt;=6)" office:value-type="boolean" office:boolean-value="false">
            <text:p>FALSE</text:p>
          </table:table-cell>
          <table:table-cell table:formula="of:=IF(AND([.L280]=[.M280];[.L2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48878">
            <text:p>7.48878</text:p>
          </table:table-cell>
          <table:table-cell table:style-name="ce1" table:formula="of:=ROUND([.B281];1)" office:value-type="float" office:value="7.5">
            <text:p>7.5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1];1)" office:value-type="float" office:value="5.8">
            <text:p>5.8</text:p>
          </table:table-cell>
          <table:table-cell table:formula="of:=ROUND(ABS([.C281]-[.E281]);1)" office:value-type="float" office:value="1.7">
            <text:p>1.7</text:p>
          </table:table-cell>
          <table:table-cell table:formula="of:=ROUND([.F281]/9*100;1)" office:value-type="float" office:value="18.9">
            <text:p>18.9</text:p>
          </table:table-cell>
          <table:table-cell table:formula="of:=ABS([.C281]/[.E281])" office:value-type="float" office:value="1.29310344827586">
            <text:p>1.2931034483</text:p>
          </table:table-cell>
          <table:table-cell table:formula="of:=IF([.C281]&lt;=7)" office:value-type="boolean" office:boolean-value="false">
            <text:p>FALS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false">
            <text:p>FALSE</text:p>
          </table:table-cell>
          <table:table-cell table:formula="of:=IF([.C281]&gt;=8)" office:value-type="boolean" office:boolean-value="false">
            <text:p>FALSE</text:p>
          </table:table-cell>
          <table:table-cell table:formula="of:=IF([.E281]&gt;=6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3421">
            <text:p>6.3421</text:p>
          </table:table-cell>
          <table:table-cell table:style-name="ce1" table:formula="of:=ROUND([.B282];1)" office:value-type="float" office:value="6.3">
            <text:p>6.3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2];1)" office:value-type="float" office:value="5.8">
            <text:p>5.8</text:p>
          </table:table-cell>
          <table:table-cell table:formula="of:=ROUND(ABS([.C282]-[.E282]);1)" office:value-type="float" office:value="0.5">
            <text:p>0.5</text:p>
          </table:table-cell>
          <table:table-cell table:formula="of:=ROUND([.F282]/9*100;1)" office:value-type="float" office:value="5.6">
            <text:p>5.6</text:p>
          </table:table-cell>
          <table:table-cell table:formula="of:=ABS([.C282]/[.E282])" office:value-type="float" office:value="1.08620689655172">
            <text:p>1.0862068966</text:p>
          </table:table-cell>
          <table:table-cell table:formula="of:=IF([.C282]&lt;=7)" office:value-type="boolean" office:boolean-value="true">
            <text:p>TRU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true">
            <text:p>TRUE</text:p>
          </table:table-cell>
          <table:table-cell table:formula="of:=IF([.C282]&gt;=8)" office:value-type="boolean" office:boolean-value="false">
            <text:p>FALSE</text:p>
          </table:table-cell>
          <table:table-cell table:formula="of:=IF([.E282]&gt;=6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5.58874">
            <text:p>5.58874</text:p>
          </table:table-cell>
          <table:table-cell table:style-name="ce1" table:formula="of:=ROUND([.B283];1)" office:value-type="float" office:value="5.6">
            <text:p>5.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3];1)" office:value-type="float" office:value="5.8">
            <text:p>5.8</text:p>
          </table:table-cell>
          <table:table-cell table:formula="of:=ROUND(ABS([.C283]-[.E283]);1)" office:value-type="float" office:value="0.2">
            <text:p>0.2</text:p>
          </table:table-cell>
          <table:table-cell table:formula="of:=ROUND([.F283]/9*100;1)" office:value-type="float" office:value="2.2">
            <text:p>2.2</text:p>
          </table:table-cell>
          <table:table-cell table:formula="of:=ABS([.C283]/[.E283])" office:value-type="float" office:value="0.96551724137931">
            <text:p>0.9655172414</text:p>
          </table:table-cell>
          <table:table-cell table:formula="of:=IF([.C283]&lt;=7)" office:value-type="boolean" office:boolean-value="true">
            <text:p>TRUE</text:p>
          </table:table-cell>
          <table:table-cell table:formula="of:=IF([.E283]&lt;=6.5)" office:value-type="boolean" office:boolean-value="true">
            <text:p>TRUE</text:p>
          </table:table-cell>
          <table:table-cell table:formula="of:=IF(AND([.I283]=[.J283];[.I283]=1))" office:value-type="boolean" office:boolean-value="true">
            <text:p>TRUE</text:p>
          </table:table-cell>
          <table:table-cell table:formula="of:=IF([.C283]&gt;=8)" office:value-type="boolean" office:boolean-value="false">
            <text:p>FALSE</text:p>
          </table:table-cell>
          <table:table-cell table:formula="of:=IF([.E283]&gt;=6)" office:value-type="boolean" office:boolean-value="false">
            <text:p>FALSE</text:p>
          </table:table-cell>
          <table:table-cell table:formula="of:=IF(AND([.L283]=[.M283];[.L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66339">
            <text:p>7.66339</text:p>
          </table:table-cell>
          <table:table-cell table:style-name="ce1" table:formula="of:=ROUND([.B284];1)" office:value-type="float" office:value="7.7">
            <text:p>7.7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4];1)" office:value-type="float" office:value="5.8">
            <text:p>5.8</text:p>
          </table:table-cell>
          <table:table-cell table:formula="of:=ROUND(ABS([.C284]-[.E284]);1)" office:value-type="float" office:value="1.9">
            <text:p>1.9</text:p>
          </table:table-cell>
          <table:table-cell table:formula="of:=ROUND([.F284]/9*100;1)" office:value-type="float" office:value="21.1">
            <text:p>21.1</text:p>
          </table:table-cell>
          <table:table-cell table:formula="of:=ABS([.C284]/[.E284])" office:value-type="float" office:value="1.32758620689655">
            <text:p>1.3275862069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8)" office:value-type="boolean" office:boolean-value="false">
            <text:p>FALSE</text:p>
          </table:table-cell>
          <table:table-cell table:formula="of:=IF([.E284]&gt;=6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60198">
            <text:p>7.60198</text:p>
          </table:table-cell>
          <table:table-cell table:style-name="ce1" table:formula="of:=ROUND([.B285];1)" office:value-type="float" office:value="7.6">
            <text:p>7.6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5];1)" office:value-type="float" office:value="5.8">
            <text:p>5.8</text:p>
          </table:table-cell>
          <table:table-cell table:formula="of:=ROUND(ABS([.C285]-[.E285]);1)" office:value-type="float" office:value="1.8">
            <text:p>1.8</text:p>
          </table:table-cell>
          <table:table-cell table:formula="of:=ROUND([.F285]/9*100;1)" office:value-type="float" office:value="20">
            <text:p>20</text:p>
          </table:table-cell>
          <table:table-cell table:formula="of:=ABS([.C285]/[.E285])" office:value-type="float" office:value="1.31034482758621">
            <text:p>1.3103448276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8)" office:value-type="boolean" office:boolean-value="false">
            <text:p>FALSE</text:p>
          </table:table-cell>
          <table:table-cell table:formula="of:=IF([.E285]&gt;=6)" office:value-type="boolean" office:boolean-value="false">
            <text:p>FALSE</text:p>
          </table:table-cell>
          <table:table-cell table:formula="of:=IF(AND([.L285]=[.M285];[.L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3.78329">
            <text:p>3.78329</text:p>
          </table:table-cell>
          <table:table-cell table:style-name="ce1" table:formula="of:=ROUND([.B286];1)" office:value-type="float" office:value="3.8">
            <text:p>3.8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6];1)" office:value-type="float" office:value="5.8">
            <text:p>5.8</text:p>
          </table:table-cell>
          <table:table-cell table:formula="of:=ROUND(ABS([.C286]-[.E286]);1)" office:value-type="float" office:value="2">
            <text:p>2</text:p>
          </table:table-cell>
          <table:table-cell table:formula="of:=ROUND([.F286]/9*100;1)" office:value-type="float" office:value="22.2">
            <text:p>22.2</text:p>
          </table:table-cell>
          <table:table-cell table:formula="of:=ABS([.C286]/[.E286])" office:value-type="float" office:value="0.655172413793103">
            <text:p>0.6551724138</text:p>
          </table:table-cell>
          <table:table-cell table:formula="of:=IF([.C286]&lt;=7)" office:value-type="boolean" office:boolean-value="true">
            <text:p>TRUE</text:p>
          </table:table-cell>
          <table:table-cell table:formula="of:=IF([.E286]&lt;=6.5)" office:value-type="boolean" office:boolean-value="true">
            <text:p>TRUE</text:p>
          </table:table-cell>
          <table:table-cell table:formula="of:=IF(AND([.I286]=[.J286];[.I286]=1))" office:value-type="boolean" office:boolean-value="true">
            <text:p>TRUE</text:p>
          </table:table-cell>
          <table:table-cell table:formula="of:=IF([.C286]&gt;=8)" office:value-type="boolean" office:boolean-value="false">
            <text:p>FALSE</text:p>
          </table:table-cell>
          <table:table-cell table:formula="of:=IF([.E286]&gt;=6)" office:value-type="boolean" office:boolean-value="false">
            <text:p>FALSE</text:p>
          </table:table-cell>
          <table:table-cell table:formula="of:=IF(AND([.L286]=[.M286];[.L2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8.87817">
            <text:p>8.87817</text:p>
          </table:table-cell>
          <table:table-cell table:style-name="ce1" table:formula="of:=ROUND([.B287];1)" office:value-type="float" office:value="8.9">
            <text:p>8.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7];1)" office:value-type="float" office:value="5.8">
            <text:p>5.8</text:p>
          </table:table-cell>
          <table:table-cell table:formula="of:=ROUND(ABS([.C287]-[.E287]);1)" office:value-type="float" office:value="3.1">
            <text:p>3.1</text:p>
          </table:table-cell>
          <table:table-cell table:formula="of:=ROUND([.F287]/9*100;1)" office:value-type="float" office:value="34.4">
            <text:p>34.4</text:p>
          </table:table-cell>
          <table:table-cell table:formula="of:=ABS([.C287]/[.E287])" office:value-type="float" office:value="1.53448275862069">
            <text:p>1.5344827586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true">
            <text:p>TRU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8)" office:value-type="boolean" office:boolean-value="true">
            <text:p>TRUE</text:p>
          </table:table-cell>
          <table:table-cell table:formula="of:=IF([.E287]&gt;=6)" office:value-type="boolean" office:boolean-value="false">
            <text:p>FALSE</text:p>
          </table:table-cell>
          <table:table-cell table:formula="of:=IF(AND([.L287]=[.M287];[.L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81458">
            <text:p>8.81458</text:p>
          </table:table-cell>
          <table:table-cell table:style-name="ce1" table:formula="of:=ROUND([.B288];1)" office:value-type="float" office:value="8.8">
            <text:p>8.8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3">
            <text:p>3</text:p>
          </table:table-cell>
          <table:table-cell table:formula="of:=ROUND([.F288]/9*100;1)" office:value-type="float" office:value="33.3">
            <text:p>33.3</text:p>
          </table:table-cell>
          <table:table-cell table:formula="of:=ABS([.C288]/[.E288])" office:value-type="float" office:value="1.51724137931035">
            <text:p>1.5172413793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8)" office:value-type="boolean" office:boolean-value="true">
            <text:p>TRUE</text:p>
          </table:table-cell>
          <table:table-cell table:formula="of:=IF([.E288]&gt;=6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58261">
            <text:p>7.58261</text:p>
          </table:table-cell>
          <table:table-cell table:style-name="ce1" table:formula="of:=ROUND([.B289];1)" office:value-type="float" office:value="7.6">
            <text:p>7.6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9];1)" office:value-type="float" office:value="5.8">
            <text:p>5.8</text:p>
          </table:table-cell>
          <table:table-cell table:formula="of:=ROUND(ABS([.C289]-[.E289]);1)" office:value-type="float" office:value="1.8">
            <text:p>1.8</text:p>
          </table:table-cell>
          <table:table-cell table:formula="of:=ROUND([.F289]/9*100;1)" office:value-type="float" office:value="20">
            <text:p>20</text:p>
          </table:table-cell>
          <table:table-cell table:formula="of:=ABS([.C289]/[.E289])" office:value-type="float" office:value="1.31034482758621">
            <text:p>1.3103448276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8)" office:value-type="boolean" office:boolean-value="false">
            <text:p>FALSE</text:p>
          </table:table-cell>
          <table:table-cell table:formula="of:=IF([.E289]&gt;=6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7.50111">
            <text:p>7.50111</text:p>
          </table:table-cell>
          <table:table-cell table:style-name="ce1" table:formula="of:=ROUND([.B290];1)" office:value-type="float" office:value="7.5">
            <text:p>7.5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0];1)" office:value-type="float" office:value="5.8">
            <text:p>5.8</text:p>
          </table:table-cell>
          <table:table-cell table:formula="of:=ROUND(ABS([.C290]-[.E290]);1)" office:value-type="float" office:value="1.7">
            <text:p>1.7</text:p>
          </table:table-cell>
          <table:table-cell table:formula="of:=ROUND([.F290]/9*100;1)" office:value-type="float" office:value="18.9">
            <text:p>18.9</text:p>
          </table:table-cell>
          <table:table-cell table:formula="of:=ABS([.C290]/[.E290])" office:value-type="float" office:value="1.29310344827586">
            <text:p>1.2931034483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8)" office:value-type="boolean" office:boolean-value="false">
            <text:p>FALSE</text:p>
          </table:table-cell>
          <table:table-cell table:formula="of:=IF([.E290]&gt;=6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5.0365">
            <text:p>5.0365</text:p>
          </table:table-cell>
          <table:table-cell table:style-name="ce1" table:formula="of:=ROUND([.B291];1)" office:value-type="float" office:value="5">
            <text:p>5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1];1)" office:value-type="float" office:value="5.8">
            <text:p>5.8</text:p>
          </table:table-cell>
          <table:table-cell table:formula="of:=ROUND(ABS([.C291]-[.E291]);1)" office:value-type="float" office:value="0.8">
            <text:p>0.8</text:p>
          </table:table-cell>
          <table:table-cell table:formula="of:=ROUND([.F291]/9*100;1)" office:value-type="float" office:value="8.9">
            <text:p>8.9</text:p>
          </table:table-cell>
          <table:table-cell table:formula="of:=ABS([.C291]/[.E291])" office:value-type="float" office:value="0.862068965517241">
            <text:p>0.8620689655</text:p>
          </table:table-cell>
          <table:table-cell table:formula="of:=IF([.C291]&lt;=7)" office:value-type="boolean" office:boolean-value="true">
            <text:p>TRUE</text:p>
          </table:table-cell>
          <table:table-cell table:formula="of:=IF([.E291]&lt;=6.5)" office:value-type="boolean" office:boolean-value="true">
            <text:p>TRUE</text:p>
          </table:table-cell>
          <table:table-cell table:formula="of:=IF(AND([.I291]=[.J291];[.I291]=1))" office:value-type="boolean" office:boolean-value="true">
            <text:p>TRUE</text:p>
          </table:table-cell>
          <table:table-cell table:formula="of:=IF([.C291]&gt;=8)" office:value-type="boolean" office:boolean-value="false">
            <text:p>FALSE</text:p>
          </table:table-cell>
          <table:table-cell table:formula="of:=IF([.E291]&gt;=6)" office:value-type="boolean" office:boolean-value="false">
            <text:p>FALSE</text:p>
          </table:table-cell>
          <table:table-cell table:formula="of:=IF(AND([.L291]=[.M291];[.L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3.95138">
            <text:p>3.95138</text:p>
          </table:table-cell>
          <table:table-cell table:style-name="ce1" table:formula="of:=ROUND([.B292];1)" office:value-type="float" office:value="4">
            <text:p>4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2];1)" office:value-type="float" office:value="5.8">
            <text:p>5.8</text:p>
          </table:table-cell>
          <table:table-cell table:formula="of:=ROUND(ABS([.C292]-[.E292]);1)" office:value-type="float" office:value="1.8">
            <text:p>1.8</text:p>
          </table:table-cell>
          <table:table-cell table:formula="of:=ROUND([.F292]/9*100;1)" office:value-type="float" office:value="20">
            <text:p>20</text:p>
          </table:table-cell>
          <table:table-cell table:formula="of:=ABS([.C292]/[.E292])" office:value-type="float" office:value="0.689655172413793">
            <text:p>0.6896551724</text:p>
          </table:table-cell>
          <table:table-cell table:formula="of:=IF([.C292]&lt;=7)" office:value-type="boolean" office:boolean-value="true">
            <text:p>TRU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true">
            <text:p>TRUE</text:p>
          </table:table-cell>
          <table:table-cell table:formula="of:=IF([.C292]&gt;=8)" office:value-type="boolean" office:boolean-value="false">
            <text:p>FALSE</text:p>
          </table:table-cell>
          <table:table-cell table:formula="of:=IF([.E292]&gt;=6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93];1)" office:value-type="float" office:value="9">
            <text:p>9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93];1)" office:value-type="float" office:value="5.8">
            <text:p>5.8</text:p>
          </table:table-cell>
          <table:table-cell table:formula="of:=ROUND(ABS([.C293]-[.E293]);1)" office:value-type="float" office:value="3.2">
            <text:p>3.2</text:p>
          </table:table-cell>
          <table:table-cell table:formula="of:=ROUND([.F293]/9*100;1)" office:value-type="float" office:value="35.6">
            <text:p>35.6</text:p>
          </table:table-cell>
          <table:table-cell table:formula="of:=ABS([.C293]/[.E293])" office:value-type="float" office:value="1.55172413793103">
            <text:p>1.5517241379</text:p>
          </table:table-cell>
          <table:table-cell table:formula="of:=IF([.C293]&lt;=7)" office:value-type="boolean" office:boolean-value="false">
            <text:p>FALS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false">
            <text:p>FALSE</text:p>
          </table:table-cell>
          <table:table-cell table:formula="of:=IF([.C293]&gt;=8)" office:value-type="boolean" office:boolean-value="true">
            <text:p>TRUE</text:p>
          </table:table-cell>
          <table:table-cell table:formula="of:=IF([.E293]&gt;=6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3.77314">
            <text:p>3.77314</text:p>
          </table:table-cell>
          <table:table-cell table:style-name="ce1" table:formula="of:=ROUND([.B294];1)" office:value-type="float" office:value="3.8">
            <text:p>3.8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2">
            <text:p>2</text:p>
          </table:table-cell>
          <table:table-cell table:formula="of:=ROUND([.F294]/9*100;1)" office:value-type="float" office:value="22.2">
            <text:p>22.2</text:p>
          </table:table-cell>
          <table:table-cell table:formula="of:=ABS([.C294]/[.E294])" office:value-type="float" office:value="0.655172413793103">
            <text:p>0.6551724138</text:p>
          </table:table-cell>
          <table:table-cell table:formula="of:=IF([.C294]&lt;=7)" office:value-type="boolean" office:boolean-value="true">
            <text:p>TRU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true">
            <text:p>TRUE</text:p>
          </table:table-cell>
          <table:table-cell table:formula="of:=IF([.C294]&gt;=8)" office:value-type="boolean" office:boolean-value="false">
            <text:p>FALSE</text:p>
          </table:table-cell>
          <table:table-cell table:formula="of:=IF([.E294]&gt;=6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7.66689">
            <text:p>7.66689</text:p>
          </table:table-cell>
          <table:table-cell table:style-name="ce1" table:formula="of:=ROUND([.B295];1)" office:value-type="float" office:value="7.7">
            <text:p>7.7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295];1)" office:value-type="float" office:value="5.8">
            <text:p>5.8</text:p>
          </table:table-cell>
          <table:table-cell table:formula="of:=ROUND(ABS([.C295]-[.E295]);1)" office:value-type="float" office:value="1.9">
            <text:p>1.9</text:p>
          </table:table-cell>
          <table:table-cell table:formula="of:=ROUND([.F295]/9*100;1)" office:value-type="float" office:value="21.1">
            <text:p>21.1</text:p>
          </table:table-cell>
          <table:table-cell table:formula="of:=ABS([.C295]/[.E295])" office:value-type="float" office:value="1.32758620689655">
            <text:p>1.3275862069</text:p>
          </table:table-cell>
          <table:table-cell table:formula="of:=IF([.C295]&lt;=7)" office:value-type="boolean" office:boolean-value="false">
            <text:p>FALS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false">
            <text:p>FALSE</text:p>
          </table:table-cell>
          <table:table-cell table:formula="of:=IF([.C295]&gt;=8)" office:value-type="boolean" office:boolean-value="false">
            <text:p>FALSE</text:p>
          </table:table-cell>
          <table:table-cell table:formula="of:=IF([.E295]&gt;=6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5.67964">
            <text:p>5.67964</text:p>
          </table:table-cell>
          <table:table-cell table:style-name="ce1" table:formula="of:=ROUND([.B296];1)" office:value-type="float" office:value="5.7">
            <text:p>5.7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296];1)" office:value-type="float" office:value="5.8">
            <text:p>5.8</text:p>
          </table:table-cell>
          <table:table-cell table:formula="of:=ROUND(ABS([.C296]-[.E296]);1)" office:value-type="float" office:value="0.1">
            <text:p>0.1</text:p>
          </table:table-cell>
          <table:table-cell table:formula="of:=ROUND([.F296]/9*100;1)" office:value-type="float" office:value="1.1">
            <text:p>1.1</text:p>
          </table:table-cell>
          <table:table-cell table:formula="of:=ABS([.C296]/[.E296])" office:value-type="float" office:value="0.982758620689655">
            <text:p>0.9827586207</text:p>
          </table:table-cell>
          <table:table-cell table:formula="of:=IF([.C296]&lt;=7)" office:value-type="boolean" office:boolean-value="true">
            <text:p>TRU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true">
            <text:p>TRUE</text:p>
          </table:table-cell>
          <table:table-cell table:formula="of:=IF([.C296]&gt;=8)" office:value-type="boolean" office:boolean-value="false">
            <text:p>FALSE</text:p>
          </table:table-cell>
          <table:table-cell table:formula="of:=IF([.E296]&gt;=6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9">
            <text:p>9</text:p>
          </table:table-cell>
          <table:table-cell table:style-name="ce1" table:formula="of:=ROUND([.B297];1)" office:value-type="float" office:value="9">
            <text:p>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7];1)" office:value-type="float" office:value="5.8">
            <text:p>5.8</text:p>
          </table:table-cell>
          <table:table-cell table:formula="of:=ROUND(ABS([.C297]-[.E297]);1)" office:value-type="float" office:value="3.2">
            <text:p>3.2</text:p>
          </table:table-cell>
          <table:table-cell table:formula="of:=ROUND([.F297]/9*100;1)" office:value-type="float" office:value="35.6">
            <text:p>35.6</text:p>
          </table:table-cell>
          <table:table-cell table:formula="of:=ABS([.C297]/[.E297])" office:value-type="float" office:value="1.55172413793103">
            <text:p>1.5517241379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8)" office:value-type="boolean" office:boolean-value="true">
            <text:p>TRUE</text:p>
          </table:table-cell>
          <table:table-cell table:formula="of:=IF([.E297]&gt;=6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89862">
            <text:p>8.89862</text:p>
          </table:table-cell>
          <table:table-cell table:style-name="ce1" table:formula="of:=ROUND([.B298];1)" office:value-type="float" office:value="8.9">
            <text:p>8.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8];1)" office:value-type="float" office:value="5.8">
            <text:p>5.8</text:p>
          </table:table-cell>
          <table:table-cell table:formula="of:=ROUND(ABS([.C298]-[.E298]);1)" office:value-type="float" office:value="3.1">
            <text:p>3.1</text:p>
          </table:table-cell>
          <table:table-cell table:formula="of:=ROUND([.F298]/9*100;1)" office:value-type="float" office:value="34.4">
            <text:p>34.4</text:p>
          </table:table-cell>
          <table:table-cell table:formula="of:=ABS([.C298]/[.E298])" office:value-type="float" office:value="1.53448275862069">
            <text:p>1.5344827586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8)" office:value-type="boolean" office:boolean-value="true">
            <text:p>TRUE</text:p>
          </table:table-cell>
          <table:table-cell table:formula="of:=IF([.E298]&gt;=6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7.66689">
            <text:p>7.66689</text:p>
          </table:table-cell>
          <table:table-cell table:style-name="ce1" table:formula="of:=ROUND([.B299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9];1)" office:value-type="float" office:value="5.8">
            <text:p>5.8</text:p>
          </table:table-cell>
          <table:table-cell table:formula="of:=ROUND(ABS([.C299]-[.E299]);1)" office:value-type="float" office:value="1.9">
            <text:p>1.9</text:p>
          </table:table-cell>
          <table:table-cell table:formula="of:=ROUND([.F299]/9*100;1)" office:value-type="float" office:value="21.1">
            <text:p>21.1</text:p>
          </table:table-cell>
          <table:table-cell table:formula="of:=ABS([.C299]/[.E299])" office:value-type="float" office:value="1.32758620689655">
            <text:p>1.3275862069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8)" office:value-type="boolean" office:boolean-value="false">
            <text:p>FALSE</text:p>
          </table:table-cell>
          <table:table-cell table:formula="of:=IF([.E299]&gt;=6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6.41009">
            <text:p>6.41009</text:p>
          </table:table-cell>
          <table:table-cell table:style-name="ce1" table:formula="of:=ROUND([.B300];1)" office:value-type="float" office:value="6.4">
            <text:p>6.4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300];1)" office:value-type="float" office:value="5.8">
            <text:p>5.8</text:p>
          </table:table-cell>
          <table:table-cell table:formula="of:=ROUND(ABS([.C300]-[.E300]);1)" office:value-type="float" office:value="0.6">
            <text:p>0.6</text:p>
          </table:table-cell>
          <table:table-cell table:formula="of:=ROUND([.F300]/9*100;1)" office:value-type="float" office:value="6.7">
            <text:p>6.7</text:p>
          </table:table-cell>
          <table:table-cell table:formula="of:=ABS([.C300]/[.E300])" office:value-type="float" office:value="1.10344827586207">
            <text:p>1.1034482759</text:p>
          </table:table-cell>
          <table:table-cell table:formula="of:=IF([.C300]&lt;=7)" office:value-type="boolean" office:boolean-value="true">
            <text:p>TRU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true">
            <text:p>TRUE</text:p>
          </table:table-cell>
          <table:table-cell table:formula="of:=IF([.C300]&gt;=8)" office:value-type="boolean" office:boolean-value="false">
            <text:p>FALSE</text:p>
          </table:table-cell>
          <table:table-cell table:formula="of:=IF([.E300]&gt;=6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7.50111">
            <text:p>7.50111</text:p>
          </table:table-cell>
          <table:table-cell table:style-name="ce1" table:formula="of:=ROUND([.B301];1)" office:value-type="float" office:value="7.5">
            <text:p>7.5</text:p>
          </table:table-cell>
          <table:table-cell table:style-name="ce2" office:value-type="string">
            <text:p><text:s/>5.7333</text:p>
          </table:table-cell>
          <table:table-cell table:content-validation-name="val1" table:formula="of:=ROUND([.D301];1)" office:value-type="float" office:value="5.7">
            <text:p>5.7</text:p>
          </table:table-cell>
          <table:table-cell table:formula="of:=ROUND(ABS([.C301]-[.E301]);1)" office:value-type="float" office:value="1.8">
            <text:p>1.8</text:p>
          </table:table-cell>
          <table:table-cell table:formula="of:=ROUND([.F301]/9*100;1)" office:value-type="float" office:value="20">
            <text:p>20</text:p>
          </table:table-cell>
          <table:table-cell table:formula="of:=ABS([.C301]/[.E301])" office:value-type="float" office:value="1.31578947368421">
            <text:p>1.3157894737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8)" office:value-type="boolean" office:boolean-value="false">
            <text:p>FALSE</text:p>
          </table:table-cell>
          <table:table-cell table:formula="of:=IF([.E301]&gt;=6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6.68046">
            <text:p>6.68046</text:p>
          </table:table-cell>
          <table:table-cell table:style-name="ce1" table:formula="of:=ROUND([.B302];1)" office:value-type="float" office:value="6.7">
            <text:p>6.7</text:p>
          </table:table-cell>
          <table:table-cell table:style-name="ce2" office:value-type="string">
            <text:p><text:s/>5.7273</text:p>
          </table:table-cell>
          <table:table-cell table:content-validation-name="val1" table:formula="of:=ROUND([.D302];1)" office:value-type="float" office:value="5.7">
            <text:p>5.7</text:p>
          </table:table-cell>
          <table:table-cell table:formula="of:=ROUND(ABS([.C302]-[.E302]);1)" office:value-type="float" office:value="1">
            <text:p>1</text:p>
          </table:table-cell>
          <table:table-cell table:formula="of:=ROUND([.F302]/9*100;1)" office:value-type="float" office:value="11.1">
            <text:p>11.1</text:p>
          </table:table-cell>
          <table:table-cell table:formula="of:=ABS([.C302]/[.E302])" office:value-type="float" office:value="1.17543859649123">
            <text:p>1.1754385965</text:p>
          </table:table-cell>
          <table:table-cell table:formula="of:=IF([.C302]&lt;=7)" office:value-type="boolean" office:boolean-value="true">
            <text:p>TRUE</text:p>
          </table:table-cell>
          <table:table-cell table:formula="of:=IF([.E302]&lt;=6.5)" office:value-type="boolean" office:boolean-value="true">
            <text:p>TRUE</text:p>
          </table:table-cell>
          <table:table-cell table:formula="of:=IF(AND([.I302]=[.J302];[.I302]=1))" office:value-type="boolean" office:boolean-value="true">
            <text:p>TRUE</text:p>
          </table:table-cell>
          <table:table-cell table:formula="of:=IF([.C302]&gt;=8)" office:value-type="boolean" office:boolean-value="false">
            <text:p>FALSE</text:p>
          </table:table-cell>
          <table:table-cell table:formula="of:=IF([.E302]&gt;=6)" office:value-type="boolean" office:boolean-value="false">
            <text:p>FALSE</text:p>
          </table:table-cell>
          <table:table-cell table:formula="of:=IF(AND([.L302]=[.M302];[.L3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8.818">
            <text:p>8.818</text:p>
          </table:table-cell>
          <table:table-cell table:style-name="ce1" table:formula="of:=ROUND([.B303];1)" office:value-type="float" office:value="8.8">
            <text:p>8.8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.1">
            <text:p>3.1</text:p>
          </table:table-cell>
          <table:table-cell table:formula="of:=ROUND([.F303]/9*100;1)" office:value-type="float" office:value="34.4">
            <text:p>34.4</text:p>
          </table:table-cell>
          <table:table-cell table:formula="of:=ABS([.C303]/[.E303])" office:value-type="float" office:value="1.54385964912281">
            <text:p>1.5438596491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8)" office:value-type="boolean" office:boolean-value="true">
            <text:p>TRUE</text:p>
          </table:table-cell>
          <table:table-cell table:formula="of:=IF([.E303]&gt;=6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8.76299">
            <text:p>8.76299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4];1)" office:value-type="float" office:value="5.7">
            <text:p>5.7</text:p>
          </table:table-cell>
          <table:table-cell table:formula="of:=ROUND(ABS([.C304]-[.E304]);1)" office:value-type="float" office:value="3.1">
            <text:p>3.1</text:p>
          </table:table-cell>
          <table:table-cell table:formula="of:=ROUND([.F304]/9*100;1)" office:value-type="float" office:value="34.4">
            <text:p>34.4</text:p>
          </table:table-cell>
          <table:table-cell table:formula="of:=ABS([.C304]/[.E304])" office:value-type="float" office:value="1.54385964912281">
            <text:p>1.5438596491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true">
            <text:p>TRU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8)" office:value-type="boolean" office:boolean-value="true">
            <text:p>TRUE</text:p>
          </table:table-cell>
          <table:table-cell table:formula="of:=IF([.E304]&gt;=6)" office:value-type="boolean" office:boolean-value="false">
            <text:p>FALSE</text:p>
          </table:table-cell>
          <table:table-cell table:formula="of:=IF(AND([.L304]=[.M304];[.L3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5396">
            <text:p>7.5396</text:p>
          </table:table-cell>
          <table:table-cell table:style-name="ce1" table:formula="of:=ROUND([.B305];1)" office:value-type="float" office:value="7.5">
            <text:p>7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5];1)" office:value-type="float" office:value="5.7">
            <text:p>5.7</text:p>
          </table:table-cell>
          <table:table-cell table:formula="of:=ROUND(ABS([.C305]-[.E305]);1)" office:value-type="float" office:value="1.8">
            <text:p>1.8</text:p>
          </table:table-cell>
          <table:table-cell table:formula="of:=ROUND([.F305]/9*100;1)" office:value-type="float" office:value="20">
            <text:p>20</text:p>
          </table:table-cell>
          <table:table-cell table:formula="of:=ABS([.C305]/[.E305])" office:value-type="float" office:value="1.31578947368421">
            <text:p>1.3157894737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8)" office:value-type="boolean" office:boolean-value="false">
            <text:p>FALSE</text:p>
          </table:table-cell>
          <table:table-cell table:formula="of:=IF([.E305]&gt;=6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50111">
            <text:p>7.50111</text:p>
          </table:table-cell>
          <table:table-cell table:style-name="ce1" table:formula="of:=ROUND([.B306];1)" office:value-type="float" office:value="7.5">
            <text:p>7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6];1)" office:value-type="float" office:value="5.7">
            <text:p>5.7</text:p>
          </table:table-cell>
          <table:table-cell table:formula="of:=ROUND(ABS([.C306]-[.E306]);1)" office:value-type="float" office:value="1.8">
            <text:p>1.8</text:p>
          </table:table-cell>
          <table:table-cell table:formula="of:=ROUND([.F306]/9*100;1)" office:value-type="float" office:value="20">
            <text:p>20</text:p>
          </table:table-cell>
          <table:table-cell table:formula="of:=ABS([.C306]/[.E306])" office:value-type="float" office:value="1.31578947368421">
            <text:p>1.3157894737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8)" office:value-type="boolean" office:boolean-value="false">
            <text:p>FALSE</text:p>
          </table:table-cell>
          <table:table-cell table:formula="of:=IF([.E306]&gt;=6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6.27426">
            <text:p>6.27426</text:p>
          </table:table-cell>
          <table:table-cell table:style-name="ce1" table:formula="of:=ROUND([.B307];1)" office:value-type="float" office:value="6.3">
            <text:p>6.3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0.6">
            <text:p>0.6</text:p>
          </table:table-cell>
          <table:table-cell table:formula="of:=ROUND([.F307]/9*100;1)" office:value-type="float" office:value="6.7">
            <text:p>6.7</text:p>
          </table:table-cell>
          <table:table-cell table:formula="of:=ABS([.C307]/[.E307])" office:value-type="float" office:value="1.10526315789474">
            <text:p>1.1052631579</text:p>
          </table:table-cell>
          <table:table-cell table:formula="of:=IF([.C307]&lt;=7)" office:value-type="boolean" office:boolean-value="true">
            <text:p>TRU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true">
            <text:p>TRUE</text:p>
          </table:table-cell>
          <table:table-cell table:formula="of:=IF([.C307]&gt;=8)" office:value-type="boolean" office:boolean-value="false">
            <text:p>FALSE</text:p>
          </table:table-cell>
          <table:table-cell table:formula="of:=IF([.E307]&gt;=6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5.17514">
            <text:p>5.17514</text:p>
          </table:table-cell>
          <table:table-cell table:style-name="ce1" table:formula="of:=ROUND([.B308];1)" office:value-type="float" office:value="5.2">
            <text:p>5.2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8];1)" office:value-type="float" office:value="5.7">
            <text:p>5.7</text:p>
          </table:table-cell>
          <table:table-cell table:formula="of:=ROUND(ABS([.C308]-[.E308]);1)" office:value-type="float" office:value="0.5">
            <text:p>0.5</text:p>
          </table:table-cell>
          <table:table-cell table:formula="of:=ROUND([.F308]/9*100;1)" office:value-type="float" office:value="5.6">
            <text:p>5.6</text:p>
          </table:table-cell>
          <table:table-cell table:formula="of:=ABS([.C308]/[.E308])" office:value-type="float" office:value="0.912280701754386">
            <text:p>0.9122807018</text:p>
          </table:table-cell>
          <table:table-cell table:formula="of:=IF([.C308]&lt;=7)" office:value-type="boolean" office:boolean-value="true">
            <text:p>TRU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true">
            <text:p>TRUE</text:p>
          </table:table-cell>
          <table:table-cell table:formula="of:=IF([.C308]&gt;=8)" office:value-type="boolean" office:boolean-value="false">
            <text:p>FALSE</text:p>
          </table:table-cell>
          <table:table-cell table:formula="of:=IF([.E308]&gt;=6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8.86519">
            <text:p>8.86519</text:p>
          </table:table-cell>
          <table:table-cell table:style-name="ce1" table:formula="of:=ROUND([.B309];1)" office:value-type="float" office:value="8.9">
            <text:p>8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09];1)" office:value-type="float" office:value="5.7">
            <text:p>5.7</text:p>
          </table:table-cell>
          <table:table-cell table:formula="of:=ROUND(ABS([.C309]-[.E309]);1)" office:value-type="float" office:value="3.2">
            <text:p>3.2</text:p>
          </table:table-cell>
          <table:table-cell table:formula="of:=ROUND([.F309]/9*100;1)" office:value-type="float" office:value="35.6">
            <text:p>35.6</text:p>
          </table:table-cell>
          <table:table-cell table:formula="of:=ABS([.C309]/[.E309])" office:value-type="float" office:value="1.56140350877193">
            <text:p>1.5614035088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true">
            <text:p>TRU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8)" office:value-type="boolean" office:boolean-value="true">
            <text:p>TRUE</text:p>
          </table:table-cell>
          <table:table-cell table:formula="of:=IF([.E309]&gt;=6)" office:value-type="boolean" office:boolean-value="false">
            <text:p>FALSE</text:p>
          </table:table-cell>
          <table:table-cell table:formula="of:=IF(AND([.L309]=[.M309];[.L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52269">
            <text:p>6.52269</text:p>
          </table:table-cell>
          <table:table-cell table:style-name="ce1" table:formula="of:=ROUND([.B310];1)" office:value-type="float" office:value="6.5">
            <text:p>6.5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10];1)" office:value-type="float" office:value="5.7">
            <text:p>5.7</text:p>
          </table:table-cell>
          <table:table-cell table:formula="of:=ROUND(ABS([.C310]-[.E310]);1)" office:value-type="float" office:value="0.8">
            <text:p>0.8</text:p>
          </table:table-cell>
          <table:table-cell table:formula="of:=ROUND([.F310]/9*100;1)" office:value-type="float" office:value="8.9">
            <text:p>8.9</text:p>
          </table:table-cell>
          <table:table-cell table:formula="of:=ABS([.C310]/[.E310])" office:value-type="float" office:value="1.14035087719298">
            <text:p>1.1403508772</text:p>
          </table:table-cell>
          <table:table-cell table:formula="of:=IF([.C310]&lt;=7)" office:value-type="boolean" office:boolean-value="true">
            <text:p>TRU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true">
            <text:p>TRUE</text:p>
          </table:table-cell>
          <table:table-cell table:formula="of:=IF([.C310]&gt;=8)" office:value-type="boolean" office:boolean-value="false">
            <text:p>FALSE</text:p>
          </table:table-cell>
          <table:table-cell table:formula="of:=IF([.E310]&gt;=6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73653">
            <text:p>8.73653</text:p>
          </table:table-cell>
          <table:table-cell table:style-name="ce1" table:formula="of:=ROUND([.B311];1)" office:value-type="float" office:value="8.7">
            <text:p>8.7</text:p>
          </table:table-cell>
          <table:table-cell table:style-name="ce2" office:value-type="string">
            <text:p><text:s/>5.6923</text:p>
          </table:table-cell>
          <table:table-cell table:content-validation-name="val1" table:formula="of:=ROUND([.D311];1)" office:value-type="float" office:value="5.7">
            <text:p>5.7</text:p>
          </table:table-cell>
          <table:table-cell table:formula="of:=ROUND(ABS([.C311]-[.E311]);1)" office:value-type="float" office:value="3">
            <text:p>3</text:p>
          </table:table-cell>
          <table:table-cell table:formula="of:=ROUND([.F311]/9*100;1)" office:value-type="float" office:value="33.3">
            <text:p>33.3</text:p>
          </table:table-cell>
          <table:table-cell table:formula="of:=ABS([.C311]/[.E311])" office:value-type="float" office:value="1.52631578947368">
            <text:p>1.5263157895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8)" office:value-type="boolean" office:boolean-value="true">
            <text:p>TRUE</text:p>
          </table:table-cell>
          <table:table-cell table:formula="of:=IF([.E311]&gt;=6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69783">
            <text:p>7.69783</text:p>
          </table:table-cell>
          <table:table-cell table:style-name="ce1" table:formula="of:=ROUND([.B312];1)" office:value-type="float" office:value="7.7">
            <text:p>7.7</text:p>
          </table:table-cell>
          <table:table-cell table:style-name="ce2" office:value-type="string">
            <text:p><text:s/>5.6875</text:p>
          </table:table-cell>
          <table:table-cell table:content-validation-name="val1" table:formula="of:=ROUND([.D312];1)" office:value-type="float" office:value="5.7">
            <text:p>5.7</text:p>
          </table:table-cell>
          <table:table-cell table:formula="of:=ROUND(ABS([.C312]-[.E312]);1)" office:value-type="float" office:value="2">
            <text:p>2</text:p>
          </table:table-cell>
          <table:table-cell table:formula="of:=ROUND([.F312]/9*100;1)" office:value-type="float" office:value="22.2">
            <text:p>22.2</text:p>
          </table:table-cell>
          <table:table-cell table:formula="of:=ABS([.C312]/[.E312])" office:value-type="float" office:value="1.35087719298246">
            <text:p>1.350877193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8)" office:value-type="boolean" office:boolean-value="false">
            <text:p>FALSE</text:p>
          </table:table-cell>
          <table:table-cell table:formula="of:=IF([.E312]&gt;=6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9">
            <text:p>9</text:p>
          </table:table-cell>
          <table:table-cell table:style-name="ce1" table:formula="of:=ROUND([.B313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3];1)" office:value-type="float" office:value="5.7">
            <text:p>5.7</text:p>
          </table:table-cell>
          <table:table-cell table:formula="of:=ROUND(ABS([.C313]-[.E313]);1)" office:value-type="float" office:value="3.3">
            <text:p>3.3</text:p>
          </table:table-cell>
          <table:table-cell table:formula="of:=ROUND([.F313]/9*100;1)" office:value-type="float" office:value="36.7">
            <text:p>36.7</text:p>
          </table:table-cell>
          <table:table-cell table:formula="of:=ABS([.C313]/[.E313])" office:value-type="float" office:value="1.57894736842105">
            <text:p>1.5789473684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8)" office:value-type="boolean" office:boolean-value="true">
            <text:p>TRUE</text:p>
          </table:table-cell>
          <table:table-cell table:formula="of:=IF([.E313]&gt;=6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9">
            <text:p>9</text:p>
          </table:table-cell>
          <table:table-cell table:style-name="ce1" table:formula="of:=ROUND([.B314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4];1)" office:value-type="float" office:value="5.7">
            <text:p>5.7</text:p>
          </table:table-cell>
          <table:table-cell table:formula="of:=ROUND(ABS([.C314]-[.E314]);1)" office:value-type="float" office:value="3.3">
            <text:p>3.3</text:p>
          </table:table-cell>
          <table:table-cell table:formula="of:=ROUND([.F314]/9*100;1)" office:value-type="float" office:value="36.7">
            <text:p>36.7</text:p>
          </table:table-cell>
          <table:table-cell table:formula="of:=ABS([.C314]/[.E314])" office:value-type="float" office:value="1.57894736842105">
            <text:p>1.5789473684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true">
            <text:p>TRU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8)" office:value-type="boolean" office:boolean-value="true">
            <text:p>TRUE</text:p>
          </table:table-cell>
          <table:table-cell table:formula="of:=IF([.E314]&gt;=6)" office:value-type="boolean" office:boolean-value="false">
            <text:p>FALSE</text:p>
          </table:table-cell>
          <table:table-cell table:formula="of:=IF(AND([.L314]=[.M314];[.L3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9">
            <text:p>9</text:p>
          </table:table-cell>
          <table:table-cell table:style-name="ce1" table:formula="of:=ROUND([.B315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3.3">
            <text:p>3.3</text:p>
          </table:table-cell>
          <table:table-cell table:formula="of:=ROUND([.F315]/9*100;1)" office:value-type="float" office:value="36.7">
            <text:p>36.7</text:p>
          </table:table-cell>
          <table:table-cell table:formula="of:=ABS([.C315]/[.E315])" office:value-type="float" office:value="1.57894736842105">
            <text:p>1.5789473684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8)" office:value-type="boolean" office:boolean-value="true">
            <text:p>TRUE</text:p>
          </table:table-cell>
          <table:table-cell table:formula="of:=IF([.E315]&gt;=6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4">
            <text:p>8.84</text:p>
          </table:table-cell>
          <table:table-cell table:style-name="ce1" table:formula="of:=ROUND([.B316];1)" office:value-type="float" office:value="8.8">
            <text:p>8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6];1)" office:value-type="float" office:value="5.7">
            <text:p>5.7</text:p>
          </table:table-cell>
          <table:table-cell table:formula="of:=ROUND(ABS([.C316]-[.E316]);1)" office:value-type="float" office:value="3.1">
            <text:p>3.1</text:p>
          </table:table-cell>
          <table:table-cell table:formula="of:=ROUND([.F316]/9*100;1)" office:value-type="float" office:value="34.4">
            <text:p>34.4</text:p>
          </table:table-cell>
          <table:table-cell table:formula="of:=ABS([.C316]/[.E316])" office:value-type="float" office:value="1.54385964912281">
            <text:p>1.5438596491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true">
            <text:p>TRU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8)" office:value-type="boolean" office:boolean-value="true">
            <text:p>TRUE</text:p>
          </table:table-cell>
          <table:table-cell table:formula="of:=IF([.E316]&gt;=6)" office:value-type="boolean" office:boolean-value="false">
            <text:p>FALSE</text:p>
          </table:table-cell>
          <table:table-cell table:formula="of:=IF(AND([.L316]=[.M316];[.L3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76">
            <text:p>8.76</text:p>
          </table:table-cell>
          <table:table-cell table:style-name="ce1" table:formula="of:=ROUND([.B317];1)" office:value-type="float" office:value="8.8">
            <text:p>8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3.1">
            <text:p>3.1</text:p>
          </table:table-cell>
          <table:table-cell table:formula="of:=ROUND([.F317]/9*100;1)" office:value-type="float" office:value="34.4">
            <text:p>34.4</text:p>
          </table:table-cell>
          <table:table-cell table:formula="of:=ABS([.C317]/[.E317])" office:value-type="float" office:value="1.54385964912281">
            <text:p>1.5438596491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8)" office:value-type="boolean" office:boolean-value="true">
            <text:p>TRUE</text:p>
          </table:table-cell>
          <table:table-cell table:formula="of:=IF([.E317]&gt;=6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72576">
            <text:p>8.72576</text:p>
          </table:table-cell>
          <table:table-cell table:style-name="ce1" table:formula="of:=ROUND([.B318];1)" office:value-type="float" office:value="8.7">
            <text:p>8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8];1)" office:value-type="float" office:value="5.7">
            <text:p>5.7</text:p>
          </table:table-cell>
          <table:table-cell table:formula="of:=ROUND(ABS([.C318]-[.E318]);1)" office:value-type="float" office:value="3">
            <text:p>3</text:p>
          </table:table-cell>
          <table:table-cell table:formula="of:=ROUND([.F318]/9*100;1)" office:value-type="float" office:value="33.3">
            <text:p>33.3</text:p>
          </table:table-cell>
          <table:table-cell table:formula="of:=ABS([.C318]/[.E318])" office:value-type="float" office:value="1.52631578947368">
            <text:p>1.5263157895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8)" office:value-type="boolean" office:boolean-value="true">
            <text:p>TRUE</text:p>
          </table:table-cell>
          <table:table-cell table:formula="of:=IF([.E318]&gt;=6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5776">
            <text:p>7.75776</text:p>
          </table:table-cell>
          <table:table-cell table:style-name="ce1" table:formula="of:=ROUND([.B319];1)" office:value-type="float" office:value="7.8">
            <text:p>7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9];1)" office:value-type="float" office:value="5.7">
            <text:p>5.7</text:p>
          </table:table-cell>
          <table:table-cell table:formula="of:=ROUND(ABS([.C319]-[.E319]);1)" office:value-type="float" office:value="2.1">
            <text:p>2.1</text:p>
          </table:table-cell>
          <table:table-cell table:formula="of:=ROUND([.F319]/9*100;1)" office:value-type="float" office:value="23.3">
            <text:p>23.3</text:p>
          </table:table-cell>
          <table:table-cell table:formula="of:=ABS([.C319]/[.E319])" office:value-type="float" office:value="1.36842105263158">
            <text:p>1.3684210526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8)" office:value-type="boolean" office:boolean-value="false">
            <text:p>FALSE</text:p>
          </table:table-cell>
          <table:table-cell table:formula="of:=IF([.E319]&gt;=6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6.5809">
            <text:p>6.5809</text:p>
          </table:table-cell>
          <table:table-cell table:style-name="ce1" table:formula="of:=ROUND([.B320];1)" office:value-type="float" office:value="6.6">
            <text:p>6.6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0];1)" office:value-type="float" office:value="5.7">
            <text:p>5.7</text:p>
          </table:table-cell>
          <table:table-cell table:formula="of:=ROUND(ABS([.C320]-[.E320]);1)" office:value-type="float" office:value="0.9">
            <text:p>0.9</text:p>
          </table:table-cell>
          <table:table-cell table:formula="of:=ROUND([.F320]/9*100;1)" office:value-type="float" office:value="10">
            <text:p>10</text:p>
          </table:table-cell>
          <table:table-cell table:formula="of:=ABS([.C320]/[.E320])" office:value-type="float" office:value="1.15789473684211">
            <text:p>1.1578947368</text:p>
          </table:table-cell>
          <table:table-cell table:formula="of:=IF([.C320]&lt;=7)" office:value-type="boolean" office:boolean-value="true">
            <text:p>TRU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true">
            <text:p>TRUE</text:p>
          </table:table-cell>
          <table:table-cell table:formula="of:=IF([.C320]&gt;=8)" office:value-type="boolean" office:boolean-value="false">
            <text:p>FALSE</text:p>
          </table:table-cell>
          <table:table-cell table:formula="of:=IF([.E320]&gt;=6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6.41771">
            <text:p>6.41771</text:p>
          </table:table-cell>
          <table:table-cell table:style-name="ce1" table:formula="of:=ROUND([.B321];1)" office:value-type="float" office:value="6.4">
            <text:p>6.4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1];1)" office:value-type="float" office:value="5.7">
            <text:p>5.7</text:p>
          </table:table-cell>
          <table:table-cell table:formula="of:=ROUND(ABS([.C321]-[.E321]);1)" office:value-type="float" office:value="0.7">
            <text:p>0.7</text:p>
          </table:table-cell>
          <table:table-cell table:formula="of:=ROUND([.F321]/9*100;1)" office:value-type="float" office:value="7.8">
            <text:p>7.8</text:p>
          </table:table-cell>
          <table:table-cell table:formula="of:=ABS([.C321]/[.E321])" office:value-type="float" office:value="1.12280701754386">
            <text:p>1.1228070175</text:p>
          </table:table-cell>
          <table:table-cell table:formula="of:=IF([.C321]&lt;=7)" office:value-type="boolean" office:boolean-value="true">
            <text:p>TRU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true">
            <text:p>TRUE</text:p>
          </table:table-cell>
          <table:table-cell table:formula="of:=IF([.C321]&gt;=8)" office:value-type="boolean" office:boolean-value="false">
            <text:p>FALSE</text:p>
          </table:table-cell>
          <table:table-cell table:formula="of:=IF([.E321]&gt;=6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74822">
            <text:p>5.74822</text:p>
          </table:table-cell>
          <table:table-cell table:style-name="ce1" table:formula="of:=ROUND([.B322];1)" office:value-type="float" office:value="5.7">
            <text:p>5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2];1)" office:value-type="float" office:value="5.7">
            <text:p>5.7</text:p>
          </table:table-cell>
          <table:table-cell table:formula="of:=ROUND(ABS([.C322]-[.E322]);1)" office:value-type="float" office:value="0">
            <text:p>0</text:p>
          </table:table-cell>
          <table:table-cell table:formula="of:=ROUND([.F322]/9*100;1)" office:value-type="float" office:value="0">
            <text:p>0</text:p>
          </table:table-cell>
          <table:table-cell table:formula="of:=ABS([.C322]/[.E322])" office:value-type="float" office:value="1">
            <text:p>1</text:p>
          </table:table-cell>
          <table:table-cell table:formula="of:=IF([.C322]&lt;=7)" office:value-type="boolean" office:boolean-value="true">
            <text:p>TRU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true">
            <text:p>TRUE</text:p>
          </table:table-cell>
          <table:table-cell table:formula="of:=IF([.C322]&gt;=8)" office:value-type="boolean" office:boolean-value="false">
            <text:p>FALSE</text:p>
          </table:table-cell>
          <table:table-cell table:formula="of:=IF([.E322]&gt;=6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1.96353">
            <text:p>1.96353</text:p>
          </table:table-cell>
          <table:table-cell table:style-name="ce1" table:formula="of:=ROUND([.B323];1)" office:value-type="float" office:value="2">
            <text:p>2</text:p>
          </table:table-cell>
          <table:table-cell table:style-name="ce2" office:value-type="string">
            <text:p><text:s/>5.6429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6">
            <text:p>3.6</text:p>
          </table:table-cell>
          <table:table-cell table:formula="of:=ROUND([.F323]/9*100;1)" office:value-type="float" office:value="40">
            <text:p>40</text:p>
          </table:table-cell>
          <table:table-cell table:formula="of:=ABS([.C323]/[.E323])" office:value-type="float" office:value="0.357142857142857">
            <text:p>0.3571428571</text:p>
          </table:table-cell>
          <table:table-cell table:formula="of:=IF([.C323]&lt;=7)" office:value-type="boolean" office:boolean-value="true">
            <text:p>TRU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true">
            <text:p>TRUE</text:p>
          </table:table-cell>
          <table:table-cell table:formula="of:=IF([.C323]&gt;=8)" office:value-type="boolean" office:boolean-value="false">
            <text:p>FALSE</text:p>
          </table:table-cell>
          <table:table-cell table:formula="of:=IF([.E323]&gt;=6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9">
            <text:p>9</text:p>
          </table:table-cell>
          <table:table-cell table:style-name="ce1" table:formula="of:=ROUND([.B324];1)" office:value-type="float" office:value="9">
            <text:p>9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4];1)" office:value-type="float" office:value="5.6">
            <text:p>5.6</text:p>
          </table:table-cell>
          <table:table-cell table:formula="of:=ROUND(ABS([.C324]-[.E324]);1)" office:value-type="float" office:value="3.4">
            <text:p>3.4</text:p>
          </table:table-cell>
          <table:table-cell table:formula="of:=ROUND([.F324]/9*100;1)" office:value-type="float" office:value="37.8">
            <text:p>37.8</text:p>
          </table:table-cell>
          <table:table-cell table:formula="of:=ABS([.C324]/[.E324])" office:value-type="float" office:value="1.60714285714286">
            <text:p>1.6071428571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6.5)" office:value-type="boolean" office:boolean-value="true">
            <text:p>TRU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8)" office:value-type="boolean" office:boolean-value="true">
            <text:p>TRUE</text:p>
          </table:table-cell>
          <table:table-cell table:formula="of:=IF([.E324]&gt;=6)" office:value-type="boolean" office:boolean-value="false">
            <text:p>FALSE</text:p>
          </table:table-cell>
          <table:table-cell table:formula="of:=IF(AND([.L324]=[.M324];[.L3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76">
            <text:p>8.76</text:p>
          </table:table-cell>
          <table:table-cell table:style-name="ce1" table:formula="of:=ROUND([.B325];1)" office:value-type="float" office:value="8.8">
            <text:p>8.8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5];1)" office:value-type="float" office:value="5.6">
            <text:p>5.6</text:p>
          </table:table-cell>
          <table:table-cell table:formula="of:=ROUND(ABS([.C325]-[.E325]);1)" office:value-type="float" office:value="3.2">
            <text:p>3.2</text:p>
          </table:table-cell>
          <table:table-cell table:formula="of:=ROUND([.F325]/9*100;1)" office:value-type="float" office:value="35.6">
            <text:p>35.6</text:p>
          </table:table-cell>
          <table:table-cell table:formula="of:=ABS([.C325]/[.E325])" office:value-type="float" office:value="1.57142857142857">
            <text:p>1.5714285714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8)" office:value-type="boolean" office:boolean-value="true">
            <text:p>TRUE</text:p>
          </table:table-cell>
          <table:table-cell table:formula="of:=IF([.E325]&gt;=6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027">
            <text:p>8.7027</text:p>
          </table:table-cell>
          <table:table-cell table:style-name="ce1" table:formula="of:=ROUND([.B326];1)" office:value-type="float" office:value="8.7">
            <text:p>8.7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6];1)" office:value-type="float" office:value="5.6">
            <text:p>5.6</text:p>
          </table:table-cell>
          <table:table-cell table:formula="of:=ROUND(ABS([.C326]-[.E326]);1)" office:value-type="float" office:value="3.1">
            <text:p>3.1</text:p>
          </table:table-cell>
          <table:table-cell table:formula="of:=ROUND([.F326]/9*100;1)" office:value-type="float" office:value="34.4">
            <text:p>34.4</text:p>
          </table:table-cell>
          <table:table-cell table:formula="of:=ABS([.C326]/[.E326])" office:value-type="float" office:value="1.55357142857143">
            <text:p>1.5535714286</text:p>
          </table:table-cell>
          <table:table-cell table:formula="of:=IF([.C326]&lt;=7)" office:value-type="boolean" office:boolean-value="false">
            <text:p>FALS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false">
            <text:p>FALSE</text:p>
          </table:table-cell>
          <table:table-cell table:formula="of:=IF([.C326]&gt;=8)" office:value-type="boolean" office:boolean-value="true">
            <text:p>TRUE</text:p>
          </table:table-cell>
          <table:table-cell table:formula="of:=IF([.E326]&gt;=6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73523">
            <text:p>8.73523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7];1)" office:value-type="float" office:value="5.6">
            <text:p>5.6</text:p>
          </table:table-cell>
          <table:table-cell table:formula="of:=ROUND(ABS([.C327]-[.E327]);1)" office:value-type="float" office:value="3.1">
            <text:p>3.1</text:p>
          </table:table-cell>
          <table:table-cell table:formula="of:=ROUND([.F327]/9*100;1)" office:value-type="float" office:value="34.4">
            <text:p>34.4</text:p>
          </table:table-cell>
          <table:table-cell table:formula="of:=ABS([.C327]/[.E327])" office:value-type="float" office:value="1.55357142857143">
            <text:p>1.5535714286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8)" office:value-type="boolean" office:boolean-value="true">
            <text:p>TRUE</text:p>
          </table:table-cell>
          <table:table-cell table:formula="of:=IF([.E327]&gt;=6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6.63499">
            <text:p>6.63499</text:p>
          </table:table-cell>
          <table:table-cell table:style-name="ce1" table:formula="of:=ROUND([.B328];1)" office:value-type="float" office:value="6.6">
            <text:p>6.6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8];1)" office:value-type="float" office:value="5.6">
            <text:p>5.6</text:p>
          </table:table-cell>
          <table:table-cell table:formula="of:=ROUND(ABS([.C328]-[.E328]);1)" office:value-type="float" office:value="1">
            <text:p>1</text:p>
          </table:table-cell>
          <table:table-cell table:formula="of:=ROUND([.F328]/9*100;1)" office:value-type="float" office:value="11.1">
            <text:p>11.1</text:p>
          </table:table-cell>
          <table:table-cell table:formula="of:=ABS([.C328]/[.E328])" office:value-type="float" office:value="1.17857142857143">
            <text:p>1.1785714286</text:p>
          </table:table-cell>
          <table:table-cell table:formula="of:=IF([.C328]&lt;=7)" office:value-type="boolean" office:boolean-value="true">
            <text:p>TRU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true">
            <text:p>TRUE</text:p>
          </table:table-cell>
          <table:table-cell table:formula="of:=IF([.C328]&gt;=8)" office:value-type="boolean" office:boolean-value="false">
            <text:p>FALSE</text:p>
          </table:table-cell>
          <table:table-cell table:formula="of:=IF([.E328]&gt;=6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6.60024">
            <text:p>6.60024</text:p>
          </table:table-cell>
          <table:table-cell table:style-name="ce1" table:formula="of:=ROUND([.B329];1)" office:value-type="float" office:value="6.6">
            <text:p>6.6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9];1)" office:value-type="float" office:value="5.6">
            <text:p>5.6</text:p>
          </table:table-cell>
          <table:table-cell table:formula="of:=ROUND(ABS([.C329]-[.E329]);1)" office:value-type="float" office:value="1">
            <text:p>1</text:p>
          </table:table-cell>
          <table:table-cell table:formula="of:=ROUND([.F329]/9*100;1)" office:value-type="float" office:value="11.1">
            <text:p>11.1</text:p>
          </table:table-cell>
          <table:table-cell table:formula="of:=ABS([.C329]/[.E329])" office:value-type="float" office:value="1.17857142857143">
            <text:p>1.1785714286</text:p>
          </table:table-cell>
          <table:table-cell table:formula="of:=IF([.C329]&lt;=7)" office:value-type="boolean" office:boolean-value="true">
            <text:p>TRU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true">
            <text:p>TRUE</text:p>
          </table:table-cell>
          <table:table-cell table:formula="of:=IF([.C329]&gt;=8)" office:value-type="boolean" office:boolean-value="false">
            <text:p>FALSE</text:p>
          </table:table-cell>
          <table:table-cell table:formula="of:=IF([.E329]&gt;=6)" office:value-type="boolean" office:boolean-value="false">
            <text:p>FALSE</text:p>
          </table:table-cell>
          <table:table-cell table:formula="of:=IF(AND([.L329]=[.M329];[.L3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5.45882">
            <text:p>5.45882</text:p>
          </table:table-cell>
          <table:table-cell table:style-name="ce1" table:formula="of:=ROUND([.B330];1)" office:value-type="float" office:value="5.5">
            <text:p>5.5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30];1)" office:value-type="float" office:value="5.6">
            <text:p>5.6</text:p>
          </table:table-cell>
          <table:table-cell table:formula="of:=ROUND(ABS([.C330]-[.E330]);1)" office:value-type="float" office:value="0.1">
            <text:p>0.1</text:p>
          </table:table-cell>
          <table:table-cell table:formula="of:=ROUND([.F330]/9*100;1)" office:value-type="float" office:value="1.1">
            <text:p>1.1</text:p>
          </table:table-cell>
          <table:table-cell table:formula="of:=ABS([.C330]/[.E330])" office:value-type="float" office:value="0.982142857142857">
            <text:p>0.9821428571</text:p>
          </table:table-cell>
          <table:table-cell table:formula="of:=IF([.C330]&lt;=7)" office:value-type="boolean" office:boolean-value="true">
            <text:p>TRU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true">
            <text:p>TRUE</text:p>
          </table:table-cell>
          <table:table-cell table:formula="of:=IF([.C330]&gt;=8)" office:value-type="boolean" office:boolean-value="false">
            <text:p>FALSE</text:p>
          </table:table-cell>
          <table:table-cell table:formula="of:=IF([.E330]&gt;=6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9">
            <text:p>9</text:p>
          </table:table-cell>
          <table:table-cell table:style-name="ce1" table:formula="of:=ROUND([.B331];1)" office:value-type="float" office:value="9">
            <text:p>9</text:p>
          </table:table-cell>
          <table:table-cell table:style-name="ce2" office:value-type="string">
            <text:p><text:s/>5.6154</text:p>
          </table:table-cell>
          <table:table-cell table:content-validation-name="val1" table:formula="of:=ROUND([.D331];1)" office:value-type="float" office:value="5.6">
            <text:p>5.6</text:p>
          </table:table-cell>
          <table:table-cell table:formula="of:=ROUND(ABS([.C331]-[.E331]);1)" office:value-type="float" office:value="3.4">
            <text:p>3.4</text:p>
          </table:table-cell>
          <table:table-cell table:formula="of:=ROUND([.F331]/9*100;1)" office:value-type="float" office:value="37.8">
            <text:p>37.8</text:p>
          </table:table-cell>
          <table:table-cell table:formula="of:=ABS([.C331]/[.E331])" office:value-type="float" office:value="1.60714285714286">
            <text:p>1.6071428571</text:p>
          </table:table-cell>
          <table:table-cell table:formula="of:=IF([.C331]&lt;=7)" office:value-type="boolean" office:boolean-value="false">
            <text:p>FALS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false">
            <text:p>FALSE</text:p>
          </table:table-cell>
          <table:table-cell table:formula="of:=IF([.C331]&gt;=8)" office:value-type="boolean" office:boolean-value="true">
            <text:p>TRUE</text:p>
          </table:table-cell>
          <table:table-cell table:formula="of:=IF([.E331]&gt;=6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9">
            <text:p>9</text:p>
          </table:table-cell>
          <table:table-cell table:style-name="ce1" table:formula="of:=ROUND([.B332];1)" office:value-type="float" office:value="9">
            <text:p>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3.4">
            <text:p>3.4</text:p>
          </table:table-cell>
          <table:table-cell table:formula="of:=ROUND([.F332]/9*100;1)" office:value-type="float" office:value="37.8">
            <text:p>37.8</text:p>
          </table:table-cell>
          <table:table-cell table:formula="of:=ABS([.C332]/[.E332])" office:value-type="float" office:value="1.60714285714286">
            <text:p>1.6071428571</text:p>
          </table:table-cell>
          <table:table-cell table:formula="of:=IF([.C332]&lt;=7)" office:value-type="boolean" office:boolean-value="false">
            <text:p>FALS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false">
            <text:p>FALSE</text:p>
          </table:table-cell>
          <table:table-cell table:formula="of:=IF([.C332]&gt;=8)" office:value-type="boolean" office:boolean-value="true">
            <text:p>TRUE</text:p>
          </table:table-cell>
          <table:table-cell table:formula="of:=IF([.E332]&gt;=6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74254">
            <text:p>8.74254</text:p>
          </table:table-cell>
          <table:table-cell table:style-name="ce1" table:formula="of:=ROUND([.B333];1)" office:value-type="float" office:value="8.7">
            <text:p>8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3];1)" office:value-type="float" office:value="5.6">
            <text:p>5.6</text:p>
          </table:table-cell>
          <table:table-cell table:formula="of:=ROUND(ABS([.C333]-[.E333]);1)" office:value-type="float" office:value="3.1">
            <text:p>3.1</text:p>
          </table:table-cell>
          <table:table-cell table:formula="of:=ROUND([.F333]/9*100;1)" office:value-type="float" office:value="34.4">
            <text:p>34.4</text:p>
          </table:table-cell>
          <table:table-cell table:formula="of:=ABS([.C333]/[.E333])" office:value-type="float" office:value="1.55357142857143">
            <text:p>1.5535714286</text:p>
          </table:table-cell>
          <table:table-cell table:formula="of:=IF([.C333]&lt;=7)" office:value-type="boolean" office:boolean-value="false">
            <text:p>FALS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false">
            <text:p>FALSE</text:p>
          </table:table-cell>
          <table:table-cell table:formula="of:=IF([.C333]&gt;=8)" office:value-type="boolean" office:boolean-value="true">
            <text:p>TRUE</text:p>
          </table:table-cell>
          <table:table-cell table:formula="of:=IF([.E333]&gt;=6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69783">
            <text:p>7.69783</text:p>
          </table:table-cell>
          <table:table-cell table:style-name="ce1" table:formula="of:=ROUND([.B334];1)" office:value-type="float" office:value="7.7">
            <text:p>7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2.1">
            <text:p>2.1</text:p>
          </table:table-cell>
          <table:table-cell table:formula="of:=ROUND([.F334]/9*100;1)" office:value-type="float" office:value="23.3">
            <text:p>23.3</text:p>
          </table:table-cell>
          <table:table-cell table:formula="of:=ABS([.C334]/[.E334])" office:value-type="float" office:value="1.375">
            <text:p>1.375</text:p>
          </table:table-cell>
          <table:table-cell table:formula="of:=IF([.C334]&lt;=7)" office:value-type="boolean" office:boolean-value="false">
            <text:p>FALS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false">
            <text:p>FALSE</text:p>
          </table:table-cell>
          <table:table-cell table:formula="of:=IF([.C334]&gt;=8)" office:value-type="boolean" office:boolean-value="false">
            <text:p>FALSE</text:p>
          </table:table-cell>
          <table:table-cell table:formula="of:=IF([.E334]&gt;=6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1725">
            <text:p>6.31725</text:p>
          </table:table-cell>
          <table:table-cell table:style-name="ce1" table:formula="of:=ROUND([.B335];1)" office:value-type="float" office:value="6.3">
            <text:p>6.3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5];1)" office:value-type="float" office:value="5.6">
            <text:p>5.6</text:p>
          </table:table-cell>
          <table:table-cell table:formula="of:=ROUND(ABS([.C335]-[.E335]);1)" office:value-type="float" office:value="0.7">
            <text:p>0.7</text:p>
          </table:table-cell>
          <table:table-cell table:formula="of:=ROUND([.F335]/9*100;1)" office:value-type="float" office:value="7.8">
            <text:p>7.8</text:p>
          </table:table-cell>
          <table:table-cell table:formula="of:=ABS([.C335]/[.E335])" office:value-type="float" office:value="1.125">
            <text:p>1.125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8)" office:value-type="boolean" office:boolean-value="false">
            <text:p>FALSE</text:p>
          </table:table-cell>
          <table:table-cell table:formula="of:=IF([.E335]&gt;=6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5.01947">
            <text:p>5.01947</text:p>
          </table:table-cell>
          <table:table-cell table:style-name="ce1" table:formula="of:=ROUND([.B336];1)" office:value-type="float" office:value="5">
            <text:p>5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6];1)" office:value-type="float" office:value="5.6">
            <text:p>5.6</text:p>
          </table:table-cell>
          <table:table-cell table:formula="of:=ROUND(ABS([.C336]-[.E336]);1)" office:value-type="float" office:value="0.6">
            <text:p>0.6</text:p>
          </table:table-cell>
          <table:table-cell table:formula="of:=ROUND([.F336]/9*100;1)" office:value-type="float" office:value="6.7">
            <text:p>6.7</text:p>
          </table:table-cell>
          <table:table-cell table:formula="of:=ABS([.C336]/[.E336])" office:value-type="float" office:value="0.892857142857143">
            <text:p>0.8928571429</text:p>
          </table:table-cell>
          <table:table-cell table:formula="of:=IF([.C336]&lt;=7)" office:value-type="boolean" office:boolean-value="true">
            <text:p>TRU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true">
            <text:p>TRUE</text:p>
          </table:table-cell>
          <table:table-cell table:formula="of:=IF([.C336]&gt;=8)" office:value-type="boolean" office:boolean-value="false">
            <text:p>FALSE</text:p>
          </table:table-cell>
          <table:table-cell table:formula="of:=IF([.E336]&gt;=6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90147">
            <text:p>8.90147</text:p>
          </table:table-cell>
          <table:table-cell table:style-name="ce1" table:formula="of:=ROUND([.B337];1)" office:value-type="float" office:value="8.9">
            <text:p>8.9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7];1)" office:value-type="float" office:value="5.6">
            <text:p>5.6</text:p>
          </table:table-cell>
          <table:table-cell table:formula="of:=ROUND(ABS([.C337]-[.E337]);1)" office:value-type="float" office:value="3.3">
            <text:p>3.3</text:p>
          </table:table-cell>
          <table:table-cell table:formula="of:=ROUND([.F337]/9*100;1)" office:value-type="float" office:value="36.7">
            <text:p>36.7</text:p>
          </table:table-cell>
          <table:table-cell table:formula="of:=ABS([.C337]/[.E337])" office:value-type="float" office:value="1.58928571428571">
            <text:p>1.5892857143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8)" office:value-type="boolean" office:boolean-value="true">
            <text:p>TRUE</text:p>
          </table:table-cell>
          <table:table-cell table:formula="of:=IF([.E337]&gt;=6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5.19334">
            <text:p>5.19334</text:p>
          </table:table-cell>
          <table:table-cell table:style-name="ce1" table:formula="of:=ROUND([.B338];1)" office:value-type="float" office:value="5.2">
            <text:p>5.2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8];1)" office:value-type="float" office:value="5.6">
            <text:p>5.6</text:p>
          </table:table-cell>
          <table:table-cell table:formula="of:=ROUND(ABS([.C338]-[.E338]);1)" office:value-type="float" office:value="0.4">
            <text:p>0.4</text:p>
          </table:table-cell>
          <table:table-cell table:formula="of:=ROUND([.F338]/9*100;1)" office:value-type="float" office:value="4.4">
            <text:p>4.4</text:p>
          </table:table-cell>
          <table:table-cell table:formula="of:=ABS([.C338]/[.E338])" office:value-type="float" office:value="0.928571428571429">
            <text:p>0.9285714286</text:p>
          </table:table-cell>
          <table:table-cell table:formula="of:=IF([.C338]&lt;=7)" office:value-type="boolean" office:boolean-value="true">
            <text:p>TRU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true">
            <text:p>TRUE</text:p>
          </table:table-cell>
          <table:table-cell table:formula="of:=IF([.C338]&gt;=8)" office:value-type="boolean" office:boolean-value="false">
            <text:p>FALSE</text:p>
          </table:table-cell>
          <table:table-cell table:formula="of:=IF([.E338]&gt;=6)" office:value-type="boolean" office:boolean-value="false">
            <text:p>FALSE</text:p>
          </table:table-cell>
          <table:table-cell table:formula="of:=IF(AND([.L338]=[.M338];[.L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8.79371">
            <text:p>8.79371</text:p>
          </table:table-cell>
          <table:table-cell table:style-name="ce1" table:formula="of:=ROUND([.B339];1)" office:value-type="float" office:value="8.8">
            <text:p>8.8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39];1)" office:value-type="float" office:value="5.6">
            <text:p>5.6</text:p>
          </table:table-cell>
          <table:table-cell table:formula="of:=ROUND(ABS([.C339]-[.E339]);1)" office:value-type="float" office:value="3.2">
            <text:p>3.2</text:p>
          </table:table-cell>
          <table:table-cell table:formula="of:=ROUND([.F339]/9*100;1)" office:value-type="float" office:value="35.6">
            <text:p>35.6</text:p>
          </table:table-cell>
          <table:table-cell table:formula="of:=ABS([.C339]/[.E339])" office:value-type="float" office:value="1.57142857142857">
            <text:p>1.5714285714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8)" office:value-type="boolean" office:boolean-value="true">
            <text:p>TRUE</text:p>
          </table:table-cell>
          <table:table-cell table:formula="of:=IF([.E339]&gt;=6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7.6392">
            <text:p>7.6392</text:p>
          </table:table-cell>
          <table:table-cell table:style-name="ce1" table:formula="of:=ROUND([.B340];1)" office:value-type="float" office:value="7.6">
            <text:p>7.6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40];1)" office:value-type="float" office:value="5.6">
            <text:p>5.6</text:p>
          </table:table-cell>
          <table:table-cell table:formula="of:=ROUND(ABS([.C340]-[.E340]);1)" office:value-type="float" office:value="2">
            <text:p>2</text:p>
          </table:table-cell>
          <table:table-cell table:formula="of:=ROUND([.F340]/9*100;1)" office:value-type="float" office:value="22.2">
            <text:p>22.2</text:p>
          </table:table-cell>
          <table:table-cell table:formula="of:=ABS([.C340]/[.E340])" office:value-type="float" office:value="1.35714285714286">
            <text:p>1.3571428571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8)" office:value-type="boolean" office:boolean-value="false">
            <text:p>FALSE</text:p>
          </table:table-cell>
          <table:table-cell table:formula="of:=IF([.E340]&gt;=6)" office:value-type="boolean" office:boolean-value="false">
            <text:p>FALSE</text:p>
          </table:table-cell>
          <table:table-cell table:formula="of:=IF(AND([.L340]=[.M340];[.L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3.28374">
            <text:p>3.28374</text:p>
          </table:table-cell>
          <table:table-cell table:style-name="ce1" table:formula="of:=ROUND([.B341];1)" office:value-type="float" office:value="3.3">
            <text:p>3.3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41];1)" office:value-type="float" office:value="5.6">
            <text:p>5.6</text:p>
          </table:table-cell>
          <table:table-cell table:formula="of:=ROUND(ABS([.C341]-[.E341]);1)" office:value-type="float" office:value="2.3">
            <text:p>2.3</text:p>
          </table:table-cell>
          <table:table-cell table:formula="of:=ROUND([.F341]/9*100;1)" office:value-type="float" office:value="25.6">
            <text:p>25.6</text:p>
          </table:table-cell>
          <table:table-cell table:formula="of:=ABS([.C341]/[.E341])" office:value-type="float" office:value="0.589285714285714">
            <text:p>0.5892857143</text:p>
          </table:table-cell>
          <table:table-cell table:formula="of:=IF([.C341]&lt;=7)" office:value-type="boolean" office:boolean-value="true">
            <text:p>TRU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true">
            <text:p>TRUE</text:p>
          </table:table-cell>
          <table:table-cell table:formula="of:=IF([.C341]&gt;=8)" office:value-type="boolean" office:boolean-value="false">
            <text:p>FALSE</text:p>
          </table:table-cell>
          <table:table-cell table:formula="of:=IF([.E341]&gt;=6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3373">
            <text:p>7.53373</text:p>
          </table:table-cell>
          <table:table-cell table:style-name="ce1" table:formula="of:=ROUND([.B342];1)" office:value-type="float" office:value="7.5">
            <text:p>7.5</text:p>
          </table:table-cell>
          <table:table-cell table:style-name="ce2" office:value-type="string">
            <text:p><text:s/>5.5556</text:p>
          </table:table-cell>
          <table:table-cell table:content-validation-name="val1" table:formula="of:=ROUND([.D342];1)" office:value-type="float" office:value="5.6">
            <text:p>5.6</text:p>
          </table:table-cell>
          <table:table-cell table:formula="of:=ROUND(ABS([.C342]-[.E342]);1)" office:value-type="float" office:value="1.9">
            <text:p>1.9</text:p>
          </table:table-cell>
          <table:table-cell table:formula="of:=ROUND([.F342]/9*100;1)" office:value-type="float" office:value="21.1">
            <text:p>21.1</text:p>
          </table:table-cell>
          <table:table-cell table:formula="of:=ABS([.C342]/[.E342])" office:value-type="float" office:value="1.33928571428571">
            <text:p>1.3392857143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8)" office:value-type="boolean" office:boolean-value="false">
            <text:p>FALSE</text:p>
          </table:table-cell>
          <table:table-cell table:formula="of:=IF([.E342]&gt;=6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6.428">
            <text:p>6.428</text:p>
          </table:table-cell>
          <table:table-cell table:style-name="ce1" table:formula="of:=ROUND([.B343];1)" office:value-type="float" office:value="6.4">
            <text:p>6.4</text:p>
          </table:table-cell>
          <table:table-cell table:style-name="ce2" office:value-type="string">
            <text:p><text:s/>5.5455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0.9">
            <text:p>0.9</text:p>
          </table:table-cell>
          <table:table-cell table:formula="of:=ROUND([.F343]/9*100;1)" office:value-type="float" office:value="10">
            <text:p>10</text:p>
          </table:table-cell>
          <table:table-cell table:formula="of:=ABS([.C343]/[.E343])" office:value-type="float" office:value="1.16363636363636">
            <text:p>1.1636363636</text:p>
          </table:table-cell>
          <table:table-cell table:formula="of:=IF([.C343]&lt;=7)" office:value-type="boolean" office:boolean-value="true">
            <text:p>TRU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true">
            <text:p>TRUE</text:p>
          </table:table-cell>
          <table:table-cell table:formula="of:=IF([.C343]&gt;=8)" office:value-type="boolean" office:boolean-value="false">
            <text:p>FALSE</text:p>
          </table:table-cell>
          <table:table-cell table:formula="of:=IF([.E343]&gt;=6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83838">
            <text:p>8.83838</text:p>
          </table:table-cell>
          <table:table-cell table:style-name="ce1" table:formula="of:=ROUND([.B344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4];1)" office:value-type="float" office:value="5.5">
            <text:p>5.5</text:p>
          </table:table-cell>
          <table:table-cell table:formula="of:=ROUND(ABS([.C344]-[.E344]);1)" office:value-type="float" office:value="3.3">
            <text:p>3.3</text:p>
          </table:table-cell>
          <table:table-cell table:formula="of:=ROUND([.F344]/9*100;1)" office:value-type="float" office:value="36.7">
            <text:p>36.7</text:p>
          </table:table-cell>
          <table:table-cell table:formula="of:=ABS([.C344]/[.E344])" office:value-type="float" office:value="1.6">
            <text:p>1.6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8)" office:value-type="boolean" office:boolean-value="true">
            <text:p>TRUE</text:p>
          </table:table-cell>
          <table:table-cell table:formula="of:=IF([.E344]&gt;=6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8316">
            <text:p>8.8316</text:p>
          </table:table-cell>
          <table:table-cell table:style-name="ce1" table:formula="of:=ROUND([.B345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5];1)" office:value-type="float" office:value="5.5">
            <text:p>5.5</text:p>
          </table:table-cell>
          <table:table-cell table:formula="of:=ROUND(ABS([.C345]-[.E345]);1)" office:value-type="float" office:value="3.3">
            <text:p>3.3</text:p>
          </table:table-cell>
          <table:table-cell table:formula="of:=ROUND([.F345]/9*100;1)" office:value-type="float" office:value="36.7">
            <text:p>36.7</text:p>
          </table:table-cell>
          <table:table-cell table:formula="of:=ABS([.C345]/[.E345])" office:value-type="float" office:value="1.6">
            <text:p>1.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8)" office:value-type="boolean" office:boolean-value="true">
            <text:p>TRUE</text:p>
          </table:table-cell>
          <table:table-cell table:formula="of:=IF([.E345]&gt;=6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8.77557">
            <text:p>8.77557</text:p>
          </table:table-cell>
          <table:table-cell table:style-name="ce1" table:formula="of:=ROUND([.B346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6];1)" office:value-type="float" office:value="5.5">
            <text:p>5.5</text:p>
          </table:table-cell>
          <table:table-cell table:formula="of:=ROUND(ABS([.C346]-[.E346]);1)" office:value-type="float" office:value="3.3">
            <text:p>3.3</text:p>
          </table:table-cell>
          <table:table-cell table:formula="of:=ROUND([.F346]/9*100;1)" office:value-type="float" office:value="36.7">
            <text:p>36.7</text:p>
          </table:table-cell>
          <table:table-cell table:formula="of:=ABS([.C346]/[.E346])" office:value-type="float" office:value="1.6">
            <text:p>1.6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8)" office:value-type="boolean" office:boolean-value="true">
            <text:p>TRUE</text:p>
          </table:table-cell>
          <table:table-cell table:formula="of:=IF([.E346]&gt;=6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2274">
            <text:p>8.72274</text:p>
          </table:table-cell>
          <table:table-cell table:style-name="ce1" table:formula="of:=ROUND([.B347];1)" office:value-type="float" office:value="8.7">
            <text:p>8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7];1)" office:value-type="float" office:value="5.5">
            <text:p>5.5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8181818181818">
            <text:p>1.5818181818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8)" office:value-type="boolean" office:boolean-value="true">
            <text:p>TRUE</text:p>
          </table:table-cell>
          <table:table-cell table:formula="of:=IF([.E347]&gt;=6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71156">
            <text:p>8.71156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8];1)" office:value-type="float" office:value="5.5">
            <text:p>5.5</text:p>
          </table:table-cell>
          <table:table-cell table:formula="of:=ROUND(ABS([.C348]-[.E348]);1)" office:value-type="float" office:value="3.2">
            <text:p>3.2</text:p>
          </table:table-cell>
          <table:table-cell table:formula="of:=ROUND([.F348]/9*100;1)" office:value-type="float" office:value="35.6">
            <text:p>35.6</text:p>
          </table:table-cell>
          <table:table-cell table:formula="of:=ABS([.C348]/[.E348])" office:value-type="float" office:value="1.58181818181818">
            <text:p>1.5818181818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8)" office:value-type="boolean" office:boolean-value="true">
            <text:p>TRUE</text:p>
          </table:table-cell>
          <table:table-cell table:formula="of:=IF([.E348]&gt;=6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56347">
            <text:p>7.56347</text:p>
          </table:table-cell>
          <table:table-cell table:style-name="ce1" table:formula="of:=ROUND([.B349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9];1)" office:value-type="float" office:value="5.5">
            <text:p>5.5</text:p>
          </table:table-cell>
          <table:table-cell table:formula="of:=ROUND(ABS([.C349]-[.E349]);1)" office:value-type="float" office:value="2.1">
            <text:p>2.1</text:p>
          </table:table-cell>
          <table:table-cell table:formula="of:=ROUND([.F349]/9*100;1)" office:value-type="float" office:value="23.3">
            <text:p>23.3</text:p>
          </table:table-cell>
          <table:table-cell table:formula="of:=ABS([.C349]/[.E349])" office:value-type="float" office:value="1.38181818181818">
            <text:p>1.3818181818</text:p>
          </table:table-cell>
          <table:table-cell table:formula="of:=IF([.C349]&lt;=7)" office:value-type="boolean" office:boolean-value="false">
            <text:p>FALS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false">
            <text:p>FALSE</text:p>
          </table:table-cell>
          <table:table-cell table:formula="of:=IF([.C349]&gt;=8)" office:value-type="boolean" office:boolean-value="false">
            <text:p>FALSE</text:p>
          </table:table-cell>
          <table:table-cell table:formula="of:=IF([.E349]&gt;=6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5717">
            <text:p>7.55717</text:p>
          </table:table-cell>
          <table:table-cell table:style-name="ce1" table:formula="of:=ROUND([.B350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0];1)" office:value-type="float" office:value="5.5">
            <text:p>5.5</text:p>
          </table:table-cell>
          <table:table-cell table:formula="of:=ROUND(ABS([.C350]-[.E350]);1)" office:value-type="float" office:value="2.1">
            <text:p>2.1</text:p>
          </table:table-cell>
          <table:table-cell table:formula="of:=ROUND([.F350]/9*100;1)" office:value-type="float" office:value="23.3">
            <text:p>23.3</text:p>
          </table:table-cell>
          <table:table-cell table:formula="of:=ABS([.C350]/[.E350])" office:value-type="float" office:value="1.38181818181818">
            <text:p>1.3818181818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8)" office:value-type="boolean" office:boolean-value="false">
            <text:p>FALSE</text:p>
          </table:table-cell>
          <table:table-cell table:formula="of:=IF([.E350]&gt;=6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55717">
            <text:p>7.55717</text:p>
          </table:table-cell>
          <table:table-cell table:style-name="ce1" table:formula="of:=ROUND([.B351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1];1)" office:value-type="float" office:value="5.5">
            <text:p>5.5</text:p>
          </table:table-cell>
          <table:table-cell table:formula="of:=ROUND(ABS([.C351]-[.E351]);1)" office:value-type="float" office:value="2.1">
            <text:p>2.1</text:p>
          </table:table-cell>
          <table:table-cell table:formula="of:=ROUND([.F351]/9*100;1)" office:value-type="float" office:value="23.3">
            <text:p>23.3</text:p>
          </table:table-cell>
          <table:table-cell table:formula="of:=ABS([.C351]/[.E351])" office:value-type="float" office:value="1.38181818181818">
            <text:p>1.3818181818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8)" office:value-type="boolean" office:boolean-value="false">
            <text:p>FALSE</text:p>
          </table:table-cell>
          <table:table-cell table:formula="of:=IF([.E351]&gt;=6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7.55461">
            <text:p>7.55461</text:p>
          </table:table-cell>
          <table:table-cell table:style-name="ce1" table:formula="of:=ROUND([.B352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2];1)" office:value-type="float" office:value="5.5">
            <text:p>5.5</text:p>
          </table:table-cell>
          <table:table-cell table:formula="of:=ROUND(ABS([.C352]-[.E352]);1)" office:value-type="float" office:value="2.1">
            <text:p>2.1</text:p>
          </table:table-cell>
          <table:table-cell table:formula="of:=ROUND([.F352]/9*100;1)" office:value-type="float" office:value="23.3">
            <text:p>23.3</text:p>
          </table:table-cell>
          <table:table-cell table:formula="of:=ABS([.C352]/[.E352])" office:value-type="float" office:value="1.38181818181818">
            <text:p>1.3818181818</text:p>
          </table:table-cell>
          <table:table-cell table:formula="of:=IF([.C352]&lt;=7)" office:value-type="boolean" office:boolean-value="false">
            <text:p>FALS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false">
            <text:p>FALSE</text:p>
          </table:table-cell>
          <table:table-cell table:formula="of:=IF([.C352]&gt;=8)" office:value-type="boolean" office:boolean-value="false">
            <text:p>FALSE</text:p>
          </table:table-cell>
          <table:table-cell table:formula="of:=IF([.E352]&gt;=6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44566">
            <text:p>6.44566</text:p>
          </table:table-cell>
          <table:table-cell table:style-name="ce1" table:formula="of:=ROUND([.B353];1)" office:value-type="float" office:value="6.4">
            <text:p>6.4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3];1)" office:value-type="float" office:value="5.5">
            <text:p>5.5</text:p>
          </table:table-cell>
          <table:table-cell table:formula="of:=ROUND(ABS([.C353]-[.E353]);1)" office:value-type="float" office:value="0.9">
            <text:p>0.9</text:p>
          </table:table-cell>
          <table:table-cell table:formula="of:=ROUND([.F353]/9*100;1)" office:value-type="float" office:value="10">
            <text:p>10</text:p>
          </table:table-cell>
          <table:table-cell table:formula="of:=ABS([.C353]/[.E353])" office:value-type="float" office:value="1.16363636363636">
            <text:p>1.1636363636</text:p>
          </table:table-cell>
          <table:table-cell table:formula="of:=IF([.C353]&lt;=7)" office:value-type="boolean" office:boolean-value="true">
            <text:p>TRUE</text:p>
          </table:table-cell>
          <table:table-cell table:formula="of:=IF([.E353]&lt;=6.5)" office:value-type="boolean" office:boolean-value="true">
            <text:p>TRUE</text:p>
          </table:table-cell>
          <table:table-cell table:formula="of:=IF(AND([.I353]=[.J353];[.I353]=1))" office:value-type="boolean" office:boolean-value="true">
            <text:p>TRUE</text:p>
          </table:table-cell>
          <table:table-cell table:formula="of:=IF([.C353]&gt;=8)" office:value-type="boolean" office:boolean-value="false">
            <text:p>FALSE</text:p>
          </table:table-cell>
          <table:table-cell table:formula="of:=IF([.E353]&gt;=6)" office:value-type="boolean" office:boolean-value="false">
            <text:p>FALSE</text:p>
          </table:table-cell>
          <table:table-cell table:formula="of:=IF(AND([.L353]=[.M353];[.L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28116">
            <text:p>5.28116</text:p>
          </table:table-cell>
          <table:table-cell table:style-name="ce1" table:formula="of:=ROUND([.B354];1)" office:value-type="float" office:value="5.3">
            <text:p>5.3</text:p>
          </table:table-cell>
          <table:table-cell table:style-name="ce2" office:value-type="string">
            <text:p><text:s/>5.4706</text:p>
          </table:table-cell>
          <table:table-cell table:content-validation-name="val1" table:formula="of:=ROUND([.D354];1)" office:value-type="float" office:value="5.5">
            <text:p>5.5</text:p>
          </table:table-cell>
          <table:table-cell table:formula="of:=ROUND(ABS([.C354]-[.E354]);1)" office:value-type="float" office:value="0.2">
            <text:p>0.2</text:p>
          </table:table-cell>
          <table:table-cell table:formula="of:=ROUND([.F354]/9*100;1)" office:value-type="float" office:value="2.2">
            <text:p>2.2</text:p>
          </table:table-cell>
          <table:table-cell table:formula="of:=ABS([.C354]/[.E354])" office:value-type="float" office:value="0.963636363636364">
            <text:p>0.9636363636</text:p>
          </table:table-cell>
          <table:table-cell table:formula="of:=IF([.C354]&lt;=7)" office:value-type="boolean" office:boolean-value="true">
            <text:p>TRUE</text:p>
          </table:table-cell>
          <table:table-cell table:formula="of:=IF([.E354]&lt;=6.5)" office:value-type="boolean" office:boolean-value="true">
            <text:p>TRUE</text:p>
          </table:table-cell>
          <table:table-cell table:formula="of:=IF(AND([.I354]=[.J354];[.I354]=1))" office:value-type="boolean" office:boolean-value="true">
            <text:p>TRUE</text:p>
          </table:table-cell>
          <table:table-cell table:formula="of:=IF([.C354]&gt;=8)" office:value-type="boolean" office:boolean-value="false">
            <text:p>FALSE</text:p>
          </table:table-cell>
          <table:table-cell table:formula="of:=IF([.E354]&gt;=6)" office:value-type="boolean" office:boolean-value="false">
            <text:p>FALSE</text:p>
          </table:table-cell>
          <table:table-cell table:formula="of:=IF(AND([.L354]=[.M354];[.L3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8.83869">
            <text:p>8.83869</text:p>
          </table:table-cell>
          <table:table-cell table:style-name="ce1" table:formula="of:=ROUND([.B355];1)" office:value-type="float" office:value="8.8">
            <text:p>8.8</text:p>
          </table:table-cell>
          <table:table-cell table:style-name="ce2" office:value-type="string">
            <text:p><text:s/>5.4667</text:p>
          </table:table-cell>
          <table:table-cell table:content-validation-name="val1" table:formula="of:=ROUND([.D355];1)" office:value-type="float" office:value="5.5">
            <text:p>5.5</text:p>
          </table:table-cell>
          <table:table-cell table:formula="of:=ROUND(ABS([.C355]-[.E355]);1)" office:value-type="float" office:value="3.3">
            <text:p>3.3</text:p>
          </table:table-cell>
          <table:table-cell table:formula="of:=ROUND([.F355]/9*100;1)" office:value-type="float" office:value="36.7">
            <text:p>36.7</text:p>
          </table:table-cell>
          <table:table-cell table:formula="of:=ABS([.C355]/[.E355])" office:value-type="float" office:value="1.6">
            <text:p>1.6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8)" office:value-type="boolean" office:boolean-value="true">
            <text:p>TRUE</text:p>
          </table:table-cell>
          <table:table-cell table:formula="of:=IF([.E355]&gt;=6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84524">
            <text:p>8.84524</text:p>
          </table:table-cell>
          <table:table-cell table:style-name="ce1" table:formula="of:=ROUND([.B356];1)" office:value-type="float" office:value="8.8">
            <text:p>8.8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56];1)" office:value-type="float" office:value="5.5">
            <text:p>5.5</text:p>
          </table:table-cell>
          <table:table-cell table:formula="of:=ROUND(ABS([.C356]-[.E356]);1)" office:value-type="float" office:value="3.3">
            <text:p>3.3</text:p>
          </table:table-cell>
          <table:table-cell table:formula="of:=ROUND([.F356]/9*100;1)" office:value-type="float" office:value="36.7">
            <text:p>36.7</text:p>
          </table:table-cell>
          <table:table-cell table:formula="of:=ABS([.C356]/[.E356])" office:value-type="float" office:value="1.6">
            <text:p>1.6</text:p>
          </table:table-cell>
          <table:table-cell table:formula="of:=IF([.C356]&lt;=7)" office:value-type="boolean" office:boolean-value="false">
            <text:p>FALS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false">
            <text:p>FALSE</text:p>
          </table:table-cell>
          <table:table-cell table:formula="of:=IF([.C356]&gt;=8)" office:value-type="boolean" office:boolean-value="true">
            <text:p>TRUE</text:p>
          </table:table-cell>
          <table:table-cell table:formula="of:=IF([.E356]&gt;=6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6.33651">
            <text:p>6.33651</text:p>
          </table:table-cell>
          <table:table-cell table:style-name="ce1" table:formula="of:=ROUND([.B357];1)" office:value-type="float" office:value="6.3">
            <text:p>6.3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57];1)" office:value-type="float" office:value="5.5">
            <text:p>5.5</text:p>
          </table:table-cell>
          <table:table-cell table:formula="of:=ROUND(ABS([.C357]-[.E357]);1)" office:value-type="float" office:value="0.8">
            <text:p>0.8</text:p>
          </table:table-cell>
          <table:table-cell table:formula="of:=ROUND([.F357]/9*100;1)" office:value-type="float" office:value="8.9">
            <text:p>8.9</text:p>
          </table:table-cell>
          <table:table-cell table:formula="of:=ABS([.C357]/[.E357])" office:value-type="float" office:value="1.14545454545455">
            <text:p>1.1454545455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true">
            <text:p>TRUE</text:p>
          </table:table-cell>
          <table:table-cell table:formula="of:=IF(AND([.I357]=[.J357];[.I357]=1))" office:value-type="boolean" office:boolean-value="true">
            <text:p>TRUE</text:p>
          </table:table-cell>
          <table:table-cell table:formula="of:=IF([.C357]&gt;=8)" office:value-type="boolean" office:boolean-value="false">
            <text:p>FALSE</text:p>
          </table:table-cell>
          <table:table-cell table:formula="of:=IF([.E357]&gt;=6)" office:value-type="boolean" office:boolean-value="false">
            <text:p>FALS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9">
            <text:p>9</text:p>
          </table:table-cell>
          <table:table-cell table:style-name="ce1" table:formula="of:=ROUND([.B358];1)" office:value-type="float" office:value="9">
            <text:p>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58];1)" office:value-type="float" office:value="5.4">
            <text:p>5.4</text:p>
          </table:table-cell>
          <table:table-cell table:formula="of:=ROUND(ABS([.C358]-[.E358]);1)" office:value-type="float" office:value="3.6">
            <text:p>3.6</text:p>
          </table:table-cell>
          <table:table-cell table:formula="of:=ROUND([.F358]/9*100;1)" office:value-type="float" office:value="40">
            <text:p>40</text:p>
          </table:table-cell>
          <table:table-cell table:formula="of:=ABS([.C358]/[.E358])" office:value-type="float" office:value="1.66666666666667">
            <text:p>1.6666666667</text:p>
          </table:table-cell>
          <table:table-cell table:formula="of:=IF([.C358]&lt;=7)" office:value-type="boolean" office:boolean-value="false">
            <text:p>FALS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false">
            <text:p>FALSE</text:p>
          </table:table-cell>
          <table:table-cell table:formula="of:=IF([.C358]&gt;=8)" office:value-type="boolean" office:boolean-value="true">
            <text:p>TRUE</text:p>
          </table:table-cell>
          <table:table-cell table:formula="of:=IF([.E358]&gt;=6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80295">
            <text:p>8.80295</text:p>
          </table:table-cell>
          <table:table-cell table:style-name="ce1" table:formula="of:=ROUND([.B359];1)" office:value-type="float" office:value="8.8">
            <text:p>8.8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59];1)" office:value-type="float" office:value="5.4">
            <text:p>5.4</text:p>
          </table:table-cell>
          <table:table-cell table:formula="of:=ROUND(ABS([.C359]-[.E359]);1)" office:value-type="float" office:value="3.4">
            <text:p>3.4</text:p>
          </table:table-cell>
          <table:table-cell table:formula="of:=ROUND([.F359]/9*100;1)" office:value-type="float" office:value="37.8">
            <text:p>37.8</text:p>
          </table:table-cell>
          <table:table-cell table:formula="of:=ABS([.C359]/[.E359])" office:value-type="float" office:value="1.62962962962963">
            <text:p>1.6296296296</text:p>
          </table:table-cell>
          <table:table-cell table:formula="of:=IF([.C359]&lt;=7)" office:value-type="boolean" office:boolean-value="false">
            <text:p>FALSE</text:p>
          </table:table-cell>
          <table:table-cell table:formula="of:=IF([.E359]&lt;=6.5)" office:value-type="boolean" office:boolean-value="true">
            <text:p>TRU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8)" office:value-type="boolean" office:boolean-value="true">
            <text:p>TRUE</text:p>
          </table:table-cell>
          <table:table-cell table:formula="of:=IF([.E359]&gt;=6)" office:value-type="boolean" office:boolean-value="false">
            <text:p>FALS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7.67708">
            <text:p>7.67708</text:p>
          </table:table-cell>
          <table:table-cell table:style-name="ce1" table:formula="of:=ROUND([.B360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0];1)" office:value-type="float" office:value="5.4">
            <text:p>5.4</text:p>
          </table:table-cell>
          <table:table-cell table:formula="of:=ROUND(ABS([.C360]-[.E360]);1)" office:value-type="float" office:value="2.3">
            <text:p>2.3</text:p>
          </table:table-cell>
          <table:table-cell table:formula="of:=ROUND([.F360]/9*100;1)" office:value-type="float" office:value="25.6">
            <text:p>25.6</text:p>
          </table:table-cell>
          <table:table-cell table:formula="of:=ABS([.C360]/[.E360])" office:value-type="float" office:value="1.42592592592593">
            <text:p>1.4259259259</text:p>
          </table:table-cell>
          <table:table-cell table:formula="of:=IF([.C360]&lt;=7)" office:value-type="boolean" office:boolean-value="false">
            <text:p>FALSE</text:p>
          </table:table-cell>
          <table:table-cell table:formula="of:=IF([.E360]&lt;=6.5)" office:value-type="boolean" office:boolean-value="true">
            <text:p>TRU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8)" office:value-type="boolean" office:boolean-value="false">
            <text:p>FALSE</text:p>
          </table:table-cell>
          <table:table-cell table:formula="of:=IF([.E360]&gt;=6)" office:value-type="boolean" office:boolean-value="false">
            <text:p>FALS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6.60024">
            <text:p>6.60024</text:p>
          </table:table-cell>
          <table:table-cell table:style-name="ce1" table:formula="of:=ROUND([.B361];1)" office:value-type="float" office:value="6.6">
            <text:p>6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1];1)" office:value-type="float" office:value="5.4">
            <text:p>5.4</text:p>
          </table:table-cell>
          <table:table-cell table:formula="of:=ROUND(ABS([.C361]-[.E361]);1)" office:value-type="float" office:value="1.2">
            <text:p>1.2</text:p>
          </table:table-cell>
          <table:table-cell table:formula="of:=ROUND([.F361]/9*100;1)" office:value-type="float" office:value="13.3">
            <text:p>13.3</text:p>
          </table:table-cell>
          <table:table-cell table:formula="of:=ABS([.C361]/[.E361])" office:value-type="float" office:value="1.22222222222222">
            <text:p>1.2222222222</text:p>
          </table:table-cell>
          <table:table-cell table:formula="of:=IF([.C361]&lt;=7)" office:value-type="boolean" office:boolean-value="true">
            <text:p>TRU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true">
            <text:p>TRUE</text:p>
          </table:table-cell>
          <table:table-cell table:formula="of:=IF([.C361]&gt;=8)" office:value-type="boolean" office:boolean-value="false">
            <text:p>FALSE</text:p>
          </table:table-cell>
          <table:table-cell table:formula="of:=IF([.E361]&gt;=6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5.78111">
            <text:p>5.78111</text:p>
          </table:table-cell>
          <table:table-cell table:style-name="ce1" table:formula="of:=ROUND([.B362];1)" office:value-type="float" office:value="5.8">
            <text:p>5.8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2];1)" office:value-type="float" office:value="5.4">
            <text:p>5.4</text:p>
          </table:table-cell>
          <table:table-cell table:formula="of:=ROUND(ABS([.C362]-[.E362]);1)" office:value-type="float" office:value="0.4">
            <text:p>0.4</text:p>
          </table:table-cell>
          <table:table-cell table:formula="of:=ROUND([.F362]/9*100;1)" office:value-type="float" office:value="4.4">
            <text:p>4.4</text:p>
          </table:table-cell>
          <table:table-cell table:formula="of:=ABS([.C362]/[.E362])" office:value-type="float" office:value="1.07407407407407">
            <text:p>1.0740740741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6.5)" office:value-type="boolean" office:boolean-value="true">
            <text:p>TRUE</text:p>
          </table:table-cell>
          <table:table-cell table:formula="of:=IF(AND([.I362]=[.J362];[.I362]=1))" office:value-type="boolean" office:boolean-value="true">
            <text:p>TRUE</text:p>
          </table:table-cell>
          <table:table-cell table:formula="of:=IF([.C362]&gt;=8)" office:value-type="boolean" office:boolean-value="false">
            <text:p>FALSE</text:p>
          </table:table-cell>
          <table:table-cell table:formula="of:=IF([.E362]&gt;=6)" office:value-type="boolean" office:boolean-value="false">
            <text:p>FALS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5.31259">
            <text:p>5.31259</text:p>
          </table:table-cell>
          <table:table-cell table:style-name="ce1" table:formula="of:=ROUND([.B363];1)" office:value-type="float" office:value="5.3">
            <text:p>5.3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3];1)" office:value-type="float" office:value="5.4">
            <text:p>5.4</text:p>
          </table:table-cell>
          <table:table-cell table:formula="of:=ROUND(ABS([.C363]-[.E363]);1)" office:value-type="float" office:value="0.1">
            <text:p>0.1</text:p>
          </table:table-cell>
          <table:table-cell table:formula="of:=ROUND([.F363]/9*100;1)" office:value-type="float" office:value="1.1">
            <text:p>1.1</text:p>
          </table:table-cell>
          <table:table-cell table:formula="of:=ABS([.C363]/[.E363])" office:value-type="float" office:value="0.981481481481481">
            <text:p>0.9814814815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8)" office:value-type="boolean" office:boolean-value="false">
            <text:p>FALSE</text:p>
          </table:table-cell>
          <table:table-cell table:formula="of:=IF([.E363]&gt;=6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8.75992">
            <text:p>8.75992</text:p>
          </table:table-cell>
          <table:table-cell table:style-name="ce1" table:formula="of:=ROUND([.B364];1)" office:value-type="float" office:value="8.8">
            <text:p>8.8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364];1)" office:value-type="float" office:value="5.4">
            <text:p>5.4</text:p>
          </table:table-cell>
          <table:table-cell table:formula="of:=ROUND(ABS([.C364]-[.E364]);1)" office:value-type="float" office:value="3.4">
            <text:p>3.4</text:p>
          </table:table-cell>
          <table:table-cell table:formula="of:=ROUND([.F364]/9*100;1)" office:value-type="float" office:value="37.8">
            <text:p>37.8</text:p>
          </table:table-cell>
          <table:table-cell table:formula="of:=ABS([.C364]/[.E364])" office:value-type="float" office:value="1.62962962962963">
            <text:p>1.6296296296</text:p>
          </table:table-cell>
          <table:table-cell table:formula="of:=IF([.C364]&lt;=7)" office:value-type="boolean" office:boolean-value="false">
            <text:p>FALS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false">
            <text:p>FALSE</text:p>
          </table:table-cell>
          <table:table-cell table:formula="of:=IF([.C364]&gt;=8)" office:value-type="boolean" office:boolean-value="true">
            <text:p>TRUE</text:p>
          </table:table-cell>
          <table:table-cell table:formula="of:=IF([.E364]&gt;=6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4.35679">
            <text:p>4.35679</text:p>
          </table:table-cell>
          <table:table-cell table:style-name="ce1" table:formula="of:=ROUND([.B365];1)" office:value-type="float" office:value="4.4">
            <text:p>4.4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1">
            <text:p>1</text:p>
          </table:table-cell>
          <table:table-cell table:formula="of:=ROUND([.F365]/9*100;1)" office:value-type="float" office:value="11.1">
            <text:p>11.1</text:p>
          </table:table-cell>
          <table:table-cell table:formula="of:=ABS([.C365]/[.E365])" office:value-type="float" office:value="0.814814814814815">
            <text:p>0.8148148148</text:p>
          </table:table-cell>
          <table:table-cell table:formula="of:=IF([.C365]&lt;=7)" office:value-type="boolean" office:boolean-value="true">
            <text:p>TRU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true">
            <text:p>TRUE</text:p>
          </table:table-cell>
          <table:table-cell table:formula="of:=IF([.C365]&gt;=8)" office:value-type="boolean" office:boolean-value="false">
            <text:p>FALSE</text:p>
          </table:table-cell>
          <table:table-cell table:formula="of:=IF([.E365]&gt;=6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6.60024">
            <text:p>6.60024</text:p>
          </table:table-cell>
          <table:table-cell table:style-name="ce1" table:formula="of:=ROUND([.B366];1)" office:value-type="float" office:value="6.6">
            <text:p>6.6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6];1)" office:value-type="float" office:value="5.4">
            <text:p>5.4</text:p>
          </table:table-cell>
          <table:table-cell table:formula="of:=ROUND(ABS([.C366]-[.E366]);1)" office:value-type="float" office:value="1.2">
            <text:p>1.2</text:p>
          </table:table-cell>
          <table:table-cell table:formula="of:=ROUND([.F366]/9*100;1)" office:value-type="float" office:value="13.3">
            <text:p>13.3</text:p>
          </table:table-cell>
          <table:table-cell table:formula="of:=ABS([.C366]/[.E366])" office:value-type="float" office:value="1.22222222222222">
            <text:p>1.2222222222</text:p>
          </table:table-cell>
          <table:table-cell table:formula="of:=IF([.C366]&lt;=7)" office:value-type="boolean" office:boolean-value="true">
            <text:p>TRU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true">
            <text:p>TRUE</text:p>
          </table:table-cell>
          <table:table-cell table:formula="of:=IF([.C366]&gt;=8)" office:value-type="boolean" office:boolean-value="false">
            <text:p>FALSE</text:p>
          </table:table-cell>
          <table:table-cell table:formula="of:=IF([.E366]&gt;=6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5.4426">
            <text:p>5.4426</text:p>
          </table:table-cell>
          <table:table-cell table:style-name="ce1" table:formula="of:=ROUND([.B367];1)" office:value-type="float" office:value="5.4">
            <text:p>5.4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7];1)" office:value-type="float" office:value="5.4">
            <text:p>5.4</text:p>
          </table:table-cell>
          <table:table-cell table:formula="of:=ROUND(ABS([.C367]-[.E367]);1)" office:value-type="float" office:value="0">
            <text:p>0</text:p>
          </table:table-cell>
          <table:table-cell table:formula="of:=ROUND([.F367]/9*100;1)" office:value-type="float" office:value="0">
            <text:p>0</text:p>
          </table:table-cell>
          <table:table-cell table:formula="of:=ABS([.C367]/[.E367])" office:value-type="float" office:value="1">
            <text:p>1</text:p>
          </table:table-cell>
          <table:table-cell table:formula="of:=IF([.C367]&lt;=7)" office:value-type="boolean" office:boolean-value="true">
            <text:p>TRU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true">
            <text:p>TRUE</text:p>
          </table:table-cell>
          <table:table-cell table:formula="of:=IF([.C367]&gt;=8)" office:value-type="boolean" office:boolean-value="false">
            <text:p>FALSE</text:p>
          </table:table-cell>
          <table:table-cell table:formula="of:=IF([.E367]&gt;=6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9">
            <text:p>9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68];1)" office:value-type="float" office:value="5.4">
            <text:p>5.4</text:p>
          </table:table-cell>
          <table:table-cell table:formula="of:=ROUND(ABS([.C368]-[.E368]);1)" office:value-type="float" office:value="3.6">
            <text:p>3.6</text:p>
          </table:table-cell>
          <table:table-cell table:formula="of:=ROUND([.F368]/9*100;1)" office:value-type="float" office:value="40">
            <text:p>40</text:p>
          </table:table-cell>
          <table:table-cell table:formula="of:=ABS([.C368]/[.E368])" office:value-type="float" office:value="1.66666666666667">
            <text:p>1.6666666667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8)" office:value-type="boolean" office:boolean-value="true">
            <text:p>TRUE</text:p>
          </table:table-cell>
          <table:table-cell table:formula="of:=IF([.E368]&gt;=6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69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69];1)" office:value-type="float" office:value="5.4">
            <text:p>5.4</text:p>
          </table:table-cell>
          <table:table-cell table:formula="of:=ROUND(ABS([.C369]-[.E369]);1)" office:value-type="float" office:value="3.6">
            <text:p>3.6</text:p>
          </table:table-cell>
          <table:table-cell table:formula="of:=ROUND([.F369]/9*100;1)" office:value-type="float" office:value="40">
            <text:p>40</text:p>
          </table:table-cell>
          <table:table-cell table:formula="of:=ABS([.C369]/[.E369])" office:value-type="float" office:value="1.66666666666667">
            <text:p>1.6666666667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8)" office:value-type="boolean" office:boolean-value="true">
            <text:p>TRUE</text:p>
          </table:table-cell>
          <table:table-cell table:formula="of:=IF([.E369]&gt;=6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8623">
            <text:p>8.8623</text:p>
          </table:table-cell>
          <table:table-cell table:style-name="ce1" table:formula="of:=ROUND([.B370];1)" office:value-type="float" office:value="8.9">
            <text:p>8.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3.5">
            <text:p>3.5</text:p>
          </table:table-cell>
          <table:table-cell table:formula="of:=ROUND([.F370]/9*100;1)" office:value-type="float" office:value="38.9">
            <text:p>38.9</text:p>
          </table:table-cell>
          <table:table-cell table:formula="of:=ABS([.C370]/[.E370])" office:value-type="float" office:value="1.64814814814815">
            <text:p>1.6481481481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8)" office:value-type="boolean" office:boolean-value="true">
            <text:p>TRUE</text:p>
          </table:table-cell>
          <table:table-cell table:formula="of:=IF([.E370]&gt;=6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8.79371">
            <text:p>8.79371</text:p>
          </table:table-cell>
          <table:table-cell table:style-name="ce1" table:formula="of:=ROUND([.B371];1)" office:value-type="float" office:value="8.8">
            <text:p>8.8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1];1)" office:value-type="float" office:value="5.4">
            <text:p>5.4</text:p>
          </table:table-cell>
          <table:table-cell table:formula="of:=ROUND(ABS([.C371]-[.E371]);1)" office:value-type="float" office:value="3.4">
            <text:p>3.4</text:p>
          </table:table-cell>
          <table:table-cell table:formula="of:=ROUND([.F371]/9*100;1)" office:value-type="float" office:value="37.8">
            <text:p>37.8</text:p>
          </table:table-cell>
          <table:table-cell table:formula="of:=ABS([.C371]/[.E371])" office:value-type="float" office:value="1.62962962962963">
            <text:p>1.6296296296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8)" office:value-type="boolean" office:boolean-value="true">
            <text:p>TRUE</text:p>
          </table:table-cell>
          <table:table-cell table:formula="of:=IF([.E371]&gt;=6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8.75062">
            <text:p>8.75062</text:p>
          </table:table-cell>
          <table:table-cell table:style-name="ce1" table:formula="of:=ROUND([.B372];1)" office:value-type="float" office:value="8.8">
            <text:p>8.8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2];1)" office:value-type="float" office:value="5.4">
            <text:p>5.4</text:p>
          </table:table-cell>
          <table:table-cell table:formula="of:=ROUND(ABS([.C372]-[.E372]);1)" office:value-type="float" office:value="3.4">
            <text:p>3.4</text:p>
          </table:table-cell>
          <table:table-cell table:formula="of:=ROUND([.F372]/9*100;1)" office:value-type="float" office:value="37.8">
            <text:p>37.8</text:p>
          </table:table-cell>
          <table:table-cell table:formula="of:=ABS([.C372]/[.E372])" office:value-type="float" office:value="1.62962962962963">
            <text:p>1.6296296296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8)" office:value-type="boolean" office:boolean-value="true">
            <text:p>TRUE</text:p>
          </table:table-cell>
          <table:table-cell table:formula="of:=IF([.E372]&gt;=6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55144">
            <text:p>7.55144</text:p>
          </table:table-cell>
          <table:table-cell table:style-name="ce1" table:formula="of:=ROUND([.B373];1)" office:value-type="float" office:value="7.6">
            <text:p>7.6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3];1)" office:value-type="float" office:value="5.4">
            <text:p>5.4</text:p>
          </table:table-cell>
          <table:table-cell table:formula="of:=ROUND(ABS([.C373]-[.E373]);1)" office:value-type="float" office:value="2.2">
            <text:p>2.2</text:p>
          </table:table-cell>
          <table:table-cell table:formula="of:=ROUND([.F373]/9*100;1)" office:value-type="float" office:value="24.4">
            <text:p>24.4</text:p>
          </table:table-cell>
          <table:table-cell table:formula="of:=ABS([.C373]/[.E373])" office:value-type="float" office:value="1.40740740740741">
            <text:p>1.4074074074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8)" office:value-type="boolean" office:boolean-value="false">
            <text:p>FALSE</text:p>
          </table:table-cell>
          <table:table-cell table:formula="of:=IF([.E373]&gt;=6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5.62327">
            <text:p>5.62327</text:p>
          </table:table-cell>
          <table:table-cell table:style-name="ce1" table:formula="of:=ROUND([.B374];1)" office:value-type="float" office:value="5.6">
            <text:p>5.6</text:p>
          </table:table-cell>
          <table:table-cell table:style-name="ce2" office:value-type="string">
            <text:p><text:s/>5.3846</text:p>
          </table:table-cell>
          <table:table-cell table:content-validation-name="val1" table:formula="of:=ROUND([.D374];1)" office:value-type="float" office:value="5.4">
            <text:p>5.4</text:p>
          </table:table-cell>
          <table:table-cell table:formula="of:=ROUND(ABS([.C374]-[.E374]);1)" office:value-type="float" office:value="0.2">
            <text:p>0.2</text:p>
          </table:table-cell>
          <table:table-cell table:formula="of:=ROUND([.F374]/9*100;1)" office:value-type="float" office:value="2.2">
            <text:p>2.2</text:p>
          </table:table-cell>
          <table:table-cell table:formula="of:=ABS([.C374]/[.E374])" office:value-type="float" office:value="1.03703703703704">
            <text:p>1.037037037</text:p>
          </table:table-cell>
          <table:table-cell table:formula="of:=IF([.C374]&lt;=7)" office:value-type="boolean" office:boolean-value="true">
            <text:p>TRU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true">
            <text:p>TRUE</text:p>
          </table:table-cell>
          <table:table-cell table:formula="of:=IF([.C374]&gt;=8)" office:value-type="boolean" office:boolean-value="false">
            <text:p>FALSE</text:p>
          </table:table-cell>
          <table:table-cell table:formula="of:=IF([.E374]&gt;=6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80867">
            <text:p>8.80867</text:p>
          </table:table-cell>
          <table:table-cell table:style-name="ce1" table:formula="of:=ROUND([.B375];1)" office:value-type="float" office:value="8.8">
            <text:p>8.8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5];1)" office:value-type="float" office:value="5.4">
            <text:p>5.4</text:p>
          </table:table-cell>
          <table:table-cell table:formula="of:=ROUND(ABS([.C375]-[.E375]);1)" office:value-type="float" office:value="3.4">
            <text:p>3.4</text:p>
          </table:table-cell>
          <table:table-cell table:formula="of:=ROUND([.F375]/9*100;1)" office:value-type="float" office:value="37.8">
            <text:p>37.8</text:p>
          </table:table-cell>
          <table:table-cell table:formula="of:=ABS([.C375]/[.E375])" office:value-type="float" office:value="1.62962962962963">
            <text:p>1.629629629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true">
            <text:p>TRU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8)" office:value-type="boolean" office:boolean-value="true">
            <text:p>TRUE</text:p>
          </table:table-cell>
          <table:table-cell table:formula="of:=IF([.E375]&gt;=6)" office:value-type="boolean" office:boolean-value="false">
            <text:p>FALSE</text:p>
          </table:table-cell>
          <table:table-cell table:formula="of:=IF(AND([.L375]=[.M375];[.L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7.55461">
            <text:p>7.55461</text:p>
          </table:table-cell>
          <table:table-cell table:style-name="ce1" table:formula="of:=ROUND([.B376];1)" office:value-type="float" office:value="7.6">
            <text:p>7.6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6];1)" office:value-type="float" office:value="5.4">
            <text:p>5.4</text:p>
          </table:table-cell>
          <table:table-cell table:formula="of:=ROUND(ABS([.C376]-[.E376]);1)" office:value-type="float" office:value="2.2">
            <text:p>2.2</text:p>
          </table:table-cell>
          <table:table-cell table:formula="of:=ROUND([.F376]/9*100;1)" office:value-type="float" office:value="24.4">
            <text:p>24.4</text:p>
          </table:table-cell>
          <table:table-cell table:formula="of:=ABS([.C376]/[.E376])" office:value-type="float" office:value="1.40740740740741">
            <text:p>1.4074074074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8)" office:value-type="boolean" office:boolean-value="false">
            <text:p>FALSE</text:p>
          </table:table-cell>
          <table:table-cell table:formula="of:=IF([.E376]&gt;=6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4.20578">
            <text:p>4.20578</text:p>
          </table:table-cell>
          <table:table-cell table:style-name="ce1" table:formula="of:=ROUND([.B377];1)" office:value-type="float" office:value="4.2">
            <text:p>4.2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7];1)" office:value-type="float" office:value="5.4">
            <text:p>5.4</text:p>
          </table:table-cell>
          <table:table-cell table:formula="of:=ROUND(ABS([.C377]-[.E377]);1)" office:value-type="float" office:value="1.2">
            <text:p>1.2</text:p>
          </table:table-cell>
          <table:table-cell table:formula="of:=ROUND([.F377]/9*100;1)" office:value-type="float" office:value="13.3">
            <text:p>13.3</text:p>
          </table:table-cell>
          <table:table-cell table:formula="of:=ABS([.C377]/[.E377])" office:value-type="float" office:value="0.777777777777778">
            <text:p>0.7777777778</text:p>
          </table:table-cell>
          <table:table-cell table:formula="of:=IF([.C377]&lt;=7)" office:value-type="boolean" office:boolean-value="true">
            <text:p>TRU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true">
            <text:p>TRUE</text:p>
          </table:table-cell>
          <table:table-cell table:formula="of:=IF([.C377]&gt;=8)" office:value-type="boolean" office:boolean-value="false">
            <text:p>FALSE</text:p>
          </table:table-cell>
          <table:table-cell table:formula="of:=IF([.E377]&gt;=6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7.53373">
            <text:p>7.53373</text:p>
          </table:table-cell>
          <table:table-cell table:style-name="ce1" table:formula="of:=ROUND([.B378];1)" office:value-type="float" office:value="7.5">
            <text:p>7.5</text:p>
          </table:table-cell>
          <table:table-cell table:style-name="ce2" office:value-type="string">
            <text:p><text:s/>5.3636</text:p>
          </table:table-cell>
          <table:table-cell table:content-validation-name="val1" table:formula="of:=ROUND([.D378];1)" office:value-type="float" office:value="5.4">
            <text:p>5.4</text:p>
          </table:table-cell>
          <table:table-cell table:formula="of:=ROUND(ABS([.C378]-[.E378]);1)" office:value-type="float" office:value="2.1">
            <text:p>2.1</text:p>
          </table:table-cell>
          <table:table-cell table:formula="of:=ROUND([.F378]/9*100;1)" office:value-type="float" office:value="23.3">
            <text:p>23.3</text:p>
          </table:table-cell>
          <table:table-cell table:formula="of:=ABS([.C378]/[.E378])" office:value-type="float" office:value="1.38888888888889">
            <text:p>1.3888888889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true">
            <text:p>TRU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8)" office:value-type="boolean" office:boolean-value="false">
            <text:p>FALSE</text:p>
          </table:table-cell>
          <table:table-cell table:formula="of:=IF([.E378]&gt;=6)" office:value-type="boolean" office:boolean-value="false">
            <text:p>FALSE</text:p>
          </table:table-cell>
          <table:table-cell table:formula="of:=IF(AND([.L378]=[.M378];[.L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9">
            <text:p>9</text:p>
          </table:table-cell>
          <table:table-cell table:style-name="ce1" table:formula="of:=ROUND([.B379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79];1)" office:value-type="float" office:value="5.3">
            <text:p>5.3</text:p>
          </table:table-cell>
          <table:table-cell table:formula="of:=ROUND(ABS([.C379]-[.E379]);1)" office:value-type="float" office:value="3.7">
            <text:p>3.7</text:p>
          </table:table-cell>
          <table:table-cell table:formula="of:=ROUND([.F379]/9*100;1)" office:value-type="float" office:value="41.1">
            <text:p>41.1</text:p>
          </table:table-cell>
          <table:table-cell table:formula="of:=ABS([.C379]/[.E379])" office:value-type="float" office:value="1.69811320754717">
            <text:p>1.6981132075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6.5)" office:value-type="boolean" office:boolean-value="true">
            <text:p>TRU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8)" office:value-type="boolean" office:boolean-value="true">
            <text:p>TRUE</text:p>
          </table:table-cell>
          <table:table-cell table:formula="of:=IF([.E379]&gt;=6)" office:value-type="boolean" office:boolean-value="false">
            <text:p>FALSE</text:p>
          </table:table-cell>
          <table:table-cell table:formula="of:=IF(AND([.L379]=[.M379];[.L3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74286">
            <text:p>8.74286</text:p>
          </table:table-cell>
          <table:table-cell table:style-name="ce1" table:formula="of:=ROUND([.B380];1)" office:value-type="float" office:value="8.7">
            <text:p>8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0];1)" office:value-type="float" office:value="5.3">
            <text:p>5.3</text:p>
          </table:table-cell>
          <table:table-cell table:formula="of:=ROUND(ABS([.C380]-[.E380]);1)" office:value-type="float" office:value="3.4">
            <text:p>3.4</text:p>
          </table:table-cell>
          <table:table-cell table:formula="of:=ROUND([.F380]/9*100;1)" office:value-type="float" office:value="37.8">
            <text:p>37.8</text:p>
          </table:table-cell>
          <table:table-cell table:formula="of:=ABS([.C380]/[.E380])" office:value-type="float" office:value="1.64150943396226">
            <text:p>1.641509434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8)" office:value-type="boolean" office:boolean-value="true">
            <text:p>TRUE</text:p>
          </table:table-cell>
          <table:table-cell table:formula="of:=IF([.E380]&gt;=6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73385">
            <text:p>8.73385</text:p>
          </table:table-cell>
          <table:table-cell table:style-name="ce1" table:formula="of:=ROUND([.B381];1)" office:value-type="float" office:value="8.7">
            <text:p>8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1];1)" office:value-type="float" office:value="5.3">
            <text:p>5.3</text:p>
          </table:table-cell>
          <table:table-cell table:formula="of:=ROUND(ABS([.C381]-[.E381]);1)" office:value-type="float" office:value="3.4">
            <text:p>3.4</text:p>
          </table:table-cell>
          <table:table-cell table:formula="of:=ROUND([.F381]/9*100;1)" office:value-type="float" office:value="37.8">
            <text:p>37.8</text:p>
          </table:table-cell>
          <table:table-cell table:formula="of:=ABS([.C381]/[.E381])" office:value-type="float" office:value="1.64150943396226">
            <text:p>1.641509434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8)" office:value-type="boolean" office:boolean-value="true">
            <text:p>TRUE</text:p>
          </table:table-cell>
          <table:table-cell table:formula="of:=IF([.E381]&gt;=6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53373">
            <text:p>7.53373</text:p>
          </table:table-cell>
          <table:table-cell table:style-name="ce1" table:formula="of:=ROUND([.B382];1)" office:value-type="float" office:value="7.5">
            <text:p>7.5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2.2">
            <text:p>2.2</text:p>
          </table:table-cell>
          <table:table-cell table:formula="of:=ROUND([.F382]/9*100;1)" office:value-type="float" office:value="24.4">
            <text:p>24.4</text:p>
          </table:table-cell>
          <table:table-cell table:formula="of:=ABS([.C382]/[.E382])" office:value-type="float" office:value="1.41509433962264">
            <text:p>1.4150943396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8)" office:value-type="boolean" office:boolean-value="false">
            <text:p>FALSE</text:p>
          </table:table-cell>
          <table:table-cell table:formula="of:=IF([.E382]&gt;=6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6.38121">
            <text:p>6.38121</text:p>
          </table:table-cell>
          <table:table-cell table:style-name="ce1" table:formula="of:=ROUND([.B383];1)" office:value-type="float" office:value="6.4">
            <text:p>6.4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3];1)" office:value-type="float" office:value="5.3">
            <text:p>5.3</text:p>
          </table:table-cell>
          <table:table-cell table:formula="of:=ROUND(ABS([.C383]-[.E383]);1)" office:value-type="float" office:value="1.1">
            <text:p>1.1</text:p>
          </table:table-cell>
          <table:table-cell table:formula="of:=ROUND([.F383]/9*100;1)" office:value-type="float" office:value="12.2">
            <text:p>12.2</text:p>
          </table:table-cell>
          <table:table-cell table:formula="of:=ABS([.C383]/[.E383])" office:value-type="float" office:value="1.20754716981132">
            <text:p>1.2075471698</text:p>
          </table:table-cell>
          <table:table-cell table:formula="of:=IF([.C383]&lt;=7)" office:value-type="boolean" office:boolean-value="true">
            <text:p>TRUE</text:p>
          </table:table-cell>
          <table:table-cell table:formula="of:=IF([.E383]&lt;=6.5)" office:value-type="boolean" office:boolean-value="true">
            <text:p>TRUE</text:p>
          </table:table-cell>
          <table:table-cell table:formula="of:=IF(AND([.I383]=[.J383];[.I383]=1))" office:value-type="boolean" office:boolean-value="true">
            <text:p>TRUE</text:p>
          </table:table-cell>
          <table:table-cell table:formula="of:=IF([.C383]&gt;=8)" office:value-type="boolean" office:boolean-value="false">
            <text:p>FALSE</text:p>
          </table:table-cell>
          <table:table-cell table:formula="of:=IF([.E383]&gt;=6)" office:value-type="boolean" office:boolean-value="false">
            <text:p>FALSE</text:p>
          </table:table-cell>
          <table:table-cell table:formula="of:=IF(AND([.L383]=[.M383];[.L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32562">
            <text:p>5.32562</text:p>
          </table:table-cell>
          <table:table-cell table:style-name="ce1" table:formula="of:=ROUND([.B384];1)" office:value-type="float" office:value="5.3">
            <text:p>5.3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4];1)" office:value-type="float" office:value="5.3">
            <text:p>5.3</text:p>
          </table:table-cell>
          <table:table-cell table:formula="of:=ROUND(ABS([.C384]-[.E384]);1)" office:value-type="float" office:value="0">
            <text:p>0</text:p>
          </table:table-cell>
          <table:table-cell table:formula="of:=ROUND([.F384]/9*100;1)" office:value-type="float" office:value="0">
            <text:p>0</text:p>
          </table:table-cell>
          <table:table-cell table:formula="of:=ABS([.C384]/[.E384])" office:value-type="float" office:value="1">
            <text:p>1</text:p>
          </table:table-cell>
          <table:table-cell table:formula="of:=IF([.C384]&lt;=7)" office:value-type="boolean" office:boolean-value="true">
            <text:p>TRUE</text:p>
          </table:table-cell>
          <table:table-cell table:formula="of:=IF([.E384]&lt;=6.5)" office:value-type="boolean" office:boolean-value="true">
            <text:p>TRUE</text:p>
          </table:table-cell>
          <table:table-cell table:formula="of:=IF(AND([.I384]=[.J384];[.I384]=1))" office:value-type="boolean" office:boolean-value="true">
            <text:p>TRUE</text:p>
          </table:table-cell>
          <table:table-cell table:formula="of:=IF([.C384]&gt;=8)" office:value-type="boolean" office:boolean-value="false">
            <text:p>FALSE</text:p>
          </table:table-cell>
          <table:table-cell table:formula="of:=IF([.E384]&gt;=6)" office:value-type="boolean" office:boolean-value="false">
            <text:p>FALSE</text:p>
          </table:table-cell>
          <table:table-cell table:formula="of:=IF(AND([.L384]=[.M384];[.L3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7.48878">
            <text:p>7.48878</text:p>
          </table:table-cell>
          <table:table-cell table:style-name="ce1" table:formula="of:=ROUND([.B385];1)" office:value-type="float" office:value="7.5">
            <text:p>7.5</text:p>
          </table:table-cell>
          <table:table-cell table:style-name="ce2" office:value-type="string">
            <text:p><text:s/>5.3125</text:p>
          </table:table-cell>
          <table:table-cell table:content-validation-name="val1" table:formula="of:=ROUND([.D385];1)" office:value-type="float" office:value="5.3">
            <text:p>5.3</text:p>
          </table:table-cell>
          <table:table-cell table:formula="of:=ROUND(ABS([.C385]-[.E385]);1)" office:value-type="float" office:value="2.2">
            <text:p>2.2</text:p>
          </table:table-cell>
          <table:table-cell table:formula="of:=ROUND([.F385]/9*100;1)" office:value-type="float" office:value="24.4">
            <text:p>24.4</text:p>
          </table:table-cell>
          <table:table-cell table:formula="of:=ABS([.C385]/[.E385])" office:value-type="float" office:value="1.41509433962264">
            <text:p>1.4150943396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true">
            <text:p>TRU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8)" office:value-type="boolean" office:boolean-value="false">
            <text:p>FALSE</text:p>
          </table:table-cell>
          <table:table-cell table:formula="of:=IF([.E385]&gt;=6)" office:value-type="boolean" office:boolean-value="false">
            <text:p>FALSE</text:p>
          </table:table-cell>
          <table:table-cell table:formula="of:=IF(AND([.L385]=[.M385];[.L3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9">
            <text:p>9</text:p>
          </table:table-cell>
          <table:table-cell table:style-name="ce1" table:formula="of:=ROUND([.B386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6];1)" office:value-type="float" office:value="5.3">
            <text:p>5.3</text:p>
          </table:table-cell>
          <table:table-cell table:formula="of:=ROUND(ABS([.C386]-[.E386]);1)" office:value-type="float" office:value="3.7">
            <text:p>3.7</text:p>
          </table:table-cell>
          <table:table-cell table:formula="of:=ROUND([.F386]/9*100;1)" office:value-type="float" office:value="41.1">
            <text:p>41.1</text:p>
          </table:table-cell>
          <table:table-cell table:formula="of:=ABS([.C386]/[.E386])" office:value-type="float" office:value="1.69811320754717">
            <text:p>1.6981132075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8)" office:value-type="boolean" office:boolean-value="true">
            <text:p>TRUE</text:p>
          </table:table-cell>
          <table:table-cell table:formula="of:=IF([.E386]&gt;=6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772">
            <text:p>8.83772</text:p>
          </table:table-cell>
          <table:table-cell table:style-name="ce1" table:formula="of:=ROUND([.B387];1)" office:value-type="float" office:value="8.8">
            <text:p>8.8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7];1)" office:value-type="float" office:value="5.3">
            <text:p>5.3</text:p>
          </table:table-cell>
          <table:table-cell table:formula="of:=ROUND(ABS([.C387]-[.E387]);1)" office:value-type="float" office:value="3.5">
            <text:p>3.5</text:p>
          </table:table-cell>
          <table:table-cell table:formula="of:=ROUND([.F387]/9*100;1)" office:value-type="float" office:value="38.9">
            <text:p>38.9</text:p>
          </table:table-cell>
          <table:table-cell table:formula="of:=ABS([.C387]/[.E387])" office:value-type="float" office:value="1.66037735849057">
            <text:p>1.6603773585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8)" office:value-type="boolean" office:boolean-value="true">
            <text:p>TRUE</text:p>
          </table:table-cell>
          <table:table-cell table:formula="of:=IF([.E387]&gt;=6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8.82469">
            <text:p>8.82469</text:p>
          </table:table-cell>
          <table:table-cell table:style-name="ce1" table:formula="of:=ROUND([.B388];1)" office:value-type="float" office:value="8.8">
            <text:p>8.8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8];1)" office:value-type="float" office:value="5.3">
            <text:p>5.3</text:p>
          </table:table-cell>
          <table:table-cell table:formula="of:=ROUND(ABS([.C388]-[.E388]);1)" office:value-type="float" office:value="3.5">
            <text:p>3.5</text:p>
          </table:table-cell>
          <table:table-cell table:formula="of:=ROUND([.F388]/9*100;1)" office:value-type="float" office:value="38.9">
            <text:p>38.9</text:p>
          </table:table-cell>
          <table:table-cell table:formula="of:=ABS([.C388]/[.E388])" office:value-type="float" office:value="1.66037735849057">
            <text:p>1.6603773585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8)" office:value-type="boolean" office:boolean-value="true">
            <text:p>TRUE</text:p>
          </table:table-cell>
          <table:table-cell table:formula="of:=IF([.E388]&gt;=6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47871">
            <text:p>7.47871</text:p>
          </table:table-cell>
          <table:table-cell table:style-name="ce1" table:formula="of:=ROUND([.B389];1)" office:value-type="float" office:value="7.5">
            <text:p>7.5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9];1)" office:value-type="float" office:value="5.3">
            <text:p>5.3</text:p>
          </table:table-cell>
          <table:table-cell table:formula="of:=ROUND(ABS([.C389]-[.E389]);1)" office:value-type="float" office:value="2.2">
            <text:p>2.2</text:p>
          </table:table-cell>
          <table:table-cell table:formula="of:=ROUND([.F389]/9*100;1)" office:value-type="float" office:value="24.4">
            <text:p>24.4</text:p>
          </table:table-cell>
          <table:table-cell table:formula="of:=ABS([.C389]/[.E389])" office:value-type="float" office:value="1.41509433962264">
            <text:p>1.4150943396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8)" office:value-type="boolean" office:boolean-value="false">
            <text:p>FALSE</text:p>
          </table:table-cell>
          <table:table-cell table:formula="of:=IF([.E389]&gt;=6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8.69295">
            <text:p>8.69295</text:p>
          </table:table-cell>
          <table:table-cell table:style-name="ce1" table:formula="of:=ROUND([.B390];1)" office:value-type="float" office:value="8.7">
            <text:p>8.7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0];1)" office:value-type="float" office:value="5.3">
            <text:p>5.3</text:p>
          </table:table-cell>
          <table:table-cell table:formula="of:=ROUND(ABS([.C390]-[.E390]);1)" office:value-type="float" office:value="3.4">
            <text:p>3.4</text:p>
          </table:table-cell>
          <table:table-cell table:formula="of:=ROUND([.F390]/9*100;1)" office:value-type="float" office:value="37.8">
            <text:p>37.8</text:p>
          </table:table-cell>
          <table:table-cell table:formula="of:=ABS([.C390]/[.E390])" office:value-type="float" office:value="1.64150943396226">
            <text:p>1.641509434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8)" office:value-type="boolean" office:boolean-value="true">
            <text:p>TRUE</text:p>
          </table:table-cell>
          <table:table-cell table:formula="of:=IF([.E390]&gt;=6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7.52485">
            <text:p>7.52485</text:p>
          </table:table-cell>
          <table:table-cell table:style-name="ce1" table:formula="of:=ROUND([.B391];1)" office:value-type="float" office:value="7.5">
            <text:p>7.5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1];1)" office:value-type="float" office:value="5.3">
            <text:p>5.3</text:p>
          </table:table-cell>
          <table:table-cell table:formula="of:=ROUND(ABS([.C391]-[.E391]);1)" office:value-type="float" office:value="2.2">
            <text:p>2.2</text:p>
          </table:table-cell>
          <table:table-cell table:formula="of:=ROUND([.F391]/9*100;1)" office:value-type="float" office:value="24.4">
            <text:p>24.4</text:p>
          </table:table-cell>
          <table:table-cell table:formula="of:=ABS([.C391]/[.E391])" office:value-type="float" office:value="1.41509433962264">
            <text:p>1.4150943396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8)" office:value-type="boolean" office:boolean-value="false">
            <text:p>FALSE</text:p>
          </table:table-cell>
          <table:table-cell table:formula="of:=IF([.E391]&gt;=6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5.34914">
            <text:p>5.34914</text:p>
          </table:table-cell>
          <table:table-cell table:style-name="ce1" table:formula="of:=ROUND([.B392];1)" office:value-type="float" office:value="5.3">
            <text:p>5.3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2];1)" office:value-type="float" office:value="5.3">
            <text:p>5.3</text:p>
          </table:table-cell>
          <table:table-cell table:formula="of:=ROUND(ABS([.C392]-[.E392]);1)" office:value-type="float" office:value="0">
            <text:p>0</text:p>
          </table:table-cell>
          <table:table-cell table:formula="of:=ROUND([.F392]/9*100;1)" office:value-type="float" office:value="0">
            <text:p>0</text:p>
          </table:table-cell>
          <table:table-cell table:formula="of:=ABS([.C392]/[.E392])" office:value-type="float" office:value="1">
            <text:p>1</text:p>
          </table:table-cell>
          <table:table-cell table:formula="of:=IF([.C392]&lt;=7)" office:value-type="boolean" office:boolean-value="true">
            <text:p>TRU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true">
            <text:p>TRUE</text:p>
          </table:table-cell>
          <table:table-cell table:formula="of:=IF([.C392]&gt;=8)" office:value-type="boolean" office:boolean-value="false">
            <text:p>FALSE</text:p>
          </table:table-cell>
          <table:table-cell table:formula="of:=IF([.E392]&gt;=6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393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3];1)" office:value-type="float" office:value="5.3">
            <text:p>5.3</text:p>
          </table:table-cell>
          <table:table-cell table:formula="of:=ROUND(ABS([.C393]-[.E393]);1)" office:value-type="float" office:value="3.7">
            <text:p>3.7</text:p>
          </table:table-cell>
          <table:table-cell table:formula="of:=ROUND([.F393]/9*100;1)" office:value-type="float" office:value="41.1">
            <text:p>41.1</text:p>
          </table:table-cell>
          <table:table-cell table:formula="of:=ABS([.C393]/[.E393])" office:value-type="float" office:value="1.69811320754717">
            <text:p>1.6981132075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8)" office:value-type="boolean" office:boolean-value="true">
            <text:p>TRUE</text:p>
          </table:table-cell>
          <table:table-cell table:formula="of:=IF([.E393]&gt;=6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8.81161">
            <text:p>8.81161</text:p>
          </table:table-cell>
          <table:table-cell table:style-name="ce1" table:formula="of:=ROUND([.B394];1)" office:value-type="float" office:value="8.8">
            <text:p>8.8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4];1)" office:value-type="float" office:value="5.3">
            <text:p>5.3</text:p>
          </table:table-cell>
          <table:table-cell table:formula="of:=ROUND(ABS([.C394]-[.E394]);1)" office:value-type="float" office:value="3.5">
            <text:p>3.5</text:p>
          </table:table-cell>
          <table:table-cell table:formula="of:=ROUND([.F394]/9*100;1)" office:value-type="float" office:value="38.9">
            <text:p>38.9</text:p>
          </table:table-cell>
          <table:table-cell table:formula="of:=ABS([.C394]/[.E394])" office:value-type="float" office:value="1.66037735849057">
            <text:p>1.6603773585</text:p>
          </table:table-cell>
          <table:table-cell table:formula="of:=IF([.C394]&lt;=7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false">
            <text:p>FALSE</text:p>
          </table:table-cell>
          <table:table-cell table:formula="of:=IF([.C394]&gt;=8)" office:value-type="boolean" office:boolean-value="true">
            <text:p>TRUE</text:p>
          </table:table-cell>
          <table:table-cell table:formula="of:=IF([.E394]&gt;=6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8.81161">
            <text:p>8.81161</text:p>
          </table:table-cell>
          <table:table-cell table:style-name="ce1" table:formula="of:=ROUND([.B395];1)" office:value-type="float" office:value="8.8">
            <text:p>8.8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5];1)" office:value-type="float" office:value="5.3">
            <text:p>5.3</text:p>
          </table:table-cell>
          <table:table-cell table:formula="of:=ROUND(ABS([.C395]-[.E395]);1)" office:value-type="float" office:value="3.5">
            <text:p>3.5</text:p>
          </table:table-cell>
          <table:table-cell table:formula="of:=ROUND([.F395]/9*100;1)" office:value-type="float" office:value="38.9">
            <text:p>38.9</text:p>
          </table:table-cell>
          <table:table-cell table:formula="of:=ABS([.C395]/[.E395])" office:value-type="float" office:value="1.66037735849057">
            <text:p>1.6603773585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true">
            <text:p>TRU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8)" office:value-type="boolean" office:boolean-value="true">
            <text:p>TRUE</text:p>
          </table:table-cell>
          <table:table-cell table:formula="of:=IF([.E395]&gt;=6)" office:value-type="boolean" office:boolean-value="false">
            <text:p>FALSE</text:p>
          </table:table-cell>
          <table:table-cell table:formula="of:=IF(AND([.L395]=[.M395];[.L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6.55012">
            <text:p>6.55012</text:p>
          </table:table-cell>
          <table:table-cell table:style-name="ce1" table:formula="of:=ROUND([.B396];1)" office:value-type="float" office:value="6.6">
            <text:p>6.6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6];1)" office:value-type="float" office:value="5.3">
            <text:p>5.3</text:p>
          </table:table-cell>
          <table:table-cell table:formula="of:=ROUND(ABS([.C396]-[.E396]);1)" office:value-type="float" office:value="1.3">
            <text:p>1.3</text:p>
          </table:table-cell>
          <table:table-cell table:formula="of:=ROUND([.F396]/9*100;1)" office:value-type="float" office:value="14.4">
            <text:p>14.4</text:p>
          </table:table-cell>
          <table:table-cell table:formula="of:=ABS([.C396]/[.E396])" office:value-type="float" office:value="1.24528301886792">
            <text:p>1.2452830189</text:p>
          </table:table-cell>
          <table:table-cell table:formula="of:=IF([.C396]&lt;=7)" office:value-type="boolean" office:boolean-value="true">
            <text:p>TRUE</text:p>
          </table:table-cell>
          <table:table-cell table:formula="of:=IF([.E396]&lt;=6.5)" office:value-type="boolean" office:boolean-value="true">
            <text:p>TRUE</text:p>
          </table:table-cell>
          <table:table-cell table:formula="of:=IF(AND([.I396]=[.J396];[.I396]=1))" office:value-type="boolean" office:boolean-value="true">
            <text:p>TRUE</text:p>
          </table:table-cell>
          <table:table-cell table:formula="of:=IF([.C396]&gt;=8)" office:value-type="boolean" office:boolean-value="false">
            <text:p>FALSE</text:p>
          </table:table-cell>
          <table:table-cell table:formula="of:=IF([.E396]&gt;=6)" office:value-type="boolean" office:boolean-value="false">
            <text:p>FALSE</text:p>
          </table:table-cell>
          <table:table-cell table:formula="of:=IF(AND([.L396]=[.M396];[.L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80055">
            <text:p>8.80055</text:p>
          </table:table-cell>
          <table:table-cell table:style-name="ce1" table:formula="of:=ROUND([.B397];1)" office:value-type="float" office:value="8.8">
            <text:p>8.8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397];1)" office:value-type="float" office:value="5.2">
            <text:p>5.2</text:p>
          </table:table-cell>
          <table:table-cell table:formula="of:=ROUND(ABS([.C397]-[.E397]);1)" office:value-type="float" office:value="3.6">
            <text:p>3.6</text:p>
          </table:table-cell>
          <table:table-cell table:formula="of:=ROUND([.F397]/9*100;1)" office:value-type="float" office:value="40">
            <text:p>40</text:p>
          </table:table-cell>
          <table:table-cell table:formula="of:=ABS([.C397]/[.E397])" office:value-type="float" office:value="1.69230769230769">
            <text:p>1.6923076923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8)" office:value-type="boolean" office:boolean-value="true">
            <text:p>TRUE</text:p>
          </table:table-cell>
          <table:table-cell table:formula="of:=IF([.E397]&gt;=6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2576">
            <text:p>8.72576</text:p>
          </table:table-cell>
          <table:table-cell table:style-name="ce1" table:formula="of:=ROUND([.B398];1)" office:value-type="float" office:value="8.7">
            <text:p>8.7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398];1)" office:value-type="float" office:value="5.2">
            <text:p>5.2</text:p>
          </table:table-cell>
          <table:table-cell table:formula="of:=ROUND(ABS([.C398]-[.E398]);1)" office:value-type="float" office:value="3.5">
            <text:p>3.5</text:p>
          </table:table-cell>
          <table:table-cell table:formula="of:=ROUND([.F398]/9*100;1)" office:value-type="float" office:value="38.9">
            <text:p>38.9</text:p>
          </table:table-cell>
          <table:table-cell table:formula="of:=ABS([.C398]/[.E398])" office:value-type="float" office:value="1.67307692307692">
            <text:p>1.6730769231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8)" office:value-type="boolean" office:boolean-value="true">
            <text:p>TRUE</text:p>
          </table:table-cell>
          <table:table-cell table:formula="of:=IF([.E398]&gt;=6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2008">
            <text:p>8.72008</text:p>
          </table:table-cell>
          <table:table-cell table:style-name="ce1" table:formula="of:=ROUND([.B399];1)" office:value-type="float" office:value="8.7">
            <text:p>8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399];1)" office:value-type="float" office:value="5.2">
            <text:p>5.2</text:p>
          </table:table-cell>
          <table:table-cell table:formula="of:=ROUND(ABS([.C399]-[.E399]);1)" office:value-type="float" office:value="3.5">
            <text:p>3.5</text:p>
          </table:table-cell>
          <table:table-cell table:formula="of:=ROUND([.F399]/9*100;1)" office:value-type="float" office:value="38.9">
            <text:p>38.9</text:p>
          </table:table-cell>
          <table:table-cell table:formula="of:=ABS([.C399]/[.E399])" office:value-type="float" office:value="1.67307692307692">
            <text:p>1.6730769231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true">
            <text:p>TRU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8)" office:value-type="boolean" office:boolean-value="true">
            <text:p>TRUE</text:p>
          </table:table-cell>
          <table:table-cell table:formula="of:=IF([.E399]&gt;=6)" office:value-type="boolean" office:boolean-value="false">
            <text:p>FALSE</text:p>
          </table:table-cell>
          <table:table-cell table:formula="of:=IF(AND([.L399]=[.M399];[.L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69829">
            <text:p>7.69829</text:p>
          </table:table-cell>
          <table:table-cell table:style-name="ce1" table:formula="of:=ROUND([.B400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0];1)" office:value-type="float" office:value="5.2">
            <text:p>5.2</text:p>
          </table:table-cell>
          <table:table-cell table:formula="of:=ROUND(ABS([.C400]-[.E400]);1)" office:value-type="float" office:value="2.5">
            <text:p>2.5</text:p>
          </table:table-cell>
          <table:table-cell table:formula="of:=ROUND([.F400]/9*100;1)" office:value-type="float" office:value="27.8">
            <text:p>27.8</text:p>
          </table:table-cell>
          <table:table-cell table:formula="of:=ABS([.C400]/[.E400])" office:value-type="float" office:value="1.48076923076923">
            <text:p>1.4807692308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8)" office:value-type="boolean" office:boolean-value="false">
            <text:p>FALSE</text:p>
          </table:table-cell>
          <table:table-cell table:formula="of:=IF([.E400]&gt;=6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7.57799">
            <text:p>7.57799</text:p>
          </table:table-cell>
          <table:table-cell table:style-name="ce1" table:formula="of:=ROUND([.B401];1)" office:value-type="float" office:value="7.6">
            <text:p>7.6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1];1)" office:value-type="float" office:value="5.2">
            <text:p>5.2</text:p>
          </table:table-cell>
          <table:table-cell table:formula="of:=ROUND(ABS([.C401]-[.E401]);1)" office:value-type="float" office:value="2.4">
            <text:p>2.4</text:p>
          </table:table-cell>
          <table:table-cell table:formula="of:=ROUND([.F401]/9*100;1)" office:value-type="float" office:value="26.7">
            <text:p>26.7</text:p>
          </table:table-cell>
          <table:table-cell table:formula="of:=ABS([.C401]/[.E401])" office:value-type="float" office:value="1.46153846153846">
            <text:p>1.4615384615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true">
            <text:p>TRU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8)" office:value-type="boolean" office:boolean-value="false">
            <text:p>FALSE</text:p>
          </table:table-cell>
          <table:table-cell table:formula="of:=IF([.E401]&gt;=6)" office:value-type="boolean" office:boolean-value="false">
            <text:p>FALSE</text:p>
          </table:table-cell>
          <table:table-cell table:formula="of:=IF(AND([.L401]=[.M401];[.L4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63499">
            <text:p>6.63499</text:p>
          </table:table-cell>
          <table:table-cell table:style-name="ce1" table:formula="of:=ROUND([.B402];1)" office:value-type="float" office:value="6.6">
            <text:p>6.6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2];1)" office:value-type="float" office:value="5.2">
            <text:p>5.2</text:p>
          </table:table-cell>
          <table:table-cell table:formula="of:=ROUND(ABS([.C402]-[.E402]);1)" office:value-type="float" office:value="1.4">
            <text:p>1.4</text:p>
          </table:table-cell>
          <table:table-cell table:formula="of:=ROUND([.F402]/9*100;1)" office:value-type="float" office:value="15.6">
            <text:p>15.6</text:p>
          </table:table-cell>
          <table:table-cell table:formula="of:=ABS([.C402]/[.E402])" office:value-type="float" office:value="1.26923076923077">
            <text:p>1.2692307692</text:p>
          </table:table-cell>
          <table:table-cell table:formula="of:=IF([.C402]&lt;=7)" office:value-type="boolean" office:boolean-value="true">
            <text:p>TRU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true">
            <text:p>TRUE</text:p>
          </table:table-cell>
          <table:table-cell table:formula="of:=IF([.C402]&gt;=8)" office:value-type="boolean" office:boolean-value="false">
            <text:p>FALSE</text:p>
          </table:table-cell>
          <table:table-cell table:formula="of:=IF([.E402]&gt;=6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6.52762">
            <text:p>6.52762</text:p>
          </table:table-cell>
          <table:table-cell table:style-name="ce1" table:formula="of:=ROUND([.B403];1)" office:value-type="float" office:value="6.5">
            <text:p>6.5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3];1)" office:value-type="float" office:value="5.2">
            <text:p>5.2</text:p>
          </table:table-cell>
          <table:table-cell table:formula="of:=ROUND(ABS([.C403]-[.E403]);1)" office:value-type="float" office:value="1.3">
            <text:p>1.3</text:p>
          </table:table-cell>
          <table:table-cell table:formula="of:=ROUND([.F403]/9*100;1)" office:value-type="float" office:value="14.4">
            <text:p>14.4</text:p>
          </table:table-cell>
          <table:table-cell table:formula="of:=ABS([.C403]/[.E403])" office:value-type="float" office:value="1.25">
            <text:p>1.25</text:p>
          </table:table-cell>
          <table:table-cell table:formula="of:=IF([.C403]&lt;=7)" office:value-type="boolean" office:boolean-value="true">
            <text:p>TRU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true">
            <text:p>TRUE</text:p>
          </table:table-cell>
          <table:table-cell table:formula="of:=IF([.C403]&gt;=8)" office:value-type="boolean" office:boolean-value="false">
            <text:p>FALSE</text:p>
          </table:table-cell>
          <table:table-cell table:formula="of:=IF([.E403]&gt;=6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3661">
            <text:p>8.73661</text:p>
          </table:table-cell>
          <table:table-cell table:style-name="ce1" table:formula="of:=ROUND([.B404];1)" office:value-type="float" office:value="8.7">
            <text:p>8.7</text:p>
          </table:table-cell>
          <table:table-cell table:style-name="ce2" office:value-type="string">
            <text:p><text:s/>5.1818</text:p>
          </table:table-cell>
          <table:table-cell table:content-validation-name="val1" table:formula="of:=ROUND([.D404];1)" office:value-type="float" office:value="5.2">
            <text:p>5.2</text:p>
          </table:table-cell>
          <table:table-cell table:formula="of:=ROUND(ABS([.C404]-[.E404]);1)" office:value-type="float" office:value="3.5">
            <text:p>3.5</text:p>
          </table:table-cell>
          <table:table-cell table:formula="of:=ROUND([.F404]/9*100;1)" office:value-type="float" office:value="38.9">
            <text:p>38.9</text:p>
          </table:table-cell>
          <table:table-cell table:formula="of:=ABS([.C404]/[.E404])" office:value-type="float" office:value="1.67307692307692">
            <text:p>1.6730769231</text:p>
          </table:table-cell>
          <table:table-cell table:formula="of:=IF([.C404]&lt;=7)" office:value-type="boolean" office:boolean-value="false">
            <text:p>FALS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false">
            <text:p>FALSE</text:p>
          </table:table-cell>
          <table:table-cell table:formula="of:=IF([.C404]&gt;=8)" office:value-type="boolean" office:boolean-value="true">
            <text:p>TRUE</text:p>
          </table:table-cell>
          <table:table-cell table:formula="of:=IF([.E404]&gt;=6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8.83838">
            <text:p>8.83838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5];1)" office:value-type="float" office:value="5.2">
            <text:p>5.2</text:p>
          </table:table-cell>
          <table:table-cell table:formula="of:=ROUND(ABS([.C405]-[.E405]);1)" office:value-type="float" office:value="3.6">
            <text:p>3.6</text:p>
          </table:table-cell>
          <table:table-cell table:formula="of:=ROUND([.F405]/9*100;1)" office:value-type="float" office:value="40">
            <text:p>40</text:p>
          </table:table-cell>
          <table:table-cell table:formula="of:=ABS([.C405]/[.E405])" office:value-type="float" office:value="1.69230769230769">
            <text:p>1.6923076923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8)" office:value-type="boolean" office:boolean-value="true">
            <text:p>TRUE</text:p>
          </table:table-cell>
          <table:table-cell table:formula="of:=IF([.E405]&gt;=6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8.74586">
            <text:p>8.74586</text:p>
          </table:table-cell>
          <table:table-cell table:style-name="ce1" table:formula="of:=ROUND([.B406];1)" office:value-type="float" office:value="8.7">
            <text:p>8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6];1)" office:value-type="float" office:value="5.2">
            <text:p>5.2</text:p>
          </table:table-cell>
          <table:table-cell table:formula="of:=ROUND(ABS([.C406]-[.E406]);1)" office:value-type="float" office:value="3.5">
            <text:p>3.5</text:p>
          </table:table-cell>
          <table:table-cell table:formula="of:=ROUND([.F406]/9*100;1)" office:value-type="float" office:value="38.9">
            <text:p>38.9</text:p>
          </table:table-cell>
          <table:table-cell table:formula="of:=ABS([.C406]/[.E406])" office:value-type="float" office:value="1.67307692307692">
            <text:p>1.6730769231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8)" office:value-type="boolean" office:boolean-value="true">
            <text:p>TRUE</text:p>
          </table:table-cell>
          <table:table-cell table:formula="of:=IF([.E406]&gt;=6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7.60198">
            <text:p>7.60198</text:p>
          </table:table-cell>
          <table:table-cell table:style-name="ce1" table:formula="of:=ROUND([.B407];1)" office:value-type="float" office:value="7.6">
            <text:p>7.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7];1)" office:value-type="float" office:value="5.2">
            <text:p>5.2</text:p>
          </table:table-cell>
          <table:table-cell table:formula="of:=ROUND(ABS([.C407]-[.E407]);1)" office:value-type="float" office:value="2.4">
            <text:p>2.4</text:p>
          </table:table-cell>
          <table:table-cell table:formula="of:=ROUND([.F407]/9*100;1)" office:value-type="float" office:value="26.7">
            <text:p>26.7</text:p>
          </table:table-cell>
          <table:table-cell table:formula="of:=ABS([.C407]/[.E407])" office:value-type="float" office:value="1.46153846153846">
            <text:p>1.4615384615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8)" office:value-type="boolean" office:boolean-value="false">
            <text:p>FALSE</text:p>
          </table:table-cell>
          <table:table-cell table:formula="of:=IF([.E407]&gt;=6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57896">
            <text:p>7.57896</text:p>
          </table:table-cell>
          <table:table-cell table:style-name="ce1" table:formula="of:=ROUND([.B408];1)" office:value-type="float" office:value="7.6">
            <text:p>7.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8];1)" office:value-type="float" office:value="5.2">
            <text:p>5.2</text:p>
          </table:table-cell>
          <table:table-cell table:formula="of:=ROUND(ABS([.C408]-[.E408]);1)" office:value-type="float" office:value="2.4">
            <text:p>2.4</text:p>
          </table:table-cell>
          <table:table-cell table:formula="of:=ROUND([.F408]/9*100;1)" office:value-type="float" office:value="26.7">
            <text:p>26.7</text:p>
          </table:table-cell>
          <table:table-cell table:formula="of:=ABS([.C408]/[.E408])" office:value-type="float" office:value="1.46153846153846">
            <text:p>1.4615384615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6.5)" office:value-type="boolean" office:boolean-value="true">
            <text:p>TRU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8)" office:value-type="boolean" office:boolean-value="false">
            <text:p>FALSE</text:p>
          </table:table-cell>
          <table:table-cell table:formula="of:=IF([.E408]&gt;=6)" office:value-type="boolean" office:boolean-value="false">
            <text:p>FALSE</text:p>
          </table:table-cell>
          <table:table-cell table:formula="of:=IF(AND([.L408]=[.M408];[.L4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47871">
            <text:p>7.47871</text:p>
          </table:table-cell>
          <table:table-cell table:style-name="ce1" table:formula="of:=ROUND([.B409];1)" office:value-type="float" office:value="7.5">
            <text:p>7.5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9];1)" office:value-type="float" office:value="5.2">
            <text:p>5.2</text:p>
          </table:table-cell>
          <table:table-cell table:formula="of:=ROUND(ABS([.C409]-[.E409]);1)" office:value-type="float" office:value="2.3">
            <text:p>2.3</text:p>
          </table:table-cell>
          <table:table-cell table:formula="of:=ROUND([.F409]/9*100;1)" office:value-type="float" office:value="25.6">
            <text:p>25.6</text:p>
          </table:table-cell>
          <table:table-cell table:formula="of:=ABS([.C409]/[.E409])" office:value-type="float" office:value="1.44230769230769">
            <text:p>1.4423076923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8)" office:value-type="boolean" office:boolean-value="false">
            <text:p>FALSE</text:p>
          </table:table-cell>
          <table:table-cell table:formula="of:=IF([.E409]&gt;=6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35682">
            <text:p>6.35682</text:p>
          </table:table-cell>
          <table:table-cell table:style-name="ce1" table:formula="of:=ROUND([.B410];1)" office:value-type="float" office:value="6.4">
            <text:p>6.4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10];1)" office:value-type="float" office:value="5.2">
            <text:p>5.2</text:p>
          </table:table-cell>
          <table:table-cell table:formula="of:=ROUND(ABS([.C410]-[.E410]);1)" office:value-type="float" office:value="1.2">
            <text:p>1.2</text:p>
          </table:table-cell>
          <table:table-cell table:formula="of:=ROUND([.F410]/9*100;1)" office:value-type="float" office:value="13.3">
            <text:p>13.3</text:p>
          </table:table-cell>
          <table:table-cell table:formula="of:=ABS([.C410]/[.E410])" office:value-type="float" office:value="1.23076923076923">
            <text:p>1.2307692308</text:p>
          </table:table-cell>
          <table:table-cell table:formula="of:=IF([.C410]&lt;=7)" office:value-type="boolean" office:boolean-value="true">
            <text:p>TRU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true">
            <text:p>TRUE</text:p>
          </table:table-cell>
          <table:table-cell table:formula="of:=IF([.C410]&gt;=8)" office:value-type="boolean" office:boolean-value="false">
            <text:p>FALSE</text:p>
          </table:table-cell>
          <table:table-cell table:formula="of:=IF([.E410]&gt;=6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7.57896">
            <text:p>7.57896</text:p>
          </table:table-cell>
          <table:table-cell table:style-name="ce1" table:formula="of:=ROUND([.B411];1)" office:value-type="float" office:value="7.6">
            <text:p>7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1];1)" office:value-type="float" office:value="5.2">
            <text:p>5.2</text:p>
          </table:table-cell>
          <table:table-cell table:formula="of:=ROUND(ABS([.C411]-[.E411]);1)" office:value-type="float" office:value="2.4">
            <text:p>2.4</text:p>
          </table:table-cell>
          <table:table-cell table:formula="of:=ROUND([.F411]/9*100;1)" office:value-type="float" office:value="26.7">
            <text:p>26.7</text:p>
          </table:table-cell>
          <table:table-cell table:formula="of:=ABS([.C411]/[.E411])" office:value-type="float" office:value="1.46153846153846">
            <text:p>1.4615384615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8)" office:value-type="boolean" office:boolean-value="false">
            <text:p>FALSE</text:p>
          </table:table-cell>
          <table:table-cell table:formula="of:=IF([.E411]&gt;=6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7.55461">
            <text:p>7.55461</text:p>
          </table:table-cell>
          <table:table-cell table:style-name="ce1" table:formula="of:=ROUND([.B412];1)" office:value-type="float" office:value="7.6">
            <text:p>7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2];1)" office:value-type="float" office:value="5.2">
            <text:p>5.2</text:p>
          </table:table-cell>
          <table:table-cell table:formula="of:=ROUND(ABS([.C412]-[.E412]);1)" office:value-type="float" office:value="2.4">
            <text:p>2.4</text:p>
          </table:table-cell>
          <table:table-cell table:formula="of:=ROUND([.F412]/9*100;1)" office:value-type="float" office:value="26.7">
            <text:p>26.7</text:p>
          </table:table-cell>
          <table:table-cell table:formula="of:=ABS([.C412]/[.E412])" office:value-type="float" office:value="1.46153846153846">
            <text:p>1.4615384615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8)" office:value-type="boolean" office:boolean-value="false">
            <text:p>FALSE</text:p>
          </table:table-cell>
          <table:table-cell table:formula="of:=IF([.E412]&gt;=6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6.52269">
            <text:p>6.52269</text:p>
          </table:table-cell>
          <table:table-cell table:style-name="ce1" table:formula="of:=ROUND([.B413];1)" office:value-type="float" office:value="6.5">
            <text:p>6.5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3];1)" office:value-type="float" office:value="5.2">
            <text:p>5.2</text:p>
          </table:table-cell>
          <table:table-cell table:formula="of:=ROUND(ABS([.C413]-[.E413]);1)" office:value-type="float" office:value="1.3">
            <text:p>1.3</text:p>
          </table:table-cell>
          <table:table-cell table:formula="of:=ROUND([.F413]/9*100;1)" office:value-type="float" office:value="14.4">
            <text:p>14.4</text:p>
          </table:table-cell>
          <table:table-cell table:formula="of:=ABS([.C413]/[.E413])" office:value-type="float" office:value="1.25">
            <text:p>1.25</text:p>
          </table:table-cell>
          <table:table-cell table:formula="of:=IF([.C413]&lt;=7)" office:value-type="boolean" office:boolean-value="true">
            <text:p>TRU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true">
            <text:p>TRUE</text:p>
          </table:table-cell>
          <table:table-cell table:formula="of:=IF([.C413]&gt;=8)" office:value-type="boolean" office:boolean-value="false">
            <text:p>FALSE</text:p>
          </table:table-cell>
          <table:table-cell table:formula="of:=IF([.E413]&gt;=6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8.84524">
            <text:p>8.84524</text:p>
          </table:table-cell>
          <table:table-cell table:style-name="ce1" table:formula="of:=ROUND([.B414];1)" office:value-type="float" office:value="8.8">
            <text:p>8.8</text:p>
          </table:table-cell>
          <table:table-cell table:style-name="ce2" office:value-type="string">
            <text:p><text:s/>5.1250</text:p>
          </table:table-cell>
          <table:table-cell table:content-validation-name="val1" table:formula="of:=ROUND([.D414];1)" office:value-type="float" office:value="5.1">
            <text:p>5.1</text:p>
          </table:table-cell>
          <table:table-cell table:formula="of:=ROUND(ABS([.C414]-[.E414]);1)" office:value-type="float" office:value="3.7">
            <text:p>3.7</text:p>
          </table:table-cell>
          <table:table-cell table:formula="of:=ROUND([.F414]/9*100;1)" office:value-type="float" office:value="41.1">
            <text:p>41.1</text:p>
          </table:table-cell>
          <table:table-cell table:formula="of:=ABS([.C414]/[.E414])" office:value-type="float" office:value="1.72549019607843">
            <text:p>1.7254901961</text:p>
          </table:table-cell>
          <table:table-cell table:formula="of:=IF([.C414]&lt;=7)" office:value-type="boolean" office:boolean-value="false">
            <text:p>FALSE</text:p>
          </table:table-cell>
          <table:table-cell table:formula="of:=IF([.E414]&lt;=6.5)" office:value-type="boolean" office:boolean-value="true">
            <text:p>TRU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8)" office:value-type="boolean" office:boolean-value="true">
            <text:p>TRUE</text:p>
          </table:table-cell>
          <table:table-cell table:formula="of:=IF([.E414]&gt;=6)" office:value-type="boolean" office:boolean-value="false">
            <text:p>FALS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5.19163">
            <text:p>5.19163</text:p>
          </table:table-cell>
          <table:table-cell table:style-name="ce1" table:formula="of:=ROUND([.B415];1)" office:value-type="float" office:value="5.2">
            <text:p>5.2</text:p>
          </table:table-cell>
          <table:table-cell table:style-name="ce2" office:value-type="string">
            <text:p><text:s/>5.0909</text:p>
          </table:table-cell>
          <table:table-cell table:content-validation-name="val1" table:formula="of:=ROUND([.D415];1)" office:value-type="float" office:value="5.1">
            <text:p>5.1</text:p>
          </table:table-cell>
          <table:table-cell table:formula="of:=ROUND(ABS([.C415]-[.E415]);1)" office:value-type="float" office:value="0.1">
            <text:p>0.1</text:p>
          </table:table-cell>
          <table:table-cell table:formula="of:=ROUND([.F415]/9*100;1)" office:value-type="float" office:value="1.1">
            <text:p>1.1</text:p>
          </table:table-cell>
          <table:table-cell table:formula="of:=ABS([.C415]/[.E415])" office:value-type="float" office:value="1.01960784313726">
            <text:p>1.0196078431</text:p>
          </table:table-cell>
          <table:table-cell table:formula="of:=IF([.C415]&lt;=7)" office:value-type="boolean" office:boolean-value="true">
            <text:p>TRU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true">
            <text:p>TRUE</text:p>
          </table:table-cell>
          <table:table-cell table:formula="of:=IF([.C415]&gt;=8)" office:value-type="boolean" office:boolean-value="false">
            <text:p>FALSE</text:p>
          </table:table-cell>
          <table:table-cell table:formula="of:=IF([.E415]&gt;=6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5717">
            <text:p>7.55717</text:p>
          </table:table-cell>
          <table:table-cell table:style-name="ce1" table:formula="of:=ROUND([.B416];1)" office:value-type="float" office:value="7.6">
            <text:p>7.6</text:p>
          </table:table-cell>
          <table:table-cell table:style-name="ce2" office:value-type="string">
            <text:p><text:s/>5.0833</text:p>
          </table:table-cell>
          <table:table-cell table:content-validation-name="val1" table:formula="of:=ROUND([.D416];1)" office:value-type="float" office:value="5.1">
            <text:p>5.1</text:p>
          </table:table-cell>
          <table:table-cell table:formula="of:=ROUND(ABS([.C416]-[.E416]);1)" office:value-type="float" office:value="2.5">
            <text:p>2.5</text:p>
          </table:table-cell>
          <table:table-cell table:formula="of:=ROUND([.F416]/9*100;1)" office:value-type="float" office:value="27.8">
            <text:p>27.8</text:p>
          </table:table-cell>
          <table:table-cell table:formula="of:=ABS([.C416]/[.E416])" office:value-type="float" office:value="1.49019607843137">
            <text:p>1.4901960784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8)" office:value-type="boolean" office:boolean-value="false">
            <text:p>FALSE</text:p>
          </table:table-cell>
          <table:table-cell table:formula="of:=IF([.E416]&gt;=6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8.95346">
            <text:p>8.95346</text:p>
          </table:table-cell>
          <table:table-cell table:style-name="ce1" table:formula="of:=ROUND([.B417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7];1)" office:value-type="float" office:value="5">
            <text:p>5</text:p>
          </table:table-cell>
          <table:table-cell table:formula="of:=ROUND(ABS([.C417]-[.E417]);1)" office:value-type="float" office:value="4">
            <text:p>4</text:p>
          </table:table-cell>
          <table:table-cell table:formula="of:=ROUND([.F417]/9*100;1)" office:value-type="float" office:value="44.4">
            <text:p>44.4</text:p>
          </table:table-cell>
          <table:table-cell table:formula="of:=ABS([.C417]/[.E417])" office:value-type="float" office:value="1.8">
            <text:p>1.8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true">
            <text:p>TRU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8)" office:value-type="boolean" office:boolean-value="true">
            <text:p>TRUE</text:p>
          </table:table-cell>
          <table:table-cell table:formula="of:=IF([.E417]&gt;=6)" office:value-type="boolean" office:boolean-value="false">
            <text:p>FALSE</text:p>
          </table:table-cell>
          <table:table-cell table:formula="of:=IF(AND([.L417]=[.M417];[.L4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8.81458">
            <text:p>8.81458</text:p>
          </table:table-cell>
          <table:table-cell table:style-name="ce1" table:formula="of:=ROUND([.B418];1)" office:value-type="float" office:value="8.8">
            <text:p>8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8];1)" office:value-type="float" office:value="5">
            <text:p>5</text:p>
          </table:table-cell>
          <table:table-cell table:formula="of:=ROUND(ABS([.C418]-[.E418]);1)" office:value-type="float" office:value="3.8">
            <text:p>3.8</text:p>
          </table:table-cell>
          <table:table-cell table:formula="of:=ROUND([.F418]/9*100;1)" office:value-type="float" office:value="42.2">
            <text:p>42.2</text:p>
          </table:table-cell>
          <table:table-cell table:formula="of:=ABS([.C418]/[.E418])" office:value-type="float" office:value="1.76">
            <text:p>1.7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8)" office:value-type="boolean" office:boolean-value="true">
            <text:p>TRUE</text:p>
          </table:table-cell>
          <table:table-cell table:formula="of:=IF([.E418]&gt;=6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4286">
            <text:p>8.74286</text:p>
          </table:table-cell>
          <table:table-cell table:style-name="ce1" table:formula="of:=ROUND([.B419];1)" office:value-type="float" office:value="8.7">
            <text:p>8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9];1)" office:value-type="float" office:value="5">
            <text:p>5</text:p>
          </table:table-cell>
          <table:table-cell table:formula="of:=ROUND(ABS([.C419]-[.E419]);1)" office:value-type="float" office:value="3.7">
            <text:p>3.7</text:p>
          </table:table-cell>
          <table:table-cell table:formula="of:=ROUND([.F419]/9*100;1)" office:value-type="float" office:value="41.1">
            <text:p>41.1</text:p>
          </table:table-cell>
          <table:table-cell table:formula="of:=ABS([.C419]/[.E419])" office:value-type="float" office:value="1.74">
            <text:p>1.74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8)" office:value-type="boolean" office:boolean-value="true">
            <text:p>TRUE</text:p>
          </table:table-cell>
          <table:table-cell table:formula="of:=IF([.E419]&gt;=6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67566">
            <text:p>7.67566</text:p>
          </table:table-cell>
          <table:table-cell table:style-name="ce1" table:formula="of:=ROUND([.B420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0];1)" office:value-type="float" office:value="5">
            <text:p>5</text:p>
          </table:table-cell>
          <table:table-cell table:formula="of:=ROUND(ABS([.C420]-[.E420]);1)" office:value-type="float" office:value="2.7">
            <text:p>2.7</text:p>
          </table:table-cell>
          <table:table-cell table:formula="of:=ROUND([.F420]/9*100;1)" office:value-type="float" office:value="30">
            <text:p>30</text:p>
          </table:table-cell>
          <table:table-cell table:formula="of:=ABS([.C420]/[.E420])" office:value-type="float" office:value="1.54">
            <text:p>1.54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8)" office:value-type="boolean" office:boolean-value="false">
            <text:p>FALSE</text:p>
          </table:table-cell>
          <table:table-cell table:formula="of:=IF([.E420]&gt;=6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50111">
            <text:p>7.50111</text:p>
          </table:table-cell>
          <table:table-cell table:style-name="ce1" table:formula="of:=ROUND([.B421];1)" office:value-type="float" office:value="7.5">
            <text:p>7.5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1];1)" office:value-type="float" office:value="5">
            <text:p>5</text:p>
          </table:table-cell>
          <table:table-cell table:formula="of:=ROUND(ABS([.C421]-[.E421]);1)" office:value-type="float" office:value="2.5">
            <text:p>2.5</text:p>
          </table:table-cell>
          <table:table-cell table:formula="of:=ROUND([.F421]/9*100;1)" office:value-type="float" office:value="27.8">
            <text:p>27.8</text:p>
          </table:table-cell>
          <table:table-cell table:formula="of:=ABS([.C421]/[.E421])" office:value-type="float" office:value="1.5">
            <text:p>1.5</text:p>
          </table:table-cell>
          <table:table-cell table:formula="of:=IF([.C421]&lt;=7)" office:value-type="boolean" office:boolean-value="false">
            <text:p>FALSE</text:p>
          </table:table-cell>
          <table:table-cell table:formula="of:=IF([.E421]&lt;=6.5)" office:value-type="boolean" office:boolean-value="true">
            <text:p>TRU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8)" office:value-type="boolean" office:boolean-value="false">
            <text:p>FALSE</text:p>
          </table:table-cell>
          <table:table-cell table:formula="of:=IF([.E421]&gt;=6)" office:value-type="boolean" office:boolean-value="false">
            <text:p>FALS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48796">
            <text:p>7.48796</text:p>
          </table:table-cell>
          <table:table-cell table:style-name="ce1" table:formula="of:=ROUND([.B422];1)" office:value-type="float" office:value="7.5">
            <text:p>7.5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2];1)" office:value-type="float" office:value="5">
            <text:p>5</text:p>
          </table:table-cell>
          <table:table-cell table:formula="of:=ROUND(ABS([.C422]-[.E422]);1)" office:value-type="float" office:value="2.5">
            <text:p>2.5</text:p>
          </table:table-cell>
          <table:table-cell table:formula="of:=ROUND([.F422]/9*100;1)" office:value-type="float" office:value="27.8">
            <text:p>27.8</text:p>
          </table:table-cell>
          <table:table-cell table:formula="of:=ABS([.C422]/[.E422])" office:value-type="float" office:value="1.5">
            <text:p>1.5</text:p>
          </table:table-cell>
          <table:table-cell table:formula="of:=IF([.C422]&lt;=7)" office:value-type="boolean" office:boolean-value="false">
            <text:p>FALS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false">
            <text:p>FALSE</text:p>
          </table:table-cell>
          <table:table-cell table:formula="of:=IF([.C422]&gt;=8)" office:value-type="boolean" office:boolean-value="false">
            <text:p>FALSE</text:p>
          </table:table-cell>
          <table:table-cell table:formula="of:=IF([.E422]&gt;=6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6.78085">
            <text:p>6.78085</text:p>
          </table:table-cell>
          <table:table-cell table:style-name="ce1" table:formula="of:=ROUND([.B423];1)" office:value-type="float" office:value="6.8">
            <text:p>6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3];1)" office:value-type="float" office:value="5">
            <text:p>5</text:p>
          </table:table-cell>
          <table:table-cell table:formula="of:=ROUND(ABS([.C423]-[.E423]);1)" office:value-type="float" office:value="1.8">
            <text:p>1.8</text:p>
          </table:table-cell>
          <table:table-cell table:formula="of:=ROUND([.F423]/9*100;1)" office:value-type="float" office:value="20">
            <text:p>20</text:p>
          </table:table-cell>
          <table:table-cell table:formula="of:=ABS([.C423]/[.E423])" office:value-type="float" office:value="1.36">
            <text:p>1.36</text:p>
          </table:table-cell>
          <table:table-cell table:formula="of:=IF([.C423]&lt;=7)" office:value-type="boolean" office:boolean-value="true">
            <text:p>TRU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true">
            <text:p>TRUE</text:p>
          </table:table-cell>
          <table:table-cell table:formula="of:=IF([.C423]&gt;=8)" office:value-type="boolean" office:boolean-value="false">
            <text:p>FALSE</text:p>
          </table:table-cell>
          <table:table-cell table:formula="of:=IF([.E423]&gt;=6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5609">
            <text:p>5.55609</text:p>
          </table:table-cell>
          <table:table-cell table:style-name="ce1" table:formula="of:=ROUND([.B424];1)" office:value-type="float" office:value="5.6">
            <text:p>5.6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4];1)" office:value-type="float" office:value="5">
            <text:p>5</text:p>
          </table:table-cell>
          <table:table-cell table:formula="of:=ROUND(ABS([.C424]-[.E424]);1)" office:value-type="float" office:value="0.6">
            <text:p>0.6</text:p>
          </table:table-cell>
          <table:table-cell table:formula="of:=ROUND([.F424]/9*100;1)" office:value-type="float" office:value="6.7">
            <text:p>6.7</text:p>
          </table:table-cell>
          <table:table-cell table:formula="of:=ABS([.C424]/[.E424])" office:value-type="float" office:value="1.12">
            <text:p>1.12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8)" office:value-type="boolean" office:boolean-value="false">
            <text:p>FALSE</text:p>
          </table:table-cell>
          <table:table-cell table:formula="of:=IF([.E424]&gt;=6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6557">
            <text:p>5.26557</text:p>
          </table:table-cell>
          <table:table-cell table:style-name="ce1" table:formula="of:=ROUND([.B425];1)" office:value-type="float" office:value="5.3">
            <text:p>5.3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5];1)" office:value-type="float" office:value="5">
            <text:p>5</text:p>
          </table:table-cell>
          <table:table-cell table:formula="of:=ROUND(ABS([.C425]-[.E425]);1)" office:value-type="float" office:value="0.3">
            <text:p>0.3</text:p>
          </table:table-cell>
          <table:table-cell table:formula="of:=ROUND([.F425]/9*100;1)" office:value-type="float" office:value="3.3">
            <text:p>3.3</text:p>
          </table:table-cell>
          <table:table-cell table:formula="of:=ABS([.C425]/[.E425])" office:value-type="float" office:value="1.06">
            <text:p>1.06</text:p>
          </table:table-cell>
          <table:table-cell table:formula="of:=IF([.C425]&lt;=7)" office:value-type="boolean" office:boolean-value="true">
            <text:p>TRUE</text:p>
          </table:table-cell>
          <table:table-cell table:formula="of:=IF([.E425]&lt;=6.5)" office:value-type="boolean" office:boolean-value="true">
            <text:p>TRUE</text:p>
          </table:table-cell>
          <table:table-cell table:formula="of:=IF(AND([.I425]=[.J425];[.I425]=1))" office:value-type="boolean" office:boolean-value="true">
            <text:p>TRUE</text:p>
          </table:table-cell>
          <table:table-cell table:formula="of:=IF([.C425]&gt;=8)" office:value-type="boolean" office:boolean-value="false">
            <text:p>FALSE</text:p>
          </table:table-cell>
          <table:table-cell table:formula="of:=IF([.E425]&gt;=6)" office:value-type="boolean" office:boolean-value="false">
            <text:p>FALSE</text:p>
          </table:table-cell>
          <table:table-cell table:formula="of:=IF(AND([.L425]=[.M425];[.L4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4.92558">
            <text:p>4.92558</text:p>
          </table:table-cell>
          <table:table-cell table:style-name="ce1" table:formula="of:=ROUND([.B426];1)" office:value-type="float" office:value="4.9">
            <text:p>4.9</text:p>
          </table:table-cell>
          <table:table-cell table:style-name="ce2" office:value-type="string">
            <text:p><text:s/>4.9167</text:p>
          </table:table-cell>
          <table:table-cell table:content-validation-name="val1" table:formula="of:=ROUND([.D426];1)" office:value-type="float" office:value="4.9">
            <text:p>4.9</text:p>
          </table:table-cell>
          <table:table-cell table:formula="of:=ROUND(ABS([.C426]-[.E426]);1)" office:value-type="float" office:value="0">
            <text:p>0</text:p>
          </table:table-cell>
          <table:table-cell table:formula="of:=ROUND([.F426]/9*100;1)" office:value-type="float" office:value="0">
            <text:p>0</text:p>
          </table:table-cell>
          <table:table-cell table:formula="of:=ABS([.C426]/[.E426])" office:value-type="float" office:value="1">
            <text:p>1</text:p>
          </table:table-cell>
          <table:table-cell table:formula="of:=IF([.C426]&lt;=7)" office:value-type="boolean" office:boolean-value="true">
            <text:p>TRUE</text:p>
          </table:table-cell>
          <table:table-cell table:formula="of:=IF([.E426]&lt;=6.5)" office:value-type="boolean" office:boolean-value="true">
            <text:p>TRUE</text:p>
          </table:table-cell>
          <table:table-cell table:formula="of:=IF(AND([.I426]=[.J426];[.I426]=1))" office:value-type="boolean" office:boolean-value="true">
            <text:p>TRUE</text:p>
          </table:table-cell>
          <table:table-cell table:formula="of:=IF([.C426]&gt;=8)" office:value-type="boolean" office:boolean-value="false">
            <text:p>FALSE</text:p>
          </table:table-cell>
          <table:table-cell table:formula="of:=IF([.E426]&gt;=6)" office:value-type="boolean" office:boolean-value="false">
            <text:p>FALS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427];1)" office:value-type="float" office:value="4.9">
            <text:p>4.9</text:p>
          </table:table-cell>
          <table:table-cell table:formula="of:=ROUND(ABS([.C427]-[.E427]);1)" office:value-type="float" office:value="4.1">
            <text:p>4.1</text:p>
          </table:table-cell>
          <table:table-cell table:formula="of:=ROUND([.F427]/9*100;1)" office:value-type="float" office:value="45.6">
            <text:p>45.6</text:p>
          </table:table-cell>
          <table:table-cell table:formula="of:=ABS([.C427]/[.E427])" office:value-type="float" office:value="1.83673469387755">
            <text:p>1.8367346939</text:p>
          </table:table-cell>
          <table:table-cell table:formula="of:=IF([.C427]&lt;=7)" office:value-type="boolean" office:boolean-value="false">
            <text:p>FALS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false">
            <text:p>FALSE</text:p>
          </table:table-cell>
          <table:table-cell table:formula="of:=IF([.C427]&gt;=8)" office:value-type="boolean" office:boolean-value="true">
            <text:p>TRUE</text:p>
          </table:table-cell>
          <table:table-cell table:formula="of:=IF([.E427]&gt;=6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5.09524">
            <text:p>5.09524</text:p>
          </table:table-cell>
          <table:table-cell table:style-name="ce1" table:formula="of:=ROUND([.B428];1)" office:value-type="float" office:value="5.1">
            <text:p>5.1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428];1)" office:value-type="float" office:value="4.9">
            <text:p>4.9</text:p>
          </table:table-cell>
          <table:table-cell table:formula="of:=ROUND(ABS([.C428]-[.E428]);1)" office:value-type="float" office:value="0.2">
            <text:p>0.2</text:p>
          </table:table-cell>
          <table:table-cell table:formula="of:=ROUND([.F428]/9*100;1)" office:value-type="float" office:value="2.2">
            <text:p>2.2</text:p>
          </table:table-cell>
          <table:table-cell table:formula="of:=ABS([.C428]/[.E428])" office:value-type="float" office:value="1.04081632653061">
            <text:p>1.0408163265</text:p>
          </table:table-cell>
          <table:table-cell table:formula="of:=IF([.C428]&lt;=7)" office:value-type="boolean" office:boolean-value="true">
            <text:p>TRU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true">
            <text:p>TRUE</text:p>
          </table:table-cell>
          <table:table-cell table:formula="of:=IF([.C428]&gt;=8)" office:value-type="boolean" office:boolean-value="false">
            <text:p>FALSE</text:p>
          </table:table-cell>
          <table:table-cell table:formula="of:=IF([.E428]&gt;=6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5.48657">
            <text:p>5.48657</text:p>
          </table:table-cell>
          <table:table-cell table:style-name="ce1" table:formula="of:=ROUND([.B429];1)" office:value-type="float" office:value="5.5">
            <text:p>5.5</text:p>
          </table:table-cell>
          <table:table-cell table:style-name="ce2" office:value-type="string">
            <text:p><text:s/>4.8750</text:p>
          </table:table-cell>
          <table:table-cell table:content-validation-name="val1" table:formula="of:=ROUND([.D429];1)" office:value-type="float" office:value="4.9">
            <text:p>4.9</text:p>
          </table:table-cell>
          <table:table-cell table:formula="of:=ROUND(ABS([.C429]-[.E429]);1)" office:value-type="float" office:value="0.6">
            <text:p>0.6</text:p>
          </table:table-cell>
          <table:table-cell table:formula="of:=ROUND([.F429]/9*100;1)" office:value-type="float" office:value="6.7">
            <text:p>6.7</text:p>
          </table:table-cell>
          <table:table-cell table:formula="of:=ABS([.C429]/[.E429])" office:value-type="float" office:value="1.12244897959184">
            <text:p>1.1224489796</text:p>
          </table:table-cell>
          <table:table-cell table:formula="of:=IF([.C429]&lt;=7)" office:value-type="boolean" office:boolean-value="true">
            <text:p>TRU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true">
            <text:p>TRUE</text:p>
          </table:table-cell>
          <table:table-cell table:formula="of:=IF([.C429]&gt;=8)" office:value-type="boolean" office:boolean-value="false">
            <text:p>FALSE</text:p>
          </table:table-cell>
          <table:table-cell table:formula="of:=IF([.E429]&gt;=6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8.84524">
            <text:p>8.84524</text:p>
          </table:table-cell>
          <table:table-cell table:style-name="ce1" table:formula="of:=ROUND([.B430];1)" office:value-type="float" office:value="8.8">
            <text:p>8.8</text:p>
          </table:table-cell>
          <table:table-cell table:style-name="ce2" office:value-type="string">
            <text:p><text:s/>4.8571</text:p>
          </table:table-cell>
          <table:table-cell table:content-validation-name="val1" table:formula="of:=ROUND([.D430];1)" office:value-type="float" office:value="4.9">
            <text:p>4.9</text:p>
          </table:table-cell>
          <table:table-cell table:formula="of:=ROUND(ABS([.C430]-[.E430]);1)" office:value-type="float" office:value="3.9">
            <text:p>3.9</text:p>
          </table:table-cell>
          <table:table-cell table:formula="of:=ROUND([.F430]/9*100;1)" office:value-type="float" office:value="43.3">
            <text:p>43.3</text:p>
          </table:table-cell>
          <table:table-cell table:formula="of:=ABS([.C430]/[.E430])" office:value-type="float" office:value="1.79591836734694">
            <text:p>1.7959183673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8)" office:value-type="boolean" office:boolean-value="true">
            <text:p>TRUE</text:p>
          </table:table-cell>
          <table:table-cell table:formula="of:=IF([.E430]&gt;=6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75992">
            <text:p>8.75992</text:p>
          </table:table-cell>
          <table:table-cell table:style-name="ce1" table:formula="of:=ROUND([.B431];1)" office:value-type="float" office:value="8.8">
            <text:p>8.8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431];1)" office:value-type="float" office:value="4.8">
            <text:p>4.8</text:p>
          </table:table-cell>
          <table:table-cell table:formula="of:=ROUND(ABS([.C431]-[.E431]);1)" office:value-type="float" office:value="4">
            <text:p>4</text:p>
          </table:table-cell>
          <table:table-cell table:formula="of:=ROUND([.F431]/9*100;1)" office:value-type="float" office:value="44.4">
            <text:p>44.4</text:p>
          </table:table-cell>
          <table:table-cell table:formula="of:=ABS([.C431]/[.E431])" office:value-type="float" office:value="1.83333333333333">
            <text:p>1.8333333333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true">
            <text:p>TRU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8)" office:value-type="boolean" office:boolean-value="true">
            <text:p>TRUE</text:p>
          </table:table-cell>
          <table:table-cell table:formula="of:=IF([.E431]&gt;=6)" office:value-type="boolean" office:boolean-value="false">
            <text:p>FALSE</text:p>
          </table:table-cell>
          <table:table-cell table:formula="of:=IF(AND([.L431]=[.M431];[.L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69629">
            <text:p>8.69629</text:p>
          </table:table-cell>
          <table:table-cell table:style-name="ce1" table:formula="of:=ROUND([.B432];1)" office:value-type="float" office:value="8.7">
            <text:p>8.7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432];1)" office:value-type="float" office:value="4.8">
            <text:p>4.8</text:p>
          </table:table-cell>
          <table:table-cell table:formula="of:=ROUND(ABS([.C432]-[.E432]);1)" office:value-type="float" office:value="3.9">
            <text:p>3.9</text:p>
          </table:table-cell>
          <table:table-cell table:formula="of:=ROUND([.F432]/9*100;1)" office:value-type="float" office:value="43.3">
            <text:p>43.3</text:p>
          </table:table-cell>
          <table:table-cell table:formula="of:=ABS([.C432]/[.E432])" office:value-type="float" office:value="1.8125">
            <text:p>1.8125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8)" office:value-type="boolean" office:boolean-value="true">
            <text:p>TRUE</text:p>
          </table:table-cell>
          <table:table-cell table:formula="of:=IF([.E432]&gt;=6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6.57109">
            <text:p>6.57109</text:p>
          </table:table-cell>
          <table:table-cell table:style-name="ce1" table:formula="of:=ROUND([.B433];1)" office:value-type="float" office:value="6.6">
            <text:p>6.6</text:p>
          </table:table-cell>
          <table:table-cell table:style-name="ce2" office:value-type="string">
            <text:p><text:s/>4.7857</text:p>
          </table:table-cell>
          <table:table-cell table:content-validation-name="val1" table:formula="of:=ROUND([.D433];1)" office:value-type="float" office:value="4.8">
            <text:p>4.8</text:p>
          </table:table-cell>
          <table:table-cell table:formula="of:=ROUND(ABS([.C433]-[.E433]);1)" office:value-type="float" office:value="1.8">
            <text:p>1.8</text:p>
          </table:table-cell>
          <table:table-cell table:formula="of:=ROUND([.F433]/9*100;1)" office:value-type="float" office:value="20">
            <text:p>20</text:p>
          </table:table-cell>
          <table:table-cell table:formula="of:=ABS([.C433]/[.E433])" office:value-type="float" office:value="1.375">
            <text:p>1.375</text:p>
          </table:table-cell>
          <table:table-cell table:formula="of:=IF([.C433]&lt;=7)" office:value-type="boolean" office:boolean-value="true">
            <text:p>TRUE</text:p>
          </table:table-cell>
          <table:table-cell table:formula="of:=IF([.E433]&lt;=6.5)" office:value-type="boolean" office:boolean-value="true">
            <text:p>TRUE</text:p>
          </table:table-cell>
          <table:table-cell table:formula="of:=IF(AND([.I433]=[.J433];[.I433]=1))" office:value-type="boolean" office:boolean-value="true">
            <text:p>TRUE</text:p>
          </table:table-cell>
          <table:table-cell table:formula="of:=IF([.C433]&gt;=8)" office:value-type="boolean" office:boolean-value="false">
            <text:p>FALSE</text:p>
          </table:table-cell>
          <table:table-cell table:formula="of:=IF([.E433]&gt;=6)" office:value-type="boolean" office:boolean-value="false">
            <text:p>FALS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60074">
            <text:p>7.60074</text:p>
          </table:table-cell>
          <table:table-cell table:style-name="ce1" table:formula="of:=ROUND([.B434];1)" office:value-type="float" office:value="7.6">
            <text:p>7.6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434];1)" office:value-type="float" office:value="4.8">
            <text:p>4.8</text:p>
          </table:table-cell>
          <table:table-cell table:formula="of:=ROUND(ABS([.C434]-[.E434]);1)" office:value-type="float" office:value="2.8">
            <text:p>2.8</text:p>
          </table:table-cell>
          <table:table-cell table:formula="of:=ROUND([.F434]/9*100;1)" office:value-type="float" office:value="31.1">
            <text:p>31.1</text:p>
          </table:table-cell>
          <table:table-cell table:formula="of:=ABS([.C434]/[.E434])" office:value-type="float" office:value="1.58333333333333">
            <text:p>1.5833333333</text:p>
          </table:table-cell>
          <table:table-cell table:formula="of:=IF([.C434]&lt;=7)" office:value-type="boolean" office:boolean-value="false">
            <text:p>FALS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false">
            <text:p>FALSE</text:p>
          </table:table-cell>
          <table:table-cell table:formula="of:=IF([.C434]&gt;=8)" office:value-type="boolean" office:boolean-value="false">
            <text:p>FALSE</text:p>
          </table:table-cell>
          <table:table-cell table:formula="of:=IF([.E434]&gt;=6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5.45504">
            <text:p>5.45504</text:p>
          </table:table-cell>
          <table:table-cell table:style-name="ce1" table:formula="of:=ROUND([.B435];1)" office:value-type="float" office:value="5.5">
            <text:p>5.5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435];1)" office:value-type="float" office:value="4.8">
            <text:p>4.8</text:p>
          </table:table-cell>
          <table:table-cell table:formula="of:=ROUND(ABS([.C435]-[.E435]);1)" office:value-type="float" office:value="0.7">
            <text:p>0.7</text:p>
          </table:table-cell>
          <table:table-cell table:formula="of:=ROUND([.F435]/9*100;1)" office:value-type="float" office:value="7.8">
            <text:p>7.8</text:p>
          </table:table-cell>
          <table:table-cell table:formula="of:=ABS([.C435]/[.E435])" office:value-type="float" office:value="1.14583333333333">
            <text:p>1.1458333333</text:p>
          </table:table-cell>
          <table:table-cell table:formula="of:=IF([.C435]&lt;=7)" office:value-type="boolean" office:boolean-value="true">
            <text:p>TRU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true">
            <text:p>TRUE</text:p>
          </table:table-cell>
          <table:table-cell table:formula="of:=IF([.C435]&gt;=8)" office:value-type="boolean" office:boolean-value="false">
            <text:p>FALSE</text:p>
          </table:table-cell>
          <table:table-cell table:formula="of:=IF([.E435]&gt;=6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4.91941">
            <text:p>4.91941</text:p>
          </table:table-cell>
          <table:table-cell table:style-name="ce1" table:formula="of:=ROUND([.B436];1)" office:value-type="float" office:value="4.9">
            <text:p>4.9</text:p>
          </table:table-cell>
          <table:table-cell table:style-name="ce2" office:value-type="string">
            <text:p><text:s/>4.7000</text:p>
          </table:table-cell>
          <table:table-cell table:content-validation-name="val1" table:formula="of:=ROUND([.D436];1)" office:value-type="float" office:value="4.7">
            <text:p>4.7</text:p>
          </table:table-cell>
          <table:table-cell table:formula="of:=ROUND(ABS([.C436]-[.E436]);1)" office:value-type="float" office:value="0.2">
            <text:p>0.2</text:p>
          </table:table-cell>
          <table:table-cell table:formula="of:=ROUND([.F436]/9*100;1)" office:value-type="float" office:value="2.2">
            <text:p>2.2</text:p>
          </table:table-cell>
          <table:table-cell table:formula="of:=ABS([.C436]/[.E436])" office:value-type="float" office:value="1.04255319148936">
            <text:p>1.0425531915</text:p>
          </table:table-cell>
          <table:table-cell table:formula="of:=IF([.C436]&lt;=7)" office:value-type="boolean" office:boolean-value="true">
            <text:p>TRUE</text:p>
          </table:table-cell>
          <table:table-cell table:formula="of:=IF([.E436]&lt;=6.5)" office:value-type="boolean" office:boolean-value="true">
            <text:p>TRUE</text:p>
          </table:table-cell>
          <table:table-cell table:formula="of:=IF(AND([.I436]=[.J436];[.I436]=1))" office:value-type="boolean" office:boolean-value="true">
            <text:p>TRUE</text:p>
          </table:table-cell>
          <table:table-cell table:formula="of:=IF([.C436]&gt;=8)" office:value-type="boolean" office:boolean-value="false">
            <text:p>FALSE</text:p>
          </table:table-cell>
          <table:table-cell table:formula="of:=IF([.E436]&gt;=6)" office:value-type="boolean" office:boolean-value="false">
            <text:p>FALSE</text:p>
          </table:table-cell>
          <table:table-cell table:formula="of:=IF(AND([.L436]=[.M436];[.L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4396">
            <text:p>7.64396</text:p>
          </table:table-cell>
          <table:table-cell table:style-name="ce1" table:formula="of:=ROUND([.B437];1)" office:value-type="float" office:value="7.6">
            <text:p>7.6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7];1)" office:value-type="float" office:value="4.7">
            <text:p>4.7</text:p>
          </table:table-cell>
          <table:table-cell table:formula="of:=ROUND(ABS([.C437]-[.E437]);1)" office:value-type="float" office:value="2.9">
            <text:p>2.9</text:p>
          </table:table-cell>
          <table:table-cell table:formula="of:=ROUND([.F437]/9*100;1)" office:value-type="float" office:value="32.2">
            <text:p>32.2</text:p>
          </table:table-cell>
          <table:table-cell table:formula="of:=ABS([.C437]/[.E437])" office:value-type="float" office:value="1.61702127659574">
            <text:p>1.6170212766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8)" office:value-type="boolean" office:boolean-value="false">
            <text:p>FALSE</text:p>
          </table:table-cell>
          <table:table-cell table:formula="of:=IF([.E437]&gt;=6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7.50292">
            <text:p>7.50292</text:p>
          </table:table-cell>
          <table:table-cell table:style-name="ce1" table:formula="of:=ROUND([.B438];1)" office:value-type="float" office:value="7.5">
            <text:p>7.5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8];1)" office:value-type="float" office:value="4.7">
            <text:p>4.7</text:p>
          </table:table-cell>
          <table:table-cell table:formula="of:=ROUND(ABS([.C438]-[.E438]);1)" office:value-type="float" office:value="2.8">
            <text:p>2.8</text:p>
          </table:table-cell>
          <table:table-cell table:formula="of:=ROUND([.F438]/9*100;1)" office:value-type="float" office:value="31.1">
            <text:p>31.1</text:p>
          </table:table-cell>
          <table:table-cell table:formula="of:=ABS([.C438]/[.E438])" office:value-type="float" office:value="1.59574468085106">
            <text:p>1.5957446809</text:p>
          </table:table-cell>
          <table:table-cell table:formula="of:=IF([.C438]&lt;=7)" office:value-type="boolean" office:boolean-value="false">
            <text:p>FALS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false">
            <text:p>FALSE</text:p>
          </table:table-cell>
          <table:table-cell table:formula="of:=IF([.C438]&gt;=8)" office:value-type="boolean" office:boolean-value="false">
            <text:p>FALSE</text:p>
          </table:table-cell>
          <table:table-cell table:formula="of:=IF([.E438]&gt;=6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7.48878">
            <text:p>7.48878</text:p>
          </table:table-cell>
          <table:table-cell table:style-name="ce1" table:formula="of:=ROUND([.B439];1)" office:value-type="float" office:value="7.5">
            <text:p>7.5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9];1)" office:value-type="float" office:value="4.7">
            <text:p>4.7</text:p>
          </table:table-cell>
          <table:table-cell table:formula="of:=ROUND(ABS([.C439]-[.E439]);1)" office:value-type="float" office:value="2.8">
            <text:p>2.8</text:p>
          </table:table-cell>
          <table:table-cell table:formula="of:=ROUND([.F439]/9*100;1)" office:value-type="float" office:value="31.1">
            <text:p>31.1</text:p>
          </table:table-cell>
          <table:table-cell table:formula="of:=ABS([.C439]/[.E439])" office:value-type="float" office:value="1.59574468085106">
            <text:p>1.5957446809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8)" office:value-type="boolean" office:boolean-value="false">
            <text:p>FALSE</text:p>
          </table:table-cell>
          <table:table-cell table:formula="of:=IF([.E439]&gt;=6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5.15334">
            <text:p>5.15334</text:p>
          </table:table-cell>
          <table:table-cell table:style-name="ce1" table:formula="of:=ROUND([.B440];1)" office:value-type="float" office:value="5.2">
            <text:p>5.2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40];1)" office:value-type="float" office:value="4.7">
            <text:p>4.7</text:p>
          </table:table-cell>
          <table:table-cell table:formula="of:=ROUND(ABS([.C440]-[.E440]);1)" office:value-type="float" office:value="0.5">
            <text:p>0.5</text:p>
          </table:table-cell>
          <table:table-cell table:formula="of:=ROUND([.F440]/9*100;1)" office:value-type="float" office:value="5.6">
            <text:p>5.6</text:p>
          </table:table-cell>
          <table:table-cell table:formula="of:=ABS([.C440]/[.E440])" office:value-type="float" office:value="1.1063829787234">
            <text:p>1.1063829787</text:p>
          </table:table-cell>
          <table:table-cell table:formula="of:=IF([.C440]&lt;=7)" office:value-type="boolean" office:boolean-value="true">
            <text:p>TRU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true">
            <text:p>TRUE</text:p>
          </table:table-cell>
          <table:table-cell table:formula="of:=IF([.C440]&gt;=8)" office:value-type="boolean" office:boolean-value="false">
            <text:p>FALSE</text:p>
          </table:table-cell>
          <table:table-cell table:formula="of:=IF([.E440]&gt;=6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78745">
            <text:p>8.78745</text:p>
          </table:table-cell>
          <table:table-cell table:style-name="ce1" table:formula="of:=ROUND([.B441];1)" office:value-type="float" office:value="8.8">
            <text:p>8.8</text:p>
          </table:table-cell>
          <table:table-cell table:style-name="ce2" office:value-type="string">
            <text:p><text:s/>4.5714</text:p>
          </table:table-cell>
          <table:table-cell table:content-validation-name="val1" table:formula="of:=ROUND([.D441];1)" office:value-type="float" office:value="4.6">
            <text:p>4.6</text:p>
          </table:table-cell>
          <table:table-cell table:formula="of:=ROUND(ABS([.C441]-[.E441]);1)" office:value-type="float" office:value="4.2">
            <text:p>4.2</text:p>
          </table:table-cell>
          <table:table-cell table:formula="of:=ROUND([.F441]/9*100;1)" office:value-type="float" office:value="46.7">
            <text:p>46.7</text:p>
          </table:table-cell>
          <table:table-cell table:formula="of:=ABS([.C441]/[.E441])" office:value-type="float" office:value="1.91304347826087">
            <text:p>1.9130434783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8)" office:value-type="boolean" office:boolean-value="true">
            <text:p>TRUE</text:p>
          </table:table-cell>
          <table:table-cell table:formula="of:=IF([.E441]&gt;=6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9">
            <text:p>9</text:p>
          </table:table-cell>
          <table:table-cell table:style-name="ce1" table:formula="of:=ROUND([.B442];1)" office:value-type="float" office:value="9">
            <text:p>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2];1)" office:value-type="float" office:value="4.5">
            <text:p>4.5</text:p>
          </table:table-cell>
          <table:table-cell table:formula="of:=ROUND(ABS([.C442]-[.E442]);1)" office:value-type="float" office:value="4.5">
            <text:p>4.5</text:p>
          </table:table-cell>
          <table:table-cell table:formula="of:=ROUND([.F442]/9*100;1)" office:value-type="float" office:value="50">
            <text:p>50</text:p>
          </table:table-cell>
          <table:table-cell table:formula="of:=ABS([.C442]/[.E442])" office:value-type="float" office:value="2">
            <text:p>2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8)" office:value-type="boolean" office:boolean-value="true">
            <text:p>TRUE</text:p>
          </table:table-cell>
          <table:table-cell table:formula="of:=IF([.E442]&gt;=6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87804">
            <text:p>8.87804</text:p>
          </table:table-cell>
          <table:table-cell table:style-name="ce1" table:formula="of:=ROUND([.B443];1)" office:value-type="float" office:value="8.9">
            <text:p>8.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3];1)" office:value-type="float" office:value="4.5">
            <text:p>4.5</text:p>
          </table:table-cell>
          <table:table-cell table:formula="of:=ROUND(ABS([.C443]-[.E443]);1)" office:value-type="float" office:value="4.4">
            <text:p>4.4</text:p>
          </table:table-cell>
          <table:table-cell table:formula="of:=ROUND([.F443]/9*100;1)" office:value-type="float" office:value="48.9">
            <text:p>48.9</text:p>
          </table:table-cell>
          <table:table-cell table:formula="of:=ABS([.C443]/[.E443])" office:value-type="float" office:value="1.97777777777778">
            <text:p>1.9777777778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8)" office:value-type="boolean" office:boolean-value="true">
            <text:p>TRUE</text:p>
          </table:table-cell>
          <table:table-cell table:formula="of:=IF([.E443]&gt;=6)" office:value-type="boolean" office:boolean-value="false">
            <text:p>FALSE</text:p>
          </table:table-cell>
          <table:table-cell table:formula="of:=IF(AND([.L443]=[.M443];[.L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8623">
            <text:p>8.8623</text:p>
          </table:table-cell>
          <table:table-cell table:style-name="ce1" table:formula="of:=ROUND([.B444];1)" office:value-type="float" office:value="8.9">
            <text:p>8.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4];1)" office:value-type="float" office:value="4.5">
            <text:p>4.5</text:p>
          </table:table-cell>
          <table:table-cell table:formula="of:=ROUND(ABS([.C444]-[.E444]);1)" office:value-type="float" office:value="4.4">
            <text:p>4.4</text:p>
          </table:table-cell>
          <table:table-cell table:formula="of:=ROUND([.F444]/9*100;1)" office:value-type="float" office:value="48.9">
            <text:p>48.9</text:p>
          </table:table-cell>
          <table:table-cell table:formula="of:=ABS([.C444]/[.E444])" office:value-type="float" office:value="1.97777777777778">
            <text:p>1.9777777778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8)" office:value-type="boolean" office:boolean-value="true">
            <text:p>TRUE</text:p>
          </table:table-cell>
          <table:table-cell table:formula="of:=IF([.E444]&gt;=6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7.51264">
            <text:p>7.51264</text:p>
          </table:table-cell>
          <table:table-cell table:style-name="ce1" table:formula="of:=ROUND([.B445];1)" office:value-type="float" office:value="7.5">
            <text:p>7.5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5];1)" office:value-type="float" office:value="4.5">
            <text:p>4.5</text:p>
          </table:table-cell>
          <table:table-cell table:formula="of:=ROUND(ABS([.C445]-[.E445]);1)" office:value-type="float" office:value="3">
            <text:p>3</text:p>
          </table:table-cell>
          <table:table-cell table:formula="of:=ROUND([.F445]/9*100;1)" office:value-type="float" office:value="33.3">
            <text:p>33.3</text:p>
          </table:table-cell>
          <table:table-cell table:formula="of:=ABS([.C445]/[.E445])" office:value-type="float" office:value="1.66666666666667">
            <text:p>1.6666666667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true">
            <text:p>TRU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8)" office:value-type="boolean" office:boolean-value="false">
            <text:p>FALSE</text:p>
          </table:table-cell>
          <table:table-cell table:formula="of:=IF([.E445]&gt;=6)" office:value-type="boolean" office:boolean-value="false">
            <text:p>FALSE</text:p>
          </table:table-cell>
          <table:table-cell table:formula="of:=IF(AND([.L445]=[.M445];[.L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7.48878">
            <text:p>7.48878</text:p>
          </table:table-cell>
          <table:table-cell table:style-name="ce1" table:formula="of:=ROUND([.B446];1)" office:value-type="float" office:value="7.5">
            <text:p>7.5</text:p>
          </table:table-cell>
          <table:table-cell table:style-name="ce2" office:value-type="string">
            <text:p><text:s/>4.4444</text:p>
          </table:table-cell>
          <table:table-cell table:content-validation-name="val1" table:formula="of:=ROUND([.D446];1)" office:value-type="float" office:value="4.4">
            <text:p>4.4</text:p>
          </table:table-cell>
          <table:table-cell table:formula="of:=ROUND(ABS([.C446]-[.E446]);1)" office:value-type="float" office:value="3.1">
            <text:p>3.1</text:p>
          </table:table-cell>
          <table:table-cell table:formula="of:=ROUND([.F446]/9*100;1)" office:value-type="float" office:value="34.4">
            <text:p>34.4</text:p>
          </table:table-cell>
          <table:table-cell table:formula="of:=ABS([.C446]/[.E446])" office:value-type="float" office:value="1.70454545454545">
            <text:p>1.7045454545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true">
            <text:p>TRU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8)" office:value-type="boolean" office:boolean-value="false">
            <text:p>FALSE</text:p>
          </table:table-cell>
          <table:table-cell table:formula="of:=IF([.E446]&gt;=6)" office:value-type="boolean" office:boolean-value="false">
            <text:p>FALSE</text:p>
          </table:table-cell>
          <table:table-cell table:formula="of:=IF(AND([.L446]=[.M446];[.L4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2008">
            <text:p>8.72008</text:p>
          </table:table-cell>
          <table:table-cell table:style-name="ce1" table:formula="of:=ROUND([.B447];1)" office:value-type="float" office:value="8.7">
            <text:p>8.7</text:p>
          </table:table-cell>
          <table:table-cell table:style-name="ce2" office:value-type="string">
            <text:p><text:s/>4.4286</text:p>
          </table:table-cell>
          <table:table-cell table:content-validation-name="val1" table:formula="of:=ROUND([.D447];1)" office:value-type="float" office:value="4.4">
            <text:p>4.4</text:p>
          </table:table-cell>
          <table:table-cell table:formula="of:=ROUND(ABS([.C447]-[.E447]);1)" office:value-type="float" office:value="4.3">
            <text:p>4.3</text:p>
          </table:table-cell>
          <table:table-cell table:formula="of:=ROUND([.F447]/9*100;1)" office:value-type="float" office:value="47.8">
            <text:p>47.8</text:p>
          </table:table-cell>
          <table:table-cell table:formula="of:=ABS([.C447]/[.E447])" office:value-type="float" office:value="1.97727272727273">
            <text:p>1.9772727273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true">
            <text:p>TRU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8)" office:value-type="boolean" office:boolean-value="true">
            <text:p>TRUE</text:p>
          </table:table-cell>
          <table:table-cell table:formula="of:=IF([.E447]&gt;=6)" office:value-type="boolean" office:boolean-value="false">
            <text:p>FALSE</text:p>
          </table:table-cell>
          <table:table-cell table:formula="of:=IF(AND([.L447]=[.M447];[.L4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786">
            <text:p>7.57786</text:p>
          </table:table-cell>
          <table:table-cell table:style-name="ce1" table:formula="of:=ROUND([.B448];1)" office:value-type="float" office:value="7.6">
            <text:p>7.6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448];1)" office:value-type="float" office:value="4.4">
            <text:p>4.4</text:p>
          </table:table-cell>
          <table:table-cell table:formula="of:=ROUND(ABS([.C448]-[.E448]);1)" office:value-type="float" office:value="3.2">
            <text:p>3.2</text:p>
          </table:table-cell>
          <table:table-cell table:formula="of:=ROUND([.F448]/9*100;1)" office:value-type="float" office:value="35.6">
            <text:p>35.6</text:p>
          </table:table-cell>
          <table:table-cell table:formula="of:=ABS([.C448]/[.E448])" office:value-type="float" office:value="1.72727272727273">
            <text:p>1.7272727273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8)" office:value-type="boolean" office:boolean-value="false">
            <text:p>FALSE</text:p>
          </table:table-cell>
          <table:table-cell table:formula="of:=IF([.E448]&gt;=6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7.52485">
            <text:p>7.52485</text:p>
          </table:table-cell>
          <table:table-cell table:style-name="ce1" table:formula="of:=ROUND([.B449];1)" office:value-type="float" office:value="7.5">
            <text:p>7.5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449];1)" office:value-type="float" office:value="4.4">
            <text:p>4.4</text:p>
          </table:table-cell>
          <table:table-cell table:formula="of:=ROUND(ABS([.C449]-[.E449]);1)" office:value-type="float" office:value="3.1">
            <text:p>3.1</text:p>
          </table:table-cell>
          <table:table-cell table:formula="of:=ROUND([.F449]/9*100;1)" office:value-type="float" office:value="34.4">
            <text:p>34.4</text:p>
          </table:table-cell>
          <table:table-cell table:formula="of:=ABS([.C449]/[.E449])" office:value-type="float" office:value="1.70454545454545">
            <text:p>1.7045454545</text:p>
          </table:table-cell>
          <table:table-cell table:formula="of:=IF([.C449]&lt;=7)" office:value-type="boolean" office:boolean-value="false">
            <text:p>FALS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false">
            <text:p>FALSE</text:p>
          </table:table-cell>
          <table:table-cell table:formula="of:=IF([.C449]&gt;=8)" office:value-type="boolean" office:boolean-value="false">
            <text:p>FALSE</text:p>
          </table:table-cell>
          <table:table-cell table:formula="of:=IF([.E449]&gt;=6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316">
            <text:p>8.8316</text:p>
          </table:table-cell>
          <table:table-cell table:style-name="ce1" table:formula="of:=ROUND([.B450];1)" office:value-type="float" office:value="8.8">
            <text:p>8.8</text:p>
          </table:table-cell>
          <table:table-cell table:style-name="ce2" office:value-type="string">
            <text:p><text:s/>4.1667</text:p>
          </table:table-cell>
          <table:table-cell table:content-validation-name="val1" table:formula="of:=ROUND([.D450];1)" office:value-type="float" office:value="4.2">
            <text:p>4.2</text:p>
          </table:table-cell>
          <table:table-cell table:formula="of:=ROUND(ABS([.C450]-[.E450]);1)" office:value-type="float" office:value="4.6">
            <text:p>4.6</text:p>
          </table:table-cell>
          <table:table-cell table:formula="of:=ROUND([.F450]/9*100;1)" office:value-type="float" office:value="51.1">
            <text:p>51.1</text:p>
          </table:table-cell>
          <table:table-cell table:formula="of:=ABS([.C450]/[.E450])" office:value-type="float" office:value="2.0952380952381">
            <text:p>2.0952380952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8)" office:value-type="boolean" office:boolean-value="true">
            <text:p>TRUE</text:p>
          </table:table-cell>
          <table:table-cell table:formula="of:=IF([.E450]&gt;=6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7.59988">
            <text:p>7.59988</text:p>
          </table:table-cell>
          <table:table-cell table:style-name="ce1" table:formula="of:=ROUND([.B451];1)" office:value-type="float" office:value="7.6">
            <text:p>7.6</text:p>
          </table:table-cell>
          <table:table-cell table:style-name="ce2" office:value-type="string">
            <text:p><text:s/>4.1250</text:p>
          </table:table-cell>
          <table:table-cell table:content-validation-name="val1" table:formula="of:=ROUND([.D451];1)" office:value-type="float" office:value="4.1">
            <text:p>4.1</text:p>
          </table:table-cell>
          <table:table-cell table:formula="of:=ROUND(ABS([.C451]-[.E451]);1)" office:value-type="float" office:value="3.5">
            <text:p>3.5</text:p>
          </table:table-cell>
          <table:table-cell table:formula="of:=ROUND([.F451]/9*100;1)" office:value-type="float" office:value="38.9">
            <text:p>38.9</text:p>
          </table:table-cell>
          <table:table-cell table:formula="of:=ABS([.C451]/[.E451])" office:value-type="float" office:value="1.85365853658537">
            <text:p>1.8536585366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8)" office:value-type="boolean" office:boolean-value="false">
            <text:p>FALSE</text:p>
          </table:table-cell>
          <table:table-cell table:formula="of:=IF([.E451]&gt;=6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7742">
            <text:p>8.7742</text:p>
          </table:table-cell>
          <table:table-cell table:style-name="ce1" table:formula="of:=ROUND([.B452];1)" office:value-type="float" office:value="8.8">
            <text:p>8.8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2];1)" office:value-type="float" office:value="4">
            <text:p>4</text:p>
          </table:table-cell>
          <table:table-cell table:formula="of:=ROUND(ABS([.C452]-[.E452]);1)" office:value-type="float" office:value="4.8">
            <text:p>4.8</text:p>
          </table:table-cell>
          <table:table-cell table:formula="of:=ROUND([.F452]/9*100;1)" office:value-type="float" office:value="53.3">
            <text:p>53.3</text:p>
          </table:table-cell>
          <table:table-cell table:formula="of:=ABS([.C452]/[.E452])" office:value-type="float" office:value="2.2">
            <text:p>2.2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8)" office:value-type="boolean" office:boolean-value="true">
            <text:p>TRUE</text:p>
          </table:table-cell>
          <table:table-cell table:formula="of:=IF([.E452]&gt;=6)" office:value-type="boolean" office:boolean-value="false">
            <text:p>FALSE</text:p>
          </table:table-cell>
          <table:table-cell table:formula="of:=IF(AND([.L452]=[.M452];[.L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77122">
            <text:p>8.77122</text:p>
          </table:table-cell>
          <table:table-cell table:style-name="ce1" table:formula="of:=ROUND([.B453];1)" office:value-type="float" office:value="8.8">
            <text:p>8.8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3];1)" office:value-type="float" office:value="4">
            <text:p>4</text:p>
          </table:table-cell>
          <table:table-cell table:formula="of:=ROUND(ABS([.C453]-[.E453]);1)" office:value-type="float" office:value="4.8">
            <text:p>4.8</text:p>
          </table:table-cell>
          <table:table-cell table:formula="of:=ROUND([.F453]/9*100;1)" office:value-type="float" office:value="53.3">
            <text:p>53.3</text:p>
          </table:table-cell>
          <table:table-cell table:formula="of:=ABS([.C453]/[.E453])" office:value-type="float" office:value="2.2">
            <text:p>2.2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true">
            <text:p>TRU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8)" office:value-type="boolean" office:boolean-value="true">
            <text:p>TRUE</text:p>
          </table:table-cell>
          <table:table-cell table:formula="of:=IF([.E453]&gt;=6)" office:value-type="boolean" office:boolean-value="false">
            <text:p>FALSE</text:p>
          </table:table-cell>
          <table:table-cell table:formula="of:=IF(AND([.L453]=[.M453];[.L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454];1)" office:value-type="float" office:value="7.6">
            <text:p>7.6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4];1)" office:value-type="float" office:value="4">
            <text:p>4</text:p>
          </table:table-cell>
          <table:table-cell table:formula="of:=ROUND(ABS([.C454]-[.E454]);1)" office:value-type="float" office:value="3.6">
            <text:p>3.6</text:p>
          </table:table-cell>
          <table:table-cell table:formula="of:=ROUND([.F454]/9*100;1)" office:value-type="float" office:value="40">
            <text:p>40</text:p>
          </table:table-cell>
          <table:table-cell table:formula="of:=ABS([.C454]/[.E454])" office:value-type="float" office:value="1.9">
            <text:p>1.9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true">
            <text:p>TRU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8)" office:value-type="boolean" office:boolean-value="false">
            <text:p>FALSE</text:p>
          </table:table-cell>
          <table:table-cell table:formula="of:=IF([.E454]&gt;=6)" office:value-type="boolean" office:boolean-value="false">
            <text:p>FALSE</text:p>
          </table:table-cell>
          <table:table-cell table:formula="of:=IF(AND([.L454]=[.M454];[.L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5.4426">
            <text:p>5.4426</text:p>
          </table:table-cell>
          <table:table-cell table:style-name="ce1" table:formula="of:=ROUND([.B455];1)" office:value-type="float" office:value="5.4">
            <text:p>5.4</text:p>
          </table:table-cell>
          <table:table-cell table:style-name="ce2" office:value-type="string">
            <text:p><text:s/>3.7143</text:p>
          </table:table-cell>
          <table:table-cell table:content-validation-name="val1" table:formula="of:=ROUND([.D455];1)" office:value-type="float" office:value="3.7">
            <text:p>3.7</text:p>
          </table:table-cell>
          <table:table-cell table:formula="of:=ROUND(ABS([.C455]-[.E455]);1)" office:value-type="float" office:value="1.7">
            <text:p>1.7</text:p>
          </table:table-cell>
          <table:table-cell table:formula="of:=ROUND([.F455]/9*100;1)" office:value-type="float" office:value="18.9">
            <text:p>18.9</text:p>
          </table:table-cell>
          <table:table-cell table:formula="of:=ABS([.C455]/[.E455])" office:value-type="float" office:value="1.45945945945946">
            <text:p>1.4594594595</text:p>
          </table:table-cell>
          <table:table-cell table:formula="of:=IF([.C455]&lt;=7)" office:value-type="boolean" office:boolean-value="true">
            <text:p>TRU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true">
            <text:p>TRUE</text:p>
          </table:table-cell>
          <table:table-cell table:formula="of:=IF([.C455]&gt;=8)" office:value-type="boolean" office:boolean-value="false">
            <text:p>FALSE</text:p>
          </table:table-cell>
          <table:table-cell table:formula="of:=IF([.E455]&gt;=6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78745">
            <text:p>8.78745</text:p>
          </table:table-cell>
          <table:table-cell table:style-name="ce1" table:formula="of:=ROUND([.B456];1)" office:value-type="float" office:value="8.8">
            <text:p>8.8</text:p>
          </table:table-cell>
          <table:table-cell table:style-name="ce2" office:value-type="string">
            <text:p><text:s/>3.4444</text:p>
          </table:table-cell>
          <table:table-cell table:content-validation-name="val1" table:formula="of:=ROUND([.D456];1)" office:value-type="float" office:value="3.4">
            <text:p>3.4</text:p>
          </table:table-cell>
          <table:table-cell table:formula="of:=ROUND(ABS([.C456]-[.E456]);1)" office:value-type="float" office:value="5.4">
            <text:p>5.4</text:p>
          </table:table-cell>
          <table:table-cell table:formula="of:=ROUND([.F456]/9*100;1)" office:value-type="float" office:value="60">
            <text:p>60</text:p>
          </table:table-cell>
          <table:table-cell table:formula="of:=ABS([.C456]/[.E456])" office:value-type="float" office:value="2.58823529411765">
            <text:p>2.5882352941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true">
            <text:p>TRU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8)" office:value-type="boolean" office:boolean-value="true">
            <text:p>TRUE</text:p>
          </table:table-cell>
          <table:table-cell table:formula="of:=IF([.E456]&gt;=6)" office:value-type="boolean" office:boolean-value="false">
            <text:p>FALSE</text:p>
          </table:table-cell>
          <table:table-cell table:formula="of:=IF(AND([.L456]=[.M456];[.L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52485">
            <text:p>7.52485</text:p>
          </table:table-cell>
          <table:table-cell table:style-name="ce1" table:formula="of:=ROUND([.B457];1)" office:value-type="float" office:value="7.5">
            <text:p>7.5</text:p>
          </table:table-cell>
          <table:table-cell table:style-name="ce2" office:value-type="string">
            <text:p><text:s/>3.4000</text:p>
          </table:table-cell>
          <table:table-cell table:content-validation-name="val1" table:formula="of:=ROUND([.D457];1)" office:value-type="float" office:value="3.4">
            <text:p>3.4</text:p>
          </table:table-cell>
          <table:table-cell table:formula="of:=ROUND(ABS([.C457]-[.E457]);1)" office:value-type="float" office:value="4.1">
            <text:p>4.1</text:p>
          </table:table-cell>
          <table:table-cell table:formula="of:=ROUND([.F457]/9*100;1)" office:value-type="float" office:value="45.6">
            <text:p>45.6</text:p>
          </table:table-cell>
          <table:table-cell table:formula="of:=ABS([.C457]/[.E457])" office:value-type="float" office:value="2.20588235294118">
            <text:p>2.2058823529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8)" office:value-type="boolean" office:boolean-value="false">
            <text:p>FALSE</text:p>
          </table:table-cell>
          <table:table-cell table:formula="of:=IF([.E457]&gt;=6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55717">
            <text:p>7.55717</text:p>
          </table:table-cell>
          <table:table-cell table:style-name="ce1" table:formula="of:=ROUND([.B458];1)" office:value-type="float" office:value="7.6">
            <text:p>7.6</text:p>
          </table:table-cell>
          <table:table-cell table:style-name="ce2" office:value-type="string">
            <text:p><text:s/>3.3750</text:p>
          </table:table-cell>
          <table:table-cell table:content-validation-name="val1" table:formula="of:=ROUND([.D458];1)" office:value-type="float" office:value="3.4">
            <text:p>3.4</text:p>
          </table:table-cell>
          <table:table-cell table:formula="of:=ROUND(ABS([.C458]-[.E458]);1)" office:value-type="float" office:value="4.2">
            <text:p>4.2</text:p>
          </table:table-cell>
          <table:table-cell table:formula="of:=ROUND([.F458]/9*100;1)" office:value-type="float" office:value="46.7">
            <text:p>46.7</text:p>
          </table:table-cell>
          <table:table-cell table:formula="of:=ABS([.C458]/[.E458])" office:value-type="float" office:value="2.23529411764706">
            <text:p>2.2352941176</text:p>
          </table:table-cell>
          <table:table-cell table:formula="of:=IF([.C458]&lt;=7)" office:value-type="boolean" office:boolean-value="false">
            <text:p>FALSE</text:p>
          </table:table-cell>
          <table:table-cell table:formula="of:=IF([.E458]&lt;=6.5)" office:value-type="boolean" office:boolean-value="true">
            <text:p>TRU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8)" office:value-type="boolean" office:boolean-value="false">
            <text:p>FALSE</text:p>
          </table:table-cell>
          <table:table-cell table:formula="of:=IF([.E458]&gt;=6)" office:value-type="boolean" office:boolean-value="false">
            <text:p>FALSE</text:p>
          </table:table-cell>
          <table:table-cell table:formula="of:=IF(AND([.L458]=[.M458];[.L4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4.30668">
            <text:p>4.30668</text:p>
          </table:table-cell>
          <table:table-cell table:style-name="ce1" table:formula="of:=ROUND([.B459];1)" office:value-type="float" office:value="4.3">
            <text:p>4.3</text:p>
          </table:table-cell>
          <table:table-cell table:style-name="ce2" office:value-type="string">
            <text:p><text:s/>3.0000</text:p>
          </table:table-cell>
          <table:table-cell table:content-validation-name="val1" table:formula="of:=ROUND([.D459];1)" office:value-type="float" office:value="3">
            <text:p>3</text:p>
          </table:table-cell>
          <table:table-cell table:formula="of:=ROUND(ABS([.C459]-[.E459]);1)" office:value-type="float" office:value="1.3">
            <text:p>1.3</text:p>
          </table:table-cell>
          <table:table-cell table:formula="of:=ROUND([.F459]/9*100;1)" office:value-type="float" office:value="14.4">
            <text:p>14.4</text:p>
          </table:table-cell>
          <table:table-cell table:formula="of:=ABS([.C459]/[.E459])" office:value-type="float" office:value="1.43333333333333">
            <text:p>1.4333333333</text:p>
          </table:table-cell>
          <table:table-cell table:formula="of:=IF([.C459]&lt;=7)" office:value-type="boolean" office:boolean-value="true">
            <text:p>TRU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true">
            <text:p>TRUE</text:p>
          </table:table-cell>
          <table:table-cell table:formula="of:=IF([.C459]&gt;=8)" office:value-type="boolean" office:boolean-value="false">
            <text:p>FALSE</text:p>
          </table:table-cell>
          <table:table-cell table:formula="of:=IF([.E459]&gt;=6)" office:value-type="boolean" office:boolean-value="false">
            <text:p>FALSE</text:p>
          </table:table-cell>
          <table:table-cell table:formula="of:=IF(AND([.L459]=[.M459];[.L4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87804">
            <text:p>8.87804</text:p>
          </table:table-cell>
          <table:table-cell table:style-name="ce1" table:formula="of:=ROUND([.B460];1)" office:value-type="float" office:value="8.9">
            <text:p>8.9</text:p>
          </table:table-cell>
          <table:table-cell table:style-name="ce2" office:value-type="string">
            <text:p><text:s/>2.0000</text:p>
          </table:table-cell>
          <table:table-cell table:content-validation-name="val1" table:formula="of:=ROUND([.D460];1)" office:value-type="float" office:value="2">
            <text:p>2</text:p>
          </table:table-cell>
          <table:table-cell table:formula="of:=ROUND(ABS([.C460]-[.E460]);1)" office:value-type="float" office:value="6.9">
            <text:p>6.9</text:p>
          </table:table-cell>
          <table:table-cell table:formula="of:=ROUND([.F460]/9*100;1)" office:value-type="float" office:value="76.7">
            <text:p>76.7</text:p>
          </table:table-cell>
          <table:table-cell table:formula="of:=ABS([.C460]/[.E460])" office:value-type="float" office:value="4.45">
            <text:p>4.45</text:p>
          </table:table-cell>
          <table:table-cell table:formula="of:=IF([.C460]&lt;=7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8)" office:value-type="boolean" office:boolean-value="true">
            <text:p>TRUE</text:p>
          </table:table-cell>
          <table:table-cell table:formula="of:=IF([.E460]&gt;=6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3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1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7T01:35:23</dc:date>
    <dc:creator>Armin Samii</dc:creator>
    <meta:editing-duration>PT09H52M15S</meta:editing-duration>
    <meta:editing-cycles>22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227cm" svg:y="6.596cm" chart:style-name="ch2"/>
        <chart:plot-area chart:style-name="ch3" table:cell-range-address="Sheet1.A2:Sheet1.A2 Sheet1.C2:Sheet1.C460 Sheet1.E2:Sheet1.E460" svg:x="0.644cm" svg:y="0.282cm" svg:width="26.94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-DSC_003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">
                <text:p text:id="Sheet1.C2:Sheet1.C460">8.8</text:p>
              </table:table-cell>
              <table:table-cell office:value-type="float" office:value="8.3">
                <text:p text:id="Sheet1.E2:Sheet1.E460">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">
                <text:p>8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">
                <text:p>8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">
                <text:p>8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">
                <text:p>4.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">
                <text:p>8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9">
                <text:p>8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">
                <text:p>8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">
                <text:p>5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8">
                <text:p>8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">
                <text:p>6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">
                <text:p>6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">
                <text:p>3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">
                <text:p>5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1">
                <text:p>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1">
                <text:p>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">
                <text:p>6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">
                <text:p>6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">
                <text:p>2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8">
                <text:p>6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">
                <text:p>2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">
                <text:p>5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1">
                <text:p>5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3">
                <text:p>4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">
                <text:p>5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">
                <text:p>5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">
                <text:p>3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">
                <text:p>6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2">
                <text:p>5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">
                <text:p>4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7">
                <text:p>6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6">
                <text:p>3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9">
                <text:p>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9">
                <text:p>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8">
                <text:p>6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6">
                <text:p>7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9">
                <text:p>8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6">
                <text:p>7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6">
                <text:p>5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">
                <text:p>7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3">
                <text:p>6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">
                <text:p>3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5">
                <text:p>6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">
                <text:p>5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7">
                <text:p>8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">
                <text:p>6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3">
                <text:p>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">
                <text:p>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3">
                <text:p>3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">
                <text:p>3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6">
                <text:p>5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">
                <text:p>6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">
                <text:p>3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8">
                <text:p>8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">
                <text:p>3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7">
                <text:p>5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3">
                <text:p>6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">
                <text:p>6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">
                <text:p>7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6">
                <text:p>6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4">
                <text:p>6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6">
                <text:p>6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6">
                <text:p>6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9">
                <text:p>8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">
                <text:p>5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">
                <text:p>3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3">
                <text:p>6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9">
                <text:p>8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6">
                <text:p>5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2">
                <text:p>4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">
                <text:p>7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">
                <text:p>6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6">
                <text:p>6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8">
                <text:p>8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6">
                <text:p>7.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">
                <text:p>8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">
                <text:p>5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8">
                <text:p>8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7">
                <text:p>8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6">
                <text:p>6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9">
                <text:p>4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6">
                <text:p>7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5">
                <text:p>7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5">
                <text:p>7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">
                <text:p>5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5">
                <text:p>7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7">
                <text:p>8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5">
                <text:p>7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">
                <text:p>7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8">
                <text:p>8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8">
                <text:p>8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">
                <text:p>5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5">
                <text:p>7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">
                <text:p>7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">
                <text:p>8.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